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
  <manifest:file-entry manifest:full-path="ObjectReplacements/Object 52" manifest:media-type="application/x-openoffice-gdimetafile;windows_formatname=&quot;GDIMetaFile&quot;"/>
  <manifest:file-entry manifest:full-path="ObjectReplacements/Object 53" manifest:media-type=""/>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6.1556in" style:rel-column-width="58251*"/>
    </style:style>
    <style:style style:name="Table42.B" style:family="table-column">
      <style:table-column-properties style:column-width="0.7694in" style:rel-column-width="7284*"/>
    </style:style>
    <style:style style:name="Table42.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44" style:family="table">
      <style:table-properties style:width="6.925in" table:align="margins"/>
    </style:style>
    <style:style style:name="Table44.A" style:family="table-column">
      <style:table-column-properties style:column-width="6.1556in" style:rel-column-width="58251*"/>
    </style:style>
    <style:style style:name="Table44.B" style:family="table-column">
      <style:table-column-properties style:column-width="0.7694in" style:rel-column-width="7284*"/>
    </style:style>
    <style:style style:name="Table44.A1" style:family="table-cell">
      <style:table-cell-properties style:vertical-align="middle" fo:padding="0.0382in" fo:border="none"/>
    </style:style>
    <style:style style:name="P1" style:family="paragraph" style:parent-style-name="Standard">
      <style:text-properties officeooo:paragraph-rsid="0014d9ba"/>
    </style:style>
    <style:style style:name="P2" style:family="paragraph" style:parent-style-name="Standard">
      <style:text-properties officeooo:paragraph-rsid="0015d1e8"/>
    </style:style>
    <style:style style:name="P3" style:family="paragraph" style:parent-style-name="Standard">
      <style:text-properties officeooo:paragraph-rsid="0017b996"/>
    </style:style>
    <style:style style:name="P4" style:family="paragraph" style:parent-style-name="Standard">
      <style:text-properties officeooo:rsid="0017b996" officeooo:paragraph-rsid="0017b996"/>
    </style:style>
    <style:style style:name="P5" style:family="paragraph" style:parent-style-name="Standard">
      <style:text-properties officeooo:paragraph-rsid="00182340"/>
    </style:style>
    <style:style style:name="P6" style:family="paragraph" style:parent-style-name="Standard">
      <style:text-properties officeooo:rsid="00182340" officeooo:paragraph-rsid="00182340"/>
    </style:style>
    <style:style style:name="P7" style:family="paragraph" style:parent-style-name="Standard">
      <style:text-properties officeooo:paragraph-rsid="00197973"/>
    </style:style>
    <style:style style:name="P8" style:family="paragraph" style:parent-style-name="Standard">
      <style:text-properties officeooo:rsid="00197973" officeooo:paragraph-rsid="00197973"/>
    </style:style>
    <style:style style:name="P9" style:family="paragraph" style:parent-style-name="Standard">
      <style:text-properties officeooo:paragraph-rsid="0019ec5a"/>
    </style:style>
    <style:style style:name="P10" style:family="paragraph" style:parent-style-name="Standard">
      <style:text-properties officeooo:rsid="0019ec5a" officeooo:paragraph-rsid="0019ec5a"/>
    </style:style>
    <style:style style:name="P11" style:family="paragraph" style:parent-style-name="Standard">
      <style:text-properties officeooo:paragraph-rsid="0020ed56"/>
    </style:style>
    <style:style style:name="P12" style:family="paragraph" style:parent-style-name="Standard">
      <style:text-properties officeooo:rsid="0020ed56" officeooo:paragraph-rsid="0020ed56"/>
    </style:style>
    <style:style style:name="P13" style:family="paragraph" style:parent-style-name="Standard">
      <style:text-properties officeooo:paragraph-rsid="002258bb"/>
    </style:style>
    <style:style style:name="P14" style:family="paragraph" style:parent-style-name="Standard">
      <style:text-properties officeooo:rsid="002258bb" officeooo:paragraph-rsid="002258bb"/>
    </style:style>
    <style:style style:name="P15" style:family="paragraph" style:parent-style-name="Standard">
      <style:text-properties officeooo:rsid="00236d3f" officeooo:paragraph-rsid="00236d3f"/>
    </style:style>
    <style:style style:name="P16" style:family="paragraph" style:parent-style-name="Standard">
      <style:text-properties officeooo:rsid="0027c99b" officeooo:paragraph-rsid="0027c99b"/>
    </style:style>
    <style:style style:name="P17" style:family="paragraph" style:parent-style-name="Standard">
      <style:text-properties officeooo:paragraph-rsid="0029b1d3"/>
    </style:style>
    <style:style style:name="P18" style:family="paragraph" style:parent-style-name="Standard">
      <style:text-properties officeooo:rsid="0029b1d3" officeooo:paragraph-rsid="0029b1d3"/>
    </style:style>
    <style:style style:name="P19" style:family="paragraph" style:parent-style-name="Standard">
      <style:text-properties officeooo:paragraph-rsid="002bc7da"/>
    </style:style>
    <style:style style:name="P20" style:family="paragraph" style:parent-style-name="Standard">
      <style:text-properties officeooo:rsid="002cd302" officeooo:paragraph-rsid="002cd302"/>
    </style:style>
    <style:style style:name="P21" style:family="paragraph" style:parent-style-name="Standard">
      <style:text-properties officeooo:paragraph-rsid="002f5a46"/>
    </style:style>
    <style:style style:name="P22" style:family="paragraph" style:parent-style-name="Standard">
      <style:text-properties officeooo:rsid="00302c6f" officeooo:paragraph-rsid="00302c6f"/>
    </style:style>
    <style:style style:name="P23" style:family="paragraph" style:parent-style-name="Standard">
      <style:text-properties officeooo:paragraph-rsid="00312c6f"/>
    </style:style>
    <style:style style:name="P24" style:family="paragraph" style:parent-style-name="Standard">
      <style:text-properties officeooo:rsid="00312c6f" officeooo:paragraph-rsid="00312c6f"/>
    </style:style>
    <style:style style:name="P25" style:family="paragraph" style:parent-style-name="Standard">
      <style:text-properties officeooo:rsid="003480a3" officeooo:paragraph-rsid="003480a3"/>
    </style:style>
    <style:style style:name="P26" style:family="paragraph" style:parent-style-name="Standard">
      <style:text-properties officeooo:paragraph-rsid="003537a9"/>
    </style:style>
    <style:style style:name="P27" style:family="paragraph" style:parent-style-name="Standard">
      <style:text-properties officeooo:rsid="003537a9" officeooo:paragraph-rsid="003537a9"/>
    </style:style>
    <style:style style:name="P28" style:family="paragraph" style:parent-style-name="Standard">
      <style:text-properties officeooo:paragraph-rsid="003a4fc4"/>
    </style:style>
    <style:style style:name="P29" style:family="paragraph" style:parent-style-name="Standard">
      <style:text-properties officeooo:paragraph-rsid="003c52a8"/>
    </style:style>
    <style:style style:name="P30" style:family="paragraph" style:parent-style-name="Standard">
      <style:text-properties officeooo:rsid="003e0cfe" officeooo:paragraph-rsid="003e0cfe"/>
    </style:style>
    <style:style style:name="P31" style:family="paragraph" style:parent-style-name="Standard">
      <style:text-properties officeooo:paragraph-rsid="0040f785"/>
    </style:style>
    <style:style style:name="P32" style:family="paragraph" style:parent-style-name="Standard">
      <style:text-properties officeooo:rsid="0040f785" officeooo:paragraph-rsid="0040f785"/>
    </style:style>
    <style:style style:name="P33" style:family="paragraph" style:parent-style-name="Standard">
      <style:text-properties officeooo:paragraph-rsid="00422ed8"/>
    </style:style>
    <style:style style:name="P34" style:family="paragraph" style:parent-style-name="Standard">
      <style:text-properties officeooo:rsid="0042687c" officeooo:paragraph-rsid="0042687c"/>
    </style:style>
    <style:style style:name="P35" style:family="paragraph" style:parent-style-name="Standard">
      <style:text-properties officeooo:paragraph-rsid="00431008"/>
    </style:style>
    <style:style style:name="P36" style:family="paragraph" style:parent-style-name="Standard">
      <style:text-properties officeooo:rsid="00431008" officeooo:paragraph-rsid="00431008"/>
    </style:style>
    <style:style style:name="P37" style:family="paragraph" style:parent-style-name="Standard">
      <style:text-properties officeooo:paragraph-rsid="0044a0dc"/>
    </style:style>
    <style:style style:name="P38" style:family="paragraph" style:parent-style-name="Standard">
      <style:text-properties officeooo:rsid="0044a0dc" officeooo:paragraph-rsid="0044a0dc"/>
    </style:style>
    <style:style style:name="P39" style:family="paragraph" style:parent-style-name="Standard">
      <style:text-properties officeooo:paragraph-rsid="0045b104"/>
    </style:style>
    <style:style style:name="P40" style:family="paragraph" style:parent-style-name="Standard">
      <style:text-properties officeooo:rsid="0045b104" officeooo:paragraph-rsid="0045b104"/>
    </style:style>
    <style:style style:name="P41" style:family="paragraph" style:parent-style-name="Standard">
      <style:text-properties officeooo:paragraph-rsid="00463070"/>
    </style:style>
    <style:style style:name="P42" style:family="paragraph" style:parent-style-name="Standard">
      <style:text-properties officeooo:paragraph-rsid="0049108d"/>
    </style:style>
    <style:style style:name="P43" style:family="paragraph" style:parent-style-name="Standard">
      <style:text-properties officeooo:rsid="0049108d" officeooo:paragraph-rsid="0049108d"/>
    </style:style>
    <style:style style:name="P44" style:family="paragraph" style:parent-style-name="Standard">
      <style:text-properties officeooo:paragraph-rsid="004bb6f2"/>
    </style:style>
    <style:style style:name="P45" style:family="paragraph" style:parent-style-name="Standard">
      <style:text-properties officeooo:rsid="004bb6f2" officeooo:paragraph-rsid="004bb6f2"/>
    </style:style>
    <style:style style:name="P46" style:family="paragraph" style:parent-style-name="Standard">
      <style:text-properties officeooo:paragraph-rsid="004c6e66"/>
    </style:style>
    <style:style style:name="P47" style:family="paragraph" style:parent-style-name="Standard">
      <style:text-properties officeooo:rsid="004c6e66" officeooo:paragraph-rsid="004c6e66"/>
    </style:style>
    <style:style style:name="P48" style:family="paragraph" style:parent-style-name="Standard">
      <style:text-properties officeooo:paragraph-rsid="004d4202"/>
    </style:style>
    <style:style style:name="P49" style:family="paragraph" style:parent-style-name="Standard">
      <style:text-properties officeooo:rsid="004d4202" officeooo:paragraph-rsid="004d4202"/>
    </style:style>
    <style:style style:name="P50" style:family="paragraph" style:parent-style-name="Standard">
      <style:text-properties officeooo:paragraph-rsid="004ee2d2"/>
    </style:style>
    <style:style style:name="P51" style:family="paragraph" style:parent-style-name="Standard">
      <style:text-properties officeooo:rsid="004ee2d2" officeooo:paragraph-rsid="004ee2d2"/>
    </style:style>
    <style:style style:name="P52" style:family="paragraph" style:parent-style-name="Standard">
      <style:text-properties officeooo:paragraph-rsid="0050d91c"/>
    </style:style>
    <style:style style:name="P53" style:family="paragraph" style:parent-style-name="Standard">
      <style:text-properties officeooo:paragraph-rsid="00512cb6"/>
    </style:style>
    <style:style style:name="P54" style:family="paragraph" style:parent-style-name="Standard">
      <style:text-properties officeooo:rsid="00512cb6" officeooo:paragraph-rsid="00512cb6"/>
    </style:style>
    <style:style style:name="P55" style:family="paragraph" style:parent-style-name="Standard">
      <style:text-properties officeooo:paragraph-rsid="0055b633"/>
    </style:style>
    <style:style style:name="P56" style:family="paragraph" style:parent-style-name="Standard">
      <style:text-properties officeooo:rsid="0055b633" officeooo:paragraph-rsid="0055b633"/>
    </style:style>
    <style:style style:name="P57" style:family="paragraph" style:parent-style-name="Standard">
      <style:text-properties officeooo:rsid="00577203" officeooo:paragraph-rsid="00577203"/>
    </style:style>
    <style:style style:name="P58" style:family="paragraph" style:parent-style-name="Standard">
      <style:text-properties officeooo:rsid="005b300b" officeooo:paragraph-rsid="005b300b"/>
    </style:style>
    <style:style style:name="P59" style:family="paragraph" style:parent-style-name="Standard">
      <style:text-properties officeooo:paragraph-rsid="00610f1e"/>
    </style:style>
    <style:style style:name="P60" style:family="paragraph" style:parent-style-name="Standard">
      <style:text-properties officeooo:rsid="00610f1e" officeooo:paragraph-rsid="00610f1e"/>
    </style:style>
    <style:style style:name="P61" style:family="paragraph" style:parent-style-name="Standard">
      <style:text-properties officeooo:paragraph-rsid="005f5c66"/>
    </style:style>
    <style:style style:name="P62" style:family="paragraph" style:parent-style-name="Standard">
      <style:text-properties officeooo:paragraph-rsid="0062f0d6"/>
    </style:style>
    <style:style style:name="P63" style:family="paragraph" style:parent-style-name="Standard">
      <style:text-properties officeooo:rsid="0062f0d6" officeooo:paragraph-rsid="0062f0d6"/>
    </style:style>
    <style:style style:name="P64" style:family="paragraph" style:parent-style-name="Standard">
      <style:text-properties officeooo:paragraph-rsid="00633259"/>
    </style:style>
    <style:style style:name="P65" style:family="paragraph" style:parent-style-name="Standard">
      <style:text-properties officeooo:paragraph-rsid="00633d4c"/>
    </style:style>
    <style:style style:name="P66" style:family="paragraph" style:parent-style-name="Standard">
      <style:text-properties officeooo:paragraph-rsid="00693369"/>
    </style:style>
    <style:style style:name="P67" style:family="paragraph" style:parent-style-name="Standard">
      <style:text-properties officeooo:paragraph-rsid="006a7528"/>
    </style:style>
    <style:style style:name="P68" style:family="paragraph" style:parent-style-name="Standard">
      <style:text-properties officeooo:rsid="006a7528" officeooo:paragraph-rsid="006a7528"/>
    </style:style>
    <style:style style:name="P69" style:family="paragraph" style:parent-style-name="Standard">
      <style:text-properties officeooo:paragraph-rsid="006c738c"/>
    </style:style>
    <style:style style:name="P70" style:family="paragraph" style:parent-style-name="Standard">
      <style:text-properties officeooo:rsid="006c738c" officeooo:paragraph-rsid="006c738c"/>
    </style:style>
    <style:style style:name="P71" style:family="paragraph" style:parent-style-name="Standard">
      <style:text-properties officeooo:paragraph-rsid="006e1593"/>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end" style:justify-single-word="false"/>
    </style:style>
    <style:style style:name="T1" style:family="text">
      <style:text-properties officeooo:rsid="0014d9ba"/>
    </style:style>
    <style:style style:name="T2" style:family="text">
      <style:text-properties officeooo:rsid="0015d1e8"/>
    </style:style>
    <style:style style:name="T3" style:family="text">
      <style:text-properties officeooo:rsid="0017b996"/>
    </style:style>
    <style:style style:name="T4" style:family="text">
      <style:text-properties officeooo:rsid="00182340"/>
    </style:style>
    <style:style style:name="T5" style:family="text">
      <style:text-properties officeooo:rsid="00197973"/>
    </style:style>
    <style:style style:name="T6" style:family="text">
      <style:text-properties officeooo:rsid="0019ec5a"/>
    </style:style>
    <style:style style:name="T7" style:family="text">
      <style:text-properties officeooo:rsid="001c8c52"/>
    </style:style>
    <style:style style:name="T8" style:family="text">
      <style:text-properties officeooo:rsid="001ddadc"/>
    </style:style>
    <style:style style:name="T9" style:family="text">
      <style:text-properties officeooo:rsid="001f7fa3"/>
    </style:style>
    <style:style style:name="T10" style:family="text">
      <style:text-properties officeooo:rsid="0020ed56"/>
    </style:style>
    <style:style style:name="T11" style:family="text">
      <style:text-properties officeooo:rsid="002258bb"/>
    </style:style>
    <style:style style:name="T12" style:family="text">
      <style:text-properties officeooo:rsid="00236d3f"/>
    </style:style>
    <style:style style:name="T13" style:family="text">
      <style:text-properties officeooo:rsid="0027c99b"/>
    </style:style>
    <style:style style:name="T14" style:family="text">
      <style:text-properties officeooo:rsid="0029b1d3"/>
    </style:style>
    <style:style style:name="T15" style:family="text">
      <style:text-properties officeooo:rsid="002a9e5a"/>
    </style:style>
    <style:style style:name="T16" style:family="text">
      <style:text-properties officeooo:rsid="002cd302"/>
    </style:style>
    <style:style style:name="T17" style:family="text">
      <style:text-properties officeooo:rsid="002cd59f"/>
    </style:style>
    <style:style style:name="T18" style:family="text">
      <style:text-properties officeooo:rsid="003254af"/>
    </style:style>
    <style:style style:name="T19" style:family="text">
      <style:text-properties officeooo:rsid="003537a9"/>
    </style:style>
    <style:style style:name="T20" style:family="text">
      <style:text-properties officeooo:rsid="0039b4c3"/>
    </style:style>
    <style:style style:name="T21" style:family="text">
      <style:text-properties officeooo:rsid="003a4fc4"/>
    </style:style>
    <style:style style:name="T22" style:family="text">
      <style:text-properties officeooo:rsid="003a61e8"/>
    </style:style>
    <style:style style:name="T23" style:family="text">
      <style:text-properties officeooo:rsid="003c52a8"/>
    </style:style>
    <style:style style:name="T24" style:family="text">
      <style:text-properties officeooo:rsid="003e0cfe"/>
    </style:style>
    <style:style style:name="T25" style:family="text">
      <style:text-properties officeooo:rsid="0040604e"/>
    </style:style>
    <style:style style:name="T26" style:family="text">
      <style:text-properties officeooo:rsid="0040f785"/>
    </style:style>
    <style:style style:name="T27" style:family="text">
      <style:text-properties officeooo:rsid="00422ed8"/>
    </style:style>
    <style:style style:name="T28" style:family="text">
      <style:text-properties officeooo:rsid="0042687c"/>
    </style:style>
    <style:style style:name="T29" style:family="text">
      <style:text-properties officeooo:rsid="00431008"/>
    </style:style>
    <style:style style:name="T30" style:family="text">
      <style:text-properties officeooo:rsid="0044a0dc"/>
    </style:style>
    <style:style style:name="T31" style:family="text">
      <style:text-properties officeooo:rsid="0045b104"/>
    </style:style>
    <style:style style:name="T32" style:family="text">
      <style:text-properties officeooo:rsid="00463070"/>
    </style:style>
    <style:style style:name="T33" style:family="text">
      <style:text-properties officeooo:rsid="0049108d"/>
    </style:style>
    <style:style style:name="T34" style:family="text">
      <style:text-properties officeooo:rsid="004a249e"/>
    </style:style>
    <style:style style:name="T35" style:family="text">
      <style:text-properties officeooo:rsid="004bb6f2"/>
    </style:style>
    <style:style style:name="T36" style:family="text">
      <style:text-properties officeooo:rsid="004c6e66"/>
    </style:style>
    <style:style style:name="T37" style:family="text">
      <style:text-properties style:text-position="super 58%" officeooo:rsid="004c6e66"/>
    </style:style>
    <style:style style:name="T38" style:family="text">
      <style:text-properties style:text-position="super 58%" officeooo:rsid="006a7528"/>
    </style:style>
    <style:style style:name="T39" style:family="text">
      <style:text-properties officeooo:rsid="004d4202"/>
    </style:style>
    <style:style style:name="T40" style:family="text">
      <style:text-properties officeooo:rsid="004ee2d2"/>
    </style:style>
    <style:style style:name="T41" style:family="text">
      <style:text-properties officeooo:rsid="0050d91c"/>
    </style:style>
    <style:style style:name="T42" style:family="text">
      <style:text-properties officeooo:rsid="00512cb6"/>
    </style:style>
    <style:style style:name="T43" style:family="text">
      <style:text-properties officeooo:rsid="00594ccd"/>
    </style:style>
    <style:style style:name="T44" style:family="text">
      <style:text-properties officeooo:rsid="00596172"/>
    </style:style>
    <style:style style:name="T45" style:family="text">
      <style:text-properties officeooo:rsid="005e947f"/>
    </style:style>
    <style:style style:name="T46" style:family="text">
      <style:text-properties officeooo:rsid="005f5c66"/>
    </style:style>
    <style:style style:name="T47" style:family="text">
      <style:text-properties officeooo:rsid="00610f1e"/>
    </style:style>
    <style:style style:name="T48" style:family="text">
      <style:text-properties officeooo:rsid="0062f0d6"/>
    </style:style>
    <style:style style:name="T49" style:family="text">
      <style:text-properties officeooo:rsid="00633259"/>
    </style:style>
    <style:style style:name="T50" style:family="text">
      <style:text-properties fo:font-weight="normal" style:font-weight-asian="normal" style:font-weight-complex="normal"/>
    </style:style>
    <style:style style:name="T51" style:family="text">
      <style:text-properties officeooo:rsid="006493d4"/>
    </style:style>
    <style:style style:name="T52" style:family="text">
      <style:text-properties officeooo:rsid="006612bb"/>
    </style:style>
    <style:style style:name="T53" style:family="text">
      <style:text-properties officeooo:rsid="0066edea"/>
    </style:style>
    <style:style style:name="T54" style:family="text">
      <style:text-properties officeooo:rsid="0068a402"/>
    </style:style>
    <style:style style:name="T55" style:family="text">
      <style:text-properties officeooo:rsid="00693369"/>
    </style:style>
    <style:style style:name="T56" style:family="text">
      <style:text-properties officeooo:rsid="0069882e"/>
    </style:style>
    <style:style style:name="T57" style:family="text">
      <style:text-properties officeooo:rsid="006a7528"/>
    </style:style>
    <style:style style:name="T58" style:family="text">
      <style:text-properties officeooo:rsid="006c738c"/>
    </style:style>
    <style:style style:name="T59" style:family="text">
      <style:text-properties officeooo:rsid="006e1593"/>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7VC5MmYKTEo" text:style-name="Internet_20_link" text:visited-style-name="Visited_20_Internet_20_Link">Maxwell's Equations Via Differential Forms 5 (Final)</text:a></text:p>
      <text:p text:style-name="P1"/>
      <text:p text:style-name="P2"><text:span text:style-name="T1">W</text:span>elcome back, in this lesson we have laid the groundwork already to finally finish our complete description of Maxwell's equations via differential forms. <text:span text:style-name="T2">W</text:span>e understand all the differential forms when we understand all the relevant operations and we understand how those operations tie to the curl and the divergence which <text:span text:style-name="T2">appear in </text:span>the familiar form of Maxwell's equations in their standard vector analysis system have come down to us so now we're ready to actually finish this up, this might be a little bit of a long lecture tying it all together because I just want this to be the last lecture on this subject so let's begin and see if we can get through the entirety of the material.</text:p>
      <text:p text:style-name="P2"><draw:frame draw:style-name="fr1" draw:name="Object1" text:anchor-type="as-char" svg:y="-0.1484in" svg:width="0.0791in" svg:height="0.1839in" draw:z-index="0"><draw:object xlink:href="./Object 1" xlink:type="simple" xlink:show="embed" xlink:actuate="onLoad"/><draw:image xlink:href="./ObjectReplacements/Object 1" xlink:type="simple" xlink:show="embed" xlink:actuate="onLoad"/></draw:frame></text:p>
      <text:p text:style-name="P3"><text:span text:style-name="T2">W</text:span>here we left it? <text:span text:style-name="T3">W</text:span>e had come to the understanding of how to calculate the divergence of a vector using a method of differential forms first of all we end up treating the vector as a one form so we have to convert your standard vector to a one form and then we understood that if you have a one form in three dimensional space when you take the Hodge dual of that one form you end up with a two form and you take the exterior derivative of that two form and you get a three form which is one dimensional and then you take the Hodge dual <text:span text:style-name="T3">of </text:span>that three form and you get a zero form which is also one dimensional and so this divergence of a vector is translates to the Hodge dual of the exterior derivative of the Hodge <text:span text:style-name="T3">dual</text:span> of the equivalent one form and so we can replace the left hand side of this Maxwell's equation with that term. the right side has a source on it so we're just going to leave that alone for now.</text:p>
      <text:p text:style-name="P4"/>
      <table:table table:name="Table1" table:style-name="Table1">
        <table:table-column table:style-name="Table1.A"/>
        <table:table-column table:style-name="Table1.B"/>
        <table:table-header-rows>
          <table:table-row>
            <table:table-cell table:style-name="Table1.A1" office:value-type="string">
              <text:p text:style-name="P72"><draw:frame draw:style-name="fr1" draw:name="Object206" text:anchor-type="as-char" svg:y="-0.2154in" svg:width="1.402in" svg:height="0.2598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73">(<text:sequence text:ref-name="refText0" text:name="Text" text:formula="ooow:Text+1" style:num-format="1">1</text:sequence>)</text:p>
            </table:table-cell>
          </table:table-row>
        </table:table-header-rows>
      </table:table>
      <text:p text:style-name="P3"/>
      <text:p text:style-name="P3"><text:span text:style-name="T3">L</text:span>ikewise we came to understand that the curl of a vector can be converted into the language of forms by turning the vector again into a one form that the electric field<draw:frame draw:style-name="fr1" draw:name="Object2" text:anchor-type="as-char" svg:y="-0.1484in" svg:width="0.2in" svg:height="0.1839in" draw:z-index="2"><draw:object xlink:href="./Object 3" xlink:type="simple" xlink:show="embed" xlink:actuate="onLoad"/><draw:image xlink:href="./ObjectReplacements/Object 3" xlink:type="simple" xlink:show="embed" xlink:actuate="onLoad"/></draw:frame>is a one form and by taking the exterior derivative of that one form and then the Hodge dual of that one form we get the equivalent of</text:p>
      <text:p text:style-name="P3">the curl it works out mathematically to have the same information.</text:p>
      <text:p text:style-name="P4"/>
      <table:table table:name="Table2" table:style-name="Table2">
        <table:table-column table:style-name="Table2.A"/>
        <table:table-column table:style-name="Table2.B"/>
        <table:table-header-rows>
          <table:table-row>
            <table:table-cell table:style-name="Table2.A1" office:value-type="string">
              <text:p text:style-name="P72"><draw:frame draw:style-name="fr1" draw:name="Object3" text:anchor-type="as-char" svg:y="-0.2492in" svg:width="1.7071in" svg:height="0.3244in" draw:z-index="3"><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3">(<text:sequence text:ref-name="refText1" text:name="Text" text:formula="ooow:Text+1" style:num-format="1">2</text:sequence>)</text:p>
            </table:table-cell>
          </table:table-row>
        </table:table-header-rows>
      </table:table>
      <text:p text:style-name="P3"/>
      <text:p text:style-name="P5"><text:span text:style-name="T4">I</text:span>f we operate in an environment where everything is static and I'm not going to struggle with the difference between static and stationary here, I'm just going to just say magnetic field is not a function of time so<draw:frame draw:style-name="fr1" draw:name="Object4" text:anchor-type="as-char" svg:y="-0.1484in" svg:width="0.7756in" svg:height="0.1839in" draw:z-index="4"><draw:object xlink:href="./Object 5" xlink:type="simple" xlink:show="embed" xlink:actuate="onLoad"/><draw:image xlink:href="./ObjectReplacements/Object 5" xlink:type="simple" xlink:show="embed" xlink:actuate="onLoad"/></draw:frame>. <text:span text:style-name="T4">T</text:span>hen we have this Maxwell's equation:</text:p>
      <text:p text:style-name="P6"/>
      <table:table table:name="Table3" table:style-name="Table3">
        <table:table-column table:style-name="Table3.A"/>
        <table:table-column table:style-name="Table3.B"/>
        <table:table-header-rows>
          <table:table-row>
            <table:table-cell table:style-name="Table3.A1" office:value-type="string">
              <text:p text:style-name="P72"><draw:frame draw:style-name="fr1" draw:name="Object5" text:anchor-type="as-char" svg:y="-0.2154in" svg:width="0.9362in" svg:height="0.2598in" draw:z-index="5"><draw:object xlink:href="./Object 6" xlink:type="simple" xlink:show="embed" xlink:actuate="onLoad"/><draw:image xlink:href="./ObjectReplacements/Object 6" xlink:type="simple" xlink:show="embed" xlink:actuate="onLoad"/><svg:desc>formula</svg:desc></draw:frame></text:p>
            </table:table-cell>
            <table:table-cell table:style-name="Table3.A1" office:value-type="string">
              <text:p text:style-name="P73">(<text:sequence text:ref-name="refText2" text:name="Text" text:formula="ooow:Text+1" style:num-format="1">3</text:sequence>)</text:p>
            </table:table-cell>
          </table:table-row>
        </table:table-header-rows>
      </table:table>
      <text:p text:style-name="P5"/>
      <text:p text:style-name="P7"><text:span text:style-name="T5">T</text:span>hat is conditional on<draw:frame draw:style-name="fr1" draw:name="Object6" text:anchor-type="as-char" svg:y="-0.1484in" svg:width="0.7756in" svg:height="0.1839in" draw:z-index="6"><draw:object xlink:href="./Object 7" xlink:type="simple" xlink:show="embed" xlink:actuate="onLoad"/><draw:image xlink:href="./ObjectReplacements/Object 7" xlink:type="simple" xlink:show="embed" xlink:actuate="onLoad"/><svg:desc>formula</svg:desc></draw:frame>. <text:span text:style-name="T5">T</text:span>hen what we learned is that all right so we're good with the electric field<draw:frame draw:style-name="fr1" draw:name="Object7" text:anchor-type="as-char" svg:y="-0.1484in" svg:width="0.2in" svg:height="0.1839in" draw:z-index="7"><draw:object xlink:href="./Object 8" xlink:type="simple" xlink:show="embed" xlink:actuate="onLoad"/><draw:image xlink:href="./ObjectReplacements/Object 8" xlink:type="simple" xlink:show="embed" xlink:actuate="onLoad"/><svg:desc>formula</svg:desc></draw:frame>being transformed into a one form and we understand that because the electric field has been classically called a vector field in particular a polar vector field but we understand that the magnetic field<draw:frame draw:style-name="fr1" draw:name="Object8" text:anchor-type="as-char" svg:y="-0.1484in" svg:width="0.202in" svg:height="0.1839in" draw:z-index="8"><draw:object xlink:href="./Object 9" xlink:type="simple" xlink:show="embed" xlink:actuate="onLoad"/><draw:image xlink:href="./ObjectReplacements/Object 9" xlink:type="simple" xlink:show="embed" xlink:actuate="onLoad"/><svg:desc>formula</svg:desc></draw:frame>is an axial vector field a pseudo-vector field so we had to repeat the analysis for the pseudo-vector field and we understood that that has to be modeled by a two form so where I see<draw:frame draw:style-name="fr1" draw:name="Object9" text:anchor-type="as-char" svg:y="-0.1484in" svg:width="0.2in" svg:height="0.1839in" draw:z-index="9"><draw:object xlink:href="./Object 10" xlink:type="simple" xlink:show="embed" xlink:actuate="onLoad"/><draw:image xlink:href="./ObjectReplacements/Object 10" xlink:type="simple" xlink:show="embed" xlink:actuate="onLoad"/><svg:desc>formula</svg:desc></draw:frame>I see a one form but where I see<draw:frame draw:style-name="fr1" draw:name="Object10" text:anchor-type="as-char" svg:y="-0.1484in" svg:width="0.202in" svg:height="0.1839in" draw:z-index="10"><draw:object xlink:href="./Object 11" xlink:type="simple" xlink:show="embed" xlink:actuate="onLoad"/><draw:image xlink:href="./ObjectReplacements/Object 11" xlink:type="simple" xlink:show="embed" xlink:actuate="onLoad"/><svg:desc>formula</svg:desc></draw:frame>, I see a two form and we now realized when we marched through this we realized that the curl of a two form has the same structure as the divergence of a one form:</text:p>
      <text:p text:style-name="P8"/>
      <table:table table:name="Table4" table:style-name="Table4">
        <table:table-column table:style-name="Table4.A"/>
        <table:table-column table:style-name="Table4.B"/>
        <table:table-header-rows>
          <table:table-row>
            <table:table-cell table:style-name="Table4.A1" office:value-type="string">
              <text:p text:style-name="P72"><draw:frame draw:style-name="fr1" draw:name="Object11" text:anchor-type="as-char" svg:y="-0.1854in" svg:width="0.9591in" svg:height="0.2398in" draw:z-index="11"><draw:object xlink:href="./Object 12" xlink:type="simple" xlink:show="embed" xlink:actuate="onLoad"/><draw:image xlink:href="./ObjectReplacements/Object 12" xlink:type="simple" xlink:show="embed" xlink:actuate="onLoad"/><svg:desc>formula</svg:desc></draw:frame></text:p>
            </table:table-cell>
            <table:table-cell table:style-name="Table4.A1" office:value-type="string">
              <text:p text:style-name="P73">(<text:sequence text:ref-name="refText3" text:name="Text" text:formula="ooow:Text+1" style:num-format="1">4</text:sequence>)</text:p>
            </table:table-cell>
          </table:table-row>
        </table:table-header-rows>
      </table:table>
      <text:p text:style-name="P7"/>
      <text:p text:style-name="P9"><text:soft-page-break/><text:span text:style-name="T6">I</text:span>n other words the curl of a two form is the Hodge dual of the exterior derivative of the Hodge dual of a two form and again in the context where there is no sources and where there is no time dependence on the electric field<draw:frame draw:style-name="fr1" draw:name="Object12" text:anchor-type="as-char" svg:y="-0.1484in" svg:width="0.7744in" svg:height="0.1839in" draw:z-index="12"><draw:object xlink:href="./Object 13" xlink:type="simple" xlink:show="embed" xlink:actuate="onLoad"/><draw:image xlink:href="./ObjectReplacements/Object 13" xlink:type="simple" xlink:show="embed" xlink:actuate="onLoad"/><svg:desc>formula</svg:desc></draw:frame>, we can write this Maxwell's equation in this tight form using differential forms <text:sequence-ref text:reference-format="text" text:ref-name="refText3">(4)</text:sequence-ref><text:s/><text:span text:style-name="T6">the have the same structure </text:span>and then the famous divergence of the magnetic field equaling zero we understand that the magnetic field converted to a two form, the divergence of the two form is, </text:p>
      <text:p text:style-name="P9"><text:span text:style-name="T6">it gas </text:span>the same structure as the curl of a one form and so we get this famous equation:</text:p>
      <text:p text:style-name="P10"/>
      <table:table table:name="Table5" table:style-name="Table5">
        <table:table-column table:style-name="Table5.A"/>
        <table:table-column table:style-name="Table5.B"/>
        <table:table-header-rows>
          <table:table-row>
            <table:table-cell table:style-name="Table5.A1" office:value-type="string">
              <text:p text:style-name="P72"><draw:frame draw:style-name="fr1" draw:name="Object13" text:anchor-type="as-char" svg:y="-0.1854in" svg:width="0.5193in" svg:height="0.2398in" draw:z-index="13"><draw:object xlink:href="./Object 14" xlink:type="simple" xlink:show="embed" xlink:actuate="onLoad"/><draw:image xlink:href="./ObjectReplacements/Object 14" xlink:type="simple" xlink:show="embed" xlink:actuate="onLoad"/><svg:desc>formula</svg:desc></draw:frame></text:p>
            </table:table-cell>
            <table:table-cell table:style-name="Table5.A1" office:value-type="string">
              <text:p text:style-name="P73">(<text:sequence text:ref-name="refText4" text:name="Text" text:formula="ooow:Text+1" style:num-format="1">5</text:sequence>)</text:p>
            </table:table-cell>
          </table:table-row>
        </table:table-header-rows>
      </table:table>
      <text:p text:style-name="P9"/>
      <text:p text:style-name="P9">I will say that these last two in particular we can take the Hodge dual of both sides and we end up with something a little more plain:</text:p>
      <table:table table:name="Table6" table:style-name="Table6">
        <table:table-column table:style-name="Table6.A"/>
        <table:table-column table:style-name="Table6.B"/>
        <table:table-header-rows>
          <table:table-row>
            <table:table-cell table:style-name="Table6.A1" office:value-type="string">
              <text:p text:style-name="P72"><draw:frame draw:style-name="fr1" draw:name="Object14" text:anchor-type="as-char" svg:y="-0.2154in" svg:width="1.6319in" svg:height="0.2689in" draw:z-index="14"><draw:object xlink:href="./Object 15" xlink:type="simple" xlink:show="embed" xlink:actuate="onLoad"/><draw:image xlink:href="./ObjectReplacements/Object 15" xlink:type="simple" xlink:show="embed" xlink:actuate="onLoad"/><svg:desc>formula</svg:desc></draw:frame></text:p>
            </table:table-cell>
            <table:table-cell table:style-name="Table6.A1" office:value-type="string">
              <text:p text:style-name="P73">(<text:sequence text:ref-name="refText5" text:name="Text" text:formula="ooow:Text+1" style:num-format="1">6</text:sequence>)</text:p>
            </table:table-cell>
          </table:table-row>
        </table:table-header-rows>
      </table:table>
      <text:p text:style-name="P9"/>
      <text:p text:style-name="Standard"><text:span text:style-name="T7">I</text:span>t's a little simpler, not that it matters much but it saves a step if you were to calculate it that way so now the problem we're going to deal with is this is very there's all these caveats there's this caveat of no sources although I left it in here but the big caveat is that the time dependence was ignored so what we really need to understand is that that when we are doing this work. <draw:frame draw:style-name="fr1" draw:name="Object15" text:anchor-type="as-char" svg:y="-0.1484in" svg:width="0.2in" svg:height="0.1839in" draw:z-index="35"><draw:object xlink:href="./Object 16" xlink:type="simple" xlink:show="embed" xlink:actuate="onLoad"/><draw:image xlink:href="./ObjectReplacements/Object 16" xlink:type="simple" xlink:show="embed" xlink:actuate="onLoad"/><svg:desc>formula</svg:desc></draw:frame>which is a one form is a function of<draw:frame draw:style-name="fr1" draw:name="Object16" text:anchor-type="as-char" svg:y="-0.1602in" svg:width="0.8807in" svg:height="0.1957in" draw:z-index="36"><draw:object xlink:href="./Object 17" xlink:type="simple" xlink:show="embed" xlink:actuate="onLoad"/><draw:image xlink:href="./ObjectReplacements/Object 17" xlink:type="simple" xlink:show="embed" xlink:actuate="onLoad"/></draw:frame>where <text:span text:style-name="T8">our</text:span><draw:frame draw:style-name="fr1" draw:name="Object17" text:anchor-type="as-char" svg:y="-0.1602in" svg:width="0.222in" svg:height="0.1957in" draw:z-index="37"><draw:object xlink:href="./Object 18" xlink:type="simple" xlink:show="embed" xlink:actuate="onLoad"/><draw:image xlink:href="./ObjectReplacements/Object 18" xlink:type="simple" xlink:show="embed" xlink:actuate="onLoad"/></draw:frame>is our time and I call it time because in the standard the standard notation the standard I don't want to call it notation because it's more than notation, the standard mathematical architecture used for electromagnetism usually has time labeled as<draw:frame draw:style-name="fr1" draw:name="Object18" text:anchor-type="as-char" svg:y="-0.1484in" svg:width="0.1374in" svg:height="0.1839in" draw:z-index="39"><draw:object xlink:href="./Object 19" xlink:type="simple" xlink:show="embed" xlink:actuate="onLoad"/><draw:image xlink:href="./ObjectReplacements/Object 19" xlink:type="simple" xlink:show="embed" xlink:actuate="onLoad"/></draw:frame>whereas the standard architecture used for differential forms we we use this<draw:frame draw:style-name="fr1" draw:name="Object19" text:anchor-type="as-char" svg:y="-0.1602in" svg:width="0.8807in" svg:height="0.1957in" draw:z-index="40"><draw:object xlink:href="./Object 20" xlink:type="simple" xlink:show="embed" xlink:actuate="onLoad"/><draw:image xlink:href="./ObjectReplacements/Object 20" xlink:type="simple" xlink:show="embed" xlink:actuate="onLoad"/><svg:desc>formula</svg:desc></draw:frame>where<draw:frame draw:style-name="fr1" draw:name="Object20" text:anchor-type="as-char" svg:y="-0.1602in" svg:width="0.222in" svg:height="0.1957in" draw:z-index="41"><draw:object xlink:href="./Object 21" xlink:type="simple" xlink:show="embed" xlink:actuate="onLoad"/><draw:image xlink:href="./ObjectReplacements/Object 21" xlink:type="simple" xlink:show="embed" xlink:actuate="onLoad"/><svg:desc>formula</svg:desc></draw:frame>is the time variable and likewise the same is true of the magnetic field sometimes we can just write it as<draw:frame draw:style-name="fr1" draw:name="Object21" text:anchor-type="as-char" svg:y="-0.152in" svg:width="0.4882in" svg:height="0.1992in" draw:z-index="42"><draw:object xlink:href="./Object 22" xlink:type="simple" xlink:show="embed" xlink:actuate="onLoad"/><draw:image xlink:href="./ObjectReplacements/Object 22" xlink:type="simple" xlink:show="embed" xlink:actuate="onLoad"/></draw:frame>something like that, that's another way of it's a shorthand this is shorthand for each other sometimes it would just be<draw:frame draw:style-name="fr1" draw:name="Object22" text:anchor-type="as-char" svg:y="-0.152in" svg:width="0.4193in" svg:height="0.1992in" draw:z-index="43"><draw:object xlink:href="./Object 23" xlink:type="simple" xlink:show="embed" xlink:actuate="onLoad"/><draw:image xlink:href="./ObjectReplacements/Object 23" xlink:type="simple" xlink:show="embed" xlink:actuate="onLoad"/><svg:desc>formula</svg:desc></draw:frame>.</text:p>
      <text:p text:style-name="Standard"/>
      <text:p text:style-name="Standard"><text:span text:style-name="T9">Y</text:span>ou do have to remember that we're now talking about four variables and that's what we're going to have to do to make all this work, we're going to have to go from three-dimensional space which is so standard and we have been using three-dimensional space up to up to this point but we now have to go to four dimensional space because we have to add this time variable so we now have four dimensions</text:p>
      <text:p text:style-name="Standard">and furthermore our metric is no longer going to be Euclidean, we're now going to have to use a Lorentz metric and not a big problem but we have to make sure we keep track of all that so that's what we're going to do now we're going to tie everything together into a four-dimensional structure so we</text:p>
      <text:p text:style-name="Standard">can include time and then we're going to determine how to create Maxwell's equations that way. <text:span text:style-name="T10">L</text:span>et's begin so our first process will be with to deal with these two equations:</text:p>
      <text:p text:style-name="P12"/>
      <table:table table:name="Table7" table:style-name="Table7">
        <table:table-column table:style-name="Table7.A"/>
        <table:table-column table:style-name="Table7.B"/>
        <table:table-header-rows>
          <table:table-row>
            <table:table-cell table:style-name="Table7.A1" office:value-type="string">
              <text:p text:style-name="P72"><draw:frame draw:style-name="fr1" draw:name="Object23" text:anchor-type="as-char" svg:y="-0.4028in" svg:width="1.3547in" svg:height="0.7311in" draw:z-index="44"><draw:object xlink:href="./Object 24" xlink:type="simple" xlink:show="embed" xlink:actuate="onLoad"/><draw:image xlink:href="./ObjectReplacements/Object 24" xlink:type="simple" xlink:show="embed" xlink:actuate="onLoad"/><svg:desc>formula</svg:desc></draw:frame></text:p>
            </table:table-cell>
            <table:table-cell table:style-name="Table7.A1" office:value-type="string">
              <text:p text:style-name="P73">(<text:sequence text:ref-name="refText6" text:name="Text" text:formula="ooow:Text+1" style:num-format="1">7</text:sequence>)</text:p>
            </table:table-cell>
          </table:table-row>
        </table:table-header-rows>
      </table:table>
      <text:p text:style-name="P11"/>
      <text:p text:style-name="P13"><text:span text:style-name="T10">T</text:span>hese are the source free equations that's what they're called as opposed to the source full equations the <text:span text:style-name="T11">one that contain sources, </text:span>current<draw:frame draw:style-name="fr1" draw:name="Object24" text:anchor-type="as-char" svg:y="-0.1484in" svg:width="0.1835in" svg:height="0.1839in" draw:z-index="45"><draw:object xlink:href="./Object 25" xlink:type="simple" xlink:show="embed" xlink:actuate="onLoad"/><draw:image xlink:href="./ObjectReplacements/Object 25" xlink:type="simple" xlink:show="embed" xlink:actuate="onLoad"/></draw:frame>and the charge density<draw:frame draw:style-name="fr1" draw:name="Object25" text:anchor-type="as-char" svg:y="-0.089in" svg:width="0.1984in" svg:height="0.1307in" draw:z-index="46"><draw:object xlink:href="./Object 26" xlink:type="simple" xlink:show="embed" xlink:actuate="onLoad"/><draw:image xlink:href="./ObjectReplacements/Object 26" xlink:type="simple" xlink:show="embed" xlink:actuate="onLoad"/></draw:frame>are the sources. <text:span text:style-name="T11">T</text:span>he source free equations are the ones that automatically have nothing on the right hand side so we are going to work with those equations first so our first step is exactly the same step we took previously, we are going to begin by modeling the magnetic field as a <text:span text:style-name="T11">two</text:span> form so when we see<draw:frame draw:style-name="fr1" draw:name="Object26" text:anchor-type="as-char" svg:y="-0.1484in" svg:width="0.202in" svg:height="0.1839in" draw:z-index="47"><draw:object xlink:href="./Object 27" xlink:type="simple" xlink:show="embed" xlink:actuate="onLoad"/><draw:image xlink:href="./ObjectReplacements/Object 27" xlink:type="simple" xlink:show="embed" xlink:actuate="onLoad"/></draw:frame>, <text:span text:style-name="T11">I</text:span>'<text:span text:style-name="T11">m</text:span> not going to put two lines under it like I did in the previous lesson just to emphasize that it was a two form o<text:span text:style-name="T11">r</text:span> one line to emphasize it was a one form, now we just know right we just know that the magnetic field<draw:frame draw:style-name="fr1" draw:name="Object27" text:anchor-type="as-char" svg:y="-0.1484in" svg:width="0.202in" svg:height="0.1839in" draw:z-index="48"><draw:object xlink:href="./Object 28" xlink:type="simple" xlink:show="embed" xlink:actuate="onLoad"/><draw:image xlink:href="./ObjectReplacements/Object 28" xlink:type="simple" xlink:show="embed" xlink:actuate="onLoad"/><svg:desc>formula</svg:desc></draw:frame>is a two form.</text:p>
      <table:table table:name="Table8" table:style-name="Table8">
        <table:table-column table:style-name="Table8.A"/>
        <table:table-column table:style-name="Table8.B"/>
        <table:table-header-rows>
          <text:soft-page-break/>
          <table:table-row>
            <table:table-cell table:style-name="Table8.A1" office:value-type="string">
              <text:p text:style-name="P72"><draw:frame draw:style-name="fr1" draw:name="Object28" text:anchor-type="as-char" svg:y="-0.2154in" svg:width="3.9638in" svg:height="0.2902in" draw:z-index="95"><draw:object xlink:href="./Object 29" xlink:type="simple" xlink:show="embed" xlink:actuate="onLoad"/><draw:image xlink:href="./ObjectReplacements/Object 29" xlink:type="simple" xlink:show="embed" xlink:actuate="onLoad"/><svg:desc>formula</svg:desc></draw:frame></text:p>
            </table:table-cell>
            <table:table-cell table:style-name="Table8.A1" office:value-type="string">
              <text:p text:style-name="P73">(<text:sequence text:ref-name="refText7" text:name="Text" text:formula="ooow:Text+1" style:num-format="1">8</text:sequence>)</text:p>
            </table:table-cell>
          </table:table-row>
        </table:table-header-rows>
      </table:table>
      <text:p text:style-name="Standard"/>
      <text:p text:style-name="P13"><text:span text:style-name="T11">Here is the two form structure, i</text:span>t's the same two form structure as two dimensions, that's important because the member the magnetic field we still understand as a vector in the world so it has to be a </text:p>
      <text:p text:style-name="P13">an object that has three dimensions to it. <text:span text:style-name="T11">N</text:span>ow we do have access to a<draw:frame draw:style-name="fr1" draw:name="Object29" text:anchor-type="as-char" svg:y="-0.1602in" svg:width="0.3138in" svg:height="0.1957in" draw:z-index="49"><draw:object xlink:href="./Object 30" xlink:type="simple" xlink:show="embed" xlink:actuate="onLoad"/><draw:image xlink:href="./ObjectReplacements/Object 30" xlink:type="simple" xlink:show="embed" xlink:actuate="onLoad"/></draw:frame>but we're still modeling the magnetic field<draw:frame draw:style-name="fr1" draw:name="Object30" text:anchor-type="as-char" svg:y="-0.1484in" svg:width="0.202in" svg:height="0.1839in" draw:z-index="53"><draw:object xlink:href="./Object 31" xlink:type="simple" xlink:show="embed" xlink:actuate="onLoad"/><draw:image xlink:href="./ObjectReplacements/Object 31" xlink:type="simple" xlink:show="embed" xlink:actuate="onLoad"/><svg:desc>formula</svg:desc></draw:frame>exactly the same way, likewise the electric field<draw:frame draw:style-name="fr1" draw:name="Object31" text:anchor-type="as-char" svg:y="-0.1484in" svg:width="0.2in" svg:height="0.1839in" draw:z-index="54"><draw:object xlink:href="./Object 32" xlink:type="simple" xlink:show="embed" xlink:actuate="onLoad"/><draw:image xlink:href="./ObjectReplacements/Object 32" xlink:type="simple" xlink:show="embed" xlink:actuate="onLoad"/><svg:desc>formula</svg:desc></draw:frame>. <text:span text:style-name="T11">T</text:span>he electric field we're going to model as one form just like we did before so this step is actually the same even though we now have access to a<draw:frame draw:style-name="fr1" draw:name="Object32" text:anchor-type="as-char" svg:y="-0.1602in" svg:width="0.3138in" svg:height="0.1957in" draw:z-index="55"><draw:object xlink:href="./Object 33" xlink:type="simple" xlink:show="embed" xlink:actuate="onLoad"/><draw:image xlink:href="./ObjectReplacements/Object 33" xlink:type="simple" xlink:show="embed" xlink:actuate="onLoad"/><svg:desc>formula</svg:desc></draw:frame>term even though we have access to this term we're not adding it into the model of<draw:frame draw:style-name="fr1" draw:name="Object33" text:anchor-type="as-char" svg:y="-0.1484in" svg:width="0.202in" svg:height="0.1839in" draw:z-index="56"><draw:object xlink:href="./Object 34" xlink:type="simple" xlink:show="embed" xlink:actuate="onLoad"/><draw:image xlink:href="./ObjectReplacements/Object 34" xlink:type="simple" xlink:show="embed" xlink:actuate="onLoad"/><svg:desc>formula</svg:desc></draw:frame>and<draw:frame draw:style-name="fr1" draw:name="Object34" text:anchor-type="as-char" svg:y="-0.1484in" svg:width="0.2in" svg:height="0.1839in" draw:z-index="57"><draw:object xlink:href="./Object 35" xlink:type="simple" xlink:show="embed" xlink:actuate="onLoad"/><draw:image xlink:href="./ObjectReplacements/Object 35" xlink:type="simple" xlink:show="embed" xlink:actuate="onLoad"/><svg:desc>formula</svg:desc></draw:frame>because they are still three-dimensional objects.</text:p>
      <text:p text:style-name="P14"/>
      <table:table table:name="Table9" table:style-name="Table9">
        <table:table-column table:style-name="Table9.A"/>
        <table:table-column table:style-name="Table9.B"/>
        <table:table-header-rows>
          <table:table-row>
            <table:table-cell table:style-name="Table9.A1" office:value-type="string">
              <text:p text:style-name="P72"><draw:frame draw:style-name="fr1" draw:name="Object35" text:anchor-type="as-char" svg:y="-0.2154in" svg:width="2.3689in" svg:height="0.2902in" draw:z-index="67"><draw:object xlink:href="./Object 36" xlink:type="simple" xlink:show="embed" xlink:actuate="onLoad"/><draw:image xlink:href="./ObjectReplacements/Object 36" xlink:type="simple" xlink:show="embed" xlink:actuate="onLoad"/><svg:desc>formula</svg:desc></draw:frame></text:p>
            </table:table-cell>
            <table:table-cell table:style-name="Table9.A1" office:value-type="string">
              <text:p text:style-name="P73">(<text:sequence text:ref-name="refText8" text:name="Text" text:formula="ooow:Text+1" style:num-format="1">9</text:sequence>)</text:p>
            </table:table-cell>
          </table:table-row>
        </table:table-header-rows>
      </table:table>
      <text:p text:style-name="P13"/>
      <text:p text:style-name="P13"><text:span text:style-name="T12">W</text:span>hat we will do is, we'll take these three-dimensional objects or we'll take these two objects we've created and we're going to bind them together we're actually going to mix them into a single object that we're going to call<draw:frame draw:style-name="fr1" draw:name="Object36" text:anchor-type="as-char" svg:y="-0.1484in" svg:width="0.1992in" svg:height="0.1839in" draw:z-index="61"><draw:object xlink:href="./Object 37" xlink:type="simple" xlink:show="embed" xlink:actuate="onLoad"/><draw:image xlink:href="./ObjectReplacements/Object 37" xlink:type="simple" xlink:show="embed" xlink:actuate="onLoad"/></draw:frame>and<draw:frame draw:style-name="fr1" draw:name="Object37" text:anchor-type="as-char" svg:y="-0.1484in" svg:width="0.1992in" svg:height="0.1839in" draw:z-index="62"><draw:object xlink:href="./Object 38" xlink:type="simple" xlink:show="embed" xlink:actuate="onLoad"/><draw:image xlink:href="./ObjectReplacements/Object 38" xlink:type="simple" xlink:show="embed" xlink:actuate="onLoad"/></draw:frame>is going to be the electromagnetic field. <text:span text:style-name="T12">W</text:span>e can call it the electromagnetic field <text:span text:style-name="T12">two</text:span> form if we like because it is going to be a <text:span text:style-name="T12">two</text:span> form, you can see that on the left hand side is<draw:frame draw:style-name="fr1" draw:name="Object38" text:anchor-type="as-char" svg:y="-0.1484in" svg:width="0.1992in" svg:height="0.1839in" draw:z-index="63"><draw:object xlink:href="./Object 39" xlink:type="simple" xlink:show="embed" xlink:actuate="onLoad"/><draw:image xlink:href="./ObjectReplacements/Object 39" xlink:type="simple" xlink:show="embed" xlink:actuate="onLoad"/><svg:desc>formula</svg:desc></draw:frame>and it's defined through<draw:frame draw:style-name="fr1" draw:name="Object39" text:anchor-type="as-char" svg:y="-0.1484in" svg:width="0.1917in" svg:height="0.1925in" draw:z-index="64"><draw:object xlink:href="./Object 40" xlink:type="simple" xlink:show="embed" xlink:actuate="onLoad"/><draw:image xlink:href="./ObjectReplacements/Object 40" xlink:type="simple" xlink:show="embed" xlink:actuate="onLoad"/></draw:frame>which is a <text:span text:style-name="T12">two </text:span>form so if you're going to add something to a two form it better be a two form well this is a one form wedged with<draw:frame draw:style-name="fr1" draw:name="Object40" text:anchor-type="as-char" svg:y="-0.1602in" svg:width="0.3138in" svg:height="0.1957in" draw:z-index="65"><draw:object xlink:href="./Object 41" xlink:type="simple" xlink:show="embed" xlink:actuate="onLoad"/><draw:image xlink:href="./ObjectReplacements/Object 41" xlink:type="simple" xlink:show="embed" xlink:actuate="onLoad"/><svg:desc>formula</svg:desc></draw:frame>:</text:p>
      <text:p text:style-name="P15"/>
      <table:table table:name="Table10" table:style-name="Table10">
        <table:table-column table:style-name="Table10.A"/>
        <table:table-column table:style-name="Table10.B"/>
        <table:table-header-rows>
          <table:table-row>
            <table:table-cell table:style-name="Table10.A1" office:value-type="string">
              <text:p text:style-name="P72"><draw:frame draw:style-name="fr1" draw:name="Object41" text:anchor-type="as-char" svg:y="-0.2154in" svg:width="1.298in" svg:height="0.2598in" draw:z-index="68"><draw:object xlink:href="./Object 42" xlink:type="simple" xlink:show="embed" xlink:actuate="onLoad"/><draw:image xlink:href="./ObjectReplacements/Object 42" xlink:type="simple" xlink:show="embed" xlink:actuate="onLoad"/><svg:desc>formula</svg:desc></draw:frame></text:p>
            </table:table-cell>
            <table:table-cell table:style-name="Table10.A1" office:value-type="string">
              <text:p text:style-name="P73">(<text:sequence text:ref-name="refText9" text:name="Text" text:formula="ooow:Text+1" style:num-format="1">10</text:sequence>)</text:p>
            </table:table-cell>
          </table:table-row>
        </table:table-header-rows>
      </table:table>
      <text:p text:style-name="P13"/>
      <text:p text:style-name="Standard"><text:span text:style-name="T13">Y</text:span>ou can add two forms together but notice now we're using all four of the different dimensions the time</text:p>
      <text:p text:style-name="Standard">dimension gets attached right here to the electric field so they're now the electromagnetic field really is a bunch of two forms but our electric field has somehow been augmented in time and that's an interesting thing it's the magnetic field is living entirely in space but the electric field part of the electromagnetic field has this time element attached to it and that is what makes this so interesting so with that in mind we will start operating on this object this integrated object contains the electric and magnetic pieces of the electromagnetic field all bound together in one mathematical object and our ability to turn Maxwell's equations into differential forms structure is going to be completely operating on this object<draw:frame draw:style-name="fr1" draw:name="Object42" text:anchor-type="as-char" svg:y="-0.1484in" svg:width="0.1992in" svg:height="0.1839in" draw:z-index="66"><draw:object xlink:href="./Object 43" xlink:type="simple" xlink:show="embed" xlink:actuate="onLoad"/><draw:image xlink:href="./ObjectReplacements/Object 43" xlink:type="simple" xlink:show="embed" xlink:actuate="onLoad"/></draw:frame>and I'm just going to demonstrate how that works.</text:p>
      <text:p text:style-name="P16"/>
      <table:table table:name="Table11" table:style-name="Table11">
        <table:table-column table:style-name="Table11.A"/>
        <table:table-column table:style-name="Table11.B"/>
        <table:table-header-rows>
          <table:table-row>
            <table:table-cell table:style-name="Table11.A1" office:value-type="string">
              <text:p text:style-name="P72"><draw:frame draw:style-name="fr1" draw:name="Object43" text:anchor-type="as-char" svg:y="-0.3165in" svg:width="3.9425in" svg:height="0.5909in" draw:z-index="76"><draw:object xlink:href="./Object 44" xlink:type="simple" xlink:show="embed" xlink:actuate="onLoad"/><draw:image xlink:href="./ObjectReplacements/Object 44" xlink:type="simple" xlink:show="embed" xlink:actuate="onLoad"/><svg:desc>formula</svg:desc></draw:frame></text:p>
            </table:table-cell>
            <table:table-cell table:style-name="Table11.A1" office:value-type="string">
              <text:p text:style-name="P73">(<text:sequence text:ref-name="refText10" text:name="Text" text:formula="ooow:Text+1" style:num-format="1">11</text:sequence>)</text:p>
            </table:table-cell>
          </table:table-row>
        </table:table-header-rows>
      </table:table>
      <text:p text:style-name="Standard"/>
      <text:p text:style-name="P17"><text:span text:style-name="T14">O</text:span>ur those two Maxwell's equations <text:sequence-ref text:reference-format="text" text:ref-name="refText6">(7)</text:sequence-ref><text:s/>are going to be the exterior derivative of this electromagnetic field to form the exterior derivative of that equaling zero is going to be the equivalent of these two of the four Maxwell equations so that's the end here so the way we're going to do this is just through straight up demonstration we're just going to demonstrate that that's the fact. <text:span text:style-name="T14">I</text:span>n this demonstration we're going to calculate the exterior derivative of the electromagnetic field:</text:p>
      <text:p text:style-name="P18"/>
      <table:table table:name="Table12" table:style-name="Table12">
        <table:table-column table:style-name="Table12.A"/>
        <table:table-column table:style-name="Table12.B"/>
        <table:table-header-rows>
          <table:table-row>
            <table:table-cell table:style-name="Table12.A1" office:value-type="string">
              <text:p text:style-name="P72"><draw:frame draw:style-name="fr1" draw:name="Object44" text:anchor-type="as-char" svg:y="-0.228in" svg:width="3.1437in" svg:height="0.2862in" draw:z-index="77"><draw:object xlink:href="./Object 45" xlink:type="simple" xlink:show="embed" xlink:actuate="onLoad"/><draw:image xlink:href="./ObjectReplacements/Object 45" xlink:type="simple" xlink:show="embed" xlink:actuate="onLoad"/><svg:desc>formula</svg:desc></draw:frame></text:p>
            </table:table-cell>
            <table:table-cell table:style-name="Table12.A1" office:value-type="string">
              <text:p text:style-name="P73">(<text:sequence text:ref-name="refText11" text:name="Text" text:formula="ooow:Text+1" style:num-format="1">12</text:sequence>)</text:p>
            </table:table-cell>
          </table:table-row>
        </table:table-header-rows>
      </table:table>
      <text:p text:style-name="P17"/>
      <text:p text:style-name="P17"><text:span text:style-name="T14">T</text:span>hat the exterior derivative of<draw:frame draw:style-name="fr1" draw:name="Object45" text:anchor-type="as-char" svg:y="-0.1484in" svg:width="0.1992in" svg:height="0.1839in" draw:z-index="78"><draw:object xlink:href="./Object 46" xlink:type="simple" xlink:show="embed" xlink:actuate="onLoad"/><draw:image xlink:href="./ObjectReplacements/Object 46" xlink:type="simple" xlink:show="embed" xlink:actuate="onLoad"/></draw:frame>will distribute right so I replace<draw:frame draw:style-name="fr1" draw:name="Object46" text:anchor-type="as-char" svg:y="-0.1484in" svg:width="0.1992in" svg:height="0.1839in" draw:z-index="94"><draw:object xlink:href="./Object 47" xlink:type="simple" xlink:show="embed" xlink:actuate="onLoad"/><draw:image xlink:href="./ObjectReplacements/Object 47" xlink:type="simple" xlink:show="embed" xlink:actuate="onLoad"/><svg:desc>formula</svg:desc></draw:frame>with its definition and then I show that I can take the exterior derivative of the first piece and then the exterior derivative of the second <text:soft-page-break/>piece. <text:span text:style-name="T14">N</text:span>ow we're fine because, this is a three form and this is a three form so then this is what we want to calculate now as part of this calculation what so a lot of books do is they separate the exterior derivative into a spatial part and a time part and I'm not too big a fan of that because you can just calculate this you can just use the rule of exterior derivatives and calculate this straight out and that rule remember was if your form<draw:frame draw:style-name="fr1" draw:name="Object47" text:anchor-type="as-char" svg:y="-0.0846in" svg:width="0.2055in" svg:height="0.0953in" draw:z-index="15"><draw:object xlink:href="./Object 48" xlink:type="simple" xlink:show="embed" xlink:actuate="onLoad"/><draw:image xlink:href="./ObjectReplacements/Object 48" xlink:type="simple" xlink:show="embed" xlink:actuate="onLoad"/></draw:frame>is this sum over this multi-index:</text:p>
      <text:p text:style-name="P18"/>
      <table:table table:name="Table13" table:style-name="Table13">
        <table:table-column table:style-name="Table13.A"/>
        <table:table-column table:style-name="Table13.B"/>
        <table:table-header-rows>
          <table:table-row>
            <table:table-cell table:style-name="Table13.A1" office:value-type="string">
              <text:p text:style-name="P72"><draw:frame draw:style-name="fr1" draw:name="Object48" text:anchor-type="as-char" svg:y="-0.2154in" svg:width="1.2453in" svg:height="0.4256in" draw:z-index="103"><draw:object xlink:href="./Object 49" xlink:type="simple" xlink:show="embed" xlink:actuate="onLoad"/><draw:image xlink:href="./ObjectReplacements/Object 49" xlink:type="simple" xlink:show="embed" xlink:actuate="onLoad"/><svg:desc>formula</svg:desc></draw:frame>→<text:span text:style-name="T15"><draw:frame draw:style-name="fr1" draw:name="Object49" text:anchor-type="as-char" svg:y="-0.2154in" svg:width="2.0602in" svg:height="0.4256in" draw:z-index="104"><draw:object xlink:href="./Object 50" xlink:type="simple" xlink:show="embed" xlink:actuate="onLoad"/><draw:image xlink:href="./ObjectReplacements/Object 50" xlink:type="simple" xlink:show="embed" xlink:actuate="onLoad"/></draw:frame></text:span></text:p>
            </table:table-cell>
            <table:table-cell table:style-name="Table13.A1" office:value-type="string">
              <text:p text:style-name="P73">(<text:sequence text:ref-name="refText12" text:name="Text" text:formula="ooow:Text+1" style:num-format="1">13</text:sequence>)</text:p>
            </table:table-cell>
          </table:table-row>
        </table:table-header-rows>
      </table:table>
      <text:p text:style-name="P17"/>
      <text:p text:style-name="P19"><text:span text:style-name="T15">R</text:span>emember<draw:frame draw:style-name="fr1" draw:name="Object50" text:anchor-type="as-char" svg:y="-0.0846in" svg:width="0.2055in" svg:height="0.0953in" draw:z-index="16"><draw:object xlink:href="./Object 51" xlink:type="simple" xlink:show="embed" xlink:actuate="onLoad"/><draw:image xlink:href="./ObjectReplacements/Object 51" xlink:type="simple" xlink:show="embed" xlink:actuate="onLoad"/></draw:frame>is a function of space time, it's a function of time and<draw:frame draw:style-name="fr1" draw:name="Object51" text:anchor-type="as-char" svg:y="-0.1484in" svg:width="0.511in" svg:height="0.1839in" draw:z-index="96"><draw:object xlink:href="./Object 52" xlink:type="simple" xlink:show="embed" xlink:actuate="onLoad"/><draw:image xlink:href="./ObjectReplacements/Object 52" xlink:type="simple" xlink:show="embed" xlink:actuate="onLoad"/></draw:frame>so the exterior derivative of <draw:frame draw:style-name="fr1" draw:name="Object52" text:anchor-type="as-char" svg:y="-0.0846in" svg:width="0.2055in" svg:height="0.0953in" draw:z-index="99"><draw:object xlink:href="./Object 53" xlink:type="simple" xlink:show="embed" xlink:actuate="onLoad"/><draw:image xlink:href="./ObjectReplacements/Object 53" xlink:type="simple" xlink:show="embed" xlink:actuate="onLoad"/></draw:frame>is the sum over these indices but then there's this internal sum also and this internal sum goes you know goes over the index<draw:frame draw:style-name="fr1" draw:name="Object53" text:anchor-type="as-char" svg:y="-0.1484in" svg:width="0.6516in" svg:height="0.1839in" draw:z-index="101"><draw:object xlink:href="./Object 54" xlink:type="simple" xlink:show="embed" xlink:actuate="onLoad"/><draw:image xlink:href="./ObjectReplacements/Object 54" xlink:type="simple" xlink:show="embed" xlink:actuate="onLoad"/></draw:frame>, the zero part, that's the time part and so you're always wedging whatever piece of the sum you're doing you're wedging that into this multi-index so this exterior sum is the sum over these multi indices and this interior sum is the sum over the space time indices so this allows you to break this down right if I blow up this interior sum at this this contraction, if I blow that up I get these four terms, there's this time term where we have the time derivative of the coefficient and then we wedge the time one form with the multi-index so I'm still summing over the multi-indices.</text:p>
      <text:p text:style-name="P20"/>
      <table:table table:name="Table14" table:style-name="Table14">
        <table:table-column table:style-name="Table14.A"/>
        <table:table-column table:style-name="Table14.B"/>
        <table:table-header-rows>
          <table:table-row>
            <table:table-cell table:style-name="Table14.A1" office:value-type="string">
              <text:p text:style-name="P72"><draw:frame draw:style-name="fr1" draw:name="Object54" text:anchor-type="as-char" svg:y="-0.3846in" svg:width="3.3835in" svg:height="0.7256in" draw:z-index="105"><draw:object xlink:href="./Object 55" xlink:type="simple" xlink:show="embed" xlink:actuate="onLoad"/><draw:image xlink:href="./ObjectReplacements/Object 55" xlink:type="simple" xlink:show="embed" xlink:actuate="onLoad"/><svg:desc>formula</svg:desc></draw:frame></text:p>
            </table:table-cell>
            <table:table-cell table:style-name="Table14.A1" office:value-type="string">
              <text:p text:style-name="P73">(<text:sequence text:ref-name="refText13" text:name="Text" text:formula="ooow:Text+1" style:num-format="1">14</text:sequence>)</text:p>
            </table:table-cell>
          </table:table-row>
        </table:table-header-rows>
      </table:table>
      <text:p text:style-name="P19"/>
      <text:p text:style-name="P21"><text:span text:style-name="T17">N</text:span><text:span text:style-name="T16">ow I've broken up that inner sum so this part here is the space part of the exterior derivative </text:span><text:span text:style-name="T17">(last three terms) </text:span><text:span text:style-name="T16">and this part here is the time part of the exterior derivative </text:span><text:span text:style-name="T17">(first term).</text:span><text:span text:style-name="T16"> I</text:span>t's still the same this is still literally the definition of the exterior derivative. I could break this up into the timeline piece and the space-like piece.</text:p>
      <text:p text:style-name="P22"/>
      <table:table table:name="Table15" table:style-name="Table15">
        <table:table-column table:style-name="Table15.A"/>
        <table:table-column table:style-name="Table15.B"/>
        <table:table-header-rows>
          <table:table-row>
            <table:table-cell table:style-name="Table15.A1" office:value-type="string">
              <text:p text:style-name="P72"><draw:frame draw:style-name="fr1" draw:name="Object55" text:anchor-type="as-char" svg:y="-0.4453in" svg:width="3.6472in" svg:height="0.6563in" draw:z-index="106"><draw:object xlink:href="./Object 56" xlink:type="simple" xlink:show="embed" xlink:actuate="onLoad"/><draw:image xlink:href="./ObjectReplacements/Object 56" xlink:type="simple" xlink:show="embed" xlink:actuate="onLoad"/><svg:desc>formula</svg:desc></draw:frame></text:p>
            </table:table-cell>
            <table:table-cell table:style-name="Table15.A1" office:value-type="string">
              <text:p text:style-name="P73">(<text:sequence text:ref-name="refText14" text:name="Text" text:formula="ooow:Text+1" style:num-format="1">15</text:sequence>)</text:p>
            </table:table-cell>
          </table:table-row>
        </table:table-header-rows>
      </table:table>
      <text:p text:style-name="P21"/>
      <text:p text:style-name="P21">I don't know if I like the word that's my language this adding the like to it is probably wrong because that implies there's some causality issues here, I'm just literally breaking the sum into the time chunk and the space junk and then I can say the exterior derivative of any form is simply the time chunk exterior derivative plus the space chunk exterior derivative you have to have them both to get the full exterior derivative so the thing that's important to see here is that the time chunk exterior derivative will</text:p>
      <text:p text:style-name="P23">always wedge a<draw:frame draw:style-name="fr1" draw:name="Object56" text:anchor-type="as-char" svg:y="-0.1602in" svg:width="0.3138in" svg:height="0.1957in" draw:z-index="102"><draw:object xlink:href="./Object 57" xlink:type="simple" xlink:show="embed" xlink:actuate="onLoad"/><draw:image xlink:href="./ObjectReplacements/Object 57" xlink:type="simple" xlink:show="embed" xlink:actuate="onLoad"/><svg:desc>formula</svg:desc></draw:frame>into the multi-index and the space chunk will always wedge some space piece into the multi-index and that simplifies a little bit of our thinking but it's not too much really because now if I take the exterior derivative, I break into its space piece and it's time piece.</text:p>
      <text:p text:style-name="P24"/>
      <table:table table:name="Table16" table:style-name="Table16">
        <table:table-column table:style-name="Table16.A"/>
        <table:table-column table:style-name="Table16.B"/>
        <table:table-header-rows>
          <table:table-row>
            <table:table-cell table:style-name="Table16.A1" office:value-type="string">
              <text:p text:style-name="P72"><draw:frame draw:style-name="fr1" draw:name="Object61" text:anchor-type="as-char" svg:y="-0.228in" svg:width="4.702in" svg:height="0.3035in" draw:z-index="111"><draw:object xlink:href="./Object 62" xlink:type="simple" xlink:show="embed" xlink:actuate="onLoad"/><draw:image xlink:href="./ObjectReplacements/Object 62" xlink:type="simple" xlink:show="embed" xlink:actuate="onLoad"/><svg:desc>formula</svg:desc></draw:frame></text:p>
            </table:table-cell>
            <table:table-cell table:style-name="Table16.A1" office:value-type="string">
              <text:p text:style-name="P73">(<text:sequence text:ref-name="refText15" text:name="Text" text:formula="ooow:Text+1" style:num-format="1">16</text:sequence>)</text:p>
            </table:table-cell>
          </table:table-row>
        </table:table-header-rows>
      </table:table>
      <text:p text:style-name="P23"/>
      <text:p text:style-name="P23"><text:span text:style-name="T18">L</text:span>ikewise once I distribute this exterior derivative over the parts of the electromagnetic field tensor I find myself taking the space exterior derivative of<draw:frame draw:style-name="fr1" draw:name="Object58" text:anchor-type="as-char" svg:y="-0.1484in" svg:width="0.2in" svg:height="0.1839in" draw:z-index="112"><draw:object xlink:href="./Object 59" xlink:type="simple" xlink:show="embed" xlink:actuate="onLoad"/><draw:image xlink:href="./ObjectReplacements/Object 59" xlink:type="simple" xlink:show="embed" xlink:actuate="onLoad"/></draw:frame>wedge<draw:frame draw:style-name="fr1" draw:name="Object57" text:anchor-type="as-char" svg:y="-0.1602in" svg:width="0.3138in" svg:height="0.1957in" draw:z-index="114"><draw:object xlink:href="./Object 58" xlink:type="simple" xlink:show="embed" xlink:actuate="onLoad"/><draw:image xlink:href="./ObjectReplacements/Object 58" xlink:type="simple" xlink:show="embed" xlink:actuate="onLoad"/><svg:desc>formula</svg:desc></draw:frame>and the time exterior derivative<draw:frame draw:style-name="fr1" draw:name="Object59" text:anchor-type="as-char" svg:y="-0.1484in" svg:width="0.2in" svg:height="0.1839in" draw:z-index="115"><draw:object xlink:href="./Object 60" xlink:type="simple" xlink:show="embed" xlink:actuate="onLoad"/><draw:image xlink:href="./ObjectReplacements/Object 60" xlink:type="simple" xlink:show="embed" xlink:actuate="onLoad"/><svg:desc>formula</svg:desc></draw:frame>of<draw:frame draw:style-name="fr1" draw:name="Object60" text:anchor-type="as-char" svg:y="-0.1602in" svg:width="0.3138in" svg:height="0.1957in" draw:z-index="116"><draw:object xlink:href="./Object 61" xlink:type="simple" xlink:show="embed" xlink:actuate="onLoad"/><draw:image xlink:href="./ObjectReplacements/Object 61" xlink:type="simple" xlink:show="embed" xlink:actuate="onLoad"/><svg:desc>formula</svg:desc></draw:frame>and then the space exterior derivative of<draw:frame draw:style-name="fr1" draw:name="Object62" text:anchor-type="as-char" svg:y="-0.1484in" svg:width="0.2in" svg:height="0.1839in" draw:z-index="118"><draw:object xlink:href="./Object 63" xlink:type="simple" xlink:show="embed" xlink:actuate="onLoad"/><draw:image xlink:href="./ObjectReplacements/Object 63" xlink:type="simple" xlink:show="embed" xlink:actuate="onLoad"/><svg:desc>formula</svg:desc></draw:frame>and the time exterior derivative of<draw:frame draw:style-name="fr1" draw:name="Object63" text:anchor-type="as-char" svg:y="-0.1484in" svg:width="0.2in" svg:height="0.1839in" draw:z-index="119"><draw:object xlink:href="./Object 64" xlink:type="simple" xlink:show="embed" xlink:actuate="onLoad"/><draw:image xlink:href="./ObjectReplacements/Object 64" xlink:type="simple" xlink:show="embed" xlink:actuate="onLoad"/><svg:desc>formula</svg:desc></draw:frame>and I get a little <text:soft-page-break/>simplification here because I know that the space exterior derivative of something is always wedged with<draw:frame draw:style-name="fr1" draw:name="Object64" text:anchor-type="as-char" svg:y="-0.1602in" svg:width="0.3138in" svg:height="0.1957in" draw:z-index="17"><draw:object xlink:href="./Object 65" xlink:type="simple" xlink:show="embed" xlink:actuate="onLoad"/><draw:image xlink:href="./ObjectReplacements/Object 65" xlink:type="simple" xlink:show="embed" xlink:actuate="onLoad"/><svg:desc>formula</svg:desc></draw:frame>but this already has a<draw:frame draw:style-name="fr1" draw:name="Object65" text:anchor-type="as-char" svg:y="-0.1602in" svg:width="0.3138in" svg:height="0.1957in" draw:z-index="18"><draw:object xlink:href="./Object 66" xlink:type="simple" xlink:show="embed" xlink:actuate="onLoad"/><draw:image xlink:href="./ObjectReplacements/Object 66" xlink:type="simple" xlink:show="embed" xlink:actuate="onLoad"/><svg:desc>formula</svg:desc></draw:frame>in it so I know that's going to be <text:span text:style-name="T18">zero</text:span>. I know<draw:frame draw:style-name="fr1" draw:name="Object66" text:anchor-type="as-char" svg:y="-0.1701in" svg:width="1.0335in" svg:height="0.2307in" draw:z-index="19"><draw:object xlink:href="./Object 67" xlink:type="simple" xlink:show="embed" xlink:actuate="onLoad"/><draw:image xlink:href="./ObjectReplacements/Object 67" xlink:type="simple" xlink:show="embed" xlink:actuate="onLoad"/></draw:frame><text:span text:style-name="T18">so</text:span> this is going to go away but that's all I really know because the space part will not necessarily go away there is one space piece in<draw:frame draw:style-name="fr1" draw:name="Object67" text:anchor-type="as-char" svg:y="-0.1484in" svg:width="0.2in" svg:height="0.1839in" draw:z-index="20"><draw:object xlink:href="./Object 68" xlink:type="simple" xlink:show="embed" xlink:actuate="onLoad"/><draw:image xlink:href="./ObjectReplacements/Object 68" xlink:type="simple" xlink:show="embed" xlink:actuate="onLoad"/><svg:desc>formula</svg:desc></draw:frame>because remember<draw:frame draw:style-name="fr1" draw:name="Object68" text:anchor-type="as-char" svg:y="-0.1484in" svg:width="0.2in" svg:height="0.1839in" draw:z-index="120"><draw:object xlink:href="./Object 69" xlink:type="simple" xlink:show="embed" xlink:actuate="onLoad"/><draw:image xlink:href="./ObjectReplacements/Object 69" xlink:type="simple" xlink:show="embed" xlink:actuate="onLoad"/><svg:desc>formula</svg:desc></draw:frame>is defined straight up as a one form so it has space pieces only but the space exterior derivative has all three of the spatial one forms in it so some will survive and some won't, <text:span text:style-name="T18">I</text:span>t simplifies the calculation because I don't waste my time with the space part and for<draw:frame draw:style-name="fr1" draw:name="Object69" text:anchor-type="as-char" svg:y="-0.1484in" svg:width="0.202in" svg:height="0.1839in" draw:z-index="122"><draw:object xlink:href="./Object 70" xlink:type="simple" xlink:show="embed" xlink:actuate="onLoad"/><draw:image xlink:href="./ObjectReplacements/Object 70" xlink:type="simple" xlink:show="embed" xlink:actuate="onLoad"/><svg:desc>formula</svg:desc></draw:frame>it's the same thing the space part some will survive and some won't and the time part they'll all survive actually because<draw:frame draw:style-name="fr1" draw:name="Object70" text:anchor-type="as-char" svg:y="-0.1484in" svg:width="0.202in" svg:height="0.1839in" draw:z-index="127"><draw:object xlink:href="./Object 71" xlink:type="simple" xlink:show="embed" xlink:actuate="onLoad"/><draw:image xlink:href="./ObjectReplacements/Object 71" xlink:type="simple" xlink:show="embed" xlink:actuate="onLoad"/><svg:desc>formula</svg:desc></draw:frame>has no time piece in its definition the magnetic field two form it's all purely spatial so when I take the exterior derivative time part <text:span text:style-name="T18">and </text:span>I wedge <text:span text:style-name="T18">it </text:span>with<draw:frame draw:style-name="fr1" draw:name="Object71" text:anchor-type="as-char" svg:y="-0.1602in" svg:width="0.3138in" svg:height="0.1957in" draw:z-index="130"><draw:object xlink:href="./Object 72" xlink:type="simple" xlink:show="embed" xlink:actuate="onLoad"/><draw:image xlink:href="./ObjectReplacements/Object 72" xlink:type="simple" xlink:show="embed" xlink:actuate="onLoad"/><svg:desc>formula</svg:desc></draw:frame>in front every where so they're all survive so it's not a huge simplification.</text:p>
      <text:p text:style-name="P25"/>
      <table:table table:name="Table17" table:style-name="Table17">
        <table:table-column table:style-name="Table17.A"/>
        <table:table-column table:style-name="Table17.B"/>
        <table:table-header-rows>
          <table:table-row>
            <table:table-cell table:style-name="Table17.A1" office:value-type="string">
              <text:p text:style-name="P72"><draw:frame draw:style-name="fr1" draw:name="Object72" text:anchor-type="as-char" svg:y="-0.5138in" svg:width="4.3953in" svg:height="0.9799in" draw:z-index="132"><draw:object xlink:href="./Object 73" xlink:type="simple" xlink:show="embed" xlink:actuate="onLoad"/><draw:image xlink:href="./ObjectReplacements/Object 73" xlink:type="simple" xlink:show="embed" xlink:actuate="onLoad"/><svg:desc>formula</svg:desc></draw:frame></text:p>
            </table:table-cell>
            <table:table-cell table:style-name="Table17.A1" office:value-type="string">
              <text:p text:style-name="P73">(<text:sequence text:ref-name="refText16" text:name="Text" text:formula="ooow:Text+1" style:num-format="1">17</text:sequence>)</text:p>
            </table:table-cell>
          </table:table-row>
        </table:table-header-rows>
      </table:table>
      <text:p text:style-name="Standard"/>
      <text:p text:style-name="P26"><text:span text:style-name="T19">T</text:span>here is a more elegant way to proceed onward from here but I decided you know what I'm going to do I'm just going to calculate it I'm just going to go ahead and straight up calculate it <text:span text:style-name="T19">so </text:span>I'm just using this basic formula <text:sequence-ref text:reference-format="text" text:ref-name="refText13">(14)</text:sequence-ref>, these basic formulas here to do the calculation and ultimately this guy is just this guy here right which we learned about in earlier lessons so you can think of it this way just take the exterior derivative of<draw:frame draw:style-name="fr1" draw:name="Object73" text:anchor-type="as-char" svg:y="-0.1484in" svg:width="0.1992in" svg:height="0.1839in" draw:z-index="131"><draw:object xlink:href="./Object 74" xlink:type="simple" xlink:show="embed" xlink:actuate="onLoad"/><draw:image xlink:href="./ObjectReplacements/Object 74" xlink:type="simple" xlink:show="embed" xlink:actuate="onLoad"/></draw:frame>and drag everything to zero that deserves to be zero anyway so let's do this.</text:p>
      <text:p text:style-name="P27"/>
      <table:table table:name="Table18" table:style-name="Table18">
        <table:table-column table:style-name="Table18.A"/>
        <table:table-column table:style-name="Table18.B"/>
        <table:table-header-rows>
          <table:table-row>
            <table:table-cell table:style-name="Table18.A1" office:value-type="string">
              <text:p text:style-name="P72"><draw:frame draw:style-name="fr1" draw:name="Object74" text:anchor-type="as-char" svg:y="-1.0681in" svg:width="6.0772in" svg:height="2.0929in" draw:z-index="133"><draw:object xlink:href="./Object 75" xlink:type="simple" xlink:show="embed" xlink:actuate="onLoad"/><draw:image xlink:href="./ObjectReplacements/Object 75" xlink:type="simple" xlink:show="embed" xlink:actuate="onLoad"/><svg:desc>formula</svg:desc></draw:frame></text:p>
            </table:table-cell>
            <table:table-cell table:style-name="Table18.A1" office:value-type="string">
              <text:p text:style-name="P73">(<text:sequence text:ref-name="refText17" text:name="Text" text:formula="ooow:Text+1" style:num-format="1">18</text:sequence>)</text:p>
            </table:table-cell>
          </table:table-row>
        </table:table-header-rows>
      </table:table>
      <text:p text:style-name="P26"/>
      <text:p text:style-name="P28"><text:span text:style-name="T20">F</text:span>or the magnetic field<draw:frame draw:style-name="fr1" draw:name="Object75" text:anchor-type="as-char" svg:y="-0.1484in" svg:width="0.202in" svg:height="0.1839in" draw:z-index="134"><draw:object xlink:href="./Object 76" xlink:type="simple" xlink:show="embed" xlink:actuate="onLoad"/><draw:image xlink:href="./ObjectReplacements/Object 76" xlink:type="simple" xlink:show="embed" xlink:actuate="onLoad"/></draw:frame>we lose two of the three which makes perfect sense we're taking the spatial exterior derivative of something that's already fully spatial so there's only one more spatial variable we can add in there. <text:span text:style-name="T21">A l</text:span>ot of terms are going to go away. <text:span text:style-name="T22">T</text:span>hen lastly we take the time piece of the magnetic field and what we discover this time, there's only one derivative to take and that's<draw:frame draw:style-name="fr1" draw:name="Object76" text:anchor-type="as-char" svg:y="-0.1244in" svg:width="0.2228in" svg:height="0.1846in" draw:z-index="136"><draw:object xlink:href="./Object 77" xlink:type="simple" xlink:show="embed" xlink:actuate="onLoad"/><draw:image xlink:href="./ObjectReplacements/Object 77" xlink:type="simple" xlink:show="embed" xlink:actuate="onLoad"/></draw:frame>, this is the only one that has a time piece left in it and it's pretty clear that all three terms are going to survive <text:span text:style-name="T22">because </text:span>you're adding a<draw:frame draw:style-name="fr1" draw:name="Object78" text:anchor-type="as-char" svg:y="-0.1602in" svg:width="0.3138in" svg:height="0.1957in" draw:z-index="155"><draw:object xlink:href="./Object 79" xlink:type="simple" xlink:show="embed" xlink:actuate="onLoad"/><draw:image xlink:href="./ObjectReplacements/Object 79" xlink:type="simple" xlink:show="embed" xlink:actuate="onLoad"/><svg:desc>formula</svg:desc></draw:frame>and none of these have a<draw:frame draw:style-name="fr1" draw:name="Object77" text:anchor-type="as-char" svg:y="-0.1602in" svg:width="0.3138in" svg:height="0.1957in" draw:z-index="157"><draw:object xlink:href="./Object 78" xlink:type="simple" xlink:show="embed" xlink:actuate="onLoad"/><draw:image xlink:href="./ObjectReplacements/Object 78" xlink:type="simple" xlink:show="embed" xlink:actuate="onLoad"/><svg:desc>formula</svg:desc></draw:frame>in it so all three of these terms survive. <text:span text:style-name="T23">N</text:span>ow we can just get rid of the ones that don't survive and then we just keep the ones that do.</text:p>
      <text:p text:style-name="P29"/>
      <text:p text:style-name="P29"><text:span text:style-name="T24">L</text:span>et's look at the time derivatives of<draw:frame draw:style-name="fr1" draw:name="Object79" text:anchor-type="as-char" svg:y="-0.1484in" svg:width="0.202in" svg:height="0.1839in" draw:z-index="160"><draw:object xlink:href="./Object 80" xlink:type="simple" xlink:show="embed" xlink:actuate="onLoad"/><draw:image xlink:href="./ObjectReplacements/Object 80" xlink:type="simple" xlink:show="embed" xlink:actuate="onLoad"/><svg:desc>formula</svg:desc></draw:frame>that survive, remember all three of those survive well if we look at it we can shuffle this<draw:frame draw:style-name="fr1" draw:name="Object80" text:anchor-type="as-char" svg:y="-0.1602in" svg:width="0.3138in" svg:height="0.1957in" draw:z-index="161"><draw:object xlink:href="./Object 81" xlink:type="simple" xlink:show="embed" xlink:actuate="onLoad"/><draw:image xlink:href="./ObjectReplacements/Object 81" xlink:type="simple" xlink:show="embed" xlink:actuate="onLoad"/><svg:desc>formula</svg:desc></draw:frame>to the back in each case, now it's in the front we can shuffle it to the back and when we do that shuffle we move it one, two so the two sign changes cancel out so you have no sign change in the end and so you get for this first piece:</text:p>
      <text:p text:style-name="P30"><text:soft-page-break/></text:p>
      <table:table table:name="Table19" table:style-name="Table19">
        <table:table-column table:style-name="Table19.A"/>
        <table:table-column table:style-name="Table19.B"/>
        <table:table-header-rows>
          <table:table-row>
            <table:table-cell table:style-name="Table19.A1" office:value-type="string">
              <text:p text:style-name="P72"><draw:frame draw:style-name="fr1" draw:name="Object81" text:anchor-type="as-char" svg:y="-0.4953in" svg:width="5.6492in" svg:height="0.9339in" draw:z-index="154"><draw:object xlink:href="./Object 82" xlink:type="simple" xlink:show="embed" xlink:actuate="onLoad"/><draw:image xlink:href="./ObjectReplacements/Object 82" xlink:type="simple" xlink:show="embed" xlink:actuate="onLoad"/><svg:desc>formula</svg:desc></draw:frame></text:p>
            </table:table-cell>
            <table:table-cell table:style-name="Table19.A1" office:value-type="string">
              <text:p text:style-name="P73">(<text:sequence text:ref-name="refText18" text:name="Text" text:formula="ooow:Text+1" style:num-format="1">19</text:sequence>)</text:p>
            </table:table-cell>
          </table:table-row>
        </table:table-header-rows>
      </table:table>
      <text:p text:style-name="Standard"/>
      <text:p text:style-name="P33"><text:span text:style-name="T25">L</text:span>ikewise we take the magnetic field parts that survived from the spatial exterior derivative and we combine those together, <text:span text:style-name="T26">o</text:span>nly three of them survive, <text:span text:style-name="T27">T</text:span>hose three pieces can be combined to give us</text:p>
      <text:p text:style-name="P32"/>
      <table:table table:name="Table20" table:style-name="Table20">
        <table:table-column table:style-name="Table20.A"/>
        <table:table-column table:style-name="Table20.B"/>
        <table:table-header-rows>
          <table:table-row>
            <table:table-cell table:style-name="Table20.A1" office:value-type="string">
              <text:p text:style-name="P72"><draw:frame draw:style-name="fr1" draw:name="Object82" text:anchor-type="as-char" svg:y="-0.328in" svg:width="5.6366in" svg:height="0.6055in" draw:z-index="159"><draw:object xlink:href="./Object 83" xlink:type="simple" xlink:show="embed" xlink:actuate="onLoad"/><draw:image xlink:href="./ObjectReplacements/Object 83" xlink:type="simple" xlink:show="embed" xlink:actuate="onLoad"/><svg:desc>formula</svg:desc></draw:frame></text:p>
            </table:table-cell>
            <table:table-cell table:style-name="Table20.A1" office:value-type="string">
              <text:p text:style-name="P73">(<text:sequence text:ref-name="refText19" text:name="Text" text:formula="ooow:Text+1" style:num-format="1">20</text:sequence>)</text:p>
            </table:table-cell>
          </table:table-row>
        </table:table-header-rows>
      </table:table>
      <text:p text:style-name="P31"/>
      <text:p text:style-name="Standard"><text:span text:style-name="T27">This is a </text:span>purely spatial three form. now remember we're dealing with four dimensions so three forms aren't one dimensional anymore, three forms are four dimensional and four forms are one-dimensional so this is just the purely spatial three form but notice over here <text:sequence-ref text:reference-format="text" text:ref-name="refText18">(19)</text:sequence-ref>, you don't have a purely spatial three form, you've got three forms that have space parts and a time part tacked on at the end and then we take what's left over from the electric field<draw:frame draw:style-name="fr1" draw:name="Object83" text:anchor-type="as-char" svg:y="-0.1484in" svg:width="0.2in" svg:height="0.1839in" draw:z-index="137"><draw:object xlink:href="./Object 84" xlink:type="simple" xlink:show="embed" xlink:actuate="onLoad"/><draw:image xlink:href="./ObjectReplacements/Object 84" xlink:type="simple" xlink:show="embed" xlink:actuate="onLoad"/><svg:desc>formula</svg:desc></draw:frame>and when we take what's left over from the electric field we're combining these guys together and by reshuffling the order of these various three forms we end up with, again mixed time and space three forms.</text:p>
      <text:p text:style-name="P34"/>
      <table:table table:name="Table21" table:style-name="Table21">
        <table:table-column table:style-name="Table21.A"/>
        <table:table-column table:style-name="Table21.B"/>
        <table:table-header-rows>
          <table:table-row>
            <table:table-cell table:style-name="Table21.A1" office:value-type="string">
              <text:p text:style-name="P72"><draw:frame draw:style-name="fr1" draw:name="Object84" text:anchor-type="as-char" svg:y="-0.1992in" svg:width="5.8626in" svg:height="0.2909in" draw:z-index="162"><draw:object xlink:href="./Object 85" xlink:type="simple" xlink:show="embed" xlink:actuate="onLoad"/><draw:image xlink:href="./ObjectReplacements/Object 85" xlink:type="simple" xlink:show="embed" xlink:actuate="onLoad"/><svg:desc>formula</svg:desc></draw:frame></text:p>
            </table:table-cell>
            <table:table-cell table:style-name="Table21.A1" office:value-type="string">
              <text:p text:style-name="P73">(<text:sequence text:ref-name="refText20" text:name="Text" text:formula="ooow:Text+1" style:num-format="1">21</text:sequence>)</text:p>
            </table:table-cell>
          </table:table-row>
        </table:table-header-rows>
      </table:table>
      <text:p text:style-name="Standard"/>
      <text:p text:style-name="Standard"><text:span text:style-name="T28">W</text:span>e can pull out the time one form and leave behind this two form and the coefficients of these two forms end up being the curl of the electric field. <text:span text:style-name="T28">Y</text:span>ou can see where this is going here's something that looks like a curl, <draw:frame draw:style-name="fr1" draw:name="Object85" text:anchor-type="as-char" svg:y="-0.1484in" svg:width="0.352in" svg:height="0.2091in" draw:z-index="163"><draw:object xlink:href="./Object 86" xlink:type="simple" xlink:show="embed" xlink:actuate="onLoad"/><draw:image xlink:href="./ObjectReplacements/Object 86" xlink:type="simple" xlink:show="embed" xlink:actuate="onLoad"/></draw:frame>looks like the time derivative of a magnetic field<draw:frame draw:style-name="fr1" draw:name="Object86" text:anchor-type="as-char" svg:y="-0.1484in" svg:width="0.202in" svg:height="0.1839in" draw:z-index="164"><draw:object xlink:href="./Object 87" xlink:type="simple" xlink:show="embed" xlink:actuate="onLoad"/><draw:image xlink:href="./ObjectReplacements/Object 87" xlink:type="simple" xlink:show="embed" xlink:actuate="onLoad"/><svg:desc>formula</svg:desc></draw:frame>two form and <text:sequence-ref text:reference-format="text" text:ref-name="refText19">(20)</text:sequence-ref><text:s/>looks like a divergence. <text:span text:style-name="T28">U</text:span>ltimately that's correct, that's the way this is going to work because <text:sequence-ref text:reference-format="text" text:ref-name="refText18">(19)</text:sequence-ref><text:s/><text:span text:style-name="T28">and </text:span><text:sequence-ref text:reference-format="text" text:ref-name="refText20">(21)</text:sequence-ref><text:s/>both share<draw:frame draw:style-name="fr1" draw:name="Object87" text:anchor-type="as-char" svg:y="-0.1602in" svg:width="0.3138in" svg:height="0.1957in" draw:z-index="165"><draw:object xlink:href="./Object 88" xlink:type="simple" xlink:show="embed" xlink:actuate="onLoad"/><draw:image xlink:href="./ObjectReplacements/Object 88" xlink:type="simple" xlink:show="embed" xlink:actuate="onLoad"/><svg:desc>formula</svg:desc></draw:frame>but <text:sequence-ref text:reference-format="text" text:ref-name="refText19">(20)</text:sequence-ref><text:s/>does not have any<draw:frame draw:style-name="fr1" draw:name="Object88" text:anchor-type="as-char" svg:y="-0.1602in" svg:width="0.3138in" svg:height="0.1957in" draw:z-index="166"><draw:object xlink:href="./Object 89" xlink:type="simple" xlink:show="embed" xlink:actuate="onLoad"/><draw:image xlink:href="./ObjectReplacements/Object 89" xlink:type="simple" xlink:show="embed" xlink:actuate="onLoad"/><svg:desc>formula</svg:desc></draw:frame>in it at all.</text:p>
      <text:p text:style-name="Standard"/>
      <text:p text:style-name="P35"><text:span text:style-name="T29">N</text:span>ow we know from Maxwell's equations, we know that the divergence of the magnetic field<draw:frame draw:style-name="fr1" draw:name="Object89" text:anchor-type="as-char" svg:y="-0.1484in" svg:width="0.202in" svg:height="0.1839in" draw:z-index="167"><draw:object xlink:href="./Object 90" xlink:type="simple" xlink:show="embed" xlink:actuate="onLoad"/><draw:image xlink:href="./ObjectReplacements/Object 90" xlink:type="simple" xlink:show="embed" xlink:actuate="onLoad"/><svg:desc>formula</svg:desc></draw:frame>is zero and that's exactly what this is these are the components of the magnetic field vector right inside this thing here and therefore we know that this has to be equal to zero and also from Maxwell's equations we know that the curl of the electric field<draw:frame draw:style-name="fr1" draw:name="Object90" text:anchor-type="as-char" svg:y="-0.1484in" svg:width="0.2in" svg:height="0.1839in" draw:z-index="168"><draw:object xlink:href="./Object 91" xlink:type="simple" xlink:show="embed" xlink:actuate="onLoad"/><draw:image xlink:href="./ObjectReplacements/Object 91" xlink:type="simple" xlink:show="embed" xlink:actuate="onLoad"/><svg:desc>formula</svg:desc></draw:frame>and the time derivative of the magnetic field combined that equals <text:span text:style-name="T29">zero</text:span> as well so our next step is to translate this into vector language well to do that we just combine everything we can combine. <text:span text:style-name="T29">F</text:span>irst of all we recognize that <text:sequence-ref text:reference-format="text" text:ref-name="refText20">(21)</text:sequence-ref><text:s/>is the exterior derivative of the electric field, the electric field is a one form, the exterior derivative is a two form and that's exactly what this is and we know that this is what's left over when you take the exterior derivative of a one form you get a two form and that's what this is in here.</text:p>
      <text:p text:style-name="P35"/>
      <text:p text:style-name="P35"><text:span text:style-name="T29">W</text:span>hat we would do normally next is if we were really interested in this being a curl is we would take its Hodge dual to convert these two form basis vectors into the one form basis vector so you have what looks like a curl but right now we just leave it this way and <text:sequence-ref text:reference-format="text" text:ref-name="refText18">(19)</text:sequence-ref><text:s/>of course is just the time derivative of a two form so this is a two form this is a two form you add it together you can wedge it with<draw:frame draw:style-name="fr1" draw:name="Object91" text:anchor-type="as-char" svg:y="-0.1602in" svg:width="0.3138in" svg:height="0.1957in" draw:z-index="169"><draw:object xlink:href="./Object 92" xlink:type="simple" xlink:show="embed" xlink:actuate="onLoad"/><draw:image xlink:href="./ObjectReplacements/Object 92" xlink:type="simple" xlink:show="embed" xlink:actuate="onLoad"/><svg:desc>formula</svg:desc></draw:frame>to get a <text:span text:style-name="T29">three</text:span> form if you want and well that's required so<draw:frame draw:style-name="fr1" draw:name="Object92" text:anchor-type="as-char" svg:y="-0.1484in" svg:width="0.3075in" svg:height="0.1839in" draw:z-index="170"><draw:object xlink:href="./Object 93" xlink:type="simple" xlink:show="embed" xlink:actuate="onLoad"/><draw:image xlink:href="./ObjectReplacements/Object 93" xlink:type="simple" xlink:show="embed" xlink:actuate="onLoad"/></draw:frame>is a <text:span text:style-name="T29">three</text:span> form and then <text:sequence-ref text:reference-format="text" text:ref-name="refText19">(20)</text:sequence-ref><text:s/>is a <text:span text:style-name="T29">three</text:span> form but the coefficient is straight up the divergence of the magnetic field t<text:span text:style-name="T29">w</text:span>o form which we know how to write down so we can definitely take this piece and we can write it down as the Hodge dual of the <text:soft-page-break/>exterior derivative of the two forms. <text:span text:style-name="T29">T</text:span>he exterior derivative <text:span text:style-name="T29">of a </text:span>two form is a three form the Hodge dual the three form is a zero form which is what this is a scalar and then you have of course the three form basis vector over here.</text:p>
      <text:p text:style-name="P36"/>
      <table:table table:name="Table22" table:style-name="Table22">
        <table:table-column table:style-name="Table22.A"/>
        <table:table-column table:style-name="Table22.B"/>
        <table:table-header-rows>
          <table:table-row>
            <table:table-cell table:style-name="Table22.A1" office:value-type="string">
              <text:p text:style-name="P72"><draw:frame draw:style-name="fr1" draw:name="Object93" text:anchor-type="as-char" svg:y="-0.2154in" svg:width="4.139in" svg:height="0.3043in" draw:z-index="181"><draw:object xlink:href="./Object 94" xlink:type="simple" xlink:show="embed" xlink:actuate="onLoad"/><draw:image xlink:href="./ObjectReplacements/Object 94" xlink:type="simple" xlink:show="embed" xlink:actuate="onLoad"/><svg:desc>formula</svg:desc></draw:frame></text:p>
            </table:table-cell>
            <table:table-cell table:style-name="Table22.A1" office:value-type="string">
              <text:p text:style-name="P73">(<text:sequence text:ref-name="refText21" text:name="Text" text:formula="ooow:Text+1" style:num-format="1">22</text:sequence>)</text:p>
            </table:table-cell>
          </table:table-row>
        </table:table-header-rows>
      </table:table>
      <text:p text:style-name="Standard"/>
      <text:p text:style-name="P37"><text:span text:style-name="T30">W</text:span>hen we look at this, now we have to apply our Physics we know that this guy has to be zero, we know it has to be zero because we know Maxwell's equations, we understand Physics, there's nothing about this that forces<draw:frame draw:style-name="fr1" draw:name="Object94" text:anchor-type="as-char" svg:y="-0.1484in" svg:width="0.3008in" svg:height="0.1839in" draw:z-index="171"><draw:object xlink:href="./Object 95" xlink:type="simple" xlink:show="embed" xlink:actuate="onLoad"/><draw:image xlink:href="./ObjectReplacements/Object 95" xlink:type="simple" xlink:show="embed" xlink:actuate="onLoad"/></draw:frame>to be zero, we're just showing that the exterior derivative of the electromagnetic field tells us something or contains this information or contains this structure and sure enough it contains something that looks like the divergence of<draw:frame draw:style-name="fr1" draw:name="Object95" text:anchor-type="as-char" svg:y="-0.1484in" svg:width="0.202in" svg:height="0.1839in" draw:z-index="172"><draw:object xlink:href="./Object 96" xlink:type="simple" xlink:show="embed" xlink:actuate="onLoad"/><draw:image xlink:href="./ObjectReplacements/Object 96" xlink:type="simple" xlink:show="embed" xlink:actuate="onLoad"/><svg:desc>formula</svg:desc></draw:frame>but we know from our <text:span text:style-name="T30">v</text:span>ast knowledge of Physics that<draw:frame draw:style-name="fr1" draw:name="Object96" text:anchor-type="as-char" svg:y="-0.1484in" svg:width="0.5264in" svg:height="0.1839in" draw:z-index="173"><draw:object xlink:href="./Object 97" xlink:type="simple" xlink:show="embed" xlink:actuate="onLoad"/><draw:image xlink:href="./ObjectReplacements/Object 97" xlink:type="simple" xlink:show="embed" xlink:actuate="onLoad"/><svg:desc>formula</svg:desc></draw:frame>. <text:span text:style-name="T30">W</text:span>e also know <text:sequence-ref text:reference-format="text" text:ref-name="refText6">(7)</text:sequence-ref>, th<text:span text:style-name="T30">ese</text:span> Maxwell's equations <text:span text:style-name="T30">are</text:span> true and we understand that in the concept of differential forms:</text:p>
      <text:p text:style-name="P38"/>
      <table:table table:name="Table23" table:style-name="Table23">
        <table:table-column table:style-name="Table23.A"/>
        <table:table-column table:style-name="Table23.B"/>
        <table:table-header-rows>
          <table:table-row>
            <table:table-cell table:style-name="Table23.A1" office:value-type="string">
              <text:p text:style-name="P72"><draw:frame draw:style-name="fr1" draw:name="Object97" text:anchor-type="as-char" svg:y="-0.1854in" svg:width="1.2311in" svg:height="0.2307in" draw:z-index="182"><draw:object xlink:href="./Object 98" xlink:type="simple" xlink:show="embed" xlink:actuate="onLoad"/><draw:image xlink:href="./ObjectReplacements/Object 98" xlink:type="simple" xlink:show="embed" xlink:actuate="onLoad"/><svg:desc>formula</svg:desc></draw:frame></text:p>
            </table:table-cell>
            <table:table-cell table:style-name="Table23.A1" office:value-type="string">
              <text:p text:style-name="P73">(<text:sequence text:ref-name="refText22" text:name="Text" text:formula="ooow:Text+1" style:num-format="1">23</text:sequence>)</text:p>
            </table:table-cell>
          </table:table-row>
        </table:table-header-rows>
      </table:table>
      <text:p text:style-name="P37"/>
      <text:p text:style-name="P39"><text:span text:style-name="T31">W</text:span>e know that it is the Hodge dual of the exterior derivative of the electric field one form, electric field one form the exterior derivative is a two form and the Hodge dual the two form is back to a one form and<draw:frame draw:style-name="fr1" draw:name="Object98" text:anchor-type="as-char" svg:y="-0.1484in" svg:width="0.4957in" svg:height="0.1839in" draw:z-index="174"><draw:object xlink:href="./Object 99" xlink:type="simple" xlink:show="embed" xlink:actuate="onLoad"/><draw:image xlink:href="./ObjectReplacements/Object 99" xlink:type="simple" xlink:show="embed" xlink:actuate="onLoad"/></draw:frame>is a vector so this is the one form associated with the vector that is the curl of the electric field. <text:span text:style-name="T31">T</text:span>his isn't quite a match though because we only have<draw:frame draw:style-name="fr1" draw:name="Object99" text:anchor-type="as-char" svg:y="-0.1484in" svg:width="0.3047in" svg:height="0.1839in" draw:z-index="176"><draw:object xlink:href="./Object 100" xlink:type="simple" xlink:show="embed" xlink:actuate="onLoad"/><draw:image xlink:href="./ObjectReplacements/Object 100" xlink:type="simple" xlink:show="embed" xlink:actuate="onLoad"/></draw:frame>without the Hodge dual <text:span text:style-name="T31">in </text:span><text:span text:style-name="T31"><text:sequence-ref text:reference-format="text" text:ref-name="refText21">(22)</text:sequence-ref></text:span><text:span text:style-name="T31"><text:s/></text:span>but imagine if we took the Hodge dual of this whole thing, we would end up with:</text:p>
      <text:p text:style-name="P40"/>
      <table:table table:name="Table24" table:style-name="Table24">
        <table:table-column table:style-name="Table24.A"/>
        <table:table-column table:style-name="Table24.B"/>
        <table:table-header-rows>
          <table:table-row>
            <table:table-cell table:style-name="Table24.A1" office:value-type="string">
              <text:p text:style-name="P72"><draw:frame draw:style-name="fr1" draw:name="Object100" text:anchor-type="as-char" svg:y="-0.198in" svg:width="1.278in" svg:height="0.2728in" draw:z-index="183"><draw:object xlink:href="./Object 101" xlink:type="simple" xlink:show="embed" xlink:actuate="onLoad"/><draw:image xlink:href="./ObjectReplacements/Object 101" xlink:type="simple" xlink:show="embed" xlink:actuate="onLoad"/><svg:desc>formula</svg:desc></draw:frame></text:p>
            </table:table-cell>
            <table:table-cell table:style-name="Table24.A1" office:value-type="string">
              <text:p text:style-name="P73">(<text:sequence text:ref-name="refText23" text:name="Text" text:formula="ooow:Text+1" style:num-format="1">24</text:sequence>)</text:p>
            </table:table-cell>
          </table:table-row>
        </table:table-header-rows>
      </table:table>
      <text:p text:style-name="P39"/>
      <text:p text:style-name="P41"><text:span text:style-name="T32">R</text:span>emember now<draw:frame draw:style-name="fr1" draw:name="Object101" text:anchor-type="as-char" svg:y="-0.1484in" svg:width="0.202in" svg:height="0.1839in" draw:z-index="177"><draw:object xlink:href="./Object 102" xlink:type="simple" xlink:show="embed" xlink:actuate="onLoad"/><draw:image xlink:href="./ObjectReplacements/Object 102" xlink:type="simple" xlink:show="embed" xlink:actuate="onLoad"/></draw:frame>is, we've chosen to make it a two form so the Hodge dual of<draw:frame draw:style-name="fr1" draw:name="Object102" text:anchor-type="as-char" svg:y="-0.1484in" svg:width="0.202in" svg:height="0.1839in" draw:z-index="178"><draw:object xlink:href="./Object 103" xlink:type="simple" xlink:show="embed" xlink:actuate="onLoad"/><draw:image xlink:href="./ObjectReplacements/Object 103" xlink:type="simple" xlink:show="embed" xlink:actuate="onLoad"/><svg:desc>formula</svg:desc></draw:frame>is going to be the<draw:frame draw:style-name="fr1" draw:name="Object103" text:anchor-type="as-char" svg:y="-0.1484in" svg:width="0.202in" svg:height="0.1839in" draw:z-index="179"><draw:object xlink:href="./Object 104" xlink:type="simple" xlink:show="embed" xlink:actuate="onLoad"/><draw:image xlink:href="./ObjectReplacements/Object 104" xlink:type="simple" xlink:show="embed" xlink:actuate="onLoad"/><svg:desc>formula</svg:desc></draw:frame>one form which is associated with a vector so what I have in<draw:frame draw:style-name="fr1" draw:name="Object104" text:anchor-type="as-char" svg:y="-0.1484in" svg:width="0.6929in" svg:height="0.2091in" draw:z-index="180"><draw:object xlink:href="./Object 105" xlink:type="simple" xlink:show="embed" xlink:actuate="onLoad"/><draw:image xlink:href="./ObjectReplacements/Object 105" xlink:type="simple" xlink:show="embed" xlink:actuate="onLoad"/></draw:frame>is the Hodge dual of Maxwell's equations which would be:</text:p>
      <table:table table:name="Table25" table:style-name="Table25">
        <table:table-column table:style-name="Table25.A"/>
        <table:table-column table:style-name="Table25.B"/>
        <table:table-header-rows>
          <table:table-row>
            <table:table-cell table:style-name="Table25.A1" office:value-type="string">
              <text:p text:style-name="P72"><draw:frame draw:style-name="fr1" draw:name="Object105" text:anchor-type="as-char" svg:y="-0.3047in" svg:width="1.4236in" svg:height="0.4909in" draw:z-index="184"><draw:object xlink:href="./Object 106" xlink:type="simple" xlink:show="embed" xlink:actuate="onLoad"/><draw:image xlink:href="./ObjectReplacements/Object 106" xlink:type="simple" xlink:show="embed" xlink:actuate="onLoad"/><svg:desc>formula</svg:desc></draw:frame></text:p>
            </table:table-cell>
            <table:table-cell table:style-name="Table25.A1" office:value-type="string">
              <text:p text:style-name="P73">(<text:sequence text:ref-name="refText24" text:name="Text" text:formula="ooow:Text+1" style:num-format="1">25</text:sequence>)</text:p>
            </table:table-cell>
          </table:table-row>
        </table:table-header-rows>
      </table:table>
      <text:p text:style-name="P41"/>
      <text:p text:style-name="Standard">I know this guy's zero like the Hodge dual of both sides will also be zero so I know that<draw:frame draw:style-name="fr1" draw:name="Object106" text:anchor-type="as-char" svg:y="-0.1484in" svg:width="0.9189in" svg:height="0.2091in" draw:z-index="185"><draw:object xlink:href="./Object 107" xlink:type="simple" xlink:show="embed" xlink:actuate="onLoad"/><draw:image xlink:href="./ObjectReplacements/Object 107" xlink:type="simple" xlink:show="embed" xlink:actuate="onLoad"/><svg:desc>formula</svg:desc></draw:frame> and therefore I can say that hey Maxwell's equations those two are embodied in the idea that the exterior derivative of<draw:frame draw:style-name="fr1" draw:name="Object107" text:anchor-type="as-char" svg:y="-0.1484in" svg:width="0.1992in" svg:height="0.1839in" draw:z-index="186"><draw:object xlink:href="./Object 108" xlink:type="simple" xlink:show="embed" xlink:actuate="onLoad"/><draw:image xlink:href="./ObjectReplacements/Object 108" xlink:type="simple" xlink:show="embed" xlink:actuate="onLoad"/></draw:frame>is equal to zero. <text:span text:style-name="T32">T</text:span>hat takes care of just two of the four Maxwell's equations so you could ask the question right now as well how profound is this? <text:span text:style-name="T32">I</text:span>s this just some bookkeeping exercise? <text:span text:style-name="T32">W</text:span>e always have that question, is this just a bookkeeping exercise and it really comes down to how capable are we of, this is my opinion now, how capable are we of interpreting the electromagnetic field t<text:span text:style-name="T32">w</text:span>o form? <text:span text:style-name="T32">I</text:span>s that interpretation something that gives us insight where now we can say what is what do we mean by the exterior derivative of a two form equaling zero and if that's the case does that help us understand something about the nature of electric and magnetic fields when combined together in a two form and specifically in this the two form of the electromagnetic field? I think the answer there is generally yes we're not going to go into that in this lecture but this is more than just bookkeeping.</text:p>
      <text:p text:style-name="P41"/>
      <text:p text:style-name="P42"><text:span text:style-name="T32">T</text:span>he fact that this can be done and that you can end up with this nice simple equation for these two Maxwell's equations where the fact that we're taking these two basically messy complicated and difficult to understand <text:sequence-ref text:reference-format="text" text:ref-name="refText6">(7)</text:sequence-ref>, why would this be and break it down into something so combine them <text:soft-page-break/>together into something so nice I think there is some profundity there I mean there obviously is some profundity there the question is how actually useful is it be when you're faced with a problem in electromagnetism certainly as an engineer you're going to go right to this <text:sequence-ref text:reference-format="text" text:ref-name="refText6">(7)</text:sequence-ref>, you're not going to go start from here <text:sequence-ref text:reference-format="text" text:ref-name="refText21">(22)</text:sequence-ref><text:s/>so now the question is what about the other two. I think I can move relatively quickly through these second two Maxwell's equations:</text:p>
      <text:p text:style-name="P43"/>
      <table:table table:name="Table26" table:style-name="Table26">
        <table:table-column table:style-name="Table26.A"/>
        <table:table-column table:style-name="Table26.B"/>
        <table:table-header-rows>
          <table:table-row>
            <table:table-cell table:style-name="Table26.A1" office:value-type="string">
              <text:p text:style-name="P72"><draw:frame draw:style-name="fr1" draw:name="Object108" text:anchor-type="as-char" svg:y="-0.4071in" svg:width="1.4075in" svg:height="0.7398in" draw:z-index="81"><draw:object xlink:href="./Object 109" xlink:type="simple" xlink:show="embed" xlink:actuate="onLoad"/><draw:image xlink:href="./ObjectReplacements/Object 109" xlink:type="simple" xlink:show="embed" xlink:actuate="onLoad"/><svg:desc>formula</svg:desc></draw:frame></text:p>
            </table:table-cell>
            <table:table-cell table:style-name="Table26.A1" office:value-type="string">
              <text:p text:style-name="P73">(<text:sequence text:ref-name="refText25" text:name="Text" text:formula="ooow:Text+1" style:num-format="1">26</text:sequence>)</text:p>
            </table:table-cell>
          </table:table-row>
        </table:table-header-rows>
      </table:table>
      <text:p text:style-name="P42"/>
      <text:p text:style-name="P42"><text:span text:style-name="T33">I</text:span>t's very similar, if<draw:frame draw:style-name="fr1" draw:name="Object109" text:anchor-type="as-char" svg:y="-0.1484in" svg:width="0.4252in" svg:height="0.1902in" draw:z-index="21"><draw:object xlink:href="./Object 110" xlink:type="simple" xlink:show="embed" xlink:actuate="onLoad"/><draw:image xlink:href="./ObjectReplacements/Object 110" xlink:type="simple" xlink:show="embed" xlink:actuate="onLoad"/></draw:frame>and<draw:frame draw:style-name="fr1" draw:name="Object110" text:anchor-type="as-char" svg:y="-0.1484in" svg:width="0.4098in" svg:height="0.1839in" draw:z-index="22"><draw:object xlink:href="./Object 111" xlink:type="simple" xlink:show="embed" xlink:actuate="onLoad"/><draw:image xlink:href="./ObjectReplacements/Object 111" xlink:type="simple" xlink:show="embed" xlink:actuate="onLoad"/></draw:frame>it would be the exact process that we did <text:span text:style-name="T33">for </text:span><text:span text:style-name="T33"><text:sequence-ref text:reference-format="text" text:ref-name="refText6">(7)</text:sequence-ref></text:span><text:span text:style-name="T33">, </text:span>it would just be flipping<draw:frame draw:style-name="fr1" draw:name="Object111" text:anchor-type="as-char" svg:y="-0.1484in" svg:width="0.2in" svg:height="0.1839in" draw:z-index="23"><draw:object xlink:href="./Object 112" xlink:type="simple" xlink:show="embed" xlink:actuate="onLoad"/><draw:image xlink:href="./ObjectReplacements/Object 112" xlink:type="simple" xlink:show="embed" xlink:actuate="onLoad"/></draw:frame>and<draw:frame draw:style-name="fr1" draw:name="Object112" text:anchor-type="as-char" svg:y="-0.1484in" svg:width="0.202in" svg:height="0.1839in" draw:z-index="24"><draw:object xlink:href="./Object 113" xlink:type="simple" xlink:show="embed" xlink:actuate="onLoad"/><draw:image xlink:href="./ObjectReplacements/Object 113" xlink:type="simple" xlink:show="embed" xlink:actuate="onLoad"/><svg:desc>formula</svg:desc></draw:frame>so the whole problem comes down to understanding what to do with the charge density<draw:frame draw:style-name="fr1" draw:name="Object113" text:anchor-type="as-char" svg:y="-0.089in" svg:width="0.1984in" svg:height="0.1307in" draw:z-index="25"><draw:object xlink:href="./Object 114" xlink:type="simple" xlink:show="embed" xlink:actuate="onLoad"/><draw:image xlink:href="./ObjectReplacements/Object 114" xlink:type="simple" xlink:show="embed" xlink:actuate="onLoad"/><svg:desc>formula</svg:desc></draw:frame> and the current density<draw:frame draw:style-name="fr1" draw:name="Object114" text:anchor-type="as-char" svg:y="-0.1484in" svg:width="0.1835in" svg:height="0.1839in" draw:z-index="58"><draw:object xlink:href="./Object 115" xlink:type="simple" xlink:show="embed" xlink:actuate="onLoad"/><draw:image xlink:href="./ObjectReplacements/Object 115" xlink:type="simple" xlink:show="embed" xlink:actuate="onLoad"/><svg:desc>formula</svg:desc></draw:frame>. <text:span text:style-name="T33">W</text:span>e begin the same way we're going to model the magnetic field <draw:frame draw:style-name="fr1" draw:name="Object115" text:anchor-type="as-char" svg:y="-0.1484in" svg:width="0.202in" svg:height="0.1839in" draw:z-index="59"><draw:object xlink:href="./Object 116" xlink:type="simple" xlink:show="embed" xlink:actuate="onLoad"/><draw:image xlink:href="./ObjectReplacements/Object 116" xlink:type="simple" xlink:show="embed" xlink:actuate="onLoad"/><svg:desc>formula</svg:desc></draw:frame>as a two form which is the correct model because as we've said earlier it captures the parity inversion behavior and we're going to model the electric field<draw:frame draw:style-name="fr1" draw:name="Object116" text:anchor-type="as-char" svg:y="-0.1484in" svg:width="0.2in" svg:height="0.1839in" draw:z-index="60"><draw:object xlink:href="./Object 117" xlink:type="simple" xlink:show="embed" xlink:actuate="onLoad"/><draw:image xlink:href="./ObjectReplacements/Object 117" xlink:type="simple" xlink:show="embed" xlink:actuate="onLoad"/><svg:desc>formula</svg:desc></draw:frame>as a one form which also captures</text:p>
      <text:p text:style-name="P42">its parity inverting nature and we are going to combine them into the same electromagnetic field<draw:frame draw:style-name="fr1" draw:name="Object117" text:anchor-type="as-char" svg:y="-0.1484in" svg:width="0.1992in" svg:height="0.1839in" draw:z-index="69"><draw:object xlink:href="./Object 118" xlink:type="simple" xlink:show="embed" xlink:actuate="onLoad"/><draw:image xlink:href="./ObjectReplacements/Object 118" xlink:type="simple" xlink:show="embed" xlink:actuate="onLoad"/></draw:frame>:</text:p>
      <text:p text:style-name="P42"/>
      <table:table table:name="Table27" table:style-name="Table27">
        <table:table-column table:style-name="Table27.A"/>
        <table:table-column table:style-name="Table27.B"/>
        <table:table-header-rows>
          <table:table-row>
            <table:table-cell table:style-name="Table27.A1" office:value-type="string">
              <text:p text:style-name="P72"><draw:frame draw:style-name="fr1" draw:name="Object118" text:anchor-type="as-char" svg:y="-0.2154in" svg:width="1.298in" svg:height="0.2598in" draw:z-index="82"><draw:object xlink:href="./Object 119" xlink:type="simple" xlink:show="embed" xlink:actuate="onLoad"/><draw:image xlink:href="./ObjectReplacements/Object 119" xlink:type="simple" xlink:show="embed" xlink:actuate="onLoad"/><svg:desc>formula</svg:desc></draw:frame></text:p>
            </table:table-cell>
            <table:table-cell table:style-name="Table27.A1" office:value-type="string">
              <text:p text:style-name="P73">(<text:sequence text:ref-name="refText26" text:name="Text" text:formula="ooow:Text+1" style:num-format="1">27</text:sequence>)</text:p>
            </table:table-cell>
          </table:table-row>
        </table:table-header-rows>
      </table:table>
      <text:p text:style-name="P42"/>
      <text:p text:style-name="P44"><text:span text:style-name="T33">W</text:span>e're gonna go <text:span text:style-name="T33">and</text:span> wedge <text:span text:style-name="T33">with</text:span><text:span text:style-name="T33"><draw:frame draw:style-name="fr1" draw:name="Object119" text:anchor-type="as-char" svg:y="-0.1602in" svg:width="0.3138in" svg:height="0.1957in" draw:z-index="70"><draw:object xlink:href="./Object 120" xlink:type="simple" xlink:show="embed" xlink:actuate="onLoad"/><draw:image xlink:href="./ObjectReplacements/Object 120" xlink:type="simple" xlink:show="embed" xlink:actuate="onLoad"/></draw:frame></text:span>to turn the electric field one form into a two form and we're gonna add it to the two form of the magnetic field and you'll notice that this addition is I'll just remind you that this addition will be basically disjoint in the sense that the two form components of the<draw:frame draw:style-name="fr1" draw:name="Object120" text:anchor-type="as-char" svg:y="-0.1484in" svg:width="0.202in" svg:height="0.1839in" draw:z-index="71"><draw:object xlink:href="./Object 121" xlink:type="simple" xlink:show="embed" xlink:actuate="onLoad"/><draw:image xlink:href="./ObjectReplacements/Object 121" xlink:type="simple" xlink:show="embed" xlink:actuate="onLoad"/><svg:desc>formula</svg:desc></draw:frame>field are these spatial ones and the two form components of <text:span text:style-name="T34">the</text:span><draw:frame draw:style-name="fr1" draw:name="Object121" text:anchor-type="as-char" svg:y="-0.1484in" svg:width="0.2in" svg:height="0.1839in" draw:z-index="72"><draw:object xlink:href="./Object 122" xlink:type="simple" xlink:show="embed" xlink:actuate="onLoad"/><draw:image xlink:href="./ObjectReplacements/Object 122" xlink:type="simple" xlink:show="embed" xlink:actuate="onLoad"/><svg:desc>formula</svg:desc></draw:frame>field wedge<draw:frame draw:style-name="fr1" draw:name="Object122" text:anchor-type="as-char" svg:y="-0.1602in" svg:width="0.3138in" svg:height="0.1957in" draw:z-index="73"><draw:object xlink:href="./Object 123" xlink:type="simple" xlink:show="embed" xlink:actuate="onLoad"/><draw:image xlink:href="./ObjectReplacements/Object 123" xlink:type="simple" xlink:show="embed" xlink:actuate="onLoad"/><svg:desc>formula</svg:desc></draw:frame>will all be a space and time two form. <text:span text:style-name="T35">A</text:span>ll the electric field components will live in these time these time wedged two forms and the space components will be in the magnetic field two forms.</text:p>
      <text:p text:style-name="P44"/>
      <text:p text:style-name="P44"><text:span text:style-name="T35">T</text:span>hat's the same one we did before but now the difference is we're going to create the four current. <text:span text:style-name="T35">T</text:span>he four current is going to be the current vector, the current in the<draw:frame draw:style-name="fr1" draw:name="Object123" text:anchor-type="as-char" svg:y="-0.1484in" svg:width="0.1701in" svg:height="0.1839in" draw:z-index="74"><draw:object xlink:href="./Object 124" xlink:type="simple" xlink:show="embed" xlink:actuate="onLoad"/><draw:image xlink:href="./ObjectReplacements/Object 124" xlink:type="simple" xlink:show="embed" xlink:actuate="onLoad"/></draw:frame>direction<draw:frame draw:style-name="fr1" draw:name="Object124" text:anchor-type="as-char" svg:y="-0.1484in" svg:width="0.1835in" svg:height="0.1839in" draw:z-index="75"><draw:object xlink:href="./Object 125" xlink:type="simple" xlink:show="embed" xlink:actuate="onLoad"/><draw:image xlink:href="./ObjectReplacements/Object 125" xlink:type="simple" xlink:show="embed" xlink:actuate="onLoad"/></draw:frame>direction<draw:frame draw:style-name="fr1" draw:name="Object125" text:anchor-type="as-char" svg:y="-0.1484in" svg:width="0.1598in" svg:height="0.1839in" draw:z-index="79"><draw:object xlink:href="./Object 126" xlink:type="simple" xlink:show="embed" xlink:actuate="onLoad"/><draw:image xlink:href="./ObjectReplacements/Object 126" xlink:type="simple" xlink:show="embed" xlink:actuate="onLoad"/></draw:frame>direction with the<draw:frame draw:style-name="fr1" draw:name="Object126" text:anchor-type="as-char" svg:y="-0.1484in" svg:width="0.511in" svg:height="0.1839in" draw:z-index="80"><draw:object xlink:href="./Object 127" xlink:type="simple" xlink:show="embed" xlink:actuate="onLoad"/><draw:image xlink:href="./ObjectReplacements/Object 127" xlink:type="simple" xlink:show="embed" xlink:actuate="onLoad"/></draw:frame>basis vectors where I'm now using the manifold notation of the tangent space basis vectors in the coordinate basis:</text:p>
      <text:p text:style-name="P45"/>
      <table:table table:name="Table28" table:style-name="Table28">
        <table:table-column table:style-name="Table28.A"/>
        <table:table-column table:style-name="Table28.B"/>
        <table:table-header-rows>
          <table:table-row>
            <table:table-cell table:style-name="Table28.A1" office:value-type="string">
              <text:p text:style-name="P72"><draw:frame draw:style-name="fr1" draw:name="Object127" text:anchor-type="as-char" svg:y="-0.2154in" svg:width="4.4181in" svg:height="0.2902in" draw:z-index="88"><draw:object xlink:href="./Object 128" xlink:type="simple" xlink:show="embed" xlink:actuate="onLoad"/><draw:image xlink:href="./ObjectReplacements/Object 128" xlink:type="simple" xlink:show="embed" xlink:actuate="onLoad"/><svg:desc>formula</svg:desc></draw:frame></text:p>
            </table:table-cell>
            <table:table-cell table:style-name="Table28.A1" office:value-type="string">
              <text:p text:style-name="P73">(<text:sequence text:ref-name="refText27" text:name="Text" text:formula="ooow:Text+1" style:num-format="1">28</text:sequence>)</text:p>
            </table:table-cell>
          </table:table-row>
        </table:table-header-rows>
      </table:table>
      <text:p text:style-name="P44"/>
      <text:p text:style-name="P44"><text:span text:style-name="T36">W</text:span>hich is <text:span text:style-name="T36">a </text:span>direct substitution for<draw:frame draw:style-name="fr1" draw:name="Object128" text:anchor-type="as-char" svg:y="-0.1484in" svg:width="0.752in" svg:height="0.2091in" draw:z-index="89"><draw:object xlink:href="./Object 129" xlink:type="simple" xlink:show="embed" xlink:actuate="onLoad"/><draw:image xlink:href="./ObjectReplacements/Object 129" xlink:type="simple" xlink:show="embed" xlink:actuate="onLoad"/></draw:frame>or<draw:frame draw:style-name="fr1" draw:name="Object129" text:anchor-type="as-char" svg:y="-0.1728in" svg:width="0.4665in" svg:height="0.2083in" draw:z-index="90"><draw:object xlink:href="./Object 130" xlink:type="simple" xlink:show="embed" xlink:actuate="onLoad"/><draw:image xlink:href="./ObjectReplacements/Object 130" xlink:type="simple" xlink:show="embed" xlink:actuate="onLoad"/></draw:frame>depending on what fields you're arriving here from but we take those three and we give them the spatial components but we give the charge to the time component so this is now the <text:span text:style-name="T36">four</text:span> vector that will represent the current but notice that the charge is considered to be the current that's in the direction of purely with time, it doesn't have any spatial direction it's the directions associated entirely with time which I find fascinating I don't know why I think that's really an interesting way of blending these things together this is not a big mystery nor is it</text:p>
      <text:p text:style-name="Standard">unique to this particular branch of study having a four current is totally normal in relativity theory.</text:p>
      <text:p text:style-name="Standard"/>
      <text:p text:style-name="P46"><text:span text:style-name="T36">N</text:span>ow I'm going to take<draw:frame draw:style-name="fr1" draw:name="Object130" text:anchor-type="as-char" svg:y="-0.089in" svg:width="0.1984in" svg:height="0.1307in" draw:z-index="91"><draw:object xlink:href="./Object 131" xlink:type="simple" xlink:show="embed" xlink:actuate="onLoad"/><draw:image xlink:href="./ObjectReplacements/Object 131" xlink:type="simple" xlink:show="embed" xlink:actuate="onLoad"/></draw:frame>and instead of calling it the charge density, I'm going to make it the <text:span text:style-name="T36">0</text:span><text:span text:style-name="T37">th</text:span><text:span text:style-name="T36"> </text:span>component of the current four vector so now we have it where everything has an up and down index for every component so<draw:frame draw:style-name="fr1" draw:name="Object131" text:anchor-type="as-char" svg:y="-0.089in" svg:width="0.1984in" svg:height="0.1307in" draw:z-index="92"><draw:object xlink:href="./Object 132" xlink:type="simple" xlink:show="embed" xlink:actuate="onLoad"/><draw:image xlink:href="./ObjectReplacements/Object 132" xlink:type="simple" xlink:show="embed" xlink:actuate="onLoad"/></draw:frame>now becomes<draw:frame draw:style-name="fr1" draw:name="Object132" text:anchor-type="as-char" svg:y="-0.1602in" svg:width="0.2256in" svg:height="0.1957in" draw:z-index="93"><draw:object xlink:href="./Object 133" xlink:type="simple" xlink:show="embed" xlink:actuate="onLoad"/><draw:image xlink:href="./ObjectReplacements/Object 133" xlink:type="simple" xlink:show="embed" xlink:actuate="onLoad"/></draw:frame>and now we convert this vector to the four current one form and we do this by doing the one to one correspondence between the vectors and the co-vectors and we <text:soft-page-break/>take these up indices to down indices but now we do have to remember now we're dealing with a four vector and we're dealing with the <text:span text:style-name="T1">L</text:span>orentzian metric so this is fine you can just simply lower the indices that's completely fine but we do have to remember that the super scripting is no longer equals the subscript index for the <text:span text:style-name="T36">0</text:span><text:span text:style-name="T37">th </text:span>component in the convention we're using it actually equals the negative of that that's a very standard relativistic thing that we've covered in previous lessons.</text:p>
      <text:p text:style-name="P47"/>
      <table:table table:name="Table29" table:style-name="Table29">
        <table:table-column table:style-name="Table29.A"/>
        <table:table-column table:style-name="Table29.B"/>
        <table:table-header-rows>
          <table:table-row>
            <table:table-cell table:style-name="Table29.A1" office:value-type="string">
              <text:p text:style-name="P72"><draw:frame draw:style-name="fr1" draw:name="Object133" text:anchor-type="as-char" svg:y="-0.2154in" svg:width="1.8835in" svg:height="0.2902in" draw:z-index="124"><draw:object xlink:href="./Object 134" xlink:type="simple" xlink:show="embed" xlink:actuate="onLoad"/><draw:image xlink:href="./ObjectReplacements/Object 134" xlink:type="simple" xlink:show="embed" xlink:actuate="onLoad"/><svg:desc>formula</svg:desc></draw:frame></text:p>
            </table:table-cell>
            <table:table-cell table:style-name="Table29.A1" office:value-type="string">
              <text:p text:style-name="P73">(<text:sequence text:ref-name="refText28" text:name="Text" text:formula="ooow:Text+1" style:num-format="1">29</text:sequence>)</text:p>
            </table:table-cell>
          </table:table-row>
        </table:table-header-rows>
      </table:table>
      <text:p text:style-name="P46"/>
      <text:p text:style-name="P48"><text:span text:style-name="T36">U</text:span>nderstand now it's no longer the straight up Euclidean metric anymore, it's Euclidean for the space parts but this time part introduces this negative sign so now this<draw:frame draw:style-name="fr1" draw:name="Object134" text:anchor-type="as-char" svg:y="-0.1484in" svg:width="0.1835in" svg:height="0.1839in" draw:z-index="97"><draw:object xlink:href="./Object 135" xlink:type="simple" xlink:show="embed" xlink:actuate="onLoad"/><draw:image xlink:href="./ObjectReplacements/Object 135" xlink:type="simple" xlink:show="embed" xlink:actuate="onLoad"/></draw:frame><text:span text:style-name="T39">one</text:span> form if you really were to compare it to the four current as we originally wrote it we'll have minus<draw:frame draw:style-name="fr1" draw:name="Object135" text:anchor-type="as-char" svg:y="-0.089in" svg:width="0.1984in" svg:height="0.1307in" draw:z-index="98"><draw:object xlink:href="./Object 136" xlink:type="simple" xlink:show="embed" xlink:actuate="onLoad"/><draw:image xlink:href="./ObjectReplacements/Object 136" xlink:type="simple" xlink:show="embed" xlink:actuate="onLoad"/></draw:frame>here:</text:p>
      <text:p text:style-name="P49"/>
      <table:table table:name="Table30" table:style-name="Table30">
        <table:table-column table:style-name="Table30.A"/>
        <table:table-column table:style-name="Table30.B"/>
        <table:table-header-rows>
          <table:table-row>
            <table:table-cell table:style-name="Table30.A1" office:value-type="string">
              <text:p text:style-name="P72"><draw:frame draw:style-name="fr1" draw:name="Object136" text:anchor-type="as-char" svg:y="-0.2154in" svg:width="5.7972in" svg:height="0.2902in" draw:z-index="125"><draw:object xlink:href="./Object 137" xlink:type="simple" xlink:show="embed" xlink:actuate="onLoad"/><draw:image xlink:href="./ObjectReplacements/Object 137" xlink:type="simple" xlink:show="embed" xlink:actuate="onLoad"/><svg:desc>formula</svg:desc></draw:frame></text:p>
            </table:table-cell>
            <table:table-cell table:style-name="Table30.A1" office:value-type="string">
              <text:p text:style-name="P73">(<text:sequence text:ref-name="refText29" text:name="Text" text:formula="ooow:Text+1" style:num-format="1">30</text:sequence>)</text:p>
            </table:table-cell>
          </table:table-row>
        </table:table-header-rows>
      </table:table>
      <text:p text:style-name="P48"/>
      <text:p text:style-name="P48"><text:span text:style-name="T39">W</text:span>e could have also written it wouldn't have been very reasonable to write<draw:frame draw:style-name="fr1" draw:name="Object137" text:anchor-type="as-char" svg:y="-0.1602in" svg:width="0.6457in" svg:height="0.1957in" draw:z-index="100"><draw:object xlink:href="./Object 138" xlink:type="simple" xlink:show="embed" xlink:actuate="onLoad"/><draw:image xlink:href="./ObjectReplacements/Object 138" xlink:type="simple" xlink:show="embed" xlink:actuate="onLoad"/></draw:frame>, that's not totally very conventional to have these two superscripts together but remember<draw:frame draw:style-name="fr1" draw:name="Object138" text:anchor-type="as-char" svg:y="-0.1602in" svg:width="0.2256in" svg:height="0.1957in" draw:z-index="121"><draw:object xlink:href="./Object 139" xlink:type="simple" xlink:show="embed" xlink:actuate="onLoad"/><draw:image xlink:href="./ObjectReplacements/Object 139" xlink:type="simple" xlink:show="embed" xlink:actuate="onLoad"/><svg:desc>formula</svg:desc></draw:frame>is a number it equals<draw:frame draw:style-name="fr1" draw:name="Object139" text:anchor-type="as-char" svg:y="-0.1484in" svg:width="0.361in" svg:height="0.2091in" draw:z-index="123"><draw:object xlink:href="./Object 140" xlink:type="simple" xlink:show="embed" xlink:actuate="onLoad"/><draw:image xlink:href="./ObjectReplacements/Object 140" xlink:type="simple" xlink:show="embed" xlink:actuate="onLoad"/><svg:desc>formula</svg:desc></draw:frame>so you could do that, the beauty of the notation is that minus sign is tracked for us just by lowering the subscript and knowing that these things are not necessarily equal however remember these three <text:span text:style-name="T39">spatial </text:span>are equal. <text:span text:style-name="T39">A</text:span>nyway the upshot of all this is that you end up with the four current one form <text:sequence-ref text:reference-format="text" text:ref-name="refText29">(30)</text:sequence-ref>.</text:p>
      <text:p text:style-name="Standard"/>
      <text:p text:style-name="P50"><text:span text:style-name="T40">N</text:span>ow we can start tying these things back together again so now this time we are going to show that this expression the Hodge dual of the exterior derivative of the Hodge dual of the electromagnetic field two form equals the current one form that we just assembled:</text:p>
      <text:p text:style-name="P51"/>
      <table:table table:name="Table31" table:style-name="Table31">
        <table:table-column table:style-name="Table31.A"/>
        <table:table-column table:style-name="Table31.B"/>
        <table:table-header-rows>
          <table:table-row>
            <table:table-cell table:style-name="Table31.A1" office:value-type="string">
              <text:p text:style-name="P72"><draw:frame draw:style-name="fr1" draw:name="Object140" text:anchor-type="as-char" svg:y="-0.1854in" svg:width="0.9772in" svg:height="0.2307in" draw:z-index="126"><draw:object xlink:href="./Object 141" xlink:type="simple" xlink:show="embed" xlink:actuate="onLoad"/><draw:image xlink:href="./ObjectReplacements/Object 141" xlink:type="simple" xlink:show="embed" xlink:actuate="onLoad"/><svg:desc>formula</svg:desc></draw:frame></text:p>
            </table:table-cell>
            <table:table-cell table:style-name="Table31.A1" office:value-type="string">
              <text:p text:style-name="P73">(<text:sequence text:ref-name="refText30" text:name="Text" text:formula="ooow:Text+1" style:num-format="1">31</text:sequence>)</text:p>
            </table:table-cell>
          </table:table-row>
        </table:table-header-rows>
      </table:table>
      <text:p text:style-name="P50"/>
      <text:p text:style-name="P50"><text:span text:style-name="T40">W</text:span>e're going to show that this is equivalent to those two Maxwell's equations <text:sequence-ref text:reference-format="text" text:ref-name="refText25">(26)</text:sequence-ref>. I'm just going to demonstrate that this is the case. <text:span text:style-name="T40">F</text:span>irst we do some logic testing, <draw:frame draw:style-name="fr1" draw:name="Object141" text:anchor-type="as-char" svg:y="-0.1484in" svg:width="0.1992in" svg:height="0.1839in" draw:z-index="128"><draw:object xlink:href="./Object 142" xlink:type="simple" xlink:show="embed" xlink:actuate="onLoad"/><draw:image xlink:href="./ObjectReplacements/Object 142" xlink:type="simple" xlink:show="embed" xlink:actuate="onLoad"/></draw:frame>is a two form in four dimensional space so we have a four dimensional space and<draw:frame draw:style-name="fr1" draw:name="Object142" text:anchor-type="as-char" svg:y="-0.1484in" svg:width="0.1992in" svg:height="0.1839in" draw:z-index="129"><draw:object xlink:href="./Object 143" xlink:type="simple" xlink:show="embed" xlink:actuate="onLoad"/><draw:image xlink:href="./ObjectReplacements/Object 143" xlink:type="simple" xlink:show="embed" xlink:actuate="onLoad"/><svg:desc>formula</svg:desc></draw:frame>is a two form so the Hodge dual of a two form in four dimensional space is another two form so this object right here<draw:frame draw:style-name="fr1" draw:name="Object143" text:anchor-type="as-char" svg:y="-0.1484in" svg:width="0.3311in" svg:height="0.1839in" draw:z-index="187"><draw:object xlink:href="./Object 144" xlink:type="simple" xlink:show="embed" xlink:actuate="onLoad"/><draw:image xlink:href="./ObjectReplacements/Object 144" xlink:type="simple" xlink:show="embed" xlink:actuate="onLoad"/><svg:desc>formula</svg:desc></draw:frame>is a two form even though<draw:frame draw:style-name="fr1" draw:name="Object144" text:anchor-type="as-char" svg:y="-0.1484in" svg:width="0.1992in" svg:height="0.1839in" draw:z-index="188"><draw:object xlink:href="./Object 145" xlink:type="simple" xlink:show="embed" xlink:actuate="onLoad"/><draw:image xlink:href="./ObjectReplacements/Object 145" xlink:type="simple" xlink:show="embed" xlink:actuate="onLoad"/><svg:desc>formula</svg:desc></draw:frame>is a two form it doesn't change because the two forms are Hodge dual to themselves and then just to be clear about that remember that if the underlying vector space<draw:frame draw:style-name="fr1" draw:name="Object145" text:anchor-type="as-char" svg:y="-0.1484in" svg:width="0.2047in" svg:height="0.1839in" draw:z-index="189"><draw:object xlink:href="./Object 146" xlink:type="simple" xlink:show="embed" xlink:actuate="onLoad"/><draw:image xlink:href="./ObjectReplacements/Object 146" xlink:type="simple" xlink:show="embed" xlink:actuate="onLoad"/></draw:frame>is a four dimensional then the co-vector space is four dimensional, the zero forms are still the functions and the four forms are one dimensional space with this single quadruple wedge product then the one forms are Hodge dual to the three forms and the two forms are Hodge dual to themselves. <text:span text:style-name="T40">I</text:span>n three dimensional space it was different, in three dimensional space there would only be one three form it would just be <text:span text:style-name="T41">a</text:span> single three form and then you would lose all the two forms with a zero on it so you'd end up with these three two forms, these three one forms, this zero form, the four form goes away and you just <text:span text:style-name="T41">are </text:span>left with the three form and so now one forms <text:span text:style-name="T41">are</text:span> dual with two forms, that's the way it was for three dimensio<text:span text:style-name="T41">ns.</text:span></text:p>
      <text:p text:style-name="P52"/>
      <text:p text:style-name="P53"><text:span text:style-name="T41">W</text:span>ith that in mind, now that we understand that this actually does make sense <text:sequence-ref text:reference-format="text" text:ref-name="refText30">(31)</text:sequence-ref>, that means the left hand side is a one form because the as I said this was a this the Hodge dual of the electromagnetic two form is another two form the exterior derivative of a two form is a three form and in four dimensional space the Hodge dual of a three form is a one form and<draw:frame draw:style-name="fr1" draw:name="Object146" text:anchor-type="as-char" svg:y="-0.1484in" svg:width="0.1736in" svg:height="0.1839in" draw:z-index="175"><draw:object xlink:href="./Object 147" xlink:type="simple" xlink:show="embed" xlink:actuate="onLoad"/><draw:image xlink:href="./ObjectReplacements/Object 147" xlink:type="simple" xlink:show="embed" xlink:actuate="onLoad"/></draw:frame>is a one form so <text:span text:style-name="T41">both sides are </text:span>one form<text:span text:style-name="T41">s. N</text:span>ow we have to calculate these things piece by piece and see what we get and it's not going to be too difficult we're it's all familiar the Hodge <text:span text:style-name="T42">dual</text:span> of the electromagnetic two form is:</text:p>
      <text:p text:style-name="P54"><text:soft-page-break/></text:p>
      <table:table table:name="Table32" table:style-name="Table32">
        <table:table-column table:style-name="Table32.A"/>
        <table:table-column table:style-name="Table32.B"/>
        <table:table-header-rows>
          <table:table-row>
            <table:table-cell table:style-name="Table32.A1" office:value-type="string">
              <text:p text:style-name="P72"><draw:frame draw:style-name="fr1" draw:name="Object147" text:anchor-type="as-char" svg:y="-0.8134in" svg:width="4.3917in" svg:height="1.5783in" draw:z-index="135"><draw:object xlink:href="./Object 148" xlink:type="simple" xlink:show="embed" xlink:actuate="onLoad"/><draw:image xlink:href="./ObjectReplacements/Object 148" xlink:type="simple" xlink:show="embed" xlink:actuate="onLoad"/><svg:desc>formula</svg:desc></draw:frame></text:p>
            </table:table-cell>
            <table:table-cell table:style-name="Table32.A1" office:value-type="string">
              <text:p text:style-name="P73">(<text:sequence text:ref-name="refText31" text:name="Text" text:formula="ooow:Text+1" style:num-format="1">32</text:sequence>)</text:p>
            </table:table-cell>
          </table:table-row>
        </table:table-header-rows>
      </table:table>
      <text:p text:style-name="P53"/>
      <text:p text:style-name="P55">I've rewritten them here:</text:p>
      <text:p text:style-name="P56"/>
      <table:table table:name="Table33" table:style-name="Table33">
        <table:table-column table:style-name="Table33.A"/>
        <table:table-column table:style-name="Table33.B"/>
        <table:table-header-rows>
          <table:table-row>
            <table:table-cell table:style-name="Table33.A1" office:value-type="string">
              <text:p text:style-name="P72"><draw:frame draw:style-name="fr1" draw:name="Object148" text:anchor-type="as-char" svg:y="-0.3228in" svg:width="4.3429in" svg:height="0.5874in" draw:z-index="138"><draw:object xlink:href="./Object 149" xlink:type="simple" xlink:show="embed" xlink:actuate="onLoad"/><draw:image xlink:href="./ObjectReplacements/Object 149" xlink:type="simple" xlink:show="embed" xlink:actuate="onLoad"/><svg:desc>formula</svg:desc></draw:frame></text:p>
            </table:table-cell>
            <table:table-cell table:style-name="Table33.A1" office:value-type="string">
              <text:p text:style-name="P73">(<text:sequence text:ref-name="refText32" text:name="Text" text:formula="ooow:Text+1" style:num-format="1">33</text:sequence>)</text:p>
            </table:table-cell>
          </table:table-row>
        </table:table-header-rows>
      </table:table>
      <text:p text:style-name="P57"/>
      <table:table table:name="Table34" table:style-name="Table34">
        <table:table-column table:style-name="Table34.A"/>
        <table:table-column table:style-name="Table34.B"/>
        <table:table-header-rows>
          <table:table-row>
            <table:table-cell table:style-name="Table34.A1" office:value-type="string">
              <text:p text:style-name="P72"><draw:frame draw:style-name="fr1" draw:name="Object149" text:anchor-type="as-char" svg:y="-0.3228in" svg:width="4.3437in" svg:height="0.5874in" draw:z-index="139"><draw:object xlink:href="./Object 150" xlink:type="simple" xlink:show="embed" xlink:actuate="onLoad"/><draw:image xlink:href="./ObjectReplacements/Object 150" xlink:type="simple" xlink:show="embed" xlink:actuate="onLoad"/><svg:desc>formula</svg:desc></draw:frame></text:p>
            </table:table-cell>
            <table:table-cell table:style-name="Table34.A1" office:value-type="string">
              <text:p text:style-name="P73">(<text:sequence text:ref-name="refText33" text:name="Text" text:formula="ooow:Text+1" style:num-format="1">34</text:sequence>)</text:p>
            </table:table-cell>
          </table:table-row>
        </table:table-header-rows>
      </table:table>
      <text:p text:style-name="P57"/>
      <table:table table:name="Table35" table:style-name="Table35">
        <table:table-column table:style-name="Table35.A"/>
        <table:table-column table:style-name="Table35.B"/>
        <table:table-header-rows>
          <table:table-row>
            <table:table-cell table:style-name="Table35.A1" office:value-type="string">
              <text:p text:style-name="P72"><draw:frame draw:style-name="fr1" draw:name="Object150" text:anchor-type="as-char" svg:y="-0.3228in" svg:width="4.3409in" svg:height="0.5874in" draw:z-index="142"><draw:object xlink:href="./Object 151" xlink:type="simple" xlink:show="embed" xlink:actuate="onLoad"/><draw:image xlink:href="./ObjectReplacements/Object 151" xlink:type="simple" xlink:show="embed" xlink:actuate="onLoad"/><svg:desc>formula</svg:desc></draw:frame></text:p>
            </table:table-cell>
            <table:table-cell table:style-name="Table35.A1" office:value-type="string">
              <text:p text:style-name="P73">(<text:sequence text:ref-name="refText34" text:name="Text" text:formula="ooow:Text+1" style:num-format="1">35</text:sequence>)</text:p>
            </table:table-cell>
          </table:table-row>
        </table:table-header-rows>
      </table:table>
      <text:p text:style-name="P57"/>
      <table:table table:name="Table36" table:style-name="Table36">
        <table:table-column table:style-name="Table36.A"/>
        <table:table-column table:style-name="Table36.B"/>
        <table:table-header-rows>
          <table:table-row>
            <table:table-cell table:style-name="Table36.A1" office:value-type="string">
              <text:p text:style-name="P72"><draw:frame draw:style-name="fr1" draw:name="Object151" text:anchor-type="as-char" svg:y="-0.3228in" svg:width="3.9189in" svg:height="0.5874in" draw:z-index="144"><draw:object xlink:href="./Object 152" xlink:type="simple" xlink:show="embed" xlink:actuate="onLoad"/><draw:image xlink:href="./ObjectReplacements/Object 152" xlink:type="simple" xlink:show="embed" xlink:actuate="onLoad"/><svg:desc>formula</svg:desc></draw:frame></text:p>
            </table:table-cell>
            <table:table-cell table:style-name="Table36.A1" office:value-type="string">
              <text:p text:style-name="P73">(<text:sequence text:ref-name="refText35" text:name="Text" text:formula="ooow:Text+1" style:num-format="1">36</text:sequence>)</text:p>
            </table:table-cell>
          </table:table-row>
        </table:table-header-rows>
      </table:table>
      <text:p text:style-name="P57"/>
      <table:table table:name="Table37" table:style-name="Table37">
        <table:table-column table:style-name="Table37.A"/>
        <table:table-column table:style-name="Table37.B"/>
        <table:table-header-rows>
          <table:table-row>
            <table:table-cell table:style-name="Table37.A1" office:value-type="string">
              <text:p text:style-name="P72"><draw:frame draw:style-name="fr1" draw:name="Object152" text:anchor-type="as-char" svg:y="-0.3228in" svg:width="3.9217in" svg:height="0.5874in" draw:z-index="151"><draw:object xlink:href="./Object 153" xlink:type="simple" xlink:show="embed" xlink:actuate="onLoad"/><draw:image xlink:href="./ObjectReplacements/Object 153" xlink:type="simple" xlink:show="embed" xlink:actuate="onLoad"/><svg:desc>formula</svg:desc></draw:frame></text:p>
            </table:table-cell>
            <table:table-cell table:style-name="Table37.A1" office:value-type="string">
              <text:p text:style-name="P73">(<text:sequence text:ref-name="refText36" text:name="Text" text:formula="ooow:Text+1" style:num-format="1">37</text:sequence>)</text:p>
            </table:table-cell>
          </table:table-row>
        </table:table-header-rows>
      </table:table>
      <text:p text:style-name="P57"/>
      <table:table table:name="Table38" table:style-name="Table38">
        <table:table-column table:style-name="Table38.A"/>
        <table:table-column table:style-name="Table38.B"/>
        <table:table-header-rows>
          <table:table-row>
            <table:table-cell table:style-name="Table38.A1" office:value-type="string">
              <text:p text:style-name="P72"><draw:frame draw:style-name="fr1" draw:name="Object153" text:anchor-type="as-char" svg:y="-0.3228in" svg:width="3.9201in" svg:height="0.5874in" draw:z-index="152"><draw:object xlink:href="./Object 154" xlink:type="simple" xlink:show="embed" xlink:actuate="onLoad"/><draw:image xlink:href="./ObjectReplacements/Object 154" xlink:type="simple" xlink:show="embed" xlink:actuate="onLoad"/><svg:desc>formula</svg:desc></draw:frame></text:p>
            </table:table-cell>
            <table:table-cell table:style-name="Table38.A1" office:value-type="string">
              <text:p text:style-name="P73">(<text:sequence text:ref-name="refText37" text:name="Text" text:formula="ooow:Text+1" style:num-format="1">38</text:sequence>)</text:p>
            </table:table-cell>
          </table:table-row>
        </table:table-header-rows>
      </table:table>
      <text:p text:style-name="P55"/>
      <text:p text:style-name="Standard"><text:span text:style-name="T43">A</text:span>t this point you should be familiar with how to do these Hodge duels we've done it several times so where did I go so the Hodge dual of<draw:frame draw:style-name="fr1" draw:name="Object154" text:anchor-type="as-char" svg:y="-0.1484in" svg:width="0.1992in" svg:height="0.1839in" draw:z-index="153"><draw:object xlink:href="./Object 155" xlink:type="simple" xlink:show="embed" xlink:actuate="onLoad"/><draw:image xlink:href="./ObjectReplacements/Object 155" xlink:type="simple" xlink:show="embed" xlink:actuate="onLoad"/></draw:frame>is given by this expression <text:sequence-ref text:reference-format="text" text:ref-name="refText31">(32)</text:sequence-ref><text:s/>which is another two form but notice now that<draw:frame draw:style-name="fr1" draw:name="Object155" text:anchor-type="as-char" svg:y="-0.1484in" svg:width="0.2in" svg:height="0.1839in" draw:z-index="156"><draw:object xlink:href="./Object 156" xlink:type="simple" xlink:show="embed" xlink:actuate="onLoad"/><draw:image xlink:href="./ObjectReplacements/Object 156" xlink:type="simple" xlink:show="embed" xlink:actuate="onLoad"/></draw:frame>is attached to purely spatial parts and<draw:frame draw:style-name="fr1" draw:name="Object156" text:anchor-type="as-char" svg:y="-0.1484in" svg:width="0.202in" svg:height="0.1839in" draw:z-index="158"><draw:object xlink:href="./Object 157" xlink:type="simple" xlink:show="embed" xlink:actuate="onLoad"/><draw:image xlink:href="./ObjectReplacements/Object 157" xlink:type="simple" xlink:show="embed" xlink:actuate="onLoad"/><svg:desc>formula</svg:desc></draw:frame>is now attached to purely time parts which is interesting so this is the dual of the electromagnetic two form if we were to put this in a matrix form you remember the electromagnetic fo<text:span text:style-name="T44">u</text:span>r tensor when you write it in matrix form the electric fields are on the edges and the magnetic field is in the middle where everything's diagonal but the dual version it swaps, the magnetic fields are on the edges because they have now the time component and the electric fields are in the middle so and that's reflected here right now you have the electric fields are associated with purely spatial components and the exterior derivative of the Hodge dual of the electromagnetic <text:soft-page-break/>field tensor that's a little bit more of a hassle to calculate but we've done it several times and we're expecting a <text:span text:style-name="T44">three</text:span> form which is exactly what we get:</text:p>
      <text:p text:style-name="P58"/>
      <table:table table:name="Table39" table:style-name="Table39">
        <table:table-column table:style-name="Table39.A"/>
        <table:table-column table:style-name="Table39.B"/>
        <table:table-header-rows>
          <table:table-row>
            <table:table-cell table:style-name="Table39.A1" office:value-type="string">
              <text:p text:style-name="P72"><draw:frame draw:style-name="fr1" draw:name="Object157" text:anchor-type="as-char" svg:y="-0.9181in" svg:width="4.3583in" svg:height="1.7925in" draw:z-index="143"><draw:object xlink:href="./Object 158" xlink:type="simple" xlink:show="embed" xlink:actuate="onLoad"/><draw:image xlink:href="./ObjectReplacements/Object 158" xlink:type="simple" xlink:show="embed" xlink:actuate="onLoad"/><svg:desc>formula</svg:desc></draw:frame></text:p>
            </table:table-cell>
            <table:table-cell table:style-name="Table39.A1" office:value-type="string">
              <text:p text:style-name="P73">(<text:sequence text:ref-name="refText38" text:name="Text" text:formula="ooow:Text+1" style:num-format="1">39</text:sequence>)</text:p>
            </table:table-cell>
          </table:table-row>
        </table:table-header-rows>
      </table:table>
      <text:p text:style-name="Standard"/>
      <text:p text:style-name="P61"><text:span text:style-name="T45">Y</text:span>ou can definitely see that now we're going to assemble these partial derivatives in something like Maxwell's equations better show up. <text:span text:style-name="T45">Y</text:span>ou can work it out yourself, I'll leave it up here in case you want to see how I did it. <text:span text:style-name="T45">W</text:span>e can look in advance and we're seeking this differential equation <text:sequence-ref text:reference-format="text" text:ref-name="refText25">(26)</text:sequence-ref><text:s/>here so we're expecting derivatives of the electromagnetic field with respect to time and we're expecting cross products of<draw:frame draw:style-name="fr1" draw:name="Object158" text:anchor-type="as-char" svg:y="-0.1484in" svg:width="0.202in" svg:height="0.1839in" draw:z-index="107"><draw:object xlink:href="./Object 159" xlink:type="simple" xlink:show="embed" xlink:actuate="onLoad"/><draw:image xlink:href="./ObjectReplacements/Object 159" xlink:type="simple" xlink:show="embed" xlink:actuate="onLoad"/></draw:frame>so we we should see differen<text:span text:style-name="T46">t</text:span> in components of<draw:frame draw:style-name="fr1" draw:name="Object159" text:anchor-type="as-char" svg:y="-0.1484in" svg:width="0.202in" svg:height="0.1839in" draw:z-index="108"><draw:object xlink:href="./Object 160" xlink:type="simple" xlink:show="embed" xlink:actuate="onLoad"/><draw:image xlink:href="./ObjectReplacements/Object 160" xlink:type="simple" xlink:show="embed" xlink:actuate="onLoad"/><svg:desc>formula</svg:desc></draw:frame>and we should see sums of some components of<draw:frame draw:style-name="fr1" draw:name="Object160" text:anchor-type="as-char" svg:y="-0.1484in" svg:width="0.2in" svg:height="0.1839in" draw:z-index="109"><draw:object xlink:href="./Object 161" xlink:type="simple" xlink:show="embed" xlink:actuate="onLoad"/><draw:image xlink:href="./ObjectReplacements/Object 161" xlink:type="simple" xlink:show="embed" xlink:actuate="onLoad"/><svg:desc>formula</svg:desc></draw:frame>and then somehow we should see<draw:frame draw:style-name="fr1" draw:name="Object161" text:anchor-type="as-char" svg:y="-0.1484in" svg:width="0.2563in" svg:height="0.1839in" draw:z-index="110"><draw:object xlink:href="./Object 162" xlink:type="simple" xlink:show="embed" xlink:actuate="onLoad"/><draw:image xlink:href="./ObjectReplacements/Object 162" xlink:type="simple" xlink:show="embed" xlink:actuate="onLoad"/></draw:frame>in there. <text:span text:style-name="T46">W</text:span>e shouldn't see those in this part because we're only calculating the left-hand side. <text:span text:style-name="T47">H</text:span>ere's clearly time derivatives of the electric field, we see time derivatives of<draw:frame draw:style-name="fr1" draw:name="Object162" text:anchor-type="as-char" svg:y="-0.1484in" svg:width="0.2in" svg:height="0.1839in" draw:z-index="117"><draw:object xlink:href="./Object 163" xlink:type="simple" xlink:show="embed" xlink:actuate="onLoad"/><draw:image xlink:href="./ObjectReplacements/Object 163" xlink:type="simple" xlink:show="embed" xlink:actuate="onLoad"/><svg:desc>formula</svg:desc></draw:frame>and we see some space derivatives of<draw:frame draw:style-name="fr1" draw:name="Object163" text:anchor-type="as-char" svg:y="-0.1484in" svg:width="0.2in" svg:height="0.1839in" draw:z-index="140"><draw:object xlink:href="./Object 164" xlink:type="simple" xlink:show="embed" xlink:actuate="onLoad"/><draw:image xlink:href="./ObjectReplacements/Object 164" xlink:type="simple" xlink:show="embed" xlink:actuate="onLoad"/><svg:desc>formula</svg:desc></draw:frame>, we see three and they look like divergence and clearly here we see derivatives of<draw:frame draw:style-name="fr1" draw:name="Object164" text:anchor-type="as-char" svg:y="-0.1484in" svg:width="0.202in" svg:height="0.1839in" draw:z-index="141"><draw:object xlink:href="./Object 165" xlink:type="simple" xlink:show="embed" xlink:actuate="onLoad"/><draw:image xlink:href="./ObjectReplacements/Object 165" xlink:type="simple" xlink:show="embed" xlink:actuate="onLoad"/><svg:desc>formula</svg:desc></draw:frame>and we know that we can subtract <text:span text:style-name="T47">them. We </text:span>still have to take the Hodge dual of it down here:</text:p>
      <text:p text:style-name="P60"/>
      <table:table table:name="Table40" table:style-name="Table40">
        <table:table-column table:style-name="Table40.A"/>
        <table:table-column table:style-name="Table40.B"/>
        <table:table-header-rows>
          <table:table-row>
            <table:table-cell table:style-name="Table40.A1" office:value-type="string">
              <text:p text:style-name="P72"><draw:frame draw:style-name="fr1" draw:name="Object165" text:anchor-type="as-char" svg:y="-0.5937in" svg:width="5.048in" svg:height="1.1291in" draw:z-index="145"><draw:object xlink:href="./Object 166" xlink:type="simple" xlink:show="embed" xlink:actuate="onLoad"/><draw:image xlink:href="./ObjectReplacements/Object 166" xlink:type="simple" xlink:show="embed" xlink:actuate="onLoad"/><svg:desc>formula</svg:desc></draw:frame></text:p>
            </table:table-cell>
            <table:table-cell table:style-name="Table40.A1" office:value-type="string">
              <text:p text:style-name="P73">(<text:sequence text:ref-name="refText39" text:name="Text" text:formula="ooow:Text+1" style:num-format="1">40</text:sequence>)</text:p>
            </table:table-cell>
          </table:table-row>
        </table:table-header-rows>
      </table:table>
      <text:p text:style-name="P59"/>
      <text:p text:style-name="Standard"><text:span text:style-name="T48">W</text:span>hen we do that Hodge dual calculation we end up with these, it looks a little shorter because now</text:p>
      <text:p text:style-name="P62">all these three forms have become one forms because the Hodge dual of the three form in four dimensional space is one form:</text:p>
      <text:p text:style-name="P63"/>
      <table:table table:name="Table41" table:style-name="Table41">
        <table:table-column table:style-name="Table41.A"/>
        <table:table-column table:style-name="Table41.B"/>
        <table:table-header-rows>
          <table:table-row>
            <table:table-cell table:style-name="Table41.A1" office:value-type="string">
              <text:p text:style-name="P72"><draw:frame draw:style-name="fr1" draw:name="Object166" text:anchor-type="as-char" svg:y="-0.7681in" svg:width="3.6492in" svg:height="1.4925in" draw:z-index="146"><draw:object xlink:href="./Object 167" xlink:type="simple" xlink:show="embed" xlink:actuate="onLoad"/><draw:image xlink:href="./ObjectReplacements/Object 167" xlink:type="simple" xlink:show="embed" xlink:actuate="onLoad"/><svg:desc>formula</svg:desc></draw:frame></text:p>
            </table:table-cell>
            <table:table-cell table:style-name="Table41.A1" office:value-type="string">
              <text:p text:style-name="P73">(<text:sequence text:ref-name="refText40" text:name="Text" text:formula="ooow:Text+1" style:num-format="1">41</text:sequence>)</text:p>
            </table:table-cell>
          </table:table-row>
        </table:table-header-rows>
      </table:table>
      <text:p text:style-name="P62"/>
      <text:p text:style-name="P62"><text:span text:style-name="T49">N</text:span>ow we can just look at it straight up, I think I've organized this correctly, <text:span text:style-name="T49">the first line </text:span>is clearly the opposite of the time derivative of<draw:frame draw:style-name="fr1" draw:name="Object167" text:anchor-type="as-char" svg:y="-0.1484in" svg:width="0.4957in" svg:height="0.2091in" draw:z-index="147"><draw:object xlink:href="./Object 168" xlink:type="simple" xlink:show="embed" xlink:actuate="onLoad"/><draw:image xlink:href="./ObjectReplacements/Object 168" xlink:type="simple" xlink:show="embed" xlink:actuate="onLoad"/></draw:frame>, that's what this is, we just pull<draw:frame draw:style-name="fr1" draw:name="Object168" text:anchor-type="as-char" svg:y="-0.1244in" svg:width="0.2228in" svg:height="0.1846in" draw:z-index="148"><draw:object xlink:href="./Object 169" xlink:type="simple" xlink:show="embed" xlink:actuate="onLoad"/><draw:image xlink:href="./ObjectReplacements/Object 169" xlink:type="simple" xlink:show="embed" xlink:actuate="onLoad"/></draw:frame>out where<draw:frame draw:style-name="fr1" draw:name="Object169" text:anchor-type="as-char" svg:y="-0.1484in" svg:width="0.2in" svg:height="0.1839in" draw:z-index="149"><draw:object xlink:href="./Object 170" xlink:type="simple" xlink:show="embed" xlink:actuate="onLoad"/><draw:image xlink:href="./ObjectReplacements/Object 170" xlink:type="simple" xlink:show="embed" xlink:actuate="onLoad"/><svg:desc>formula</svg:desc></draw:frame> <text:span text:style-name="T49">one </text:span>form and then <text:span text:style-name="T49">the second line is</text:span><text:span text:style-name="T49"><draw:frame draw:style-name="fr1" draw:name="Object170" text:anchor-type="as-char" svg:y="-0.1602in" svg:width="0.9425in" svg:height="0.2075in" draw:z-index="150"><draw:object xlink:href="./Object 171" xlink:type="simple" xlink:show="embed" xlink:actuate="onLoad"/><draw:image xlink:href="./ObjectReplacements/Object 171" xlink:type="simple" xlink:show="embed" xlink:actuate="onLoad"/></draw:frame></text:span><text:span text:style-name="T49">, </text:span>this is a number remember this is a real number and this <text:soft-page-break/>makes it a one form but it's a one form entirely attached to<draw:frame draw:style-name="fr1" draw:name="Object171" text:anchor-type="as-char" svg:y="-0.1602in" svg:width="0.3138in" svg:height="0.1957in" draw:z-index="26"><draw:object xlink:href="./Object 172" xlink:type="simple" xlink:show="embed" xlink:actuate="onLoad"/><draw:image xlink:href="./ObjectReplacements/Object 172" xlink:type="simple" xlink:show="embed" xlink:actuate="onLoad"/><svg:desc>formula</svg:desc></draw:frame>and that's important. <text:span text:style-name="T49">T</text:span>hat association is very easy and then the last one here if you look at this <text:span text:style-name="T49">three last lines, </text:span>is<draw:frame draw:style-name="fr1" draw:name="Object172" text:anchor-type="as-char" svg:y="-0.1484in" svg:width="0.5583in" svg:height="0.1839in" draw:z-index="27"><draw:object xlink:href="./Object 173" xlink:type="simple" xlink:show="embed" xlink:actuate="onLoad"/><draw:image xlink:href="./ObjectReplacements/Object 173" xlink:type="simple" xlink:show="embed" xlink:actuate="onLoad"/></draw:frame>. <text:span text:style-name="T49">W</text:span>e can write down</text:p>
      <text:p text:style-name="P65">this final version, <text:span text:style-name="T50">because all this stuff is added together to give us</text:span>:</text:p>
      <text:p text:style-name="P65"/>
      <table:table table:name="Table42" table:style-name="Table42">
        <table:table-column table:style-name="Table42.A"/>
        <table:table-column table:style-name="Table42.B"/>
        <table:table-header-rows>
          <table:table-row>
            <table:table-cell table:style-name="Table42.A1" office:value-type="string">
              <text:p text:style-name="P72"><draw:frame draw:style-name="fr1" draw:name="Object173" text:anchor-type="as-char" svg:y="-0.2154in" svg:width="4.152in" svg:height="0.2902in" draw:z-index="113"><draw:object xlink:href="./Object 174" xlink:type="simple" xlink:show="embed" xlink:actuate="onLoad"/><draw:image xlink:href="./ObjectReplacements/Object 174" xlink:type="simple" xlink:show="embed" xlink:actuate="onLoad"/><svg:desc>formula</svg:desc></draw:frame></text:p>
            </table:table-cell>
            <table:table-cell table:style-name="Table42.A1" office:value-type="string">
              <text:p text:style-name="P73">(<text:sequence text:ref-name="refText41" text:name="Text" text:formula="ooow:Text+1" style:num-format="1">42</text:sequence>)</text:p>
            </table:table-cell>
          </table:table-row>
        </table:table-header-rows>
      </table:table>
      <text:p text:style-name="P64"/>
      <text:p text:style-name="P66"><text:span text:style-name="T51">A</text:span>ctually that that's not good because this is in vector form and we really want it to be just the one form of<draw:frame draw:style-name="fr1" draw:name="Object174" text:anchor-type="as-char" svg:y="-0.1484in" svg:width="0.1835in" svg:height="0.1839in" draw:z-index="28"><draw:object xlink:href="./Object 175" xlink:type="simple" xlink:show="embed" xlink:actuate="onLoad"/><draw:image xlink:href="./ObjectReplacements/Object 175" xlink:type="simple" xlink:show="embed" xlink:actuate="onLoad"/></draw:frame>so we just want this to be<draw:frame draw:style-name="fr1" draw:name="Object175" text:anchor-type="as-char" svg:y="-0.1602in" svg:width="1.5937in" svg:height="0.2209in" draw:z-index="29"><draw:object xlink:href="./Object 176" xlink:type="simple" xlink:show="embed" xlink:actuate="onLoad"/><draw:image xlink:href="./ObjectReplacements/Object 176" xlink:type="simple" xlink:show="embed" xlink:actuate="onLoad"/></draw:frame>, <text:span text:style-name="T52">i</text:span>t's supposed to be the spatial part of<draw:frame draw:style-name="fr1" draw:name="Object176" text:anchor-type="as-char" svg:y="-0.1484in" svg:width="0.1835in" svg:height="0.1839in" draw:z-index="30"><draw:object xlink:href="./Object 177" xlink:type="simple" xlink:show="embed" xlink:actuate="onLoad"/><draw:image xlink:href="./ObjectReplacements/Object 177" xlink:type="simple" xlink:show="embed" xlink:actuate="onLoad"/><svg:desc>formula</svg:desc></draw:frame>. <text:span text:style-name="T52">N</text:span>ow when you look at this<draw:frame draw:style-name="fr1" draw:name="Object177" text:anchor-type="as-char" svg:y="-0.1484in" svg:width="0.9756in" svg:height="0.2091in" draw:z-index="31"><draw:object xlink:href="./Object 178" xlink:type="simple" xlink:show="embed" xlink:actuate="onLoad"/><draw:image xlink:href="./ObjectReplacements/Object 178" xlink:type="simple" xlink:show="embed" xlink:actuate="onLoad"/></draw:frame>, these are purely spatial, <draw:frame draw:style-name="fr1" draw:name="Object181" text:anchor-type="as-char" svg:y="-0.1484in" svg:width="0.3571in" svg:height="0.2091in" draw:z-index="32"><draw:object xlink:href="./Object 182" xlink:type="simple" xlink:show="embed" xlink:actuate="onLoad"/><draw:image xlink:href="./ObjectReplacements/Object 182" xlink:type="simple" xlink:show="embed" xlink:actuate="onLoad"/></draw:frame>is the time derivative <text:span text:style-name="T52">of</text:span><text:span text:style-name="T52"><draw:frame draw:style-name="fr1" draw:name="Object178" text:anchor-type="as-char" svg:y="-0.1484in" svg:width="0.1965in" svg:height="0.1839in" draw:z-index="33"><draw:object xlink:href="./Object 179" xlink:type="simple" xlink:show="embed" xlink:actuate="onLoad"/><draw:image xlink:href="./ObjectReplacements/Object 179" xlink:type="simple" xlink:show="embed" xlink:actuate="onLoad"/></draw:frame></text:span>but<draw:frame draw:style-name="fr1" draw:name="Object179" text:anchor-type="as-char" svg:y="-0.1484in" svg:width="0.1965in" svg:height="0.1839in" draw:z-index="34"><draw:object xlink:href="./Object 180" xlink:type="simple" xlink:show="embed" xlink:actuate="onLoad"/><draw:image xlink:href="./ObjectReplacements/Object 180" xlink:type="simple" xlink:show="embed" xlink:actuate="onLoad"/></draw:frame>is totally a spatial one form <text:sequence-ref text:reference-format="text" text:ref-name="refText8">(9)</text:sequence-ref><text:s/>and<draw:frame draw:style-name="fr1" draw:name="Object180" text:anchor-type="as-char" svg:y="-0.1484in" svg:width="0.5583in" svg:height="0.1839in" draw:z-index="38"><draw:object xlink:href="./Object 181" xlink:type="simple" xlink:show="embed" xlink:actuate="onLoad"/><draw:image xlink:href="./ObjectReplacements/Object 181" xlink:type="simple" xlink:show="embed" xlink:actuate="onLoad"/></draw:frame>is also purely spatial, we can look at it <text:sequence-ref text:reference-format="text" text:ref-name="refText40">(41)</text:sequence-ref>, you can see all of these co-vector parts are spatial co-v<text:span text:style-name="T53">e</text:span>ctors so this is purely spatial. <draw:frame draw:style-name="fr1" draw:name="Object182" text:anchor-type="as-char" svg:y="-0.152in" svg:width="0.6626in" svg:height="0.1992in" draw:z-index="50"><draw:object xlink:href="./Object 183" xlink:type="simple" xlink:show="embed" xlink:actuate="onLoad"/><draw:image xlink:href="./ObjectReplacements/Object 183" xlink:type="simple" xlink:show="embed" xlink:actuate="onLoad"/><svg:desc>formula</svg:desc></draw:frame>is a number and<draw:frame draw:style-name="fr1" draw:name="Object183" text:anchor-type="as-char" svg:y="-0.172in" svg:width="0.3138in" svg:height="0.2075in" draw:z-index="51"><draw:object xlink:href="./Object 184" xlink:type="simple" xlink:show="embed" xlink:actuate="onLoad"/><draw:image xlink:href="./ObjectReplacements/Object 184" xlink:type="simple" xlink:show="embed" xlink:actuate="onLoad"/></draw:frame><text:span text:style-name="T53">s</text:span>o this is purely time so you compare to the right hand side and<draw:frame draw:style-name="fr1" draw:name="Object184" text:anchor-type="as-char" svg:y="-0.1602in" svg:width="0.6193in" svg:height="0.202in" draw:z-index="52"><draw:object xlink:href="./Object 185" xlink:type="simple" xlink:show="embed" xlink:actuate="onLoad"/><draw:image xlink:href="./ObjectReplacements/Object 185" xlink:type="simple" xlink:show="embed" xlink:actuate="onLoad"/></draw:frame>is purely time and<draw:frame draw:style-name="fr1" draw:name="Object185" text:anchor-type="as-char" svg:y="-0.1484in" svg:width="0.1736in" svg:height="0.1839in" draw:z-index="83"><draw:object xlink:href="./Object 186" xlink:type="simple" xlink:show="embed" xlink:actuate="onLoad"/><draw:image xlink:href="./ObjectReplacements/Object 186" xlink:type="simple" xlink:show="embed" xlink:actuate="onLoad"/></draw:frame>is purely space so we conclude that<draw:frame draw:style-name="fr1" draw:name="Object186" text:anchor-type="as-char" svg:y="-0.1602in" svg:width="1.3602in" svg:height="0.2075in" draw:z-index="84"><draw:object xlink:href="./Object 187" xlink:type="simple" xlink:show="embed" xlink:actuate="onLoad"/><draw:image xlink:href="./ObjectReplacements/Object 187" xlink:type="simple" xlink:show="embed" xlink:actuate="onLoad"/></draw:frame><text:span text:style-name="T53">and</text:span><text:span text:style-name="T53"><draw:frame draw:style-name="fr1" draw:name="Object187" text:anchor-type="as-char" svg:y="-0.1484in" svg:width="1.2091in" svg:height="0.2091in" draw:z-index="85"><draw:object xlink:href="./Object 188" xlink:type="simple" xlink:show="embed" xlink:actuate="onLoad"/><draw:image xlink:href="./ObjectReplacements/Object 188" xlink:type="simple" xlink:show="embed" xlink:actuate="onLoad"/></draw:frame></text:span>for this expression to equal<draw:frame draw:style-name="fr1" draw:name="Object188" text:anchor-type="as-char" svg:y="-0.1484in" svg:width="0.1736in" svg:height="0.1839in" draw:z-index="86"><draw:object xlink:href="./Object 189" xlink:type="simple" xlink:show="embed" xlink:actuate="onLoad"/><draw:image xlink:href="./ObjectReplacements/Object 189" xlink:type="simple" xlink:show="embed" xlink:actuate="onLoad"/></draw:frame> where<draw:frame draw:style-name="fr1" draw:name="Object189" text:anchor-type="as-char" svg:y="-0.1484in" svg:width="0.1736in" svg:height="0.1839in" draw:z-index="87"><draw:object xlink:href="./Object 190" xlink:type="simple" xlink:show="embed" xlink:actuate="onLoad"/><draw:image xlink:href="./ObjectReplacements/Object 190" xlink:type="simple" xlink:show="embed" xlink:actuate="onLoad"/></draw:frame>is the full two form that we described <text:span text:style-name="T54">in here </text:span><text:span text:style-name="T54"><text:sequence-ref text:reference-format="text" text:ref-name="refText29">(30)</text:sequence-ref></text:span><text:span text:style-name="T54">. </text:span><text:span text:style-name="T55">T</text:span>his part <text:span text:style-name="T55">here</text:span><text:span text:style-name="T55"><draw:frame draw:style-name="fr1" draw:name="Object190" text:anchor-type="as-char" svg:y="-0.1602in" svg:width="1.3602in" svg:height="0.2075in" draw:z-index="190"><draw:object xlink:href="./Object 191" xlink:type="simple" xlink:show="embed" xlink:actuate="onLoad"/><draw:image xlink:href="./ObjectReplacements/Object 191" xlink:type="simple" xlink:show="embed" xlink:actuate="onLoad"/><svg:desc>formula</svg:desc></draw:frame></text:span>is just an expression of Maxwell's equation the first of these Maxwell's equations <text:sequence-ref text:reference-format="text" text:ref-name="refText25">(26)</text:sequence-ref>, that's as simple as that so we know Maxwell's equations are true so we know that this coefficient and that coefficient equal and <text:s/>we get that condition and<draw:frame draw:style-name="fr1" draw:name="Object191" text:anchor-type="as-char" svg:y="-0.1484in" svg:width="0.5583in" svg:height="0.1839in" draw:z-index="191"><draw:object xlink:href="./Object 192" xlink:type="simple" xlink:show="embed" xlink:actuate="onLoad"/><draw:image xlink:href="./ObjectReplacements/Object 192" xlink:type="simple" xlink:show="embed" xlink:actuate="onLoad"/><svg:desc>formula</svg:desc></draw:frame>represents the curl of a magnetic field and<draw:frame draw:style-name="fr1" draw:name="Object192" text:anchor-type="as-char" svg:y="-0.1484in" svg:width="0.3571in" svg:height="0.2091in" draw:z-index="192"><draw:object xlink:href="./Object 193" xlink:type="simple" xlink:show="embed" xlink:actuate="onLoad"/><draw:image xlink:href="./ObjectReplacements/Object 193" xlink:type="simple" xlink:show="embed" xlink:actuate="onLoad"/><svg:desc>formula</svg:desc></draw:frame>is the time derivative of<draw:frame draw:style-name="fr1" draw:name="Object193" text:anchor-type="as-char" svg:y="-0.1484in" svg:width="0.1965in" svg:height="0.1839in" draw:z-index="193"><draw:object xlink:href="./Object 194" xlink:type="simple" xlink:show="embed" xlink:actuate="onLoad"/><draw:image xlink:href="./ObjectReplacements/Object 194" xlink:type="simple" xlink:show="embed" xlink:actuate="onLoad"/></draw:frame>and it equals<draw:frame draw:style-name="fr1" draw:name="Object194" text:anchor-type="as-char" svg:y="-0.1484in" svg:width="0.1736in" svg:height="0.1839in" draw:z-index="194"><draw:object xlink:href="./Object 195" xlink:type="simple" xlink:show="embed" xlink:actuate="onLoad"/><draw:image xlink:href="./ObjectReplacements/Object 195" xlink:type="simple" xlink:show="embed" xlink:actuate="onLoad"/></draw:frame>, well that's exactly th<text:span text:style-name="T55">e second</text:span> expression here <text:sequence-ref text:reference-format="text" text:ref-name="refText25">(26)</text:sequence-ref>.</text:p>
      <text:p text:style-name="P66"/>
      <text:p text:style-name="Standard"><text:span text:style-name="T56">T</text:span>herefore we know that the way we modeled the electromagnetic field tensor and the construction of</text:p>
      <text:p text:style-name="P67">this exterior algebra actually takes those two Maxwell's equations and burns them into a single one. <text:span text:style-name="T56">N</text:span>ow we have demonstrated that these two Maxwell's equations can ultimately be expressed by the Hodge dual of the exterior derivative of the Hodge dual of the electromagnetic field t<text:span text:style-name="T56">w</text:span>o form <text:sequence-ref text:reference-format="text" text:ref-name="refText30">(31)</text:sequence-ref>. </text:p>
      <text:p text:style-name="P68"/>
      <table:table table:name="Table43" table:style-name="Table43">
        <table:table-column table:style-name="Table43.A"/>
        <table:table-column table:style-name="Table43.B"/>
        <table:table-header-rows>
          <table:table-row>
            <table:table-cell table:style-name="Table43.A1" office:value-type="string">
              <text:p text:style-name="P72"><draw:frame draw:style-name="fr1" draw:name="Object195" text:anchor-type="as-char" svg:y="-0.2965in" svg:width="1.0736in" svg:height="0.5189in" draw:z-index="195"><draw:object xlink:href="./Object 196" xlink:type="simple" xlink:show="embed" xlink:actuate="onLoad"/><draw:image xlink:href="./ObjectReplacements/Object 196" xlink:type="simple" xlink:show="embed" xlink:actuate="onLoad"/><svg:desc>formula</svg:desc></draw:frame></text:p>
            </table:table-cell>
            <table:table-cell table:style-name="Table43.A1" office:value-type="string">
              <text:p text:style-name="P73">(<text:sequence text:ref-name="refText42" text:name="Text" text:formula="ooow:Text+1" style:num-format="1">43</text:sequence>)</text:p>
            </table:table-cell>
          </table:table-row>
        </table:table-header-rows>
      </table:table>
      <text:p text:style-name="Standard"/>
      <text:p text:style-name="P67"><text:span text:style-name="T57">T</text:span>hese two very simple expressions give us the same information that's in Maxwell's equations. <text:span text:style-name="T57">L</text:span>ook how tidy this is this is very and this tidiness is what should impress you because it means that modeling the electromagnetic field as a two form the way we have is somehow profound because by doing that modeling we get much simpler expressions for the underlying Physics and so interpreting this<draw:frame draw:style-name="fr1" draw:name="Object196" text:anchor-type="as-char" svg:y="-0.1484in" svg:width="0.1992in" svg:height="0.1839in" draw:z-index="196"><draw:object xlink:href="./Object 197" xlink:type="simple" xlink:show="embed" xlink:actuate="onLoad"/><draw:image xlink:href="./ObjectReplacements/Object 197" xlink:type="simple" xlink:show="embed" xlink:actuate="onLoad"/></draw:frame>is actually worth our time to see what is it that it's trying to tell us about the electromagnetic field. <text:span text:style-name="T57">F</text:span>irst of all I think it is telling us that we live in a four-dimensional world because when you add that <text:span text:style-name="T57">4</text:span><text:span text:style-name="T38">th </text:span>dimension things tighten up very much and for Physics this is a really beautiful thing, for engineering though you're just going to do what we've always done I don't think there's any advantage in for engineers to immediately jump into this necessarily.</text:p>
      <text:p text:style-name="P67"/>
      <text:p text:style-name="P69">I'm going to check on that, I'm going to find some engineering problems that do in fact start from this posture, I feel like even if they did start from this posture they would actually start from the three- <text:span text:style-name="T57">d</text:span>imensional version of this right you can do this in three dimensions as well and these equations become a bit messier, you end up having to insert time derivatives by hand where the three space derivatives are all taken care of in the vector formalism but the point of this lesson is to show that we can get these four equations down to two but you'll remember we've already gotten them down to two we did it a few less several lessons ago where we got them down to these two potential equations for the scalar potential and the vector potential. <text:span text:style-name="T57">N</text:span>otice these these equations are relatively messy, you have your space blended up in here by the way, you see time and space are definitely the actors here but <text:soft-page-break/>they're not merged into a single unit, well a singular formalism, they're still separated and because of that separation you have to work a lot more a lot harder with special derivatives of things and rules and everything like that.</text:p>
      <text:p text:style-name="P70"/>
      <table:table table:name="Table44" table:style-name="Table44">
        <table:table-column table:style-name="Table44.A"/>
        <table:table-column table:style-name="Table44.B"/>
        <table:table-header-rows>
          <table:table-row>
            <table:table-cell table:style-name="Table44.A1" office:value-type="string">
              <text:p text:style-name="P72"><draw:frame draw:style-name="fr1" draw:name="Object197" text:anchor-type="as-char" svg:y="-0.6146in" svg:width="3.7382in" svg:height="1.1846in" draw:z-index="197"><draw:object xlink:href="./Object 198" xlink:type="simple" xlink:show="embed" xlink:actuate="onLoad"/><draw:image xlink:href="./ObjectReplacements/Object 198" xlink:type="simple" xlink:show="embed" xlink:actuate="onLoad"/><svg:desc>formula</svg:desc></draw:frame></text:p>
            </table:table-cell>
            <table:table-cell table:style-name="Table44.A1" office:value-type="string">
              <text:p text:style-name="P73">(<text:sequence text:ref-name="refText43" text:name="Text" text:formula="ooow:Text+1" style:num-format="1">44</text:sequence>)</text:p>
            </table:table-cell>
          </table:table-row>
        </table:table-header-rows>
      </table:table>
      <text:p text:style-name="P69"/>
      <text:p text:style-name="P71"><text:span text:style-name="T58">T</text:span>his is obviously in different units, this is in units where<draw:frame draw:style-name="fr1" draw:name="Object198" text:anchor-type="as-char" svg:y="-0.1484in" svg:width="0.389in" svg:height="0.1839in" draw:z-index="198"><draw:object xlink:href="./Object 199" xlink:type="simple" xlink:show="embed" xlink:actuate="onLoad"/><draw:image xlink:href="./ObjectReplacements/Object 199" xlink:type="simple" xlink:show="embed" xlink:actuate="onLoad"/></draw:frame>and the other material we did just a moment ago, these units were different but you still see the charge densities here the current is here and now it's all the vector form but still using the vector form we got Maxwell's equations jammed down into two things. <text:span text:style-name="T58">O</text:span>ur final question that I'm wrestling with playing with and I just don't think I'm going to be able to resist the temptation is to ask the question, is there a formalism that can take these two guys these here <text:sequence-ref text:reference-format="text" text:ref-name="refText42">(43)</text:sequence-ref><text:s/>and squeeze it down into a single equation a single expression is that possible?</text:p>
      <text:p text:style-name="P71"/>
      <text:p text:style-name="P71"><text:span text:style-name="T59">M</text:span>y understanding is that it is but now I'm going into a field that I have yet to fully familiarize myself with a field called <text:a xlink:type="simple" xlink:href="https://en.wikipedia.org/wiki/Geometric_algebra" text:style-name="Internet_20_link" text:visited-style-name="Visited_20_Internet_20_Link">Geometric algebra</text:a> and it is very interesting and I think I am going to not be able to resist the shiny object of going and studying <text:span text:style-name="T59">G</text:span>eometric algebra and it will be more of an adventure where we learn it together because well I know quite a bit about it already but not enough to in order to get to the level of teaching it. <text:span text:style-name="T59">I</text:span>t will be a bit of an adventure, I'm not sure if I should continue it on as a tangent in the QED prerequisites because it's definitely not a QED prerequisite, even <text:sequence-ref text:reference-format="text" text:ref-name="refText42">(43)</text:sequence-ref><text:s/>is not a QED prerequisite. <text:span text:style-name="T59">W</text:span>e did the QED prerequisites earlier, this is all a shiny object tangent but to go into Geometric algebra is really shiny object territory and you know I know myself well enough to know that I'm not going to be able to resist so well sooner than later we'll probably begin a sequence in Geometric algebra and hopefully finish it so there we have it, this is the how differential forms are applied to the theory of electromagnetism and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2-16T10:01:25.664000000</meta:creation-date>
    <dc:date>2023-12-22T19:55:10.444000000</dc:date>
    <dc:creator>Daniel Volinski</dc:creator>
    <meta:editing-duration>PT11H42M45S</meta:editing-duration>
    <meta:editing-cycles>71</meta:editing-cycles>
    <meta:generator>LibreOffice/6.4.5.2$Windows_X86_64 LibreOffice_project/a726b36747cf2001e06b58ad5db1aa3a9a1872d6</meta:generator>
    <dc:title>Maxwell's Equations via Differential Forms Part 5</dc:title>
    <dc:subject>QED Prerequisites</dc:subject>
    <meta:keyword>XylyXylyX</meta:keyword>
    <meta:document-statistic meta:table-count="44" meta:image-count="0" meta:object-count="199" meta:page-count="13" meta:paragraph-count="155" meta:word-count="6393" meta:character-count="34678" meta:non-whitespace-character-count="28392"/>
  </office:meta>
</office:document-meta>
</file>

<file path=Object 1/content.xml><?xml version="1.0" encoding="utf-8"?>
<math xmlns="http://www.w3.org/1998/Math/MathML" display="block"/>
</file>

<file path=Object 10/content.xml><?xml version="1.0" encoding="utf-8"?>
<math xmlns="http://www.w3.org/1998/Math/MathML" display="block">
  <semantics>
    <mstyle mathvariant="bold">
      <mi>E</mi>
    </mstyle>
    <annotation encoding="StarMath 5.0">{bold E}</annotation>
  </semantics>
</math>
</file>

<file path=Object 100/content.xml><?xml version="1.0" encoding="utf-8"?>
<math xmlns="http://www.w3.org/1998/Math/MathML">
  <semantics>
    <mrow>
      <mi mathvariant="normal">d</mi>
      <mi>E</mi>
    </mrow>
    <annotation encoding="StarMath 5.0">{func d} E</annotation>
  </semantics>
</math>
</file>

<file path=Object 101/content.xml><?xml version="1.0" encoding="utf-8"?>
<math xmlns="http://www.w3.org/1998/Math/MathML" display="block">
  <semantics>
    <mrow>
      <mrow>
        <mrow/>
        <mo stretchy="false">∗</mo>
        <mrow/>
      </mrow>
      <mi mathvariant="normal">d</mi>
      <mrow>
        <mi>E</mi>
        <mo stretchy="false">+</mo>
        <msub>
          <mo stretchy="false">∂</mo>
          <mn>0</mn>
        </msub>
      </mrow>
      <mrow>
        <mo fence="true" stretchy="true">[</mo>
        <mrow>
          <mrow>
            <mrow>
              <mrow/>
              <mo stretchy="false">∗</mo>
              <mrow/>
            </mrow>
            <mi>B</mi>
          </mrow>
        </mrow>
        <mo fence="true" stretchy="true">]</mo>
      </mrow>
    </mrow>
    <annotation encoding="StarMath 5.0">{{}*{}} {func d} E +partial sub 0 left [ { {{}*{}} B } right ]</annotation>
  </semantics>
</math>
</file>

<file path=Object 102/content.xml><?xml version="1.0" encoding="utf-8"?>
<math xmlns="http://www.w3.org/1998/Math/MathML" display="block">
  <semantics>
    <mstyle mathvariant="bold">
      <mi>B</mi>
    </mstyle>
    <annotation encoding="StarMath 5.0">{bold B}</annotation>
  </semantics>
</math>
</file>

<file path=Object 103/content.xml><?xml version="1.0" encoding="utf-8"?>
<math xmlns="http://www.w3.org/1998/Math/MathML" display="block">
  <semantics>
    <mstyle mathvariant="bold">
      <mi>B</mi>
    </mstyle>
    <annotation encoding="StarMath 5.0">{bold B}</annotation>
  </semantics>
</math>
</file>

<file path=Object 104/content.xml><?xml version="1.0" encoding="utf-8"?>
<math xmlns="http://www.w3.org/1998/Math/MathML" display="block">
  <semantics>
    <mstyle mathvariant="bold">
      <mi>B</mi>
    </mstyle>
    <annotation encoding="StarMath 5.0">{bold B}</annotation>
  </semantics>
</math>
</file>

<file path=Object 105/content.xml><?xml version="1.0" encoding="utf-8"?>
<math xmlns="http://www.w3.org/1998/Math/MathML">
  <semantics>
    <mrow>
      <mi mathvariant="normal">d</mi>
      <mrow>
        <mi>E</mi>
        <mo stretchy="false">+</mo>
        <msub>
          <mo stretchy="false">∂</mo>
          <mn>0</mn>
        </msub>
      </mrow>
      <mi>B</mi>
    </mrow>
    <annotation encoding="StarMath 5.0">{func d} E + partial sub 0 B</annotation>
  </semantics>
</math>
</file>

<file path=Object 106/content.xml><?xml version="1.0" encoding="utf-8"?>
<math xmlns="http://www.w3.org/1998/Math/MathML" display="block">
  <semantics>
    <mrow>
      <mrow>
        <mrow/>
        <mo stretchy="false">∗</mo>
        <mrow/>
      </mrow>
      <mi mathvariant="normal">d</mi>
      <mrow>
        <mrow>
          <mi>E</mi>
          <mo stretchy="false">+</mo>
          <mfrac>
            <mrow>
              <mo stretchy="false">∂</mo>
              <mrow>
                <mrow/>
                <mo stretchy="false">∗</mo>
                <mrow/>
              </mrow>
              <mi>B</mi>
            </mrow>
            <mrow>
              <mo stretchy="false">∂</mo>
              <mi>t</mi>
            </mrow>
          </mfrac>
        </mrow>
        <mo stretchy="false">=</mo>
        <mn>0</mn>
      </mrow>
    </mrow>
    <annotation encoding="StarMath 5.0">{{}*{}} {func d} E + { {partial {{}*{}} B} over {partial t} } = 0</annotation>
  </semantics>
</math>
</file>

<file path=Object 107/content.xml><?xml version="1.0" encoding="utf-8"?>
<math xmlns="http://www.w3.org/1998/Math/MathML">
  <semantics>
    <mrow>
      <mi mathvariant="normal">d</mi>
      <mrow>
        <mi>E</mi>
        <mo stretchy="false">+</mo>
        <msub>
          <mo stretchy="false">∂</mo>
          <mn>0</mn>
        </msub>
      </mrow>
      <mrow>
        <mi>B</mi>
        <mo stretchy="false">=</mo>
        <mn>0</mn>
      </mrow>
    </mrow>
    <annotation encoding="StarMath 5.0">{func d} E + partial sub 0 B = 0</annotation>
  </semantics>
</math>
</file>

<file path=Object 108/content.xml><?xml version="1.0" encoding="utf-8"?>
<math xmlns="http://www.w3.org/1998/Math/MathML" display="block">
  <semantics>
    <mi>F</mi>
    <annotation encoding="StarMath 5.0">F</annotation>
  </semantics>
</math>
</file>

<file path=Object 109/content.xml><?xml version="1.0" encoding="utf-8"?>
<math xmlns="http://www.w3.org/1998/Math/MathML" display="block">
  <semantics>
    <mtable>
      <mtr>
        <mtd>
          <mrow>
            <mrow>
              <mo stretchy="false">∇</mo>
              <mo stretchy="false">⋅</mo>
              <mstyle mathvariant="bold">
                <mi>E</mi>
              </mstyle>
            </mrow>
            <mo stretchy="false">=</mo>
            <mi>ρ</mi>
          </mrow>
        </mtd>
      </mtr>
      <mtr>
        <mtd>
          <mrow>
            <mrow>
              <mrow>
                <mo stretchy="false">∇</mo>
                <mo stretchy="false">×</mo>
                <mstyle mathvariant="bold">
                  <mi>B</mi>
                </mstyle>
              </mrow>
              <mo stretchy="false">−</mo>
              <mfrac>
                <mrow>
                  <mo stretchy="false">∂</mo>
                  <mstyle mathvariant="bold">
                    <mi>E</mi>
                  </mstyle>
                </mrow>
                <mrow>
                  <mo stretchy="false">∂</mo>
                  <mi>t</mi>
                </mrow>
              </mfrac>
            </mrow>
            <mo stretchy="false">=</mo>
            <mstyle mathvariant="bold">
              <mi>J</mi>
            </mstyle>
          </mrow>
        </mtd>
      </mtr>
    </mtable>
    <annotation encoding="StarMath 5.0">stack {
nabla cdot {bold E} = %rho #
nabla times {bold B} - { {partial {bold E}} over {partial t} } = {bold J}
}</annotation>
  </semantics>
</math>
</file>

<file path=Object 11/content.xml><?xml version="1.0" encoding="utf-8"?>
<math xmlns="http://www.w3.org/1998/Math/MathML" display="block">
  <semantics>
    <mstyle mathvariant="bold">
      <mi>B</mi>
    </mstyle>
    <annotation encoding="StarMath 5.0">{bold B}</annotation>
  </semantics>
</math>
</file>

<file path=Object 110/content.xml><?xml version="1.0" encoding="utf-8"?>
<math xmlns="http://www.w3.org/1998/Math/MathML">
  <semantics>
    <mrow>
      <mi>ρ</mi>
      <mo stretchy="false">=</mo>
      <mn>0</mn>
    </mrow>
    <annotation encoding="StarMath 5.0">%rho = 0</annotation>
  </semantics>
</math>
</file>

<file path=Object 111/content.xml><?xml version="1.0" encoding="utf-8"?>
<math xmlns="http://www.w3.org/1998/Math/MathML">
  <semantics>
    <mrow>
      <mstyle mathvariant="bold">
        <mi>J</mi>
      </mstyle>
      <mo stretchy="false">=</mo>
      <mn>0</mn>
    </mrow>
    <annotation encoding="StarMath 5.0">{bold J} = 0</annotation>
  </semantics>
</math>
</file>

<file path=Object 112/content.xml><?xml version="1.0" encoding="utf-8"?>
<math xmlns="http://www.w3.org/1998/Math/MathML" display="block">
  <semantics>
    <mstyle mathvariant="bold">
      <mi>E</mi>
    </mstyle>
    <annotation encoding="StarMath 5.0">{bold E}</annotation>
  </semantics>
</math>
</file>

<file path=Object 113/content.xml><?xml version="1.0" encoding="utf-8"?>
<math xmlns="http://www.w3.org/1998/Math/MathML" display="block">
  <semantics>
    <mstyle mathvariant="bold">
      <mi>B</mi>
    </mstyle>
    <annotation encoding="StarMath 5.0">{bold B}</annotation>
  </semantics>
</math>
</file>

<file path=Object 114/content.xml><?xml version="1.0" encoding="utf-8"?>
<math xmlns="http://www.w3.org/1998/Math/MathML">
  <semantics>
    <mi>ρ</mi>
    <annotation encoding="StarMath 5.0">%rho</annotation>
  </semantics>
</math>
</file>

<file path=Object 115/content.xml><?xml version="1.0" encoding="utf-8"?>
<math xmlns="http://www.w3.org/1998/Math/MathML">
  <semantics>
    <mstyle mathvariant="bold">
      <mi>J</mi>
    </mstyle>
    <annotation encoding="StarMath 5.0">{bold J}</annotation>
  </semantics>
</math>
</file>

<file path=Object 116/content.xml><?xml version="1.0" encoding="utf-8"?>
<math xmlns="http://www.w3.org/1998/Math/MathML" display="block">
  <semantics>
    <mstyle mathvariant="bold">
      <mi>B</mi>
    </mstyle>
    <annotation encoding="StarMath 5.0">{bold B}</annotation>
  </semantics>
</math>
</file>

<file path=Object 117/content.xml><?xml version="1.0" encoding="utf-8"?>
<math xmlns="http://www.w3.org/1998/Math/MathML" display="block">
  <semantics>
    <mstyle mathvariant="bold">
      <mi>E</mi>
    </mstyle>
    <annotation encoding="StarMath 5.0">{bold E}</annotation>
  </semantics>
</math>
</file>

<file path=Object 118/content.xml><?xml version="1.0" encoding="utf-8"?>
<math xmlns="http://www.w3.org/1998/Math/MathML" display="block">
  <semantics>
    <mi>F</mi>
    <annotation encoding="StarMath 5.0">F</annotation>
  </semantics>
</math>
</file>

<file path=Object 119/content.xml><?xml version="1.0" encoding="utf-8"?>
<math xmlns="http://www.w3.org/1998/Math/MathML" display="block">
  <semantics>
    <mrow>
      <mi>F</mi>
      <mo stretchy="false">=</mo>
      <mrow>
        <mrow>
          <mi>E</mi>
          <mo stretchy="false">∧</mo>
          <mrow>
            <mi mathvariant="normal">d</mi>
            <msup>
              <mi>x</mi>
              <mn>0</mn>
            </msup>
          </mrow>
        </mrow>
        <mo stretchy="false">+</mo>
        <mi>B</mi>
      </mrow>
    </mrow>
    <annotation encoding="StarMath 5.0">F = E and nospace{{func d} x sup 0} + B</annotation>
  </semantics>
</math>
</file>

<file path=Object 12/content.xml><?xml version="1.0" encoding="utf-8"?>
<math xmlns="http://www.w3.org/1998/Math/MathML" display="block">
  <semantics>
    <mrow>
      <mrow>
        <mrow/>
        <mo stretchy="false">∗</mo>
        <mrow/>
      </mrow>
      <mi mathvariant="normal">d</mi>
      <mrow>
        <mrow/>
        <mo stretchy="false">∗</mo>
        <mrow/>
      </mrow>
      <mrow>
        <munder accentunder="true">
          <munder accentunder="true">
            <mi>B</mi>
            <mo>̲</mo>
          </munder>
          <mo>̲</mo>
        </munder>
        <mo stretchy="false">=</mo>
        <mn>0</mn>
      </mrow>
    </mrow>
    <annotation encoding="StarMath 5.0">{{}*{}} {func d} {{}*{}} {underline {underline B}} = 0</annotation>
  </semantics>
</math>
</file>

<file path=Object 120/content.xml><?xml version="1.0" encoding="utf-8"?>
<math xmlns="http://www.w3.org/1998/Math/MathML">
  <semantics>
    <mrow>
      <mi mathvariant="normal">d</mi>
      <msup>
        <mi>x</mi>
        <mn>0</mn>
      </msup>
    </mrow>
    <annotation encoding="StarMath 5.0">nospace{{func d} x sup 0}</annotation>
  </semantics>
</math>
</file>

<file path=Object 121/content.xml><?xml version="1.0" encoding="utf-8"?>
<math xmlns="http://www.w3.org/1998/Math/MathML" display="block">
  <semantics>
    <mstyle mathvariant="bold">
      <mi>B</mi>
    </mstyle>
    <annotation encoding="StarMath 5.0">{bold B}</annotation>
  </semantics>
</math>
</file>

<file path=Object 122/content.xml><?xml version="1.0" encoding="utf-8"?>
<math xmlns="http://www.w3.org/1998/Math/MathML" display="block">
  <semantics>
    <mstyle mathvariant="bold">
      <mi>E</mi>
    </mstyle>
    <annotation encoding="StarMath 5.0">{bold E}</annotation>
  </semantics>
</math>
</file>

<file path=Object 123/content.xml><?xml version="1.0" encoding="utf-8"?>
<math xmlns="http://www.w3.org/1998/Math/MathML">
  <semantics>
    <mrow>
      <mi mathvariant="normal">d</mi>
      <msup>
        <mi>x</mi>
        <mn>0</mn>
      </msup>
    </mrow>
    <annotation encoding="StarMath 5.0">nospace{{func d} x sup 0}</annotation>
  </semantics>
</math>
</file>

<file path=Object 124/content.xml><?xml version="1.0" encoding="utf-8"?>
<math xmlns="http://www.w3.org/1998/Math/MathML" display="block">
  <semantics>
    <mi>x</mi>
    <annotation encoding="StarMath 5.0"> x </annotation>
  </semantics>
</math>
</file>

<file path=Object 125/content.xml><?xml version="1.0" encoding="utf-8"?>
<math xmlns="http://www.w3.org/1998/Math/MathML" display="block">
  <semantics>
    <mi>y</mi>
    <annotation encoding="StarMath 5.0"> y </annotation>
  </semantics>
</math>
</file>

<file path=Object 126/content.xml><?xml version="1.0" encoding="utf-8"?>
<math xmlns="http://www.w3.org/1998/Math/MathML" display="block">
  <semantics>
    <mi>z</mi>
    <annotation encoding="StarMath 5.0"> z </annotation>
  </semantics>
</math>
</file>

<file path=Object 127/content.xml><?xml version="1.0" encoding="utf-8"?>
<math xmlns="http://www.w3.org/1998/Math/MathML">
  <semantics>
    <mrow>
      <mi>x</mi>
      <mi>,</mi>
      <mi>y</mi>
      <mi>,</mi>
      <mi>z</mi>
    </mrow>
    <annotation encoding="StarMath 5.0"> x , y , z</annotation>
  </semantics>
</math>
</file>

<file path=Object 128/content.xml><?xml version="1.0" encoding="utf-8"?>
<math xmlns="http://www.w3.org/1998/Math/MathML" display="block">
  <semantics>
    <mrow>
      <mrow>
        <mstyle mathvariant="bold">
          <mi>J</mi>
        </mstyle>
        <mo stretchy="false">=</mo>
        <mi>ρ</mi>
      </mrow>
      <mrow>
        <msub>
          <mo stretchy="false">∂</mo>
          <mn>0</mn>
        </msub>
        <mo stretchy="false">+</mo>
        <msup>
          <mi>J</mi>
          <mn>1</mn>
        </msup>
      </mrow>
      <mrow>
        <msub>
          <mo stretchy="false">∂</mo>
          <mn>1</mn>
        </msub>
        <mo stretchy="false">+</mo>
        <msup>
          <mi>J</mi>
          <mn>2</mn>
        </msup>
      </mrow>
      <mrow>
        <msub>
          <mo stretchy="false">∂</mo>
          <mn>2</mn>
        </msub>
        <mo stretchy="false">+</mo>
        <msup>
          <mi>J</mi>
          <mn>3</mn>
        </msup>
      </mrow>
      <mrow>
        <msub>
          <mo stretchy="false">∂</mo>
          <mn>3</mn>
        </msub>
        <mo stretchy="false">=</mo>
        <msup>
          <mi>J</mi>
          <mn>0</mn>
        </msup>
      </mrow>
      <mrow>
        <msub>
          <mo stretchy="false">∂</mo>
          <mn>0</mn>
        </msub>
        <mo stretchy="false">+</mo>
        <msup>
          <mi>J</mi>
          <mn>1</mn>
        </msup>
      </mrow>
      <mrow>
        <msub>
          <mo stretchy="false">∂</mo>
          <mn>1</mn>
        </msub>
        <mo stretchy="false">+</mo>
        <msup>
          <mi>J</mi>
          <mn>2</mn>
        </msup>
      </mrow>
      <mrow>
        <msub>
          <mo stretchy="false">∂</mo>
          <mn>2</mn>
        </msub>
        <mo stretchy="false">+</mo>
        <msup>
          <mi>J</mi>
          <mn>3</mn>
        </msup>
      </mrow>
      <msub>
        <mo stretchy="false">∂</mo>
        <mn>3</mn>
      </msub>
    </mrow>
    <annotation encoding="StarMath 5.0">{bold J} = %rho partial sub 0 + J sup 1 partial sub 1 + J sup 2 partial sub 2 + J sup 3 partial sub 3 = J sup 0 partial sub 0 + J sup 1 partial sub 1 + J sup 2 partial sub 2 + J sup 3 partial sub 3</annotation>
  </semantics>
</math>
</file>

<file path=Object 129/content.xml><?xml version="1.0" encoding="utf-8"?>
<math xmlns="http://www.w3.org/1998/Math/MathML">
  <semantics>
    <mrow>
      <msub>
        <mi>E</mi>
        <mi>x</mi>
      </msub>
      <mi>,</mi>
      <msub>
        <mi>E</mi>
        <mi>y</mi>
      </msub>
      <mi>,</mi>
      <msub>
        <mi>E</mi>
        <mi>z</mi>
      </msub>
    </mrow>
    <annotation encoding="StarMath 5.0">E_x , E_y , E_z </annotation>
  </semantics>
</math>
</file>

<file path=Object 13/content.xml><?xml version="1.0" encoding="utf-8"?>
<math xmlns="http://www.w3.org/1998/Math/MathML">
  <semantics>
    <mrow>
      <mrow>
        <mrow>
          <mo stretchy="false">∂</mo>
          <mstyle mathvariant="bold">
            <mi>E</mi>
          </mstyle>
        </mrow>
        <mo stretchy="false">/</mo>
        <mrow>
          <mo stretchy="false">∂</mo>
          <mi>t</mi>
        </mrow>
      </mrow>
      <mo stretchy="false">=</mo>
      <mn>0</mn>
    </mrow>
    <annotation encoding="StarMath 5.0">{ {partial {bold E}} / {partial t } } = 0</annotation>
  </semantics>
</math>
</file>

<file path=Object 130/content.xml><?xml version="1.0" encoding="utf-8"?>
<math xmlns="http://www.w3.org/1998/Math/MathML">
  <semantics>
    <mrow>
      <mover accent="true">
        <mi>i</mi>
        <mo stretchy="false">^</mo>
      </mover>
      <mi>,</mi>
      <mover accent="true">
        <mi>k</mi>
        <mo stretchy="false">^</mo>
      </mover>
      <mi>,</mi>
      <mover accent="true">
        <mi>j</mi>
        <mo stretchy="false">^</mo>
      </mover>
    </mrow>
    <annotation encoding="StarMath 5.0">hat{i} , hat{k} , hat{j}</annotation>
  </semantics>
</math>
</file>

<file path=Object 131/content.xml><?xml version="1.0" encoding="utf-8"?>
<math xmlns="http://www.w3.org/1998/Math/MathML" display="block">
  <semantics>
    <mi>ρ</mi>
    <annotation encoding="StarMath 5.0"> %rho </annotation>
  </semantics>
</math>
</file>

<file path=Object 132/content.xml><?xml version="1.0" encoding="utf-8"?>
<math xmlns="http://www.w3.org/1998/Math/MathML" display="block">
  <semantics>
    <mi>ρ</mi>
    <annotation encoding="StarMath 5.0"> %rho </annotation>
  </semantics>
</math>
</file>

<file path=Object 133/content.xml><?xml version="1.0" encoding="utf-8"?>
<math xmlns="http://www.w3.org/1998/Math/MathML">
  <semantics>
    <msup>
      <mi>J</mi>
      <mn>0</mn>
    </msup>
    <annotation encoding="StarMath 5.0">J sup 0</annotation>
  </semantics>
</math>
</file>

<file path=Object 134/content.xml><?xml version="1.0" encoding="utf-8"?>
<math xmlns="http://www.w3.org/1998/Math/MathML" display="block">
  <semantics>
    <mrow>
      <mrow>
        <msup>
          <mi>J</mi>
          <mn>0</mn>
        </msup>
        <mo stretchy="false">=</mo>
        <mi>ρ</mi>
        <mo stretchy="false">=</mo>
        <mrow>
          <mo stretchy="false">−</mo>
          <msub>
            <mi>J</mi>
            <mn>0</mn>
          </msub>
        </mrow>
      </mrow>
      <mspace width="2em"/>
      <mi>,</mi>
      <mspace width="2em"/>
      <mrow>
        <msup>
          <mi>J</mi>
          <mi>i</mi>
        </msup>
        <mo stretchy="false">=</mo>
        <msub>
          <mi>J</mi>
          <mi>i</mi>
        </msub>
      </mrow>
    </mrow>
    <annotation encoding="StarMath 5.0">J sup 0 = %rho = - J sub 0 ~,~ J sup i = J sub i</annotation>
  </semantics>
</math>
</file>

<file path=Object 135/content.xml><?xml version="1.0" encoding="utf-8"?>
<math xmlns="http://www.w3.org/1998/Math/MathML" display="block">
  <semantics>
    <mstyle mathvariant="bold">
      <mi>J</mi>
    </mstyle>
    <annotation encoding="StarMath 5.0">{bold J}</annotation>
  </semantics>
</math>
</file>

<file path=Object 136/content.xml><?xml version="1.0" encoding="utf-8"?>
<math xmlns="http://www.w3.org/1998/Math/MathML" display="block">
  <semantics>
    <mi>ρ</mi>
    <annotation encoding="StarMath 5.0">%rho</annotation>
  </semantics>
</math>
</file>

<file path=Object 137/content.xml><?xml version="1.0" encoding="utf-8"?>
<math xmlns="http://www.w3.org/1998/Math/MathML" display="block">
  <semantics>
    <mrow>
      <mrow>
        <mi>J</mi>
        <mo stretchy="false">=</mo>
        <msub>
          <mi>J</mi>
          <mn>0</mn>
        </msub>
      </mrow>
      <mspace width="0.5em"/>
      <mrow>
        <mrow>
          <mi mathvariant="normal">d</mi>
          <msup>
            <mi>x</mi>
            <mn>0</mn>
          </msup>
        </mrow>
        <mo stretchy="false">+</mo>
        <msub>
          <mi>J</mi>
          <mn>1</mn>
        </msub>
      </mrow>
      <mspace width="0.5em"/>
      <mrow>
        <mrow>
          <mi mathvariant="normal">d</mi>
          <msup>
            <mi>x</mi>
            <mn>1</mn>
          </msup>
        </mrow>
        <mo stretchy="false">+</mo>
        <msub>
          <mi>J</mi>
          <mn>2</mn>
        </msub>
      </mrow>
      <mspace width="0.5em"/>
      <mrow>
        <mrow>
          <mi mathvariant="normal">d</mi>
          <msup>
            <mi>x</mi>
            <mn>2</mn>
          </msup>
        </mrow>
        <mo stretchy="false">+</mo>
        <msub>
          <mi>J</mi>
          <mn>3</mn>
        </msub>
      </mrow>
      <mspace width="0.5em"/>
      <mrow>
        <mrow>
          <mi mathvariant="normal">d</mi>
          <msup>
            <mi>x</mi>
            <mn>3</mn>
          </msup>
        </mrow>
        <mo stretchy="false">=</mo>
        <mrow>
          <mo stretchy="false">−</mo>
          <mi>ρ</mi>
        </mrow>
      </mrow>
      <mspace width="0.5em"/>
      <mrow>
        <mrow>
          <mi mathvariant="normal">d</mi>
          <msup>
            <mi>x</mi>
            <mn>0</mn>
          </msup>
        </mrow>
        <mo stretchy="false">+</mo>
        <msub>
          <mi>J</mi>
          <mn>1</mn>
        </msub>
      </mrow>
      <mspace width="0.5em"/>
      <mrow>
        <mrow>
          <mi mathvariant="normal">d</mi>
          <msup>
            <mi>x</mi>
            <mn>1</mn>
          </msup>
        </mrow>
        <mo stretchy="false">+</mo>
        <msub>
          <mi>J</mi>
          <mn>2</mn>
        </msub>
      </mrow>
      <mspace width="0.5em"/>
      <mrow>
        <mrow>
          <mi mathvariant="normal">d</mi>
          <msup>
            <mi>x</mi>
            <mn>2</mn>
          </msup>
        </mrow>
        <mo stretchy="false">+</mo>
        <msub>
          <mi>J</mi>
          <mn>3</mn>
        </msub>
      </mrow>
      <mspace width="0.5em"/>
      <mrow>
        <mi mathvariant="normal">d</mi>
        <msup>
          <mi>x</mi>
          <mn>3</mn>
        </msup>
      </mrow>
    </mrow>
    <annotation encoding="StarMath 5.0">J = J sub 0 ` nospace{{func d} x sup 0} + J sub 1 ` nospace{{func d} x sup 1} + J sub 2 ` nospace{{func d} x sup 2} + J sub 3 ` nospace{{func d} x sup 3} = - %rho ` nospace{{func d} x sup 0} + J sub 1 ` nospace{{func d} x sup 1} + J sub 2 ` nospace{{func d} x sup 2} + J sub 3 ` nospace{{func d} x sup 3}</annotation>
  </semantics>
</math>
</file>

<file path=Object 138/content.xml><?xml version="1.0" encoding="utf-8"?>
<math xmlns="http://www.w3.org/1998/Math/MathML">
  <semantics>
    <mrow>
      <mrow>
        <mo stretchy="false">−</mo>
        <msup>
          <mi>J</mi>
          <mn>0</mn>
        </msup>
      </mrow>
      <mspace width="0.5em"/>
      <mrow>
        <mi mathvariant="normal">d</mi>
        <msup>
          <mi>x</mi>
          <mn>0</mn>
        </msup>
      </mrow>
    </mrow>
    <annotation encoding="StarMath 5.0">- J sup 0 ` nospace{{func d} x sup 0}</annotation>
  </semantics>
</math>
</file>

<file path=Object 139/content.xml><?xml version="1.0" encoding="utf-8"?>
<math xmlns="http://www.w3.org/1998/Math/MathML">
  <semantics>
    <msup>
      <mi>J</mi>
      <mn>0</mn>
    </msup>
    <annotation encoding="StarMath 5.0">J sup 0</annotation>
  </semantics>
</math>
</file>

<file path=Object 14/content.xml><?xml version="1.0" encoding="utf-8"?>
<math xmlns="http://www.w3.org/1998/Math/MathML" display="block">
  <semantics>
    <mrow>
      <mrow>
        <mrow/>
        <mo stretchy="false">∗</mo>
        <mrow/>
      </mrow>
      <mi mathvariant="normal">d</mi>
      <munder accentunder="true">
        <munder accentunder="true">
          <mi>B</mi>
          <mo>̲</mo>
        </munder>
        <mo>̲</mo>
      </munder>
    </mrow>
    <annotation encoding="StarMath 5.0">{{}*{}} {func d} {underline {underline B}}</annotation>
  </semantics>
</math>
</file>

<file path=Object 140/content.xml><?xml version="1.0" encoding="utf-8"?>
<math xmlns="http://www.w3.org/1998/Math/MathML">
  <semantics>
    <mrow>
      <mo stretchy="false">−</mo>
      <msub>
        <mi>J</mi>
        <mn>0</mn>
      </msub>
    </mrow>
    <annotation encoding="StarMath 5.0">- J sub 0</annotation>
  </semantics>
</math>
</file>

<file path=Object 141/content.xml><?xml version="1.0" encoding="utf-8"?>
<math xmlns="http://www.w3.org/1998/Math/MathML" display="block">
  <semantics>
    <mrow>
      <mrow>
        <mrow/>
        <mo stretchy="false">∗</mo>
        <mrow/>
      </mrow>
      <mi mathvariant="normal">d</mi>
      <mrow>
        <mrow/>
        <mo stretchy="false">∗</mo>
        <mrow/>
      </mrow>
      <mrow>
        <mi>F</mi>
        <mo stretchy="false">=</mo>
        <mi>J</mi>
      </mrow>
    </mrow>
    <annotation encoding="StarMath 5.0">{{}*{}} {func d} {{}*{}} F = J</annotation>
  </semantics>
</math>
</file>

<file path=Object 142/content.xml><?xml version="1.0" encoding="utf-8"?>
<math xmlns="http://www.w3.org/1998/Math/MathML" display="block">
  <semantics>
    <mi>F</mi>
    <annotation encoding="StarMath 5.0">F</annotation>
  </semantics>
</math>
</file>

<file path=Object 143/content.xml><?xml version="1.0" encoding="utf-8"?>
<math xmlns="http://www.w3.org/1998/Math/MathML" display="block">
  <semantics>
    <mi>F</mi>
    <annotation encoding="StarMath 5.0">F</annotation>
  </semantics>
</math>
</file>

<file path=Object 144/content.xml><?xml version="1.0" encoding="utf-8"?>
<math xmlns="http://www.w3.org/1998/Math/MathML">
  <semantics>
    <mrow>
      <mrow>
        <mrow/>
        <mo stretchy="false">∗</mo>
        <mrow/>
      </mrow>
      <mi>F</mi>
    </mrow>
    <annotation encoding="StarMath 5.0">{{}*{}} F</annotation>
  </semantics>
</math>
</file>

<file path=Object 145/content.xml><?xml version="1.0" encoding="utf-8"?>
<math xmlns="http://www.w3.org/1998/Math/MathML" display="block">
  <semantics>
    <mi>F</mi>
    <annotation encoding="StarMath 5.0">F</annotation>
  </semantics>
</math>
</file>

<file path=Object 146/content.xml><?xml version="1.0" encoding="utf-8"?>
<math xmlns="http://www.w3.org/1998/Math/MathML" display="block">
  <semantics>
    <mi>V</mi>
    <annotation encoding="StarMath 5.0">V</annotation>
  </semantics>
</math>
</file>

<file path=Object 147/content.xml><?xml version="1.0" encoding="utf-8"?>
<math xmlns="http://www.w3.org/1998/Math/MathML" display="block">
  <semantics>
    <mi>J</mi>
    <annotation encoding="StarMath 5.0">J</annotation>
  </semantics>
</math>
</file>

<file path=Object 148/content.xml><?xml version="1.0" encoding="utf-8"?>
<math xmlns="http://www.w3.org/1998/Math/MathML" display="block">
  <semantics>
    <mtable>
      <mtr>
        <mtd columnalign="left">
          <mrow>
            <mrow>
              <mrow/>
              <mo stretchy="false">∗</mo>
              <mrow/>
            </mrow>
            <mrow>
              <mi>F</mi>
              <mo stretchy="false">=</mo>
              <mrow>
                <mrow/>
                <mo stretchy="false">∗</mo>
                <mrow/>
              </mrow>
            </mrow>
            <mrow>
              <mrow>
                <mo fence="true" stretchy="true">[</mo>
                <mrow>
                  <mrow>
                    <mrow>
                      <mi>E</mi>
                      <mo stretchy="false">∧</mo>
                      <mrow>
                        <mi mathvariant="normal">d</mi>
                        <msup>
                          <mi>x</mi>
                          <mn>0</mn>
                        </msup>
                      </mrow>
                    </mrow>
                    <mo stretchy="false">+</mo>
                    <mi>B</mi>
                  </mrow>
                </mrow>
                <mo fence="true" stretchy="true">]</mo>
              </mrow>
              <mo stretchy="false">=</mo>
              <mrow>
                <mrow/>
                <mo stretchy="false">∗</mo>
                <mrow/>
              </mrow>
            </mrow>
            <mrow>
              <mrow>
                <mo fence="true" stretchy="true">(</mo>
                <mrow>
                  <mrow>
                    <mi>E</mi>
                    <mo stretchy="false">∧</mo>
                    <mrow>
                      <mi mathvariant="normal">d</mi>
                      <msup>
                        <mi>x</mi>
                        <mn>0</mn>
                      </msup>
                    </mrow>
                  </mrow>
                </mrow>
                <mo fence="true" stretchy="true">)</mo>
              </mrow>
              <mo stretchy="false">+</mo>
              <mrow>
                <mrow/>
                <mo stretchy="false">∗</mo>
                <mrow/>
              </mrow>
            </mrow>
            <mi>B</mi>
          </mrow>
        </mtd>
      </mtr>
      <mtr>
        <mtd columnalign="left">
          <mrow>
            <mrow>
              <mphantom>
                <mrow>
                  <mrow>
                    <mrow/>
                    <mo stretchy="false">∗</mo>
                    <mrow/>
                  </mrow>
                  <mi>F</mi>
                </mrow>
              </mphantom>
              <mo stretchy="false">=</mo>
              <mrow>
                <mrow/>
                <mo stretchy="false">∗</mo>
                <mrow/>
              </mrow>
            </mrow>
            <mrow>
              <mo fence="true" stretchy="true">[</mo>
              <mrow>
                <mrow>
                  <msub>
                    <mi>E</mi>
                    <mn>1</mn>
                  </msub>
                  <mspace width="0.5em"/>
                  <mrow>
                    <mrow>
                      <mrow>
                        <mi mathvariant="normal">d</mi>
                        <msup>
                          <mi>x</mi>
                          <mn>1</mn>
                        </msup>
                      </mrow>
                      <mo stretchy="false">∧</mo>
                      <mrow>
                        <mi mathvariant="normal">d</mi>
                        <msup>
                          <mi>x</mi>
                          <mn>0</mn>
                        </msup>
                      </mrow>
                    </mrow>
                    <mo stretchy="false">+</mo>
                    <msub>
                      <mi>E</mi>
                      <mn>2</mn>
                    </msub>
                  </mrow>
                  <mspace width="0.5em"/>
                  <mrow>
                    <mrow>
                      <mrow>
                        <mi mathvariant="normal">d</mi>
                        <msup>
                          <mi>x</mi>
                          <mn>2</mn>
                        </msup>
                      </mrow>
                      <mo stretchy="false">∧</mo>
                      <mrow>
                        <mi mathvariant="normal">d</mi>
                        <msup>
                          <mi>x</mi>
                          <mn>0</mn>
                        </msup>
                      </mrow>
                    </mrow>
                    <mo stretchy="false">+</mo>
                    <msub>
                      <mi>E</mi>
                      <mn>3</mn>
                    </msub>
                  </mrow>
                  <mspace width="0.5em"/>
                  <mrow>
                    <mrow>
                      <mi mathvariant="normal">d</mi>
                      <msup>
                        <mi>x</mi>
                        <mn>3</mn>
                      </msup>
                    </mrow>
                    <mo stretchy="false">∧</mo>
                    <mrow>
                      <mi mathvariant="normal">d</mi>
                      <msup>
                        <mi>x</mi>
                        <mn>0</mn>
                      </msup>
                    </mrow>
                  </mrow>
                </mrow>
              </mrow>
              <mo fence="true" stretchy="true">]</mo>
            </mrow>
          </mrow>
        </mtd>
      </mtr>
      <mtr>
        <mtd columnalign="left">
          <mrow>
            <mrow>
              <mphantom>
                <mrow>
                  <mrow>
                    <mrow/>
                    <mo stretchy="false">∗</mo>
                    <mrow/>
                  </mrow>
                  <mi>F</mi>
                </mrow>
              </mphantom>
              <mo stretchy="false">+</mo>
              <mrow>
                <mrow/>
                <mo stretchy="false">∗</mo>
                <mrow/>
              </mrow>
            </mrow>
            <mrow>
              <mo fence="true" stretchy="true">[</mo>
              <mrow>
                <mrow>
                  <msub>
                    <mi>B</mi>
                    <mrow>
                      <mn>2</mn>
                      <mn>3</mn>
                    </mrow>
                  </msub>
                  <mspace width="0.5em"/>
                  <mrow>
                    <mrow>
                      <mrow>
                        <mi mathvariant="normal">d</mi>
                        <msup>
                          <mi>x</mi>
                          <mn>2</mn>
                        </msup>
                      </mrow>
                      <mo stretchy="false">∧</mo>
                      <mrow>
                        <mi mathvariant="normal">d</mi>
                        <msup>
                          <mi>x</mi>
                          <mn>3</mn>
                        </msup>
                      </mrow>
                    </mrow>
                    <mo stretchy="false">+</mo>
                    <msub>
                      <mi>B</mi>
                      <mrow>
                        <mn>3</mn>
                        <mn>1</mn>
                      </mrow>
                    </msub>
                  </mrow>
                  <mspace width="0.5em"/>
                  <mrow>
                    <mrow>
                      <mrow>
                        <mi mathvariant="normal">d</mi>
                        <msup>
                          <mi>x</mi>
                          <mn>3</mn>
                        </msup>
                      </mrow>
                      <mo stretchy="false">∧</mo>
                      <mrow>
                        <mi mathvariant="normal">d</mi>
                        <msup>
                          <mi>x</mi>
                          <mn>1</mn>
                        </msup>
                      </mrow>
                    </mrow>
                    <mo stretchy="false">+</mo>
                    <msub>
                      <mi>B</mi>
                      <mrow>
                        <mn>1</mn>
                        <mn>2</mn>
                      </mrow>
                    </msub>
                  </mrow>
                  <mspace width="0.5em"/>
                  <mrow>
                    <mrow>
                      <mi mathvariant="normal">d</mi>
                      <msup>
                        <mi>x</mi>
                        <mn>1</mn>
                      </msup>
                    </mrow>
                    <mo stretchy="false">∧</mo>
                    <mrow>
                      <mi mathvariant="normal">d</mi>
                      <msup>
                        <mi>x</mi>
                        <mn>2</mn>
                      </msup>
                    </mrow>
                  </mrow>
                </mrow>
              </mrow>
              <mo fence="true" stretchy="true">]</mo>
            </mrow>
          </mrow>
        </mtd>
      </mtr>
      <mtr>
        <mtd columnalign="left">
          <mrow>
            <mrow>
              <mphantom>
                <mrow>
                  <mrow>
                    <mrow/>
                    <mo stretchy="false">∗</mo>
                    <mrow/>
                  </mrow>
                  <mi>F</mi>
                </mrow>
              </mphantom>
              <mo stretchy="false">=</mo>
              <msub>
                <mi>E</mi>
                <mn>1</mn>
              </msub>
            </mrow>
            <mspace width="0.5em"/>
            <mrow>
              <mrow>
                <mrow>
                  <mi mathvariant="normal">d</mi>
                  <msup>
                    <mi>x</mi>
                    <mn>2</mn>
                  </msup>
                </mrow>
                <mo stretchy="false">∧</mo>
                <mrow>
                  <mi mathvariant="normal">d</mi>
                  <msup>
                    <mi>x</mi>
                    <mn>3</mn>
                  </msup>
                </mrow>
              </mrow>
              <mo stretchy="false">+</mo>
              <msub>
                <mi>E</mi>
                <mn>2</mn>
              </msub>
            </mrow>
            <mspace width="0.5em"/>
            <mrow>
              <mrow>
                <mrow>
                  <mi mathvariant="normal">d</mi>
                  <msup>
                    <mi>x</mi>
                    <mn>3</mn>
                  </msup>
                </mrow>
                <mo stretchy="false">∧</mo>
                <mrow>
                  <mi mathvariant="normal">d</mi>
                  <msup>
                    <mi>x</mi>
                    <mn>1</mn>
                  </msup>
                </mrow>
              </mrow>
              <mo stretchy="false">+</mo>
              <msub>
                <mi>E</mi>
                <mn>3</mn>
              </msub>
            </mrow>
            <mspace width="0.5em"/>
            <mrow>
              <mrow>
                <mi mathvariant="normal">d</mi>
                <msup>
                  <mi>x</mi>
                  <mn>1</mn>
                </msup>
              </mrow>
              <mo stretchy="false">∧</mo>
              <mrow>
                <mi mathvariant="normal">d</mi>
                <msup>
                  <mi>x</mi>
                  <mn>2</mn>
                </msup>
              </mrow>
            </mrow>
          </mrow>
        </mtd>
      </mtr>
      <mtr>
        <mtd columnalign="left">
          <mrow>
            <mphantom>
              <mrow>
                <mrow>
                  <mrow/>
                  <mo stretchy="false">∗</mo>
                  <mrow/>
                </mrow>
                <mi>F</mi>
              </mrow>
            </mphantom>
            <mo stretchy="false">+</mo>
            <mrow>
              <mo fence="true" stretchy="true">[</mo>
              <mrow>
                <mrow>
                  <msub>
                    <mi>B</mi>
                    <mrow>
                      <mn>2</mn>
                      <mn>3</mn>
                    </mrow>
                  </msub>
                  <mspace width="0.5em"/>
                  <mrow>
                    <mrow>
                      <mrow>
                        <mi mathvariant="normal">d</mi>
                        <msup>
                          <mi>x</mi>
                          <mn>0</mn>
                        </msup>
                      </mrow>
                      <mo stretchy="false">∧</mo>
                      <mrow>
                        <mi mathvariant="normal">d</mi>
                        <msup>
                          <mi>x</mi>
                          <mn>1</mn>
                        </msup>
                      </mrow>
                    </mrow>
                    <mo stretchy="false">+</mo>
                    <msub>
                      <mi>B</mi>
                      <mrow>
                        <mn>3</mn>
                        <mn>1</mn>
                      </mrow>
                    </msub>
                  </mrow>
                  <mspace width="0.5em"/>
                  <mrow>
                    <mrow>
                      <mrow>
                        <mi mathvariant="normal">d</mi>
                        <msup>
                          <mi>x</mi>
                          <mn>0</mn>
                        </msup>
                      </mrow>
                      <mo stretchy="false">∧</mo>
                      <mrow>
                        <mi mathvariant="normal">d</mi>
                        <msup>
                          <mi>x</mi>
                          <mn>2</mn>
                        </msup>
                      </mrow>
                    </mrow>
                    <mo stretchy="false">+</mo>
                    <msub>
                      <mi>B</mi>
                      <mrow>
                        <mn>1</mn>
                        <mn>2</mn>
                      </mrow>
                    </msub>
                  </mrow>
                  <mspace width="0.5em"/>
                  <mrow>
                    <mrow>
                      <mi mathvariant="normal">d</mi>
                      <msup>
                        <mi>x</mi>
                        <mn>0</mn>
                      </msup>
                    </mrow>
                    <mo stretchy="false">∧</mo>
                    <mrow>
                      <mi mathvariant="normal">d</mi>
                      <msup>
                        <mi>x</mi>
                        <mn>3</mn>
                      </msup>
                    </mrow>
                  </mrow>
                </mrow>
              </mrow>
              <mo fence="true" stretchy="true">]</mo>
            </mrow>
          </mrow>
        </mtd>
      </mtr>
    </mtable>
    <annotation encoding="StarMath 5.0">alignl {{}*{}} F = {{}*{}} left [ { E and nospace{{func d} x sup 0} + B } right ] = {{}*{}} left ( { E and nospace{{func d} x sup 0} } right ) + {{}*{}} B newline
alignl phantom{{{}*{}} F} = {{}*{}} left [ { E sub 1 ` nospace{{func d} x sup 1} and nospace{{func d} x sup 0} + E sub 2 ` nospace{{func d} x sup 2} and nospace{{func d} x sup 0} + E sub 3 ` nospace{{func d} x sup 3} and nospace{{func d} x sup 0} } right ] newline 
alignl phantom{{{}*{}} F} + {{}*{}} left [ { B sub {2 3} ` nospace{{func d} x sup 2} and nospace{{func d} x sup 3} + B sub {3 1} ` nospace{{func d} x sup 3} and nospace{{func d} x sup 1} + B sub {1 2} ` nospace{{func d} x sup 1} and nospace{{func d} x sup 2}} right ] newline
alignl phantom{{{}*{}} F} = E sub 1 ` nospace{{func d} x sup 2} and nospace{{func d} x sup 3} + E sub 2 ` nospace{{func d} x sup 3} and nospace{{func d} x sup 1} + E sub 3 ` nospace{{func d} x sup 1} and nospace{{func d} x sup 2} newline
alignl phantom{{{}*{}} F} + left [ { B sub {2 3} ` nospace{{func d} x sup 0} and nospace{{func d} x sup 1} + B sub {3 1} ` nospace{{func d} x sup 0} and nospace{{func d} x sup 2} + B sub {1 2} ` nospace{{func d} x sup 0} and nospace{{func d} x sup 3}} right ]</annotation>
  </semantics>
</math>
</file>

<file path=Object 149/content.xml><?xml version="1.0" encoding="utf-8"?>
<math xmlns="http://www.w3.org/1998/Math/MathML" display="block">
  <semantics>
    <mtable>
      <mtr>
        <mtd columnalign="left">
          <mrow>
            <mrow>
              <mrow/>
              <mo stretchy="false">∗</mo>
              <mrow/>
            </mrow>
            <mrow>
              <mrow>
                <mo fence="true" stretchy="true">(</mo>
                <mrow>
                  <mrow>
                    <mrow>
                      <mi mathvariant="normal">d</mi>
                      <msup>
                        <mi>x</mi>
                        <mn>2</mn>
                      </msup>
                    </mrow>
                    <mo stretchy="false">∧</mo>
                    <mrow>
                      <mi mathvariant="normal">d</mi>
                      <msup>
                        <mi>x</mi>
                        <mn>0</mn>
                      </msup>
                    </mrow>
                  </mrow>
                </mrow>
                <mo fence="true" stretchy="true">)</mo>
              </mrow>
              <mo stretchy="false">=</mo>
              <mi>sign</mi>
            </mrow>
            <mrow>
              <mo fence="true" stretchy="false">(</mo>
              <mrow>
                <mrow>
                  <mn>2</mn>
                  <mn>0</mn>
                  <mn>3</mn>
                  <mn>1</mn>
                </mrow>
              </mrow>
              <mo fence="true" stretchy="false">)</mo>
            </mrow>
            <mi>ε</mi>
            <mrow>
              <mo fence="true" stretchy="false">(</mo>
              <mrow>
                <mn>2</mn>
              </mrow>
              <mo fence="true" stretchy="false">)</mo>
            </mrow>
            <mi>ε</mi>
            <mrow>
              <mo fence="true" stretchy="false">(</mo>
              <mrow>
                <mn>0</mn>
              </mrow>
              <mo fence="true" stretchy="false">)</mo>
            </mrow>
            <mspace width="0.5em"/>
            <mrow>
              <mrow>
                <mi mathvariant="normal">d</mi>
                <msup>
                  <mi>x</mi>
                  <mn>3</mn>
                </msup>
              </mrow>
              <mo stretchy="false">∧</mo>
              <mrow>
                <mi mathvariant="normal">d</mi>
                <msup>
                  <mi>x</mi>
                  <mn>1</mn>
                </msup>
              </mrow>
            </mrow>
          </mrow>
        </mtd>
      </mtr>
      <mtr>
        <mtd columnalign="left">
          <mrow>
            <mrow>
              <mphantom>
                <mrow>
                  <mrow>
                    <mrow/>
                    <mo stretchy="false">∗</mo>
                    <mrow/>
                  </mrow>
                  <mrow>
                    <mo fence="true" stretchy="true">(</mo>
                    <mrow>
                      <mrow>
                        <mrow>
                          <mi mathvariant="normal">d</mi>
                          <msup>
                            <mi>x</mi>
                            <mn>0</mn>
                          </msup>
                        </mrow>
                        <mo stretchy="false">∧</mo>
                        <mrow>
                          <mi mathvariant="normal">d</mi>
                          <msup>
                            <mi>x</mi>
                            <mn>0</mn>
                          </msup>
                        </mrow>
                      </mrow>
                    </mrow>
                    <mo fence="true" stretchy="true">)</mo>
                  </mrow>
                </mrow>
              </mphantom>
              <mo stretchy="false">=</mo>
              <mrow>
                <mo fence="true" stretchy="false">(</mo>
                <mrow>
                  <mrow>
                    <mo stretchy="false">−</mo>
                    <mn>1</mn>
                  </mrow>
                </mrow>
                <mo fence="true" stretchy="false">)</mo>
              </mrow>
            </mrow>
            <mrow>
              <mo fence="true" stretchy="false">(</mo>
              <mrow>
                <mrow>
                  <mo stretchy="false">−</mo>
                  <mn>1</mn>
                </mrow>
              </mrow>
              <mo fence="true" stretchy="false">)</mo>
            </mrow>
            <mrow>
              <mo fence="true" stretchy="false">(</mo>
              <mrow>
                <mrow>
                  <mo stretchy="false">−</mo>
                  <mn>1</mn>
                </mrow>
              </mrow>
              <mo fence="true" stretchy="false">)</mo>
            </mrow>
            <mspace width="0.5em"/>
            <mrow>
              <mrow>
                <mrow>
                  <mi mathvariant="normal">d</mi>
                  <msup>
                    <mi>x</mi>
                    <mn>3</mn>
                  </msup>
                </mrow>
                <mo stretchy="false">∧</mo>
                <mrow>
                  <mi mathvariant="normal">d</mi>
                  <msup>
                    <mi>x</mi>
                    <mn>1</mn>
                  </msup>
                </mrow>
              </mrow>
              <mo stretchy="false">=</mo>
              <mspace width="0.5em"/>
            </mrow>
            <mrow>
              <mrow>
                <mi mathvariant="normal">d</mi>
                <msup>
                  <mi>x</mi>
                  <mn>3</mn>
                </msup>
              </mrow>
              <mo stretchy="false">∧</mo>
              <mrow>
                <mi mathvariant="normal">d</mi>
                <msup>
                  <mi>x</mi>
                  <mn>1</mn>
                </msup>
              </mrow>
            </mrow>
          </mrow>
        </mtd>
      </mtr>
    </mtable>
    <annotation encoding="StarMath 5.0">
alignl {{}*{}} left ( { nospace{{func d} x sup 2} and nospace{{func d} x sup 0} } right ) = {func sign} ( 2 0 3 1 ) %varepsilon ( 2 ) %varepsilon ( 0 ) ` nospace{{func d} x sup 3} and nospace{{func d} x sup 1} newline
alignl phantom{{{}*{}} left ( { nospace{{func d} x sup 0} and nospace{{func d} x sup 0} } right )} = (- 1) (- 1) (- 1)  ` nospace{{func d} x sup 3} and nospace{{func d} x sup 1} = ` nospace{{func d} x sup 3} and nospace{{func d} x sup 1}</annotation>
  </semantics>
</math>
</file>

<file path=Object 15/content.xml><?xml version="1.0" encoding="utf-8"?>
<math xmlns="http://www.w3.org/1998/Math/MathML" display="block">
  <semantics>
    <mrow>
      <mi mathvariant="normal">d</mi>
      <mrow>
        <munder accentunder="true">
          <munder accentunder="true">
            <mi>B</mi>
            <mo>̲</mo>
          </munder>
          <mo>̲</mo>
        </munder>
        <mo stretchy="false">=</mo>
        <mn>0</mn>
      </mrow>
      <mspace width="2em"/>
      <mi>,</mi>
      <mspace width="2em"/>
      <mi mathvariant="normal">d</mi>
      <mrow>
        <msup>
          <mstyle mathvariant="bold">
            <mi>E</mi>
          </mstyle>
          <mi>♭</mi>
        </msup>
        <mo stretchy="false">=</mo>
        <mn>0</mn>
      </mrow>
    </mrow>
    <annotation encoding="StarMath 5.0">{func d} {underline {underline B}} = 0 ~,~ {func d} {bold E} sup♭ = 0</annotation>
  </semantics>
</math>
</file>

<file path=Object 150/content.xml><?xml version="1.0" encoding="utf-8"?>
<math xmlns="http://www.w3.org/1998/Math/MathML" display="block">
  <semantics>
    <mtable>
      <mtr>
        <mtd columnalign="left">
          <mrow>
            <mrow>
              <mrow/>
              <mo stretchy="false">∗</mo>
              <mrow/>
            </mrow>
            <mrow>
              <mrow>
                <mo fence="true" stretchy="true">(</mo>
                <mrow>
                  <mrow>
                    <mrow>
                      <mi mathvariant="normal">d</mi>
                      <msup>
                        <mi>x</mi>
                        <mn>1</mn>
                      </msup>
                    </mrow>
                    <mo stretchy="false">∧</mo>
                    <mrow>
                      <mi mathvariant="normal">d</mi>
                      <msup>
                        <mi>x</mi>
                        <mn>0</mn>
                      </msup>
                    </mrow>
                  </mrow>
                </mrow>
                <mo fence="true" stretchy="true">)</mo>
              </mrow>
              <mo stretchy="false">=</mo>
              <mi>sign</mi>
            </mrow>
            <mrow>
              <mo fence="true" stretchy="false">(</mo>
              <mrow>
                <mrow>
                  <mn>1</mn>
                  <mn>0</mn>
                  <mn>2</mn>
                  <mn>3</mn>
                </mrow>
              </mrow>
              <mo fence="true" stretchy="false">)</mo>
            </mrow>
            <mi>ε</mi>
            <mrow>
              <mo fence="true" stretchy="false">(</mo>
              <mrow>
                <mn>1</mn>
              </mrow>
              <mo fence="true" stretchy="false">)</mo>
            </mrow>
            <mi>ε</mi>
            <mrow>
              <mo fence="true" stretchy="false">(</mo>
              <mrow>
                <mn>0</mn>
              </mrow>
              <mo fence="true" stretchy="false">)</mo>
            </mrow>
            <mspace width="0.5em"/>
            <mrow>
              <mrow>
                <mi mathvariant="normal">d</mi>
                <msup>
                  <mi>x</mi>
                  <mn>2</mn>
                </msup>
              </mrow>
              <mo stretchy="false">∧</mo>
              <mrow>
                <mi mathvariant="normal">d</mi>
                <msup>
                  <mi>x</mi>
                  <mn>3</mn>
                </msup>
              </mrow>
            </mrow>
          </mrow>
        </mtd>
      </mtr>
      <mtr>
        <mtd columnalign="left">
          <mrow>
            <mrow>
              <mphantom>
                <mrow>
                  <mrow>
                    <mrow/>
                    <mo stretchy="false">∗</mo>
                    <mrow/>
                  </mrow>
                  <mrow>
                    <mo fence="true" stretchy="true">(</mo>
                    <mrow>
                      <mrow>
                        <mrow>
                          <mi mathvariant="normal">d</mi>
                          <msup>
                            <mi>x</mi>
                            <mn>0</mn>
                          </msup>
                        </mrow>
                        <mo stretchy="false">∧</mo>
                        <mrow>
                          <mi mathvariant="normal">d</mi>
                          <msup>
                            <mi>x</mi>
                            <mn>0</mn>
                          </msup>
                        </mrow>
                      </mrow>
                    </mrow>
                    <mo fence="true" stretchy="true">)</mo>
                  </mrow>
                </mrow>
              </mphantom>
              <mo stretchy="false">=</mo>
              <mrow>
                <mo fence="true" stretchy="false">(</mo>
                <mrow>
                  <mrow>
                    <mo stretchy="false">−</mo>
                    <mn>1</mn>
                  </mrow>
                </mrow>
                <mo fence="true" stretchy="false">)</mo>
              </mrow>
            </mrow>
            <mrow>
              <mo fence="true" stretchy="false">(</mo>
              <mrow>
                <mrow>
                  <mo stretchy="false">−</mo>
                  <mn>1</mn>
                </mrow>
              </mrow>
              <mo fence="true" stretchy="false">)</mo>
            </mrow>
            <mrow>
              <mo fence="true" stretchy="false">(</mo>
              <mrow>
                <mrow>
                  <mo stretchy="false">−</mo>
                  <mn>1</mn>
                </mrow>
              </mrow>
              <mo fence="true" stretchy="false">)</mo>
            </mrow>
            <mspace width="0.5em"/>
            <mrow>
              <mrow>
                <mrow>
                  <mi mathvariant="normal">d</mi>
                  <msup>
                    <mi>x</mi>
                    <mn>2</mn>
                  </msup>
                </mrow>
                <mo stretchy="false">∧</mo>
                <mrow>
                  <mi mathvariant="normal">d</mi>
                  <msup>
                    <mi>x</mi>
                    <mn>3</mn>
                  </msup>
                </mrow>
              </mrow>
              <mo stretchy="false">=</mo>
              <mspace width="0.5em"/>
            </mrow>
            <mrow>
              <mrow>
                <mi mathvariant="normal">d</mi>
                <msup>
                  <mi>x</mi>
                  <mn>2</mn>
                </msup>
              </mrow>
              <mo stretchy="false">∧</mo>
              <mrow>
                <mi mathvariant="normal">d</mi>
                <msup>
                  <mi>x</mi>
                  <mn>3</mn>
                </msup>
              </mrow>
            </mrow>
          </mrow>
        </mtd>
      </mtr>
    </mtable>
    <annotation encoding="StarMath 5.0">
alignl {{}*{}} left ( { nospace{{func d} x sup 1} and nospace{{func d} x sup 0} } right ) = {func sign} ( 1 0 2 3 ) %varepsilon ( 1 ) %varepsilon ( 0 ) ` nospace{{func d} x sup 2} and nospace{{func d} x sup 3} newline
alignl phantom{{{}*{}} left ( { nospace{{func d} x sup 0} and nospace{{func d} x sup 0} } right )} = (- 1) (- 1) (- 1)  ` nospace{{func d} x sup 2} and nospace{{func d} x sup 3} = ` nospace{{func d} x sup 2} and nospace{{func d} x sup 3}</annotation>
  </semantics>
</math>
</file>

<file path=Object 151/content.xml><?xml version="1.0" encoding="utf-8"?>
<math xmlns="http://www.w3.org/1998/Math/MathML" display="block">
  <semantics>
    <mtable>
      <mtr>
        <mtd columnalign="left">
          <mrow>
            <mrow>
              <mrow/>
              <mo stretchy="false">∗</mo>
              <mrow/>
            </mrow>
            <mrow>
              <mrow>
                <mo fence="true" stretchy="true">(</mo>
                <mrow>
                  <mrow>
                    <mrow>
                      <mi mathvariant="normal">d</mi>
                      <msup>
                        <mi>x</mi>
                        <mn>3</mn>
                      </msup>
                    </mrow>
                    <mo stretchy="false">∧</mo>
                    <mrow>
                      <mi mathvariant="normal">d</mi>
                      <msup>
                        <mi>x</mi>
                        <mn>0</mn>
                      </msup>
                    </mrow>
                  </mrow>
                </mrow>
                <mo fence="true" stretchy="true">)</mo>
              </mrow>
              <mo stretchy="false">=</mo>
              <mi>sign</mi>
            </mrow>
            <mrow>
              <mo fence="true" stretchy="false">(</mo>
              <mrow>
                <mrow>
                  <mn>3</mn>
                  <mn>0</mn>
                  <mn>1</mn>
                  <mn>2</mn>
                </mrow>
              </mrow>
              <mo fence="true" stretchy="false">)</mo>
            </mrow>
            <mi>ε</mi>
            <mrow>
              <mo fence="true" stretchy="false">(</mo>
              <mrow>
                <mn>3</mn>
              </mrow>
              <mo fence="true" stretchy="false">)</mo>
            </mrow>
            <mi>ε</mi>
            <mrow>
              <mo fence="true" stretchy="false">(</mo>
              <mrow>
                <mn>0</mn>
              </mrow>
              <mo fence="true" stretchy="false">)</mo>
            </mrow>
            <mspace width="0.5em"/>
            <mrow>
              <mrow>
                <mi mathvariant="normal">d</mi>
                <msup>
                  <mi>x</mi>
                  <mn>1</mn>
                </msup>
              </mrow>
              <mo stretchy="false">∧</mo>
              <mrow>
                <mi mathvariant="normal">d</mi>
                <msup>
                  <mi>x</mi>
                  <mn>2</mn>
                </msup>
              </mrow>
            </mrow>
          </mrow>
        </mtd>
      </mtr>
      <mtr>
        <mtd columnalign="left">
          <mrow>
            <mrow>
              <mphantom>
                <mrow>
                  <mrow>
                    <mrow/>
                    <mo stretchy="false">∗</mo>
                    <mrow/>
                  </mrow>
                  <mrow>
                    <mo fence="true" stretchy="true">(</mo>
                    <mrow>
                      <mrow>
                        <mrow>
                          <mi mathvariant="normal">d</mi>
                          <msup>
                            <mi>x</mi>
                            <mn>0</mn>
                          </msup>
                        </mrow>
                        <mo stretchy="false">∧</mo>
                        <mrow>
                          <mi mathvariant="normal">d</mi>
                          <msup>
                            <mi>x</mi>
                            <mn>0</mn>
                          </msup>
                        </mrow>
                      </mrow>
                    </mrow>
                    <mo fence="true" stretchy="true">)</mo>
                  </mrow>
                </mrow>
              </mphantom>
              <mo stretchy="false">=</mo>
              <mrow>
                <mo fence="true" stretchy="false">(</mo>
                <mrow>
                  <mrow>
                    <mo stretchy="false">−</mo>
                    <mn>1</mn>
                  </mrow>
                </mrow>
                <mo fence="true" stretchy="false">)</mo>
              </mrow>
            </mrow>
            <mrow>
              <mo fence="true" stretchy="false">(</mo>
              <mrow>
                <mrow>
                  <mo stretchy="false">−</mo>
                  <mn>1</mn>
                </mrow>
              </mrow>
              <mo fence="true" stretchy="false">)</mo>
            </mrow>
            <mrow>
              <mo fence="true" stretchy="false">(</mo>
              <mrow>
                <mrow>
                  <mo stretchy="false">−</mo>
                  <mn>1</mn>
                </mrow>
              </mrow>
              <mo fence="true" stretchy="false">)</mo>
            </mrow>
            <mspace width="0.5em"/>
            <mrow>
              <mrow>
                <mrow>
                  <mi mathvariant="normal">d</mi>
                  <msup>
                    <mi>x</mi>
                    <mn>1</mn>
                  </msup>
                </mrow>
                <mo stretchy="false">∧</mo>
                <mrow>
                  <mi mathvariant="normal">d</mi>
                  <msup>
                    <mi>x</mi>
                    <mn>2</mn>
                  </msup>
                </mrow>
              </mrow>
              <mo stretchy="false">=</mo>
              <mspace width="0.5em"/>
            </mrow>
            <mrow>
              <mrow>
                <mi mathvariant="normal">d</mi>
                <msup>
                  <mi>x</mi>
                  <mn>1</mn>
                </msup>
              </mrow>
              <mo stretchy="false">∧</mo>
              <mrow>
                <mi mathvariant="normal">d</mi>
                <msup>
                  <mi>x</mi>
                  <mn>2</mn>
                </msup>
              </mrow>
            </mrow>
          </mrow>
        </mtd>
      </mtr>
    </mtable>
    <annotation encoding="StarMath 5.0">
alignl {{}*{}} left ( { nospace{{func d} x sup 3} and nospace{{func d} x sup 0} } right ) = {func sign} ( 3 0 1 2 ) %varepsilon ( 3 ) %varepsilon ( 0 ) ` nospace{{func d} x sup 1} and nospace{{func d} x sup 2} newline
alignl phantom{{{}*{}} left ( { nospace{{func d} x sup 0} and nospace{{func d} x sup 0} } right )} = (- 1) (- 1) (- 1)  ` nospace{{func d} x sup 1} and nospace{{func d} x sup 2} = ` nospace{{func d} x sup 1} and nospace{{func d} x sup 2}</annotation>
  </semantics>
</math>
</file>

<file path=Object 152/content.xml><?xml version="1.0" encoding="utf-8"?>
<math xmlns="http://www.w3.org/1998/Math/MathML" display="block">
  <semantics>
    <mtable>
      <mtr>
        <mtd columnalign="left">
          <mrow>
            <mrow>
              <mrow/>
              <mo stretchy="false">∗</mo>
              <mrow/>
            </mrow>
            <mrow>
              <mrow>
                <mo fence="true" stretchy="true">(</mo>
                <mrow>
                  <mrow>
                    <mrow>
                      <mi mathvariant="normal">d</mi>
                      <msup>
                        <mi>x</mi>
                        <mn>1</mn>
                      </msup>
                    </mrow>
                    <mo stretchy="false">∧</mo>
                    <mrow>
                      <mi mathvariant="normal">d</mi>
                      <msup>
                        <mi>x</mi>
                        <mn>2</mn>
                      </msup>
                    </mrow>
                  </mrow>
                </mrow>
                <mo fence="true" stretchy="true">)</mo>
              </mrow>
              <mo stretchy="false">=</mo>
              <mi>sign</mi>
            </mrow>
            <mrow>
              <mo fence="true" stretchy="false">(</mo>
              <mrow>
                <mrow>
                  <mn>1</mn>
                  <mn>2</mn>
                  <mn>0</mn>
                  <mn>3</mn>
                </mrow>
              </mrow>
              <mo fence="true" stretchy="false">)</mo>
            </mrow>
            <mi>ε</mi>
            <mrow>
              <mo fence="true" stretchy="false">(</mo>
              <mrow>
                <mn>1</mn>
              </mrow>
              <mo fence="true" stretchy="false">)</mo>
            </mrow>
            <mi>ε</mi>
            <mrow>
              <mo fence="true" stretchy="false">(</mo>
              <mrow>
                <mn>2</mn>
              </mrow>
              <mo fence="true" stretchy="false">)</mo>
            </mrow>
            <mspace width="0.5em"/>
            <mrow>
              <mrow>
                <mi mathvariant="normal">d</mi>
                <msup>
                  <mi>x</mi>
                  <mn>0</mn>
                </msup>
              </mrow>
              <mo stretchy="false">∧</mo>
              <mrow>
                <mi mathvariant="normal">d</mi>
                <msup>
                  <mi>x</mi>
                  <mn>3</mn>
                </msup>
              </mrow>
            </mrow>
          </mrow>
        </mtd>
      </mtr>
      <mtr>
        <mtd columnalign="left">
          <mrow>
            <mrow>
              <mphantom>
                <mrow>
                  <mrow>
                    <mrow/>
                    <mo stretchy="false">∗</mo>
                    <mrow/>
                  </mrow>
                  <mrow>
                    <mo fence="true" stretchy="true">(</mo>
                    <mrow>
                      <mrow>
                        <mrow>
                          <mi mathvariant="normal">d</mi>
                          <msup>
                            <mi>x</mi>
                            <mn>0</mn>
                          </msup>
                        </mrow>
                        <mo stretchy="false">∧</mo>
                        <mrow>
                          <mi mathvariant="normal">d</mi>
                          <msup>
                            <mi>x</mi>
                            <mn>0</mn>
                          </msup>
                        </mrow>
                      </mrow>
                    </mrow>
                    <mo fence="true" stretchy="true">)</mo>
                  </mrow>
                </mrow>
              </mphantom>
              <mo stretchy="false">=</mo>
              <mrow>
                <mo fence="true" stretchy="false">(</mo>
                <mrow>
                  <mn>1</mn>
                </mrow>
                <mo fence="true" stretchy="false">)</mo>
              </mrow>
            </mrow>
            <mrow>
              <mo fence="true" stretchy="false">(</mo>
              <mrow>
                <mn>1</mn>
              </mrow>
              <mo fence="true" stretchy="false">)</mo>
            </mrow>
            <mrow>
              <mo fence="true" stretchy="false">(</mo>
              <mrow>
                <mn>1</mn>
              </mrow>
              <mo fence="true" stretchy="false">)</mo>
            </mrow>
            <mspace width="0.5em"/>
            <mrow>
              <mrow>
                <mrow>
                  <mi mathvariant="normal">d</mi>
                  <msup>
                    <mi>x</mi>
                    <mn>0</mn>
                  </msup>
                </mrow>
                <mo stretchy="false">∧</mo>
                <mrow>
                  <mi mathvariant="normal">d</mi>
                  <msup>
                    <mi>x</mi>
                    <mn>3</mn>
                  </msup>
                </mrow>
              </mrow>
              <mo stretchy="false">=</mo>
              <mspace width="0.5em"/>
            </mrow>
            <mrow>
              <mrow>
                <mi mathvariant="normal">d</mi>
                <msup>
                  <mi>x</mi>
                  <mn>0</mn>
                </msup>
              </mrow>
              <mo stretchy="false">∧</mo>
              <mrow>
                <mi mathvariant="normal">d</mi>
                <msup>
                  <mi>x</mi>
                  <mn>3</mn>
                </msup>
              </mrow>
            </mrow>
          </mrow>
        </mtd>
      </mtr>
    </mtable>
    <annotation encoding="StarMath 5.0">
alignl {{}*{}} left ( { nospace{{func d} x sup 1} and nospace{{func d} x sup 2} } right ) = {func sign} ( 1 2 0 3 ) %varepsilon ( 1 ) %varepsilon ( 2 ) ` nospace{{func d} x sup 0} and nospace{{func d} x sup 3} newline
alignl phantom{{{}*{}} left ( { nospace{{func d} x sup 0} and nospace{{func d} x sup 0} } right )} = (1) (1) (1)  ` nospace{{func d} x sup 0} and nospace{{func d} x sup 3} = ` nospace{{func d} x sup 0} and nospace{{func d} x sup 3}</annotation>
  </semantics>
</math>
</file>

<file path=Object 153/content.xml><?xml version="1.0" encoding="utf-8"?>
<math xmlns="http://www.w3.org/1998/Math/MathML" display="block">
  <semantics>
    <mtable>
      <mtr>
        <mtd columnalign="left">
          <mrow>
            <mrow>
              <mrow/>
              <mo stretchy="false">∗</mo>
              <mrow/>
            </mrow>
            <mrow>
              <mrow>
                <mo fence="true" stretchy="true">(</mo>
                <mrow>
                  <mrow>
                    <mrow>
                      <mi mathvariant="normal">d</mi>
                      <msup>
                        <mi>x</mi>
                        <mn>2</mn>
                      </msup>
                    </mrow>
                    <mo stretchy="false">∧</mo>
                    <mrow>
                      <mi mathvariant="normal">d</mi>
                      <msup>
                        <mi>x</mi>
                        <mn>3</mn>
                      </msup>
                    </mrow>
                  </mrow>
                </mrow>
                <mo fence="true" stretchy="true">)</mo>
              </mrow>
              <mo stretchy="false">=</mo>
              <mi>sign</mi>
            </mrow>
            <mrow>
              <mo fence="true" stretchy="false">(</mo>
              <mrow>
                <mrow>
                  <mn>2</mn>
                  <mn>3</mn>
                  <mn>0</mn>
                  <mn>1</mn>
                </mrow>
              </mrow>
              <mo fence="true" stretchy="false">)</mo>
            </mrow>
            <mi>ε</mi>
            <mrow>
              <mo fence="true" stretchy="false">(</mo>
              <mrow>
                <mn>2</mn>
              </mrow>
              <mo fence="true" stretchy="false">)</mo>
            </mrow>
            <mi>ε</mi>
            <mrow>
              <mo fence="true" stretchy="false">(</mo>
              <mrow>
                <mn>3</mn>
              </mrow>
              <mo fence="true" stretchy="false">)</mo>
            </mrow>
            <mspace width="0.5em"/>
            <mrow>
              <mrow>
                <mi mathvariant="normal">d</mi>
                <msup>
                  <mi>x</mi>
                  <mn>0</mn>
                </msup>
              </mrow>
              <mo stretchy="false">∧</mo>
              <mrow>
                <mi mathvariant="normal">d</mi>
                <msup>
                  <mi>x</mi>
                  <mn>1</mn>
                </msup>
              </mrow>
            </mrow>
          </mrow>
        </mtd>
      </mtr>
      <mtr>
        <mtd columnalign="left">
          <mrow>
            <mrow>
              <mphantom>
                <mrow>
                  <mrow>
                    <mrow/>
                    <mo stretchy="false">∗</mo>
                    <mrow/>
                  </mrow>
                  <mrow>
                    <mo fence="true" stretchy="true">(</mo>
                    <mrow>
                      <mrow>
                        <mrow>
                          <mi mathvariant="normal">d</mi>
                          <msup>
                            <mi>x</mi>
                            <mn>0</mn>
                          </msup>
                        </mrow>
                        <mo stretchy="false">∧</mo>
                        <mrow>
                          <mi mathvariant="normal">d</mi>
                          <msup>
                            <mi>x</mi>
                            <mn>0</mn>
                          </msup>
                        </mrow>
                      </mrow>
                    </mrow>
                    <mo fence="true" stretchy="true">)</mo>
                  </mrow>
                </mrow>
              </mphantom>
              <mo stretchy="false">=</mo>
              <mrow>
                <mo fence="true" stretchy="false">(</mo>
                <mrow>
                  <mn>1</mn>
                </mrow>
                <mo fence="true" stretchy="false">)</mo>
              </mrow>
            </mrow>
            <mrow>
              <mo fence="true" stretchy="false">(</mo>
              <mrow>
                <mn>1</mn>
              </mrow>
              <mo fence="true" stretchy="false">)</mo>
            </mrow>
            <mrow>
              <mo fence="true" stretchy="false">(</mo>
              <mrow>
                <mn>1</mn>
              </mrow>
              <mo fence="true" stretchy="false">)</mo>
            </mrow>
            <mspace width="0.5em"/>
            <mrow>
              <mrow>
                <mrow>
                  <mi mathvariant="normal">d</mi>
                  <msup>
                    <mi>x</mi>
                    <mn>0</mn>
                  </msup>
                </mrow>
                <mo stretchy="false">∧</mo>
                <mrow>
                  <mi mathvariant="normal">d</mi>
                  <msup>
                    <mi>x</mi>
                    <mn>1</mn>
                  </msup>
                </mrow>
              </mrow>
              <mo stretchy="false">=</mo>
              <mspace width="0.5em"/>
            </mrow>
            <mrow>
              <mrow>
                <mi mathvariant="normal">d</mi>
                <msup>
                  <mi>x</mi>
                  <mn>0</mn>
                </msup>
              </mrow>
              <mo stretchy="false">∧</mo>
              <mrow>
                <mi mathvariant="normal">d</mi>
                <msup>
                  <mi>x</mi>
                  <mn>1</mn>
                </msup>
              </mrow>
            </mrow>
          </mrow>
        </mtd>
      </mtr>
    </mtable>
    <annotation encoding="StarMath 5.0">
alignl {{}*{}} left ( { nospace{{func d} x sup 2} and nospace{{func d} x sup 3} } right ) = {func sign} ( 2 3 0 1 ) %varepsilon ( 2 ) %varepsilon ( 3 ) ` nospace{{func d} x sup 0} and nospace{{func d} x sup 1} newline
alignl phantom{{{}*{}} left ( { nospace{{func d} x sup 0} and nospace{{func d} x sup 0} } right )} = (1) (1) (1)  ` nospace{{func d} x sup 0} and nospace{{func d} x sup 1} = ` nospace{{func d} x sup 0} and nospace{{func d} x sup 1}</annotation>
  </semantics>
</math>
</file>

<file path=Object 154/content.xml><?xml version="1.0" encoding="utf-8"?>
<math xmlns="http://www.w3.org/1998/Math/MathML" display="block">
  <semantics>
    <mtable>
      <mtr>
        <mtd columnalign="left">
          <mrow>
            <mrow>
              <mrow/>
              <mo stretchy="false">∗</mo>
              <mrow/>
            </mrow>
            <mrow>
              <mrow>
                <mo fence="true" stretchy="true">(</mo>
                <mrow>
                  <mrow>
                    <mrow>
                      <mi mathvariant="normal">d</mi>
                      <msup>
                        <mi>x</mi>
                        <mn>3</mn>
                      </msup>
                    </mrow>
                    <mo stretchy="false">∧</mo>
                    <mrow>
                      <mi mathvariant="normal">d</mi>
                      <msup>
                        <mi>x</mi>
                        <mn>1</mn>
                      </msup>
                    </mrow>
                  </mrow>
                </mrow>
                <mo fence="true" stretchy="true">)</mo>
              </mrow>
              <mo stretchy="false">=</mo>
              <mi>sign</mi>
            </mrow>
            <mrow>
              <mo fence="true" stretchy="false">(</mo>
              <mrow>
                <mrow>
                  <mn>3</mn>
                  <mn>1</mn>
                  <mn>0</mn>
                  <mn>2</mn>
                </mrow>
              </mrow>
              <mo fence="true" stretchy="false">)</mo>
            </mrow>
            <mi>ε</mi>
            <mrow>
              <mo fence="true" stretchy="false">(</mo>
              <mrow>
                <mn>3</mn>
              </mrow>
              <mo fence="true" stretchy="false">)</mo>
            </mrow>
            <mi>ε</mi>
            <mrow>
              <mo fence="true" stretchy="false">(</mo>
              <mrow>
                <mn>1</mn>
              </mrow>
              <mo fence="true" stretchy="false">)</mo>
            </mrow>
            <mspace width="0.5em"/>
            <mrow>
              <mrow>
                <mi mathvariant="normal">d</mi>
                <msup>
                  <mi>x</mi>
                  <mn>0</mn>
                </msup>
              </mrow>
              <mo stretchy="false">∧</mo>
              <mrow>
                <mi mathvariant="normal">d</mi>
                <msup>
                  <mi>x</mi>
                  <mn>2</mn>
                </msup>
              </mrow>
            </mrow>
          </mrow>
        </mtd>
      </mtr>
      <mtr>
        <mtd columnalign="left">
          <mrow>
            <mrow>
              <mphantom>
                <mrow>
                  <mrow>
                    <mrow/>
                    <mo stretchy="false">∗</mo>
                    <mrow/>
                  </mrow>
                  <mrow>
                    <mo fence="true" stretchy="true">(</mo>
                    <mrow>
                      <mrow>
                        <mrow>
                          <mi mathvariant="normal">d</mi>
                          <msup>
                            <mi>x</mi>
                            <mn>0</mn>
                          </msup>
                        </mrow>
                        <mo stretchy="false">∧</mo>
                        <mrow>
                          <mi mathvariant="normal">d</mi>
                          <msup>
                            <mi>x</mi>
                            <mn>0</mn>
                          </msup>
                        </mrow>
                      </mrow>
                    </mrow>
                    <mo fence="true" stretchy="true">)</mo>
                  </mrow>
                </mrow>
              </mphantom>
              <mo stretchy="false">=</mo>
              <mrow>
                <mo fence="true" stretchy="false">(</mo>
                <mrow>
                  <mn>1</mn>
                </mrow>
                <mo fence="true" stretchy="false">)</mo>
              </mrow>
            </mrow>
            <mrow>
              <mo fence="true" stretchy="false">(</mo>
              <mrow>
                <mn>1</mn>
              </mrow>
              <mo fence="true" stretchy="false">)</mo>
            </mrow>
            <mrow>
              <mo fence="true" stretchy="false">(</mo>
              <mrow>
                <mn>1</mn>
              </mrow>
              <mo fence="true" stretchy="false">)</mo>
            </mrow>
            <mspace width="0.5em"/>
            <mrow>
              <mrow>
                <mrow>
                  <mi mathvariant="normal">d</mi>
                  <msup>
                    <mi>x</mi>
                    <mn>0</mn>
                  </msup>
                </mrow>
                <mo stretchy="false">∧</mo>
                <mrow>
                  <mi mathvariant="normal">d</mi>
                  <msup>
                    <mi>x</mi>
                    <mn>2</mn>
                  </msup>
                </mrow>
              </mrow>
              <mo stretchy="false">=</mo>
              <mspace width="0.5em"/>
            </mrow>
            <mrow>
              <mrow>
                <mi mathvariant="normal">d</mi>
                <msup>
                  <mi>x</mi>
                  <mn>0</mn>
                </msup>
              </mrow>
              <mo stretchy="false">∧</mo>
              <mrow>
                <mi mathvariant="normal">d</mi>
                <msup>
                  <mi>x</mi>
                  <mn>2</mn>
                </msup>
              </mrow>
            </mrow>
          </mrow>
        </mtd>
      </mtr>
    </mtable>
    <annotation encoding="StarMath 5.0">
alignl {{}*{}} left ( { nospace{{func d} x sup 3} and nospace{{func d} x sup 1} } right ) = {func sign} ( 3 1 0 2 ) %varepsilon ( 3 ) %varepsilon ( 1 ) ` nospace{{func d} x sup 0} and nospace{{func d} x sup 2} newline
alignl phantom{{{}*{}} left ( { nospace{{func d} x sup 0} and nospace{{func d} x sup 0} } right )} = (1) (1) (1)  ` nospace{{func d} x sup 0} and nospace{{func d} x sup 2} = ` nospace{{func d} x sup 0} and nospace{{func d} x sup 2}</annotation>
  </semantics>
</math>
</file>

<file path=Object 155/content.xml><?xml version="1.0" encoding="utf-8"?>
<math xmlns="http://www.w3.org/1998/Math/MathML" display="block">
  <semantics>
    <mi>F</mi>
    <annotation encoding="StarMath 5.0">F</annotation>
  </semantics>
</math>
</file>

<file path=Object 156/content.xml><?xml version="1.0" encoding="utf-8"?>
<math xmlns="http://www.w3.org/1998/Math/MathML" display="block">
  <semantics>
    <mstyle mathvariant="bold">
      <mi>E</mi>
    </mstyle>
    <annotation encoding="StarMath 5.0">{bold E}</annotation>
  </semantics>
</math>
</file>

<file path=Object 157/content.xml><?xml version="1.0" encoding="utf-8"?>
<math xmlns="http://www.w3.org/1998/Math/MathML" display="block">
  <semantics>
    <mstyle mathvariant="bold">
      <mi>B</mi>
    </mstyle>
    <annotation encoding="StarMath 5.0">{bold B}</annotation>
  </semantics>
</math>
</file>

<file path=Object 158/content.xml><?xml version="1.0" encoding="utf-8"?>
<math xmlns="http://www.w3.org/1998/Math/MathML" display="block">
  <semantics>
    <mtable>
      <mtr>
        <mtd columnalign="left">
          <mrow>
            <mi mathvariant="normal">d</mi>
            <mrow>
              <mrow/>
              <mo stretchy="false">∗</mo>
              <mrow/>
            </mrow>
            <mrow>
              <mi>F</mi>
              <mo stretchy="false">=</mo>
              <msub>
                <mo stretchy="false">∂</mo>
                <mn>0</mn>
              </msub>
            </mrow>
            <msub>
              <mi>E</mi>
              <mn>1</mn>
            </msub>
            <mspace width="0.5em"/>
            <mrow>
              <mrow>
                <mrow>
                  <mi mathvariant="normal">d</mi>
                  <msup>
                    <mi>x</mi>
                    <mn>0</mn>
                  </msup>
                </mrow>
                <mo stretchy="false">∧</mo>
                <mrow>
                  <mi mathvariant="normal">d</mi>
                  <msup>
                    <mi>x</mi>
                    <mn>2</mn>
                  </msup>
                </mrow>
                <mo stretchy="false">∧</mo>
                <mrow>
                  <mi mathvariant="normal">d</mi>
                  <msup>
                    <mi>x</mi>
                    <mn>3</mn>
                  </msup>
                </mrow>
              </mrow>
              <mo stretchy="false">+</mo>
              <msub>
                <mo stretchy="false">∂</mo>
                <mn>1</mn>
              </msub>
            </mrow>
            <msub>
              <mi>E</mi>
              <mn>1</mn>
            </msub>
            <mspace width="0.5em"/>
            <mrow>
              <mrow>
                <mi mathvariant="normal">d</mi>
                <msup>
                  <mi>x</mi>
                  <mn>1</mn>
                </msup>
              </mrow>
              <mo stretchy="false">∧</mo>
              <mrow>
                <mi mathvariant="normal">d</mi>
                <msup>
                  <mi>x</mi>
                  <mn>2</mn>
                </msup>
              </mrow>
              <mo stretchy="false">∧</mo>
              <mrow>
                <mi mathvariant="normal">d</mi>
                <msup>
                  <mi>x</mi>
                  <mn>3</mn>
                </msup>
              </mrow>
            </mrow>
          </mrow>
        </mtd>
      </mtr>
      <mtr>
        <mtd columnalign="left">
          <mrow>
            <mrow>
              <mphantom>
                <mrow>
                  <mi mathvariant="normal">d</mi>
                  <mrow>
                    <mrow/>
                    <mo stretchy="false">∗</mo>
                    <mrow/>
                  </mrow>
                  <mi>F</mi>
                </mrow>
              </mphantom>
              <mo stretchy="false">=</mo>
              <msub>
                <mo stretchy="false">∂</mo>
                <mn>0</mn>
              </msub>
            </mrow>
            <msub>
              <mi>E</mi>
              <mn>2</mn>
            </msub>
            <mspace width="0.5em"/>
            <mrow>
              <mrow>
                <mrow>
                  <mi mathvariant="normal">d</mi>
                  <msup>
                    <mi>x</mi>
                    <mn>0</mn>
                  </msup>
                </mrow>
                <mo stretchy="false">∧</mo>
                <mrow>
                  <mi mathvariant="normal">d</mi>
                  <msup>
                    <mi>x</mi>
                    <mn>3</mn>
                  </msup>
                </mrow>
                <mo stretchy="false">∧</mo>
                <mrow>
                  <mi mathvariant="normal">d</mi>
                  <msup>
                    <mi>x</mi>
                    <mn>1</mn>
                  </msup>
                </mrow>
              </mrow>
              <mo stretchy="false">+</mo>
              <msub>
                <mo stretchy="false">∂</mo>
                <mn>2</mn>
              </msub>
            </mrow>
            <msub>
              <mi>E</mi>
              <mn>2</mn>
            </msub>
            <mspace width="0.5em"/>
            <mrow>
              <mrow>
                <mi mathvariant="normal">d</mi>
                <msup>
                  <mi>x</mi>
                  <mn>2</mn>
                </msup>
              </mrow>
              <mo stretchy="false">∧</mo>
              <mrow>
                <mi mathvariant="normal">d</mi>
                <msup>
                  <mi>x</mi>
                  <mn>3</mn>
                </msup>
              </mrow>
              <mo stretchy="false">∧</mo>
              <mrow>
                <mi mathvariant="normal">d</mi>
                <msup>
                  <mi>x</mi>
                  <mn>1</mn>
                </msup>
              </mrow>
            </mrow>
          </mrow>
        </mtd>
      </mtr>
      <mtr>
        <mtd columnalign="left">
          <mrow>
            <mrow>
              <mphantom>
                <mrow>
                  <mi mathvariant="normal">d</mi>
                  <mrow>
                    <mrow/>
                    <mo stretchy="false">∗</mo>
                    <mrow/>
                  </mrow>
                  <mi>F</mi>
                </mrow>
              </mphantom>
              <mo stretchy="false">=</mo>
              <msub>
                <mo stretchy="false">∂</mo>
                <mn>0</mn>
              </msub>
            </mrow>
            <msub>
              <mi>E</mi>
              <mn>3</mn>
            </msub>
            <mspace width="0.5em"/>
            <mrow>
              <mrow>
                <mrow>
                  <mi mathvariant="normal">d</mi>
                  <msup>
                    <mi>x</mi>
                    <mn>0</mn>
                  </msup>
                </mrow>
                <mo stretchy="false">∧</mo>
                <mrow>
                  <mi mathvariant="normal">d</mi>
                  <msup>
                    <mi>x</mi>
                    <mn>1</mn>
                  </msup>
                </mrow>
                <mo stretchy="false">∧</mo>
                <mrow>
                  <mi mathvariant="normal">d</mi>
                  <msup>
                    <mi>x</mi>
                    <mn>2</mn>
                  </msup>
                </mrow>
              </mrow>
              <mo stretchy="false">+</mo>
              <msub>
                <mo stretchy="false">∂</mo>
                <mn>3</mn>
              </msub>
            </mrow>
            <msub>
              <mi>E</mi>
              <mn>3</mn>
            </msub>
            <mspace width="0.5em"/>
            <mrow>
              <mrow>
                <mi mathvariant="normal">d</mi>
                <msup>
                  <mi>x</mi>
                  <mn>3</mn>
                </msup>
              </mrow>
              <mo stretchy="false">∧</mo>
              <mrow>
                <mi mathvariant="normal">d</mi>
                <msup>
                  <mi>x</mi>
                  <mn>1</mn>
                </msup>
              </mrow>
              <mo stretchy="false">∧</mo>
              <mrow>
                <mi mathvariant="normal">d</mi>
                <msup>
                  <mi>x</mi>
                  <mn>2</mn>
                </msup>
              </mrow>
            </mrow>
          </mrow>
        </mtd>
      </mtr>
      <mtr>
        <mtd columnalign="left">
          <mrow>
            <mrow>
              <mphantom>
                <mrow>
                  <mi mathvariant="normal">d</mi>
                  <mrow>
                    <mrow/>
                    <mo stretchy="false">∗</mo>
                    <mrow/>
                  </mrow>
                  <mi>F</mi>
                </mrow>
              </mphantom>
              <mo stretchy="false">=</mo>
              <msub>
                <mo stretchy="false">∂</mo>
                <mn>2</mn>
              </msub>
            </mrow>
            <msub>
              <mi>B</mi>
              <mrow>
                <mn>2</mn>
                <mn>3</mn>
              </mrow>
            </msub>
            <mspace width="0.5em"/>
            <mrow>
              <mrow>
                <mrow>
                  <mi mathvariant="normal">d</mi>
                  <msup>
                    <mi>x</mi>
                    <mn>2</mn>
                  </msup>
                </mrow>
                <mo stretchy="false">∧</mo>
                <mrow>
                  <mi mathvariant="normal">d</mi>
                  <msup>
                    <mi>x</mi>
                    <mn>0</mn>
                  </msup>
                </mrow>
                <mo stretchy="false">∧</mo>
                <mrow>
                  <mi mathvariant="normal">d</mi>
                  <msup>
                    <mi>x</mi>
                    <mn>1</mn>
                  </msup>
                </mrow>
              </mrow>
              <mo stretchy="false">+</mo>
              <msub>
                <mo stretchy="false">∂</mo>
                <mn>3</mn>
              </msub>
            </mrow>
            <msub>
              <mi>B</mi>
              <mrow>
                <mn>2</mn>
                <mn>3</mn>
              </mrow>
            </msub>
            <mspace width="0.5em"/>
            <mrow>
              <mrow>
                <mi mathvariant="normal">d</mi>
                <msup>
                  <mi>x</mi>
                  <mn>3</mn>
                </msup>
              </mrow>
              <mo stretchy="false">∧</mo>
              <mrow>
                <mi mathvariant="normal">d</mi>
                <msup>
                  <mi>x</mi>
                  <mn>0</mn>
                </msup>
              </mrow>
              <mo stretchy="false">∧</mo>
              <mrow>
                <mi mathvariant="normal">d</mi>
                <msup>
                  <mi>x</mi>
                  <mn>1</mn>
                </msup>
              </mrow>
            </mrow>
          </mrow>
        </mtd>
      </mtr>
      <mtr>
        <mtd columnalign="left">
          <mrow>
            <mrow>
              <mphantom>
                <mrow>
                  <mi mathvariant="normal">d</mi>
                  <mrow>
                    <mrow/>
                    <mo stretchy="false">∗</mo>
                    <mrow/>
                  </mrow>
                  <mi>F</mi>
                </mrow>
              </mphantom>
              <mo stretchy="false">=</mo>
              <msub>
                <mo stretchy="false">∂</mo>
                <mn>1</mn>
              </msub>
            </mrow>
            <msub>
              <mi>B</mi>
              <mrow>
                <mn>3</mn>
                <mn>1</mn>
              </mrow>
            </msub>
            <mspace width="0.5em"/>
            <mrow>
              <mrow>
                <mrow>
                  <mi mathvariant="normal">d</mi>
                  <msup>
                    <mi>x</mi>
                    <mn>1</mn>
                  </msup>
                </mrow>
                <mo stretchy="false">∧</mo>
                <mrow>
                  <mi mathvariant="normal">d</mi>
                  <msup>
                    <mi>x</mi>
                    <mn>0</mn>
                  </msup>
                </mrow>
                <mo stretchy="false">∧</mo>
                <mrow>
                  <mi mathvariant="normal">d</mi>
                  <msup>
                    <mi>x</mi>
                    <mn>2</mn>
                  </msup>
                </mrow>
              </mrow>
              <mo stretchy="false">+</mo>
              <msub>
                <mo stretchy="false">∂</mo>
                <mn>3</mn>
              </msub>
            </mrow>
            <msub>
              <mi>B</mi>
              <mrow>
                <mn>3</mn>
                <mn>1</mn>
              </mrow>
            </msub>
            <mspace width="0.5em"/>
            <mrow>
              <mrow>
                <mi mathvariant="normal">d</mi>
                <msup>
                  <mi>x</mi>
                  <mn>3</mn>
                </msup>
              </mrow>
              <mo stretchy="false">∧</mo>
              <mrow>
                <mi mathvariant="normal">d</mi>
                <msup>
                  <mi>x</mi>
                  <mn>0</mn>
                </msup>
              </mrow>
              <mo stretchy="false">∧</mo>
              <mrow>
                <mi mathvariant="normal">d</mi>
                <msup>
                  <mi>x</mi>
                  <mn>2</mn>
                </msup>
              </mrow>
            </mrow>
          </mrow>
        </mtd>
      </mtr>
      <mtr>
        <mtd columnalign="left">
          <mrow>
            <mrow>
              <mphantom>
                <mrow>
                  <mi mathvariant="normal">d</mi>
                  <mrow>
                    <mrow/>
                    <mo stretchy="false">∗</mo>
                    <mrow/>
                  </mrow>
                  <mi>F</mi>
                </mrow>
              </mphantom>
              <mo stretchy="false">=</mo>
              <msub>
                <mo stretchy="false">∂</mo>
                <mn>1</mn>
              </msub>
            </mrow>
            <msub>
              <mi>B</mi>
              <mrow>
                <mn>1</mn>
                <mn>2</mn>
              </mrow>
            </msub>
            <mspace width="0.5em"/>
            <mrow>
              <mrow>
                <mrow>
                  <mi mathvariant="normal">d</mi>
                  <msup>
                    <mi>x</mi>
                    <mn>1</mn>
                  </msup>
                </mrow>
                <mo stretchy="false">∧</mo>
                <mrow>
                  <mi mathvariant="normal">d</mi>
                  <msup>
                    <mi>x</mi>
                    <mn>0</mn>
                  </msup>
                </mrow>
                <mo stretchy="false">∧</mo>
                <mrow>
                  <mi mathvariant="normal">d</mi>
                  <msup>
                    <mi>x</mi>
                    <mn>3</mn>
                  </msup>
                </mrow>
              </mrow>
              <mo stretchy="false">+</mo>
              <msub>
                <mo stretchy="false">∂</mo>
                <mn>2</mn>
              </msub>
            </mrow>
            <msub>
              <mi>B</mi>
              <mrow>
                <mn>1</mn>
                <mn>2</mn>
              </mrow>
            </msub>
            <mspace width="0.5em"/>
            <mrow>
              <mrow>
                <mi mathvariant="normal">d</mi>
                <msup>
                  <mi>x</mi>
                  <mn>2</mn>
                </msup>
              </mrow>
              <mo stretchy="false">∧</mo>
              <mrow>
                <mi mathvariant="normal">d</mi>
                <msup>
                  <mi>x</mi>
                  <mn>0</mn>
                </msup>
              </mrow>
              <mo stretchy="false">∧</mo>
              <mrow>
                <mi mathvariant="normal">d</mi>
                <msup>
                  <mi>x</mi>
                  <mn>3</mn>
                </msup>
              </mrow>
            </mrow>
          </mrow>
        </mtd>
      </mtr>
    </mtable>
    <annotation encoding="StarMath 5.0">alignl {func d} {{}*{}} F = partial sub 0 E sub 1 ` nospace{{func d} x sup 0} and nospace{{func d} x sup 2} and nospace{{func d} x sup 3} + partial sub 1 E sub 1 ` nospace{{func d} x sup 1} and nospace{{func d} x sup 2} and nospace{{func d} x sup 3} newline
alignl phantom{{func d} {{}*{}} F} = partial sub 0 E sub 2 ` nospace{{func d} x sup 0} and nospace{{func d} x sup 3} and nospace{{func d} x sup 1} + partial sub 2 E sub 2 ` nospace{{func d} x sup 2} and nospace{{func d} x sup 3} and nospace{{func d} x sup 1} newline
alignl phantom{{func d} {{}*{}} F} = partial sub 0 E sub 3 ` nospace{{func d} x sup 0} and nospace{{func d} x sup 1} and nospace{{func d} x sup 2} + partial sub 3 E sub 3 ` nospace{{func d} x sup 3} and nospace{{func d} x sup 1} and nospace{{func d} x sup 2} newline
alignl phantom{{func d} {{}*{}} F} = partial sub 2 B sub {2 3} ` nospace{{func d} x sup 2} and nospace{{func d} x sup 0} and nospace{{func d} x sup 1} + partial sub 3 B sub {2 3} ` nospace{{func d} x sup 3} and nospace{{func d} x sup 0} and nospace{{func d} x sup 1} newline
alignl phantom{{func d} {{}*{}} F} = partial sub 1 B sub {3 1} ` nospace{{func d} x sup 1} and nospace{{func d} x sup 0} and nospace{{func d} x sup 2} + partial sub 3 B sub {3 1} ` nospace{{func d} x sup 3} and nospace{{func d} x sup 0} and nospace{{func d} x sup 2} newline
alignl phantom{{func d} {{}*{}} F} = partial sub 1 B sub {1 2} ` nospace{{func d} x sup 1} and nospace{{func d} x sup 0} and nospace{{func d} x sup 3} + partial sub 2 B sub {1 2} ` nospace{{func d} x sup 2} and nospace{{func d} x sup 0} and nospace{{func d} x sup 3}</annotation>
  </semantics>
</math>
</file>

<file path=Object 159/content.xml><?xml version="1.0" encoding="utf-8"?>
<math xmlns="http://www.w3.org/1998/Math/MathML" display="block">
  <semantics>
    <mstyle mathvariant="bold">
      <mi>B</mi>
    </mstyle>
    <annotation encoding="StarMath 5.0">{bold B}</annotation>
  </semantics>
</math>
</file>

<file path=Object 16/content.xml><?xml version="1.0" encoding="utf-8"?>
<math xmlns="http://www.w3.org/1998/Math/MathML" display="block">
  <semantics>
    <mstyle mathvariant="bold">
      <mi>E</mi>
    </mstyle>
    <annotation encoding="StarMath 5.0">{bold E}</annotation>
  </semantics>
</math>
</file>

<file path=Object 160/content.xml><?xml version="1.0" encoding="utf-8"?>
<math xmlns="http://www.w3.org/1998/Math/MathML" display="block">
  <semantics>
    <mstyle mathvariant="bold">
      <mi>B</mi>
    </mstyle>
    <annotation encoding="StarMath 5.0">{bold B}</annotation>
  </semantics>
</math>
</file>

<file path=Object 161/content.xml><?xml version="1.0" encoding="utf-8"?>
<math xmlns="http://www.w3.org/1998/Math/MathML" display="block">
  <semantics>
    <mstyle mathvariant="bold">
      <mi>E</mi>
    </mstyle>
    <annotation encoding="StarMath 5.0">{bold E}</annotation>
  </semantics>
</math>
</file>

<file path=Object 162/content.xml><?xml version="1.0" encoding="utf-8"?>
<math xmlns="http://www.w3.org/1998/Math/MathML">
  <semantics>
    <msub>
      <mstyle mathvariant="bold">
        <mi>J</mi>
      </mstyle>
      <mstyle color="red">
        <mi>α</mi>
      </mstyle>
    </msub>
    <annotation encoding="StarMath 5.0">{bold J} sub {color red %alpha}</annotation>
  </semantics>
</math>
</file>

<file path=Object 163/content.xml><?xml version="1.0" encoding="utf-8"?>
<math xmlns="http://www.w3.org/1998/Math/MathML" display="block">
  <semantics>
    <mstyle mathvariant="bold">
      <mi>E</mi>
    </mstyle>
    <annotation encoding="StarMath 5.0">{bold E}</annotation>
  </semantics>
</math>
</file>

<file path=Object 164/content.xml><?xml version="1.0" encoding="utf-8"?>
<math xmlns="http://www.w3.org/1998/Math/MathML" display="block">
  <semantics>
    <mstyle mathvariant="bold">
      <mi>E</mi>
    </mstyle>
    <annotation encoding="StarMath 5.0">{bold E}</annotation>
  </semantics>
</math>
</file>

<file path=Object 165/content.xml><?xml version="1.0" encoding="utf-8"?>
<math xmlns="http://www.w3.org/1998/Math/MathML" display="block">
  <semantics>
    <mstyle mathvariant="bold">
      <mi>B</mi>
    </mstyle>
    <annotation encoding="StarMath 5.0">{bold B}</annotation>
  </semantics>
</math>
</file>

<file path=Object 166/content.xml><?xml version="1.0" encoding="utf-8"?>
<math xmlns="http://www.w3.org/1998/Math/MathML" display="block">
  <semantics>
    <mtable>
      <mtr>
        <mtd>
          <mrow>
            <mrow>
              <mrow/>
              <mo stretchy="false">∗</mo>
              <mrow/>
            </mrow>
            <mrow>
              <mrow>
                <mrow>
                  <mi mathvariant="normal">d</mi>
                  <msup>
                    <mi>x</mi>
                    <mn>0</mn>
                  </msup>
                </mrow>
                <mo stretchy="false">∧</mo>
                <mrow>
                  <mi mathvariant="normal">d</mi>
                  <msup>
                    <mi>x</mi>
                    <mn>1</mn>
                  </msup>
                </mrow>
                <mo stretchy="false">∧</mo>
                <mrow>
                  <mi mathvariant="normal">d</mi>
                  <msup>
                    <mi>x</mi>
                    <mn>2</mn>
                  </msup>
                </mrow>
              </mrow>
              <mo stretchy="false">=</mo>
              <mi>sign</mi>
            </mrow>
            <mrow>
              <mo fence="true" stretchy="false">(</mo>
              <mrow>
                <mrow>
                  <mn>0</mn>
                  <mi>,</mi>
                  <mn>1</mn>
                  <mi>,</mi>
                  <mn>2</mn>
                  <mi>,</mi>
                  <mn>3</mn>
                </mrow>
              </mrow>
              <mo fence="true" stretchy="false">)</mo>
            </mrow>
            <mi>ε</mi>
            <mrow>
              <mo fence="true" stretchy="false">(</mo>
              <mrow>
                <mn>0</mn>
              </mrow>
              <mo fence="true" stretchy="false">)</mo>
            </mrow>
            <mi>ε</mi>
            <mrow>
              <mo fence="true" stretchy="false">(</mo>
              <mrow>
                <mn>1</mn>
              </mrow>
              <mo fence="true" stretchy="false">)</mo>
            </mrow>
            <mi>ε</mi>
            <mrow>
              <mo fence="true" stretchy="false">(</mo>
              <mrow>
                <mn>2</mn>
              </mrow>
              <mo fence="true" stretchy="false">)</mo>
            </mrow>
            <mspace width="0.5em"/>
            <mrow>
              <mrow>
                <mi mathvariant="normal">d</mi>
                <msup>
                  <mi>x</mi>
                  <mn>3</mn>
                </msup>
              </mrow>
              <mo stretchy="false">=</mo>
              <mrow>
                <mo stretchy="false">−</mo>
                <mrow>
                  <mi mathvariant="normal">d</mi>
                  <msup>
                    <mi>x</mi>
                    <mn>3</mn>
                  </msup>
                </mrow>
              </mrow>
            </mrow>
          </mrow>
        </mtd>
      </mtr>
      <mtr>
        <mtd>
          <mrow>
            <mrow>
              <mrow/>
              <mo stretchy="false">∗</mo>
              <mrow/>
            </mrow>
            <mrow>
              <mrow>
                <mrow>
                  <mi mathvariant="normal">d</mi>
                  <msup>
                    <mi>x</mi>
                    <mn>0</mn>
                  </msup>
                </mrow>
                <mo stretchy="false">∧</mo>
                <mrow>
                  <mi mathvariant="normal">d</mi>
                  <msup>
                    <mi>x</mi>
                    <mn>2</mn>
                  </msup>
                </mrow>
                <mo stretchy="false">∧</mo>
                <mrow>
                  <mi mathvariant="normal">d</mi>
                  <msup>
                    <mi>x</mi>
                    <mn>3</mn>
                  </msup>
                </mrow>
              </mrow>
              <mo stretchy="false">=</mo>
              <mi>sign</mi>
            </mrow>
            <mrow>
              <mo fence="true" stretchy="false">(</mo>
              <mrow>
                <mrow>
                  <mn>0</mn>
                  <mi>,</mi>
                  <mn>2</mn>
                  <mi>,</mi>
                  <mn>3</mn>
                  <mi>,</mi>
                  <mn>1</mn>
                </mrow>
              </mrow>
              <mo fence="true" stretchy="false">)</mo>
            </mrow>
            <mi>ε</mi>
            <mrow>
              <mo fence="true" stretchy="false">(</mo>
              <mrow>
                <mn>0</mn>
              </mrow>
              <mo fence="true" stretchy="false">)</mo>
            </mrow>
            <mi>ε</mi>
            <mrow>
              <mo fence="true" stretchy="false">(</mo>
              <mrow>
                <mn>2</mn>
              </mrow>
              <mo fence="true" stretchy="false">)</mo>
            </mrow>
            <mi>ε</mi>
            <mrow>
              <mo fence="true" stretchy="false">(</mo>
              <mrow>
                <mn>3</mn>
              </mrow>
              <mo fence="true" stretchy="false">)</mo>
            </mrow>
            <mspace width="0.5em"/>
            <mrow>
              <mrow>
                <mi mathvariant="normal">d</mi>
                <msup>
                  <mi>x</mi>
                  <mn>1</mn>
                </msup>
              </mrow>
              <mo stretchy="false">=</mo>
              <mrow>
                <mo stretchy="false">−</mo>
                <mrow>
                  <mi mathvariant="normal">d</mi>
                  <msup>
                    <mi>x</mi>
                    <mn>1</mn>
                  </msup>
                </mrow>
              </mrow>
            </mrow>
          </mrow>
        </mtd>
      </mtr>
      <mtr>
        <mtd>
          <mrow>
            <mrow>
              <mrow/>
              <mo stretchy="false">∗</mo>
              <mrow/>
            </mrow>
            <mrow>
              <mrow>
                <mrow>
                  <mi mathvariant="normal">d</mi>
                  <msup>
                    <mi>x</mi>
                    <mn>0</mn>
                  </msup>
                </mrow>
                <mo stretchy="false">∧</mo>
                <mrow>
                  <mi mathvariant="normal">d</mi>
                  <msup>
                    <mi>x</mi>
                    <mn>1</mn>
                  </msup>
                </mrow>
                <mo stretchy="false">∧</mo>
                <mrow>
                  <mi mathvariant="normal">d</mi>
                  <msup>
                    <mi>x</mi>
                    <mn>3</mn>
                  </msup>
                </mrow>
              </mrow>
              <mo stretchy="false">=</mo>
              <mi>sign</mi>
            </mrow>
            <mrow>
              <mo fence="true" stretchy="false">(</mo>
              <mrow>
                <mrow>
                  <mn>0</mn>
                  <mi>,</mi>
                  <mn>1</mn>
                  <mi>,</mi>
                  <mn>3</mn>
                  <mi>,</mi>
                  <mn>2</mn>
                </mrow>
              </mrow>
              <mo fence="true" stretchy="false">)</mo>
            </mrow>
            <mi>ε</mi>
            <mrow>
              <mo fence="true" stretchy="false">(</mo>
              <mrow>
                <mn>0</mn>
              </mrow>
              <mo fence="true" stretchy="false">)</mo>
            </mrow>
            <mi>ε</mi>
            <mrow>
              <mo fence="true" stretchy="false">(</mo>
              <mrow>
                <mn>1</mn>
              </mrow>
              <mo fence="true" stretchy="false">)</mo>
            </mrow>
            <mi>ε</mi>
            <mrow>
              <mo fence="true" stretchy="false">(</mo>
              <mrow>
                <mn>3</mn>
              </mrow>
              <mo fence="true" stretchy="false">)</mo>
            </mrow>
            <mspace width="0.5em"/>
            <mrow>
              <mrow>
                <mi mathvariant="normal">d</mi>
                <msup>
                  <mi>x</mi>
                  <mn>2</mn>
                </msup>
              </mrow>
              <mo stretchy="false">=</mo>
              <mrow>
                <mo stretchy="false">+</mo>
                <mrow>
                  <mi mathvariant="normal">d</mi>
                  <msup>
                    <mi>x</mi>
                    <mn>2</mn>
                  </msup>
                </mrow>
              </mrow>
            </mrow>
          </mrow>
        </mtd>
      </mtr>
      <mtr>
        <mtd>
          <mrow>
            <mrow>
              <mrow/>
              <mo stretchy="false">∗</mo>
              <mrow/>
            </mrow>
            <mrow>
              <mrow>
                <mrow>
                  <mi mathvariant="normal">d</mi>
                  <msup>
                    <mi>x</mi>
                    <mn>1</mn>
                  </msup>
                </mrow>
                <mo stretchy="false">∧</mo>
                <mrow>
                  <mi mathvariant="normal">d</mi>
                  <msup>
                    <mi>x</mi>
                    <mn>2</mn>
                  </msup>
                </mrow>
                <mo stretchy="false">∧</mo>
                <mrow>
                  <mi mathvariant="normal">d</mi>
                  <msup>
                    <mi>x</mi>
                    <mn>3</mn>
                  </msup>
                </mrow>
              </mrow>
              <mo stretchy="false">=</mo>
              <mi>sign</mi>
            </mrow>
            <mrow>
              <mo fence="true" stretchy="false">(</mo>
              <mrow>
                <mrow>
                  <mn>1</mn>
                  <mi>,</mi>
                  <mn>2</mn>
                  <mi>,</mi>
                  <mn>3</mn>
                  <mi>,</mi>
                  <mn>0</mn>
                </mrow>
              </mrow>
              <mo fence="true" stretchy="false">)</mo>
            </mrow>
            <mi>ε</mi>
            <mrow>
              <mo fence="true" stretchy="false">(</mo>
              <mrow>
                <mn>1</mn>
              </mrow>
              <mo fence="true" stretchy="false">)</mo>
            </mrow>
            <mi>ε</mi>
            <mrow>
              <mo fence="true" stretchy="false">(</mo>
              <mrow>
                <mn>2</mn>
              </mrow>
              <mo fence="true" stretchy="false">)</mo>
            </mrow>
            <mi>ε</mi>
            <mrow>
              <mo fence="true" stretchy="false">(</mo>
              <mrow>
                <mn>3</mn>
              </mrow>
              <mo fence="true" stretchy="false">)</mo>
            </mrow>
            <mspace width="0.5em"/>
            <mrow>
              <mrow>
                <mi mathvariant="normal">d</mi>
                <msup>
                  <mi>x</mi>
                  <mn>0</mn>
                </msup>
              </mrow>
              <mo stretchy="false">=</mo>
              <mrow>
                <mo stretchy="false">−</mo>
                <mrow>
                  <mi mathvariant="normal">d</mi>
                  <msup>
                    <mi>x</mi>
                    <mn>0</mn>
                  </msup>
                </mrow>
              </mrow>
            </mrow>
          </mrow>
        </mtd>
      </mtr>
    </mtable>
    <annotation encoding="StarMath 5.0">stack {
{{}*{}} nospace{{func d} x sup 0} and nospace{{func d} x sup 1} and nospace{{func d} x sup 2} = {func sign} ( 0 , 1 , 2 , 3 ) %varepsilon( 0 ) %varepsilon( 1 ) %varepsilon( 2 ) ` nospace{{func d} x sup 3} = - nospace{{func d} x sup 3} #
{{}*{}} nospace{{func d} x sup 0} and nospace{{func d} x sup 2} and nospace{{func d} x sup 3} = {func sign} ( 0 , 2 , 3 , 1 ) %varepsilon( 0 ) %varepsilon( 2 ) %varepsilon( 3 ) ` nospace{{func d} x sup 1} = - nospace{{func d} x sup 1} #
{{}*{}} nospace{{func d} x sup 0} and nospace{{func d} x sup 1} and nospace{{func d} x sup 3} = {func sign} ( 0 , 1 , 3 , 2 ) %varepsilon( 0 ) %varepsilon( 1 ) %varepsilon( 3 ) ` nospace{{func d} x sup 2} = + nospace{{func d} x sup 2} #
{{}*{}} nospace{{func d} x sup 1} and nospace{{func d} x sup 2} and nospace{{func d} x sup 3} = {func sign} ( 1 , 2 , 3 , 0 ) %varepsilon( 1 ) %varepsilon( 2 ) %varepsilon( 3 ) ` nospace{{func d} x sup 0} = - nospace{{func d} x sup 0}
}</annotation>
  </semantics>
</math>
</file>

<file path=Object 167/content.xml><?xml version="1.0" encoding="utf-8"?>
<math xmlns="http://www.w3.org/1998/Math/MathML" display="block">
  <semantics>
    <mtable>
      <mtr>
        <mtd columnalign="left">
          <mrow>
            <mrow>
              <mrow/>
              <mo stretchy="false">∗</mo>
              <mrow/>
            </mrow>
            <mi mathvariant="normal">d</mi>
            <mrow>
              <mrow/>
              <mo stretchy="false">∗</mo>
              <mrow/>
            </mrow>
            <mrow>
              <mi>F</mi>
              <mo stretchy="false">=</mo>
              <mrow>
                <mo stretchy="false">−</mo>
                <msub>
                  <mo stretchy="false">∂</mo>
                  <mn>0</mn>
                </msub>
              </mrow>
            </mrow>
            <msub>
              <mi>E</mi>
              <mn>1</mn>
            </msub>
            <mspace width="0.5em"/>
            <mrow>
              <mrow>
                <mi mathvariant="normal">d</mi>
                <msup>
                  <mi>x</mi>
                  <mn>1</mn>
                </msup>
              </mrow>
              <mo stretchy="false">−</mo>
              <msub>
                <mo stretchy="false">∂</mo>
                <mn>0</mn>
              </msub>
            </mrow>
            <msub>
              <mi>E</mi>
              <mn>2</mn>
            </msub>
            <mspace width="0.5em"/>
            <mrow>
              <mrow>
                <mi mathvariant="normal">d</mi>
                <msup>
                  <mi>x</mi>
                  <mn>2</mn>
                </msup>
              </mrow>
              <mo stretchy="false">−</mo>
              <msub>
                <mo stretchy="false">∂</mo>
                <mn>0</mn>
              </msub>
            </mrow>
            <msub>
              <mi>E</mi>
              <mn>3</mn>
            </msub>
            <mspace width="0.5em"/>
            <mrow>
              <mi mathvariant="normal">d</mi>
              <msup>
                <mi>x</mi>
                <mn>3</mn>
              </msup>
            </mrow>
          </mrow>
        </mtd>
      </mtr>
      <mtr>
        <mtd columnalign="left">
          <mrow>
            <mrow>
              <mphantom>
                <mrow>
                  <mrow>
                    <mrow/>
                    <mo stretchy="false">∗</mo>
                    <mrow/>
                  </mrow>
                  <mi mathvariant="normal">d</mi>
                  <mrow>
                    <mrow/>
                    <mo stretchy="false">∗</mo>
                    <mrow/>
                  </mrow>
                  <mi>F</mi>
                </mrow>
              </mphantom>
              <mo stretchy="false">=</mo>
              <mrow>
                <mo stretchy="false">−</mo>
                <msub>
                  <mo stretchy="false">∂</mo>
                  <mn>1</mn>
                </msub>
              </mrow>
            </mrow>
            <msub>
              <mi>E</mi>
              <mn>1</mn>
            </msub>
            <mspace width="0.5em"/>
            <mrow>
              <mrow>
                <mi mathvariant="normal">d</mi>
                <msup>
                  <mi>x</mi>
                  <mn>0</mn>
                </msup>
              </mrow>
              <mo stretchy="false">−</mo>
              <msub>
                <mo stretchy="false">∂</mo>
                <mn>2</mn>
              </msub>
            </mrow>
            <msub>
              <mi>E</mi>
              <mn>2</mn>
            </msub>
            <mspace width="0.5em"/>
            <mrow>
              <mrow>
                <mi mathvariant="normal">d</mi>
                <msup>
                  <mi>x</mi>
                  <mn>0</mn>
                </msup>
              </mrow>
              <mo stretchy="false">−</mo>
              <msub>
                <mo stretchy="false">∂</mo>
                <mn>3</mn>
              </msub>
            </mrow>
            <msub>
              <mi>E</mi>
              <mn>3</mn>
            </msub>
            <mspace width="0.5em"/>
            <mrow>
              <mi mathvariant="normal">d</mi>
              <msup>
                <mi>x</mi>
                <mn>0</mn>
              </msup>
            </mrow>
          </mrow>
        </mtd>
      </mtr>
      <mtr>
        <mtd columnalign="left">
          <mrow>
            <mrow>
              <mphantom>
                <mrow>
                  <mrow>
                    <mrow/>
                    <mo stretchy="false">∗</mo>
                    <mrow/>
                  </mrow>
                  <mi mathvariant="normal">d</mi>
                  <mrow>
                    <mrow/>
                    <mo stretchy="false">∗</mo>
                    <mrow/>
                  </mrow>
                  <mi>F</mi>
                </mrow>
              </mphantom>
              <mo stretchy="false">=</mo>
              <mrow>
                <mo stretchy="false">−</mo>
                <msub>
                  <mo stretchy="false">∂</mo>
                  <mn>2</mn>
                </msub>
              </mrow>
            </mrow>
            <msub>
              <mi>B</mi>
              <mrow>
                <mn>2</mn>
                <mn>3</mn>
              </mrow>
            </msub>
            <mspace width="0.5em"/>
            <mrow>
              <mrow>
                <mi mathvariant="normal">d</mi>
                <msup>
                  <mi>x</mi>
                  <mn>3</mn>
                </msup>
              </mrow>
              <mo stretchy="false">+</mo>
              <msub>
                <mo stretchy="false">∂</mo>
                <mn>1</mn>
              </msub>
            </mrow>
            <msub>
              <mi>B</mi>
              <mrow>
                <mn>3</mn>
                <mn>1</mn>
              </mrow>
            </msub>
            <mspace width="0.5em"/>
            <mrow>
              <mi mathvariant="normal">d</mi>
              <msup>
                <mi>x</mi>
                <mn>3</mn>
              </msup>
            </mrow>
          </mrow>
        </mtd>
      </mtr>
      <mtr>
        <mtd columnalign="left">
          <mrow>
            <mrow>
              <mphantom>
                <mrow>
                  <mrow>
                    <mrow/>
                    <mo stretchy="false">∗</mo>
                    <mrow/>
                  </mrow>
                  <mi mathvariant="normal">d</mi>
                  <mrow>
                    <mrow/>
                    <mo stretchy="false">∗</mo>
                    <mrow/>
                  </mrow>
                  <mi>F</mi>
                </mrow>
              </mphantom>
              <mo stretchy="false">=</mo>
              <mrow>
                <mo stretchy="false">−</mo>
                <msub>
                  <mo stretchy="false">∂</mo>
                  <mn>1</mn>
                </msub>
              </mrow>
            </mrow>
            <msub>
              <mi>B</mi>
              <mrow>
                <mn>1</mn>
                <mn>2</mn>
              </mrow>
            </msub>
            <mspace width="0.5em"/>
            <mrow>
              <mrow>
                <mi mathvariant="normal">d</mi>
                <msup>
                  <mi>x</mi>
                  <mn>2</mn>
                </msup>
              </mrow>
              <mo stretchy="false">+</mo>
              <msub>
                <mo stretchy="false">∂</mo>
                <mn>3</mn>
              </msub>
            </mrow>
            <msub>
              <mi>B</mi>
              <mrow>
                <mn>2</mn>
                <mn>3</mn>
              </mrow>
            </msub>
            <mspace width="0.5em"/>
            <mrow>
              <mi mathvariant="normal">d</mi>
              <msup>
                <mi>x</mi>
                <mn>2</mn>
              </msup>
            </mrow>
          </mrow>
        </mtd>
      </mtr>
      <mtr>
        <mtd columnalign="left">
          <mrow>
            <mrow>
              <mphantom>
                <mrow>
                  <mrow>
                    <mrow/>
                    <mo stretchy="false">∗</mo>
                    <mrow/>
                  </mrow>
                  <mi mathvariant="normal">d</mi>
                  <mrow>
                    <mrow/>
                    <mo stretchy="false">∗</mo>
                    <mrow/>
                  </mrow>
                  <mi>F</mi>
                </mrow>
              </mphantom>
              <mo stretchy="false">=</mo>
              <mrow>
                <mo stretchy="false">−</mo>
                <msub>
                  <mo stretchy="false">∂</mo>
                  <mn>3</mn>
                </msub>
              </mrow>
            </mrow>
            <msub>
              <mi>B</mi>
              <mrow>
                <mn>3</mn>
                <mn>1</mn>
              </mrow>
            </msub>
            <mspace width="0.5em"/>
            <mrow>
              <mrow>
                <mi mathvariant="normal">d</mi>
                <msup>
                  <mi>x</mi>
                  <mn>1</mn>
                </msup>
              </mrow>
              <mo stretchy="false">+</mo>
              <msub>
                <mo stretchy="false">∂</mo>
                <mn>2</mn>
              </msub>
            </mrow>
            <msub>
              <mi>B</mi>
              <mrow>
                <mn>1</mn>
                <mn>2</mn>
              </mrow>
            </msub>
            <mspace width="0.5em"/>
            <mrow>
              <mi mathvariant="normal">d</mi>
              <msup>
                <mi>x</mi>
                <mn>1</mn>
              </msup>
            </mrow>
          </mrow>
        </mtd>
      </mtr>
    </mtable>
    <annotation encoding="StarMath 5.0">alignl {{}*{}} {func d} {{}*{}} F = - partial sub 0 E sub 1 ` nospace{{func d} x sup 1} - partial sub 0 E sub 2 ` nospace{{func d} x sup 2} - partial sub 0 E sub 3 ` nospace{{func d} x sup 3} newline
alignl phantom{{{}*{}} {func d} {{}*{}} F} = - partial sub 1 E sub 1 ` nospace{{func d} x sup 0} - partial sub 2 E sub 2 ` nospace{{func d} x sup 0} - partial sub 3 E sub 3 ` nospace{{func d} x sup 0} newline
alignl phantom{{{}*{}} {func d} {{}*{}} F} = - partial sub 2 B sub {2 3} ` nospace{{func d} x sup 3} + partial sub 1 B sub {3 1} ` nospace{{func d} x sup 3} newline
alignl phantom{{{}*{}} {func d} {{}*{}} F} = - partial sub 1 B sub {1 2} ` nospace{{func d} x sup 2} + partial sub 3 B sub {2 3} ` nospace{{func d} x sup 2} newline
alignl phantom{{{}*{}} {func d} {{}*{}} F} = - partial sub 3 B sub {3 1} ` nospace{{func d} x sup 1} + partial sub 2 B sub {1 2} ` nospace{{func d} x sup 1}</annotation>
  </semantics>
</math>
</file>

<file path=Object 168/content.xml><?xml version="1.0" encoding="utf-8"?>
<math xmlns="http://www.w3.org/1998/Math/MathML">
  <semantics>
    <mrow>
      <mrow>
        <mo stretchy="false">−</mo>
        <msub>
          <mo stretchy="false">∂</mo>
          <mn>0</mn>
        </msub>
      </mrow>
      <mstyle mathvariant="bold">
        <mi>E</mi>
      </mstyle>
    </mrow>
    <annotation encoding="StarMath 5.0">- partial sub 0 {bold E}</annotation>
  </semantics>
</math>
</file>

<file path=Object 169/content.xml><?xml version="1.0" encoding="utf-8"?>
<math xmlns="http://www.w3.org/1998/Math/MathML">
  <semantics>
    <msub>
      <mo stretchy="false">∂</mo>
      <mn>0</mn>
    </msub>
    <annotation encoding="StarMath 5.0">partial sub 0</annotation>
  </semantics>
</math>
</file>

<file path=Object 17/content.xml><?xml version="1.0" encoding="utf-8"?>
<math xmlns="http://www.w3.org/1998/Math/MathML">
  <semantics>
    <mrow>
      <msup>
        <mi>x</mi>
        <mn>0</mn>
      </msup>
      <mi>,</mi>
      <msup>
        <mi>x</mi>
        <mn>1</mn>
      </msup>
      <mi>,</mi>
      <msup>
        <mi>x</mi>
        <mn>2</mn>
      </msup>
      <mi>,</mi>
      <msup>
        <mi>x</mi>
        <mn>3</mn>
      </msup>
    </mrow>
    <annotation encoding="StarMath 5.0">x sup 0 , x sup 1 , x sup 2 , x sup 3 </annotation>
  </semantics>
</math>
</file>

<file path=Object 170/content.xml><?xml version="1.0" encoding="utf-8"?>
<math xmlns="http://www.w3.org/1998/Math/MathML">
  <semantics>
    <mstyle mathvariant="bold">
      <mi>E</mi>
    </mstyle>
    <annotation encoding="StarMath 5.0">{bold E}</annotation>
  </semantics>
</math>
</file>

<file path=Object 171/content.xml><?xml version="1.0" encoding="utf-8"?>
<math xmlns="http://www.w3.org/1998/Math/MathML">
  <semantics>
    <mrow>
      <mrow>
        <mo fence="true" stretchy="false">(</mo>
        <mrow>
          <mrow>
            <mrow>
              <mo stretchy="false">−</mo>
              <mo stretchy="false">∇</mo>
            </mrow>
            <mo stretchy="false">⋅</mo>
            <mstyle mathvariant="bold">
              <mi>E</mi>
            </mstyle>
          </mrow>
        </mrow>
        <mo fence="true" stretchy="false">)</mo>
      </mrow>
      <mspace width="0.5em"/>
      <mrow>
        <mi mathvariant="normal">d</mi>
        <msup>
          <mi>x</mi>
          <mn>0</mn>
        </msup>
      </mrow>
    </mrow>
    <annotation encoding="StarMath 5.0">( - nabla cdot {bold E} ) ` nospace{{func d} x sup 0}</annotation>
  </semantics>
</math>
</file>

<file path=Object 172/content.xml><?xml version="1.0" encoding="utf-8"?>
<math xmlns="http://www.w3.org/1998/Math/MathML">
  <semantics>
    <mrow>
      <mi mathvariant="normal">d</mi>
      <msup>
        <mi>x</mi>
        <mn>0</mn>
      </msup>
    </mrow>
    <annotation encoding="StarMath 5.0">nospace{{func d} x sup 0}</annotation>
  </semantics>
</math>
</file>

<file path=Object 173/content.xml><?xml version="1.0" encoding="utf-8"?>
<math xmlns="http://www.w3.org/1998/Math/MathML">
  <semantics>
    <mrow>
      <mrow>
        <mrow/>
        <mo stretchy="false">∗</mo>
        <mrow/>
      </mrow>
      <mi mathvariant="normal">d</mi>
      <mrow>
        <mrow/>
        <mo stretchy="false">∗</mo>
        <mrow/>
      </mrow>
      <mi>B</mi>
    </mrow>
    <annotation encoding="StarMath 5.0">{{}*{}} {func d} {{}*{}} B</annotation>
  </semantics>
</math>
</file>

<file path=Object 174/content.xml><?xml version="1.0" encoding="utf-8"?>
<math xmlns="http://www.w3.org/1998/Math/MathML" display="block">
  <semantics>
    <mrow>
      <mrow>
        <mrow/>
        <mo stretchy="false">∗</mo>
        <mrow/>
      </mrow>
      <mi mathvariant="normal">d</mi>
      <mrow>
        <mrow/>
        <mo stretchy="false">∗</mo>
        <mrow/>
      </mrow>
      <mrow>
        <mi>F</mi>
        <mo stretchy="false">=</mo>
        <mrow>
          <mrow/>
          <mo stretchy="false">∗</mo>
          <mrow/>
        </mrow>
      </mrow>
      <mi mathvariant="normal">d</mi>
      <mrow>
        <mrow/>
        <mo stretchy="false">∗</mo>
        <mrow/>
      </mrow>
      <mrow>
        <mi>B</mi>
        <mo stretchy="false">−</mo>
        <msub>
          <mo stretchy="false">∂</mo>
          <mn>0</mn>
        </msub>
      </mrow>
      <mrow>
        <mi>E</mi>
        <mo stretchy="false">−</mo>
        <mrow>
          <mo fence="true" stretchy="false">(</mo>
          <mrow>
            <mrow>
              <mo stretchy="false">∇</mo>
              <mo stretchy="false">⋅</mo>
              <mstyle mathvariant="bold">
                <mi>E</mi>
              </mstyle>
            </mrow>
          </mrow>
          <mo fence="true" stretchy="false">)</mo>
        </mrow>
      </mrow>
      <mspace width="0.5em"/>
      <mrow>
        <mrow>
          <mi mathvariant="normal">d</mi>
          <msup>
            <mi>x</mi>
            <mn>0</mn>
          </msup>
        </mrow>
        <mo stretchy="false">=</mo>
        <mrow>
          <mo stretchy="false">−</mo>
          <mi>ρ</mi>
        </mrow>
      </mrow>
      <mspace width="0.5em"/>
      <mrow>
        <mrow>
          <mi mathvariant="normal">d</mi>
          <msup>
            <mi>x</mi>
            <mn>0</mn>
          </msup>
        </mrow>
        <mo stretchy="false">+</mo>
        <mi>J</mi>
      </mrow>
    </mrow>
    <annotation encoding="StarMath 5.0">{{}*{}} {func d} {{}*{}} F = {{}*{}} {func d} {{}*{}} B - partial sub 0 E - ( nabla cdot {bold E} ) ` nospace{{func d} x sup 0} = - %rho ` nospace{{func d} x sup 0} + J</annotation>
  </semantics>
</math>
</file>

<file path=Object 175/content.xml><?xml version="1.0" encoding="utf-8"?>
<math xmlns="http://www.w3.org/1998/Math/MathML" display="block">
  <semantics>
    <mstyle mathvariant="bold">
      <mi>J</mi>
    </mstyle>
    <annotation encoding="StarMath 5.0">{bold J}</annotation>
  </semantics>
</math>
</file>

<file path=Object 176/content.xml><?xml version="1.0" encoding="utf-8"?>
<math xmlns="http://www.w3.org/1998/Math/MathML">
  <semantics>
    <mrow>
      <msub>
        <mi>J</mi>
        <mn>1</mn>
      </msub>
      <mspace width="0.5em"/>
      <mrow>
        <mrow>
          <mi mathvariant="normal">d</mi>
          <msup>
            <mi>x</mi>
            <mn>1</mn>
          </msup>
        </mrow>
        <mo stretchy="false">+</mo>
        <msub>
          <mi>J</mi>
          <mn>2</mn>
        </msub>
      </mrow>
      <mspace width="0.5em"/>
      <mrow>
        <mrow>
          <mi mathvariant="normal">d</mi>
          <msup>
            <mi>x</mi>
            <mn>2</mn>
          </msup>
        </mrow>
        <mo stretchy="false">+</mo>
        <msub>
          <mi>J</mi>
          <mn>3</mn>
        </msub>
      </mrow>
      <mspace width="0.5em"/>
      <mrow>
        <mi mathvariant="normal">d</mi>
        <msup>
          <mi>x</mi>
          <mn>3</mn>
        </msup>
      </mrow>
    </mrow>
    <annotation encoding="StarMath 5.0">J sub 1 ` nospace{{func d} x sup 1} + J sub 2 ` nospace{{func d} x sup 2} + J sub 3 ` nospace{{func d} x sup 3}</annotation>
  </semantics>
</math>
</file>

<file path=Object 177/content.xml><?xml version="1.0" encoding="utf-8"?>
<math xmlns="http://www.w3.org/1998/Math/MathML" display="block">
  <semantics>
    <mstyle mathvariant="bold">
      <mi>J</mi>
    </mstyle>
    <annotation encoding="StarMath 5.0">{bold J}</annotation>
  </semantics>
</math>
</file>

<file path=Object 178/content.xml><?xml version="1.0" encoding="utf-8"?>
<math xmlns="http://www.w3.org/1998/Math/MathML">
  <semantics>
    <mrow>
      <mrow>
        <mrow/>
        <mo stretchy="false">∗</mo>
        <mrow/>
      </mrow>
      <mi mathvariant="normal">d</mi>
      <mrow>
        <mrow/>
        <mo stretchy="false">∗</mo>
        <mrow/>
      </mrow>
      <mrow>
        <mi>B</mi>
        <mo stretchy="false">−</mo>
        <msub>
          <mo stretchy="false">∂</mo>
          <mn>0</mn>
        </msub>
      </mrow>
      <mi>E</mi>
    </mrow>
    <annotation encoding="StarMath 5.0">{{}*{}} {func d} {{}*{}} B - partial sub 0 E</annotation>
  </semantics>
</math>
</file>

<file path=Object 179/content.xml><?xml version="1.0" encoding="utf-8"?>
<math xmlns="http://www.w3.org/1998/Math/MathML" display="block">
  <semantics>
    <mi>E</mi>
    <annotation encoding="StarMath 5.0">E</annotation>
  </semantics>
</math>
</file>

<file path=Object 18/content.xml><?xml version="1.0" encoding="utf-8"?>
<math xmlns="http://www.w3.org/1998/Math/MathML">
  <semantics>
    <msup>
      <mi>x</mi>
      <mn>0</mn>
    </msup>
    <annotation encoding="StarMath 5.0">x sup 0</annotation>
  </semantics>
</math>
</file>

<file path=Object 180/content.xml><?xml version="1.0" encoding="utf-8"?>
<math xmlns="http://www.w3.org/1998/Math/MathML" display="block">
  <semantics>
    <mi>E</mi>
    <annotation encoding="StarMath 5.0">E</annotation>
  </semantics>
</math>
</file>

<file path=Object 181/content.xml><?xml version="1.0" encoding="utf-8"?>
<math xmlns="http://www.w3.org/1998/Math/MathML">
  <semantics>
    <mrow>
      <mrow>
        <mrow/>
        <mo stretchy="false">∗</mo>
        <mrow/>
      </mrow>
      <mi mathvariant="normal">d</mi>
      <mrow>
        <mrow/>
        <mo stretchy="false">∗</mo>
        <mrow/>
      </mrow>
      <mi>B</mi>
    </mrow>
    <annotation encoding="StarMath 5.0">{{}*{}} {func d} {{}*{}} B</annotation>
  </semantics>
</math>
</file>

<file path=Object 182/content.xml><?xml version="1.0" encoding="utf-8"?>
<math xmlns="http://www.w3.org/1998/Math/MathML">
  <semantics>
    <mrow>
      <msub>
        <mo stretchy="false">∂</mo>
        <mn>0</mn>
      </msub>
      <mi>E</mi>
    </mrow>
    <annotation encoding="StarMath 5.0">partial sub 0 E</annotation>
  </semantics>
</math>
</file>

<file path=Object 183/content.xml><?xml version="1.0" encoding="utf-8"?>
<math xmlns="http://www.w3.org/1998/Math/MathML">
  <semantics>
    <mrow>
      <mo fence="true" stretchy="false">(</mo>
      <mrow>
        <mrow>
          <mrow>
            <mo stretchy="false">−</mo>
            <mo stretchy="false">∇</mo>
          </mrow>
          <mo stretchy="false">⋅</mo>
          <mstyle mathvariant="bold">
            <mi>E</mi>
          </mstyle>
        </mrow>
      </mrow>
      <mo fence="true" stretchy="false">)</mo>
    </mrow>
    <annotation encoding="StarMath 5.0">( - nabla cdot {bold E} )</annotation>
  </semantics>
</math>
</file>

<file path=Object 184/content.xml><?xml version="1.0" encoding="utf-8"?>
<math xmlns="http://www.w3.org/1998/Math/MathML" display="block">
  <semantics>
    <mrow>
      <mi mathvariant="normal">d</mi>
      <msup>
        <mi>x</mi>
        <mn>0</mn>
      </msup>
    </mrow>
    <annotation encoding="StarMath 5.0">nospace{{func d} x sup 0}</annotation>
  </semantics>
</math>
</file>

<file path=Object 185/content.xml><?xml version="1.0" encoding="utf-8"?>
<math xmlns="http://www.w3.org/1998/Math/MathML">
  <semantics>
    <mrow>
      <mrow>
        <mo stretchy="false">−</mo>
        <mi>ρ</mi>
      </mrow>
      <mspace width="0.5em"/>
      <mrow>
        <mi mathvariant="normal">d</mi>
        <msup>
          <mi>x</mi>
          <mn>0</mn>
        </msup>
      </mrow>
    </mrow>
    <annotation encoding="StarMath 5.0">- %rho ` nospace{{func d} x sup 0}</annotation>
  </semantics>
</math>
</file>

<file path=Object 186/content.xml><?xml version="1.0" encoding="utf-8"?>
<math xmlns="http://www.w3.org/1998/Math/MathML" display="block">
  <semantics>
    <mi>J</mi>
    <annotation encoding="StarMath 5.0">J</annotation>
  </semantics>
</math>
</file>

<file path=Object 187/content.xml><?xml version="1.0" encoding="utf-8"?>
<math xmlns="http://www.w3.org/1998/Math/MathML">
  <semantics>
    <mrow>
      <mrow>
        <mo fence="true" stretchy="false">(</mo>
        <mrow>
          <mrow>
            <mo stretchy="false">∇</mo>
            <mo stretchy="false">⋅</mo>
            <mstyle mathvariant="bold">
              <mi>E</mi>
            </mstyle>
          </mrow>
        </mrow>
        <mo fence="true" stretchy="false">)</mo>
      </mrow>
      <mspace width="0.5em"/>
      <mrow>
        <mrow>
          <mi mathvariant="normal">d</mi>
          <msup>
            <mi>x</mi>
            <mn>0</mn>
          </msup>
        </mrow>
        <mo stretchy="false">=</mo>
        <mi>ρ</mi>
      </mrow>
      <mspace width="0.5em"/>
      <mrow>
        <mi mathvariant="normal">d</mi>
        <msup>
          <mi>x</mi>
          <mn>0</mn>
        </msup>
      </mrow>
    </mrow>
    <annotation encoding="StarMath 5.0">( nabla cdot {bold E} ) ` nospace{{func d} x sup 0} = %rho ` nospace{{func d} x sup 0}</annotation>
  </semantics>
</math>
</file>

<file path=Object 188/content.xml><?xml version="1.0" encoding="utf-8"?>
<math xmlns="http://www.w3.org/1998/Math/MathML">
  <semantics>
    <mrow>
      <mrow>
        <mrow/>
        <mo stretchy="false">∗</mo>
        <mrow/>
      </mrow>
      <mi mathvariant="normal">d</mi>
      <mrow>
        <mrow/>
        <mo stretchy="false">∗</mo>
        <mrow/>
      </mrow>
      <mrow>
        <mi>B</mi>
        <mo stretchy="false">−</mo>
        <msub>
          <mo stretchy="false">∂</mo>
          <mn>0</mn>
        </msub>
      </mrow>
      <mrow>
        <mi>E</mi>
        <mo stretchy="false">=</mo>
        <mi>J</mi>
      </mrow>
    </mrow>
    <annotation encoding="StarMath 5.0">{{}*{}} {func d} {{}*{}} B - partial sub 0 E = J</annotation>
  </semantics>
</math>
</file>

<file path=Object 189/content.xml><?xml version="1.0" encoding="utf-8"?>
<math xmlns="http://www.w3.org/1998/Math/MathML" display="block">
  <semantics>
    <mi>J</mi>
    <annotation encoding="StarMath 5.0">J</annotation>
  </semantics>
</math>
</file>

<file path=Object 19/content.xml><?xml version="1.0" encoding="utf-8"?>
<math xmlns="http://www.w3.org/1998/Math/MathML" display="block">
  <semantics>
    <mi>t</mi>
    <annotation encoding="StarMath 5.0"> t </annotation>
  </semantics>
</math>
</file>

<file path=Object 190/content.xml><?xml version="1.0" encoding="utf-8"?>
<math xmlns="http://www.w3.org/1998/Math/MathML" display="block">
  <semantics>
    <mi>J</mi>
    <annotation encoding="StarMath 5.0">J</annotation>
  </semantics>
</math>
</file>

<file path=Object 191/content.xml><?xml version="1.0" encoding="utf-8"?>
<math xmlns="http://www.w3.org/1998/Math/MathML">
  <semantics>
    <mrow>
      <mrow>
        <mo fence="true" stretchy="false">(</mo>
        <mrow>
          <mrow>
            <mo stretchy="false">∇</mo>
            <mo stretchy="false">⋅</mo>
            <mstyle mathvariant="bold">
              <mi>E</mi>
            </mstyle>
          </mrow>
        </mrow>
        <mo fence="true" stretchy="false">)</mo>
      </mrow>
      <mspace width="0.5em"/>
      <mrow>
        <mrow>
          <mi mathvariant="normal">d</mi>
          <msup>
            <mi>x</mi>
            <mn>0</mn>
          </msup>
        </mrow>
        <mo stretchy="false">=</mo>
        <mi>ρ</mi>
      </mrow>
      <mspace width="0.5em"/>
      <mrow>
        <mi mathvariant="normal">d</mi>
        <msup>
          <mi>x</mi>
          <mn>0</mn>
        </msup>
      </mrow>
    </mrow>
    <annotation encoding="StarMath 5.0">( nabla cdot {bold E} ) ` nospace{{func d} x sup 0} = %rho ` nospace{{func d} x sup 0}</annotation>
  </semantics>
</math>
</file>

<file path=Object 192/content.xml><?xml version="1.0" encoding="utf-8"?>
<math xmlns="http://www.w3.org/1998/Math/MathML">
  <semantics>
    <mrow>
      <mrow>
        <mrow/>
        <mo stretchy="false">∗</mo>
        <mrow/>
      </mrow>
      <mi mathvariant="normal">d</mi>
      <mrow>
        <mrow/>
        <mo stretchy="false">∗</mo>
        <mrow/>
      </mrow>
      <mi>B</mi>
    </mrow>
    <annotation encoding="StarMath 5.0">{{}*{}} {func d} {{}*{}} B</annotation>
  </semantics>
</math>
</file>

<file path=Object 193/content.xml><?xml version="1.0" encoding="utf-8"?>
<math xmlns="http://www.w3.org/1998/Math/MathML">
  <semantics>
    <mrow>
      <msub>
        <mo stretchy="false">∂</mo>
        <mn>0</mn>
      </msub>
      <mi>E</mi>
    </mrow>
    <annotation encoding="StarMath 5.0">partial sub 0 E</annotation>
  </semantics>
</math>
</file>

<file path=Object 194/content.xml><?xml version="1.0" encoding="utf-8"?>
<math xmlns="http://www.w3.org/1998/Math/MathML" display="block">
  <semantics>
    <mi>E</mi>
    <annotation encoding="StarMath 5.0">E</annotation>
  </semantics>
</math>
</file>

<file path=Object 195/content.xml><?xml version="1.0" encoding="utf-8"?>
<math xmlns="http://www.w3.org/1998/Math/MathML" display="block">
  <semantics>
    <mi>J</mi>
    <annotation encoding="StarMath 5.0">J</annotation>
  </semantics>
</math>
</file>

<file path=Object 196/content.xml><?xml version="1.0" encoding="utf-8"?>
<math xmlns="http://www.w3.org/1998/Math/MathML" display="block">
  <semantics>
    <mrow>
      <mo fence="true" stretchy="true">{</mo>
      <mrow>
        <mtable>
          <mtr>
            <mtd>
              <mrow>
                <mi mathvariant="normal">d</mi>
                <mrow>
                  <mi>F</mi>
                  <mo stretchy="false">=</mo>
                  <mn>0</mn>
                </mrow>
              </mrow>
            </mtd>
          </mtr>
          <mtr>
            <mtd>
              <mrow>
                <mrow>
                  <mrow/>
                  <mo stretchy="false">∗</mo>
                  <mrow/>
                </mrow>
                <mi mathvariant="normal">d</mi>
                <mrow>
                  <mrow/>
                  <mo stretchy="false">∗</mo>
                  <mrow/>
                </mrow>
                <mrow>
                  <mi>F</mi>
                  <mo stretchy="false">=</mo>
                  <mi>J</mi>
                </mrow>
              </mrow>
            </mtd>
          </mtr>
        </mtable>
      </mrow>
    </mrow>
    <annotation encoding="StarMath 5.0">left lbrace { stack {
{func d} F = 0 #
{{}*{}} {func d} {{}*{}} F = J
} } right none</annotation>
  </semantics>
</math>
</file>

<file path=Object 197/content.xml><?xml version="1.0" encoding="utf-8"?>
<math xmlns="http://www.w3.org/1998/Math/MathML" display="block">
  <semantics>
    <mi>F</mi>
    <annotation encoding="StarMath 5.0">F</annotation>
  </semantics>
</math>
</file>

<file path=Object 198/content.xml><?xml version="1.0" encoding="utf-8"?>
<math xmlns="http://www.w3.org/1998/Math/MathML" display="block">
  <semantics>
    <mrow>
      <mo fence="true" stretchy="true">{</mo>
      <mrow>
        <mtable>
          <mtr>
            <mtd>
              <mrow>
                <mrow>
                  <mo stretchy="false">−</mo>
                  <msup>
                    <mo stretchy="false">∇</mo>
                    <mn>2</mn>
                  </msup>
                </mrow>
                <mrow>
                  <mi>V</mi>
                  <mo stretchy="false">−</mo>
                  <mfrac>
                    <mo stretchy="false">∂</mo>
                    <mrow>
                      <mo stretchy="false">∂</mo>
                      <mi>t</mi>
                    </mrow>
                  </mfrac>
                </mrow>
                <mrow>
                  <mrow>
                    <mo fence="true" stretchy="true">[</mo>
                    <mrow>
                      <mrow>
                        <mo stretchy="false">∇</mo>
                        <mo stretchy="false">⋅</mo>
                        <mi mathvariant="normal">A</mi>
                      </mrow>
                    </mrow>
                    <mo fence="true" stretchy="true">]</mo>
                  </mrow>
                  <mo stretchy="false">=</mo>
                  <mfrac>
                    <mn>1</mn>
                    <msub>
                      <mi>ε</mi>
                      <mn>0</mn>
                    </msub>
                  </mfrac>
                </mrow>
                <mi>ρ</mi>
              </mrow>
            </mtd>
          </mtr>
          <mtr>
            <mtd>
              <mrow>
                <mrow>
                  <mo fence="true" stretchy="true">[</mo>
                  <mrow>
                    <mrow>
                      <mfrac>
                        <mn>1</mn>
                        <msup>
                          <mi>c</mi>
                          <mn>2</mn>
                        </msup>
                      </mfrac>
                      <mrow>
                        <mfrac>
                          <msup>
                            <mo stretchy="false">∂</mo>
                            <mn>2</mn>
                          </msup>
                          <mrow>
                            <mo stretchy="false">∂</mo>
                            <msup>
                              <mi>t</mi>
                              <mn>2</mn>
                            </msup>
                          </mrow>
                        </mfrac>
                        <mo stretchy="false">−</mo>
                        <msup>
                          <mo stretchy="false">∇</mo>
                          <mn>2</mn>
                        </msup>
                      </mrow>
                    </mrow>
                  </mrow>
                  <mo fence="true" stretchy="true">]</mo>
                </mrow>
                <mrow>
                  <mstyle mathvariant="bold">
                    <mi>A</mi>
                  </mstyle>
                  <mo stretchy="false">=</mo>
                  <mfrac>
                    <mn>1</mn>
                    <mrow>
                      <msub>
                        <mi>ε</mi>
                        <mn>0</mn>
                      </msub>
                      <msup>
                        <mi>c</mi>
                        <mn>2</mn>
                      </msup>
                    </mrow>
                  </mfrac>
                </mrow>
                <mrow>
                  <mstyle mathvariant="bold">
                    <mi>J</mi>
                  </mstyle>
                  <mo stretchy="false">−</mo>
                  <mo stretchy="false">∇</mo>
                </mrow>
                <mrow>
                  <mo fence="true" stretchy="true">[</mo>
                  <mrow>
                    <mrow>
                      <mrow>
                        <mrow>
                          <mo stretchy="false">∇</mo>
                          <mo stretchy="false">⋅</mo>
                          <mstyle mathvariant="bold">
                            <mi>A</mi>
                          </mstyle>
                        </mrow>
                        <mo stretchy="false">+</mo>
                        <mfrac>
                          <mn>1</mn>
                          <msup>
                            <mi>c</mi>
                            <mn>2</mn>
                          </msup>
                        </mfrac>
                      </mrow>
                      <mover accent="true">
                        <mi>V</mi>
                        <mo stretchy="false">˙</mo>
                      </mover>
                    </mrow>
                  </mrow>
                  <mo fence="true" stretchy="true">]</mo>
                </mrow>
              </mrow>
            </mtd>
          </mtr>
        </mtable>
      </mrow>
    </mrow>
    <annotation encoding="StarMath 5.0">left lbrace { stack {
- nabla^2 V - { {partial} over {partial t} } left [ { nabla cdot {func A} } right ] = { 1 over %varepsilon_0 } %rho #
left [ { { 1 over c^2 } { {partial^2} over {partial t^2} } - nabla^2} right ] {bold A} = { 1 over {%varepsilon_0 c^2} } {bold J} - nabla left [ { nabla cdot {bold A} + { 1 over c^2 } dot{V} } right ]
} } right none</annotation>
  </semantics>
</math>
</file>

<file path=Object 199/content.xml><?xml version="1.0" encoding="utf-8"?>
<math xmlns="http://www.w3.org/1998/Math/MathML">
  <semantics>
    <mrow>
      <mi>c</mi>
      <mo stretchy="false">≠</mo>
      <mn>0</mn>
    </mrow>
    <annotation encoding="StarMath 5.0">c neq 0</annotation>
  </semantics>
</math>
</file>

<file path=Object 2/content.xml><?xml version="1.0" encoding="utf-8"?>
<math xmlns="http://www.w3.org/1998/Math/MathML" display="block">
  <semantics>
    <mrow>
      <mrow>
        <mrow>
          <mo stretchy="false">∇</mo>
          <mo stretchy="false">⋅</mo>
          <mstyle mathvariant="bold">
            <mi>F</mi>
          </mstyle>
        </mrow>
        <mo stretchy="false">=</mo>
        <mrow>
          <mrow/>
          <mo stretchy="false">∗</mo>
          <mrow/>
        </mrow>
      </mrow>
      <mi mathvariant="normal">d</mi>
      <mrow>
        <mrow/>
        <mo stretchy="false">∗</mo>
        <mrow/>
      </mrow>
      <msup>
        <mstyle mathvariant="bold">
          <mi>F</mi>
        </mstyle>
        <mi>♭</mi>
      </msup>
    </mrow>
    <annotation encoding="StarMath 5.0">nabla cdot {bold F} = {{}*{}} {func d} {{}*{}} {bold F} sup♭</annotation>
  </semantics>
</math>
</file>

<file path=Object 20/content.xml><?xml version="1.0" encoding="utf-8"?>
<math xmlns="http://www.w3.org/1998/Math/MathML">
  <semantics>
    <mrow>
      <msup>
        <mi>x</mi>
        <mn>0</mn>
      </msup>
      <mi>,</mi>
      <msup>
        <mi>x</mi>
        <mn>1</mn>
      </msup>
      <mi>,</mi>
      <msup>
        <mi>x</mi>
        <mn>2</mn>
      </msup>
      <mi>,</mi>
      <msup>
        <mi>x</mi>
        <mn>3</mn>
      </msup>
    </mrow>
    <annotation encoding="StarMath 5.0">x sup 0 , x sup 1 , x sup 2 , x sup 3 </annotation>
  </semantics>
</math>
</file>

<file path=Object 21/content.xml><?xml version="1.0" encoding="utf-8"?>
<math xmlns="http://www.w3.org/1998/Math/MathML">
  <semantics>
    <msup>
      <mi>x</mi>
      <mn>0</mn>
    </msup>
    <annotation encoding="StarMath 5.0">x sup 0</annotation>
  </semantics>
</math>
</file>

<file path=Object 22/content.xml><?xml version="1.0" encoding="utf-8"?>
<math xmlns="http://www.w3.org/1998/Math/MathML">
  <semantics>
    <mrow>
      <mi>B</mi>
      <mrow>
        <mo fence="true" stretchy="false">(</mo>
        <mrow>
          <msup>
            <mi>x</mi>
            <mstyle color="red">
              <mi>μ</mi>
            </mstyle>
          </msup>
        </mrow>
        <mo fence="true" stretchy="false">)</mo>
      </mrow>
    </mrow>
    <annotation encoding="StarMath 5.0">B ( x sup {color red %mu} )</annotation>
  </semantics>
</math>
</file>

<file path=Object 23/content.xml><?xml version="1.0" encoding="utf-8"?>
<math xmlns="http://www.w3.org/1998/Math/MathML">
  <semantics>
    <mrow>
      <mi>B</mi>
      <mrow>
        <mo fence="true" stretchy="false">(</mo>
        <mrow>
          <mi>x</mi>
        </mrow>
        <mo fence="true" stretchy="false">)</mo>
      </mrow>
    </mrow>
    <annotation encoding="StarMath 5.0">B ( x )</annotation>
  </semantics>
</math>
</file>

<file path=Object 24/content.xml><?xml version="1.0" encoding="utf-8"?>
<math xmlns="http://www.w3.org/1998/Math/MathML" display="block">
  <semantics>
    <mtable>
      <mtr>
        <mtd>
          <mrow>
            <mrow>
              <mo stretchy="false">∇</mo>
              <mo stretchy="false">⋅</mo>
              <mstyle mathvariant="bold">
                <mi>B</mi>
              </mstyle>
            </mrow>
            <mo stretchy="false">=</mo>
            <mn>0</mn>
          </mrow>
        </mtd>
      </mtr>
      <mtr>
        <mtd>
          <mrow>
            <mrow>
              <mrow>
                <mo stretchy="false">∇</mo>
                <mo stretchy="false">×</mo>
                <mstyle mathvariant="bold">
                  <mi>E</mi>
                </mstyle>
              </mrow>
              <mo stretchy="false">+</mo>
              <mfrac>
                <mrow>
                  <mo stretchy="false">∂</mo>
                  <mstyle mathvariant="bold">
                    <mi>B</mi>
                  </mstyle>
                </mrow>
                <mrow>
                  <mo stretchy="false">∂</mo>
                  <mi>t</mi>
                </mrow>
              </mfrac>
            </mrow>
            <mo stretchy="false">=</mo>
            <mn>0</mn>
          </mrow>
        </mtd>
      </mtr>
    </mtable>
    <annotation encoding="StarMath 5.0">stack {
nabla cdot {bold B} = 0 #

nabla times {bold E} + { {partial {bold B}} over {partial t} } = 0
}</annotation>
  </semantics>
</math>
</file>

<file path=Object 25/content.xml><?xml version="1.0" encoding="utf-8"?>
<math xmlns="http://www.w3.org/1998/Math/MathML" display="block">
  <semantics>
    <mstyle mathvariant="bold">
      <mi>J</mi>
    </mstyle>
    <annotation encoding="StarMath 5.0">{bold J}</annotation>
  </semantics>
</math>
</file>

<file path=Object 26/content.xml><?xml version="1.0" encoding="utf-8"?>
<math xmlns="http://www.w3.org/1998/Math/MathML" display="block">
  <semantics>
    <mi>ρ</mi>
    <annotation encoding="StarMath 5.0">%rho</annotation>
  </semantics>
</math>
</file>

<file path=Object 27/content.xml><?xml version="1.0" encoding="utf-8"?>
<math xmlns="http://www.w3.org/1998/Math/MathML" display="block">
  <semantics>
    <mstyle mathvariant="bold">
      <mi>B</mi>
    </mstyle>
    <annotation encoding="StarMath 5.0">{bold B}</annotation>
  </semantics>
</math>
</file>

<file path=Object 28/content.xml><?xml version="1.0" encoding="utf-8"?>
<math xmlns="http://www.w3.org/1998/Math/MathML" display="block">
  <semantics>
    <mstyle mathvariant="bold">
      <mi>B</mi>
    </mstyle>
    <annotation encoding="StarMath 5.0">{bold B}</annotation>
  </semantics>
</math>
</file>

<file path=Object 29/content.xml><?xml version="1.0" encoding="utf-8"?>
<math xmlns="http://www.w3.org/1998/Math/MathML" display="block">
  <semantics>
    <mrow>
      <mrow>
        <munder accentunder="true">
          <munder accentunder="true">
            <mi>B</mi>
            <mo>̲</mo>
          </munder>
          <mo>̲</mo>
        </munder>
        <mo stretchy="false">=</mo>
        <msub>
          <mi>B</mi>
          <mrow>
            <mn>2</mn>
            <mn>3</mn>
          </mrow>
        </msub>
      </mrow>
      <mspace width="0.5em"/>
      <mrow>
        <mrow>
          <mrow>
            <mi mathvariant="normal">d</mi>
            <msup>
              <mi>x</mi>
              <mn>2</mn>
            </msup>
          </mrow>
          <mo stretchy="false">∧</mo>
          <mrow>
            <mi mathvariant="normal">d</mi>
            <msup>
              <mi>x</mi>
              <mn>3</mn>
            </msup>
          </mrow>
        </mrow>
        <mo stretchy="false">+</mo>
        <msub>
          <mi>B</mi>
          <mrow>
            <mn>3</mn>
            <mn>1</mn>
          </mrow>
        </msub>
      </mrow>
      <mspace width="0.5em"/>
      <mrow>
        <mrow>
          <mrow>
            <mi mathvariant="normal">d</mi>
            <msup>
              <mi>x</mi>
              <mn>3</mn>
            </msup>
          </mrow>
          <mo stretchy="false">∧</mo>
          <mrow>
            <mi mathvariant="normal">d</mi>
            <msup>
              <mi>x</mi>
              <mn>1</mn>
            </msup>
          </mrow>
        </mrow>
        <mo stretchy="false">+</mo>
        <msub>
          <mi>B</mi>
          <mrow>
            <mn>1</mn>
            <mn>2</mn>
          </mrow>
        </msub>
      </mrow>
      <mspace width="0.5em"/>
      <mrow>
        <mrow>
          <mi mathvariant="normal">d</mi>
          <msup>
            <mi>x</mi>
            <mn>1</mn>
          </msup>
        </mrow>
        <mo stretchy="false">∧</mo>
        <mrow>
          <mi mathvariant="normal">d</mi>
          <msup>
            <mi>x</mi>
            <mn>2</mn>
          </msup>
        </mrow>
      </mrow>
    </mrow>
    <annotation encoding="StarMath 5.0">{underline {underline B}} = B sub {2 3} ` nospace{{func d} x sup 2} and nospace{{func d} x sup 3} + B sub {3 1} ` nospace{{func d} x sup 3} and nospace{{func d} x sup 1} + B sub {1 2} ` nospace{{func d} x sup 1} and nospace{{func d} x sup 2}</annotation>
  </semantics>
</math>
</file>

<file path=Object 3/content.xml><?xml version="1.0" encoding="utf-8"?>
<math xmlns="http://www.w3.org/1998/Math/MathML" display="block">
  <semantics>
    <mstyle mathvariant="bold">
      <mi>E</mi>
    </mstyle>
    <annotation encoding="StarMath 5.0">{bold E}</annotation>
  </semantics>
</math>
</file>

<file path=Object 30/content.xml><?xml version="1.0" encoding="utf-8"?>
<math xmlns="http://www.w3.org/1998/Math/MathML">
  <semantics>
    <mrow>
      <mi mathvariant="normal">d</mi>
      <msup>
        <mi>x</mi>
        <mn>0</mn>
      </msup>
    </mrow>
    <annotation encoding="StarMath 5.0">nospace{{func d} x sup 0}</annotation>
  </semantics>
</math>
</file>

<file path=Object 31/content.xml><?xml version="1.0" encoding="utf-8"?>
<math xmlns="http://www.w3.org/1998/Math/MathML" display="block">
  <semantics>
    <mstyle mathvariant="bold">
      <mi>B</mi>
    </mstyle>
    <annotation encoding="StarMath 5.0">{bold B}</annotation>
  </semantics>
</math>
</file>

<file path=Object 32/content.xml><?xml version="1.0" encoding="utf-8"?>
<math xmlns="http://www.w3.org/1998/Math/MathML" display="block">
  <semantics>
    <mstyle mathvariant="bold">
      <mi>E</mi>
    </mstyle>
    <annotation encoding="StarMath 5.0">{bold E}</annotation>
  </semantics>
</math>
</file>

<file path=Object 33/content.xml><?xml version="1.0" encoding="utf-8"?>
<math xmlns="http://www.w3.org/1998/Math/MathML">
  <semantics>
    <mrow>
      <mi mathvariant="normal">d</mi>
      <msup>
        <mi>x</mi>
        <mn>0</mn>
      </msup>
    </mrow>
    <annotation encoding="StarMath 5.0">nospace{{func d} x sup 0}</annotation>
  </semantics>
</math>
</file>

<file path=Object 34/content.xml><?xml version="1.0" encoding="utf-8"?>
<math xmlns="http://www.w3.org/1998/Math/MathML" display="block">
  <semantics>
    <mstyle mathvariant="bold">
      <mi>B</mi>
    </mstyle>
    <annotation encoding="StarMath 5.0">{bold B}</annotation>
  </semantics>
</math>
</file>

<file path=Object 35/content.xml><?xml version="1.0" encoding="utf-8"?>
<math xmlns="http://www.w3.org/1998/Math/MathML" display="block">
  <semantics>
    <mstyle mathvariant="bold">
      <mi>E</mi>
    </mstyle>
    <annotation encoding="StarMath 5.0">{bold E}</annotation>
  </semantics>
</math>
</file>

<file path=Object 36/content.xml><?xml version="1.0" encoding="utf-8"?>
<math xmlns="http://www.w3.org/1998/Math/MathML" display="block">
  <semantics>
    <mrow>
      <mrow>
        <munder accentunder="true">
          <mi>E</mi>
          <mo>̲</mo>
        </munder>
        <mo stretchy="false">=</mo>
        <msub>
          <mi>E</mi>
          <mn>1</mn>
        </msub>
      </mrow>
      <mspace width="0.5em"/>
      <mrow>
        <mrow>
          <mi mathvariant="normal">d</mi>
          <msup>
            <mi>x</mi>
            <mn>1</mn>
          </msup>
        </mrow>
        <mo stretchy="false">+</mo>
        <msub>
          <mi>E</mi>
          <mn>2</mn>
        </msub>
      </mrow>
      <mspace width="0.5em"/>
      <mrow>
        <mrow>
          <mi mathvariant="normal">d</mi>
          <msup>
            <mi>x</mi>
            <mn>2</mn>
          </msup>
        </mrow>
        <mo stretchy="false">+</mo>
        <msub>
          <mi>E</mi>
          <mn>3</mn>
        </msub>
      </mrow>
      <mspace width="0.5em"/>
      <mrow>
        <mi mathvariant="normal">d</mi>
        <msup>
          <mi>x</mi>
          <mn>3</mn>
        </msup>
      </mrow>
    </mrow>
    <annotation encoding="StarMath 5.0">{underline E} = E_1 ` nospace{{func d} x sup 1} + E_2 ` nospace{{func d} x sup 2} + E_3 ` nospace{{func d} x sup 3}</annotation>
  </semantics>
</math>
</file>

<file path=Object 37/content.xml><?xml version="1.0" encoding="utf-8"?>
<math xmlns="http://www.w3.org/1998/Math/MathML" display="block">
  <semantics>
    <mi>F</mi>
    <annotation encoding="StarMath 5.0">F</annotation>
  </semantics>
</math>
</file>

<file path=Object 38/content.xml><?xml version="1.0" encoding="utf-8"?>
<math xmlns="http://www.w3.org/1998/Math/MathML" display="block">
  <semantics>
    <mi>F</mi>
    <annotation encoding="StarMath 5.0">F</annotation>
  </semantics>
</math>
</file>

<file path=Object 39/content.xml><?xml version="1.0" encoding="utf-8"?>
<math xmlns="http://www.w3.org/1998/Math/MathML" display="block">
  <semantics>
    <mi>F</mi>
    <annotation encoding="StarMath 5.0">F</annotation>
  </semantics>
</math>
</file>

<file path=Object 4/content.xml><?xml version="1.0" encoding="utf-8"?>
<math xmlns="http://www.w3.org/1998/Math/MathML" display="block">
  <semantics>
    <mrow>
      <mrow>
        <mo stretchy="false">∇</mo>
        <mo stretchy="false">×</mo>
        <mstyle mathvariant="bold">
          <mi>F</mi>
        </mstyle>
      </mrow>
      <mo stretchy="false">=</mo>
      <msup>
        <mrow>
          <mo fence="true" stretchy="true">(</mo>
          <mrow>
            <mrow>
              <mrow>
                <mrow/>
                <mo stretchy="false">∗</mo>
                <mrow/>
              </mrow>
              <mrow>
                <mo fence="true" stretchy="false">(</mo>
                <mrow>
                  <mrow>
                    <mi mathvariant="normal">d</mi>
                    <msup>
                      <mstyle mathvariant="bold">
                        <mi>F</mi>
                      </mstyle>
                      <mi>♭</mi>
                    </msup>
                  </mrow>
                </mrow>
                <mo fence="true" stretchy="false">)</mo>
              </mrow>
            </mrow>
          </mrow>
          <mo fence="true" stretchy="true">)</mo>
        </mrow>
        <mi>♯</mi>
      </msup>
    </mrow>
    <annotation encoding="StarMath 5.0">nabla times {bold F} =  left ( { {{}*{}} ( {func d} {bold F} sup♭ ) } right ) sup ♯</annotation>
  </semantics>
</math>
</file>

<file path=Object 40/content.xml><?xml version="1.0" encoding="utf-8"?>
<math xmlns="http://www.w3.org/1998/Math/MathML">
  <semantics>
    <munder accentunder="true">
      <munder accentunder="true">
        <mi>B</mi>
        <mo>̲</mo>
      </munder>
      <mo>̲</mo>
    </munder>
    <annotation encoding="StarMath 5.0">{underline {underline B}}</annotation>
  </semantics>
</math>
</file>

<file path=Object 41/content.xml><?xml version="1.0" encoding="utf-8"?>
<math xmlns="http://www.w3.org/1998/Math/MathML">
  <semantics>
    <mrow>
      <mi mathvariant="normal">d</mi>
      <msup>
        <mi>x</mi>
        <mn>0</mn>
      </msup>
    </mrow>
    <annotation encoding="StarMath 5.0">nospace{{func d} x sup 0}</annotation>
  </semantics>
</math>
</file>

<file path=Object 42/content.xml><?xml version="1.0" encoding="utf-8"?>
<math xmlns="http://www.w3.org/1998/Math/MathML" display="block">
  <semantics>
    <mrow>
      <mi>F</mi>
      <mo stretchy="false">=</mo>
      <mrow>
        <mrow>
          <mi>E</mi>
          <mo stretchy="false">∧</mo>
          <mrow>
            <mi mathvariant="normal">d</mi>
            <msup>
              <mi>x</mi>
              <mn>0</mn>
            </msup>
          </mrow>
        </mrow>
        <mo stretchy="false">+</mo>
        <mi>B</mi>
      </mrow>
    </mrow>
    <annotation encoding="StarMath 5.0">F = E and nospace{{func d} x sup 0} + B</annotation>
  </semantics>
</math>
</file>

<file path=Object 43/content.xml><?xml version="1.0" encoding="utf-8"?>
<math xmlns="http://www.w3.org/1998/Math/MathML" display="block">
  <semantics>
    <mi>F</mi>
    <annotation encoding="StarMath 5.0">F</annotation>
  </semantics>
</math>
</file>

<file path=Object 44/content.xml><?xml version="1.0" encoding="utf-8"?>
<math xmlns="http://www.w3.org/1998/Math/MathML" display="block">
  <semantics>
    <mtable>
      <mtr>
        <mtd columnalign="left">
          <mrow>
            <mrow>
              <mi>F</mi>
              <mo stretchy="false">=</mo>
              <msub>
                <mi>E</mi>
                <mn>1</mn>
              </msub>
            </mrow>
            <mspace width="0.5em"/>
            <mrow>
              <mrow>
                <mrow>
                  <mi mathvariant="normal">d</mi>
                  <msup>
                    <mi>x</mi>
                    <mn>1</mn>
                  </msup>
                </mrow>
                <mo stretchy="false">∧</mo>
                <mrow>
                  <mi mathvariant="normal">d</mi>
                  <msup>
                    <mi>x</mi>
                    <mn>0</mn>
                  </msup>
                </mrow>
              </mrow>
              <mo stretchy="false">+</mo>
              <msub>
                <mi>E</mi>
                <mn>2</mn>
              </msub>
            </mrow>
            <mspace width="0.5em"/>
            <mrow>
              <mrow>
                <mrow>
                  <mi mathvariant="normal">d</mi>
                  <msup>
                    <mi>x</mi>
                    <mn>2</mn>
                  </msup>
                </mrow>
                <mo stretchy="false">∧</mo>
                <mrow>
                  <mi mathvariant="normal">d</mi>
                  <msup>
                    <mi>x</mi>
                    <mn>0</mn>
                  </msup>
                </mrow>
              </mrow>
              <mo stretchy="false">+</mo>
              <msub>
                <mi>E</mi>
                <mn>3</mn>
              </msub>
            </mrow>
            <mspace width="0.5em"/>
            <mrow>
              <mrow>
                <mi mathvariant="normal">d</mi>
                <msup>
                  <mi>x</mi>
                  <mn>3</mn>
                </msup>
              </mrow>
              <mo stretchy="false">∧</mo>
              <mrow>
                <mi mathvariant="normal">d</mi>
                <msup>
                  <mi>x</mi>
                  <mn>0</mn>
                </msup>
              </mrow>
            </mrow>
          </mrow>
        </mtd>
      </mtr>
      <mtr>
        <mtd columnalign="left">
          <mrow>
            <mrow>
              <mphantom>
                <mi>F</mi>
              </mphantom>
              <mo stretchy="false">+</mo>
              <msub>
                <mi>B</mi>
                <mrow>
                  <mn>2</mn>
                  <mn>3</mn>
                </mrow>
              </msub>
            </mrow>
            <mspace width="0.5em"/>
            <mrow>
              <mrow>
                <mrow>
                  <mi mathvariant="normal">d</mi>
                  <msup>
                    <mi>x</mi>
                    <mn>2</mn>
                  </msup>
                </mrow>
                <mo stretchy="false">∧</mo>
                <mrow>
                  <mi mathvariant="normal">d</mi>
                  <msup>
                    <mi>x</mi>
                    <mn>3</mn>
                  </msup>
                </mrow>
              </mrow>
              <mo stretchy="false">+</mo>
              <msub>
                <mi>B</mi>
                <mrow>
                  <mn>3</mn>
                  <mn>1</mn>
                </mrow>
              </msub>
            </mrow>
            <mspace width="0.5em"/>
            <mrow>
              <mrow>
                <mrow>
                  <mi mathvariant="normal">d</mi>
                  <msup>
                    <mi>x</mi>
                    <mn>3</mn>
                  </msup>
                </mrow>
                <mo stretchy="false">∧</mo>
                <mrow>
                  <mi mathvariant="normal">d</mi>
                  <msup>
                    <mi>x</mi>
                    <mn>1</mn>
                  </msup>
                </mrow>
              </mrow>
              <mo stretchy="false">+</mo>
              <msub>
                <mi>B</mi>
                <mrow>
                  <mn>1</mn>
                  <mn>2</mn>
                </mrow>
              </msub>
            </mrow>
            <mspace width="0.5em"/>
            <mrow>
              <mrow>
                <mi mathvariant="normal">d</mi>
                <msup>
                  <mi>x</mi>
                  <mn>1</mn>
                </msup>
              </mrow>
              <mo stretchy="false">∧</mo>
              <mrow>
                <mi mathvariant="normal">d</mi>
                <msup>
                  <mi>x</mi>
                  <mn>2</mn>
                </msup>
              </mrow>
            </mrow>
          </mrow>
        </mtd>
      </mtr>
    </mtable>
    <annotation encoding="StarMath 5.0">alignl F = E_1 ` nospace{{func d} x sup 1} and nospace{{func d} x sup 0} + E_2 ` nospace{{func d} x sup 2} and nospace{{func d} x sup 0} + E_3 ` nospace{{func d} x sup 3} and nospace{{func d} x sup 0} newline
alignl phantom{F} + B sub {2 3} ` nospace{{func d} x sup 2} and nospace{{func d} x sup 3} + B sub {3 1} ` nospace{{func d} x sup 3} and nospace{{func d} x sup 1} + B sub {1 2} ` nospace{{func d} x sup 1} and nospace{{func d} x sup 2}</annotation>
  </semantics>
</math>
</file>

<file path=Object 45/content.xml><?xml version="1.0" encoding="utf-8"?>
<math xmlns="http://www.w3.org/1998/Math/MathML" display="block">
  <semantics>
    <mrow>
      <mi mathvariant="normal">d</mi>
      <mrow>
        <mi>F</mi>
        <mo stretchy="false">=</mo>
        <mi mathvariant="normal">d</mi>
      </mrow>
      <mrow>
        <mrow>
          <mo fence="true" stretchy="true">[</mo>
          <mrow>
            <mrow>
              <mrow>
                <mi>E</mi>
                <mo stretchy="false">∧</mo>
                <mrow>
                  <mi mathvariant="normal">d</mi>
                  <msup>
                    <mi>x</mi>
                    <mn>0</mn>
                  </msup>
                </mrow>
              </mrow>
              <mo stretchy="false">+</mo>
              <mi>B</mi>
            </mrow>
          </mrow>
          <mo fence="true" stretchy="true">]</mo>
        </mrow>
        <mo stretchy="false">=</mo>
        <mi mathvariant="normal">d</mi>
      </mrow>
      <mrow>
        <mrow>
          <mo fence="true" stretchy="true">[</mo>
          <mrow>
            <mrow>
              <mi>E</mi>
              <mo stretchy="false">∧</mo>
              <mrow>
                <mi mathvariant="normal">d</mi>
                <msup>
                  <mi>x</mi>
                  <mn>0</mn>
                </msup>
              </mrow>
            </mrow>
          </mrow>
          <mo fence="true" stretchy="true">]</mo>
        </mrow>
        <mo stretchy="false">+</mo>
        <mi mathvariant="normal">d</mi>
      </mrow>
      <mi>B</mi>
    </mrow>
    <annotation encoding="StarMath 5.0">{func d} F = {func d} left [ { E and nospace{{func d} x sup 0} + B } right ] = {func d} left [ { E and nospace{{func d} x sup 0} } right ] + {func d} B </annotation>
  </semantics>
</math>
</file>

<file path=Object 46/content.xml><?xml version="1.0" encoding="utf-8"?>
<math xmlns="http://www.w3.org/1998/Math/MathML" display="block">
  <semantics>
    <mi>F</mi>
    <annotation encoding="StarMath 5.0">F</annotation>
  </semantics>
</math>
</file>

<file path=Object 47/content.xml><?xml version="1.0" encoding="utf-8"?>
<math xmlns="http://www.w3.org/1998/Math/MathML" display="block">
  <semantics>
    <mi>F</mi>
    <annotation encoding="StarMath 5.0">F</annotation>
  </semantics>
</math>
</file>

<file path=Object 48/content.xml><?xml version="1.0" encoding="utf-8"?>
<math xmlns="http://www.w3.org/1998/Math/MathML" display="block">
  <semantics>
    <mi>α</mi>
    <annotation encoding="StarMath 5.0"> %alpha</annotation>
  </semantics>
</math>
</file>

<file path=Object 49/content.xml><?xml version="1.0" encoding="utf-8"?>
<math xmlns="http://www.w3.org/1998/Math/MathML" display="block">
  <semantics>
    <mrow>
      <mrow>
        <mi>α</mi>
        <mo stretchy="false">=</mo>
        <mrow>
          <munder>
            <mo stretchy="false">∑</mo>
            <mstyle color="blue">
              <mi>I</mi>
            </mstyle>
          </munder>
          <msub>
            <mi>α</mi>
            <mstyle color="blue">
              <mi>I</mi>
            </mstyle>
          </msub>
        </mrow>
      </mrow>
      <mspace width="0.5em"/>
      <mrow>
        <mi mathvariant="normal">d</mi>
        <msup>
          <mi>x</mi>
          <mstyle color="blue">
            <mi>I</mi>
          </mstyle>
        </msup>
      </mrow>
    </mrow>
    <annotation encoding="StarMath 5.0">%alpha = sum from {color blue I} %alpha sub {color blue I} ` nospace{{func d} x sup {color blue I}}</annotation>
  </semantics>
</math>
</file>

<file path=Object 5/content.xml><?xml version="1.0" encoding="utf-8"?>
<math xmlns="http://www.w3.org/1998/Math/MathML">
  <semantics>
    <mrow>
      <mrow>
        <mrow>
          <mo stretchy="false">∂</mo>
          <mstyle mathvariant="bold">
            <mi>B</mi>
          </mstyle>
        </mrow>
        <mo stretchy="false">/</mo>
        <mrow>
          <mo stretchy="false">∂</mo>
          <mi>t</mi>
        </mrow>
      </mrow>
      <mo stretchy="false">=</mo>
      <mn>0</mn>
    </mrow>
    <annotation encoding="StarMath 5.0">{ {partial {bold B}} / {partial t } } = 0</annotation>
  </semantics>
</math>
</file>

<file path=Object 50/content.xml><?xml version="1.0" encoding="utf-8"?>
<math xmlns="http://www.w3.org/1998/Math/MathML" display="block">
  <semantics>
    <mrow>
      <mrow>
        <mrow>
          <mi mathvariant="normal">d</mi>
          <mi>α</mi>
        </mrow>
        <mo stretchy="false">=</mo>
        <mrow>
          <munder>
            <mo stretchy="false">∑</mo>
            <mstyle color="blue">
              <mi>I</mi>
            </mstyle>
          </munder>
          <msub>
            <mo stretchy="false">∂</mo>
            <mstyle color="blue">
              <mi>μ</mi>
            </mstyle>
          </msub>
        </mrow>
      </mrow>
      <msub>
        <mi>α</mi>
        <mstyle color="blue">
          <mi>I</mi>
        </mstyle>
      </msub>
      <mspace width="0.5em"/>
      <mrow>
        <mrow>
          <mi mathvariant="normal">d</mi>
          <msup>
            <mi>x</mi>
            <mstyle color="blue">
              <mi>μ</mi>
            </mstyle>
          </msup>
        </mrow>
        <mo stretchy="false">∧</mo>
        <mrow>
          <mi mathvariant="normal">d</mi>
          <msup>
            <mi>x</mi>
            <mstyle color="blue">
              <mi>I</mi>
            </mstyle>
          </msup>
        </mrow>
      </mrow>
    </mrow>
    <annotation encoding="StarMath 5.0">nospace{{func d} %alpha} = sum from {color blue I} partial sub {color blue %mu} %alpha sub {color blue I} ` nospace{{func d} x sup {color blue %mu}} and nospace{{func d} x sup {color blue I}}</annotation>
  </semantics>
</math>
</file>

<file path=Object 51/content.xml><?xml version="1.0" encoding="utf-8"?>
<math xmlns="http://www.w3.org/1998/Math/MathML" display="block">
  <semantics>
    <mi>α</mi>
    <annotation encoding="StarMath 5.0"> %alpha </annotation>
  </semantics>
</math>
</file>

<file path=Object 52/content.xml><?xml version="1.0" encoding="utf-8"?>
<math xmlns="http://www.w3.org/1998/Math/MathML">
  <semantics>
    <mrow>
      <mi>x</mi>
      <mi>,</mi>
      <mi>y</mi>
      <mi>,</mi>
      <mi>z</mi>
    </mrow>
    <annotation encoding="StarMath 5.0"> x , y , z </annotation>
  </semantics>
</math>
</file>

<file path=Object 53/content.xml><?xml version="1.0" encoding="utf-8"?>
<math xmlns="http://www.w3.org/1998/Math/MathML" display="block">
  <semantics>
    <mi>α</mi>
    <annotation encoding="StarMath 5.0">%alpha</annotation>
  </semantics>
</math>
</file>

<file path=Object 54/content.xml><?xml version="1.0" encoding="utf-8"?>
<math xmlns="http://www.w3.org/1998/Math/MathML">
  <semantics>
    <mrow>
      <mn>0</mn>
      <mi>,</mi>
      <mn>1</mn>
      <mi>,</mi>
      <mn>2</mn>
      <mi>,</mi>
      <mn>3</mn>
    </mrow>
    <annotation encoding="StarMath 5.0">0 , 1 , 2 , 3</annotation>
  </semantics>
</math>
</file>

<file path=Object 55/content.xml><?xml version="1.0" encoding="utf-8"?>
<math xmlns="http://www.w3.org/1998/Math/MathML" display="block">
  <semantics>
    <mtable>
      <mtr>
        <mtd columnalign="left">
          <mrow>
            <mrow>
              <mrow>
                <mi mathvariant="normal">d</mi>
                <mi>α</mi>
              </mrow>
              <mo stretchy="false">=</mo>
              <mrow>
                <munder>
                  <mo stretchy="false">∑</mo>
                  <mstyle color="blue">
                    <mi>I</mi>
                  </mstyle>
                </munder>
                <msub>
                  <mo stretchy="false">∂</mo>
                  <mn>0</mn>
                </msub>
              </mrow>
            </mrow>
            <msub>
              <mi>α</mi>
              <mstyle color="blue">
                <mi>I</mi>
              </mstyle>
            </msub>
            <mspace width="0.5em"/>
            <mrow>
              <mrow>
                <mrow>
                  <mi mathvariant="normal">d</mi>
                  <msup>
                    <mi>x</mi>
                    <mn>0</mn>
                  </msup>
                </mrow>
                <mo stretchy="false">∧</mo>
                <mrow>
                  <mi mathvariant="normal">d</mi>
                  <msup>
                    <mi>x</mi>
                    <mstyle color="blue">
                      <mi>I</mi>
                    </mstyle>
                  </msup>
                </mrow>
              </mrow>
              <mo stretchy="false">+</mo>
              <msub>
                <mo stretchy="false">∂</mo>
                <mn>1</mn>
              </msub>
            </mrow>
            <msub>
              <mi>α</mi>
              <mstyle color="blue">
                <mi>I</mi>
              </mstyle>
            </msub>
            <mspace width="0.5em"/>
            <mrow>
              <mrow>
                <mi mathvariant="normal">d</mi>
                <msup>
                  <mi>x</mi>
                  <mn>1</mn>
                </msup>
              </mrow>
              <mo stretchy="false">∧</mo>
              <mrow>
                <mi mathvariant="normal">d</mi>
                <msup>
                  <mi>x</mi>
                  <mstyle color="blue">
                    <mi>I</mi>
                  </mstyle>
                </msup>
              </mrow>
            </mrow>
          </mrow>
        </mtd>
      </mtr>
      <mtr>
        <mtd columnalign="left">
          <mrow>
            <mrow>
              <mphantom>
                <mrow>
                  <mi mathvariant="normal">d</mi>
                  <mi>α</mi>
                </mrow>
              </mphantom>
              <mo stretchy="false">+</mo>
              <msub>
                <mo stretchy="false">∂</mo>
                <mn>2</mn>
              </msub>
            </mrow>
            <msub>
              <mi>α</mi>
              <mstyle color="blue">
                <mi>I</mi>
              </mstyle>
            </msub>
            <mspace width="0.5em"/>
            <mrow>
              <mrow>
                <mrow>
                  <mi mathvariant="normal">d</mi>
                  <msup>
                    <mi>x</mi>
                    <mn>2</mn>
                  </msup>
                </mrow>
                <mo stretchy="false">∧</mo>
                <mrow>
                  <mi mathvariant="normal">d</mi>
                  <msup>
                    <mi>x</mi>
                    <mstyle color="blue">
                      <mi>I</mi>
                    </mstyle>
                  </msup>
                </mrow>
              </mrow>
              <mo stretchy="false">+</mo>
              <msub>
                <mo stretchy="false">∂</mo>
                <mn>3</mn>
              </msub>
            </mrow>
            <msub>
              <mi>α</mi>
              <mstyle color="blue">
                <mi>I</mi>
              </mstyle>
            </msub>
            <mspace width="0.5em"/>
            <mrow>
              <mrow>
                <mi mathvariant="normal">d</mi>
                <msup>
                  <mi>x</mi>
                  <mn>3</mn>
                </msup>
              </mrow>
              <mo stretchy="false">∧</mo>
              <mrow>
                <mi mathvariant="normal">d</mi>
                <msup>
                  <mi>x</mi>
                  <mstyle color="blue">
                    <mi>I</mi>
                  </mstyle>
                </msup>
              </mrow>
            </mrow>
          </mrow>
        </mtd>
      </mtr>
    </mtable>
    <annotation encoding="StarMath 5.0">alignl nospace{{func d} %alpha} = sum from {color blue I} partial sub 0 %alpha sub {color blue I} ` nospace{{func d} x sup 0} and nospace{{func d} x sup {color blue I}} + partial sub 1 %alpha sub {color blue I} ` nospace{{func d} x sup 1} and nospace{{func d} x sup {color blue I}} newline
alignl phantom{nospace{{func d} %alpha}} + partial sub 2 %alpha sub {color blue I} ` nospace{{func d} x sup 2} and nospace{{func d} x sup {color blue I}} + partial sub 3 %alpha sub {color blue I} ` nospace{{func d} x sup 3} and nospace{{func d} x sup {color blue I}}</annotation>
  </semantics>
</math>
</file>

<file path=Object 56/content.xml><?xml version="1.0" encoding="utf-8"?>
<math xmlns="http://www.w3.org/1998/Math/MathML" display="block">
  <semantics>
    <mrow>
      <mrow>
        <mi mathvariant="normal">d</mi>
        <mi>α</mi>
      </mrow>
      <mo stretchy="false">=</mo>
      <mrow>
        <mover>
          <mover>
            <mrow>
              <mrow>
                <munder>
                  <mo stretchy="false">∑</mo>
                  <mstyle color="blue">
                    <mi>I</mi>
                  </mstyle>
                </munder>
                <msub>
                  <mo stretchy="false">∂</mo>
                  <mn>0</mn>
                </msub>
              </mrow>
              <msub>
                <mi>α</mi>
                <mstyle color="blue">
                  <mi>I</mi>
                </mstyle>
              </msub>
              <mspace width="0.5em"/>
              <mrow>
                <mrow>
                  <mi mathvariant="normal">d</mi>
                  <msup>
                    <mi>x</mi>
                    <mn>0</mn>
                  </msup>
                </mrow>
                <mo stretchy="false">∧</mo>
                <mrow>
                  <mi mathvariant="normal">d</mi>
                  <msup>
                    <mi>x</mi>
                    <mstyle color="blue">
                      <mi>I</mi>
                    </mstyle>
                  </msup>
                </mrow>
              </mrow>
            </mrow>
            <mo stretchy="true">⏞</mo>
          </mover>
          <mtext>Timelike</mtext>
        </mover>
        <mo stretchy="false">+</mo>
        <mover>
          <mover>
            <mrow>
              <mrow>
                <munder>
                  <mo stretchy="false">∑</mo>
                  <mstyle color="blue">
                    <mi>I</mi>
                  </mstyle>
                </munder>
                <msub>
                  <mo stretchy="false">∂</mo>
                  <mi>i</mi>
                </msub>
              </mrow>
              <msub>
                <mi>α</mi>
                <mstyle color="blue">
                  <mi>I</mi>
                </mstyle>
              </msub>
              <mspace width="0.5em"/>
              <mrow>
                <mrow>
                  <mi mathvariant="normal">d</mi>
                  <msup>
                    <mi>x</mi>
                    <mi>i</mi>
                  </msup>
                </mrow>
                <mo stretchy="false">∧</mo>
                <mrow>
                  <mi mathvariant="normal">d</mi>
                  <msup>
                    <mi>x</mi>
                    <mstyle color="blue">
                      <mi>I</mi>
                    </mstyle>
                  </msup>
                </mrow>
              </mrow>
            </mrow>
            <mo stretchy="true">⏞</mo>
          </mover>
          <mtext>Spacelike</mtext>
        </mover>
      </mrow>
    </mrow>
    <annotation encoding="StarMath 5.0">alignl nospace{{func d} %alpha} = { sum from {color blue I} partial sub 0 %alpha sub {color blue I} ` nospace{{func d} x sup 0} and nospace{{func d} x sup {color blue I}} } overbrace {"Timelike"} + { sum from {color blue I} partial sub i %alpha sub {color blue I} ` nospace{{func d} x sup i} and nospace{{func d} x sup {color blue I}} } overbrace {"Spacelike"}</annotation>
  </semantics>
</math>
</file>

<file path=Object 57/content.xml><?xml version="1.0" encoding="utf-8"?>
<math xmlns="http://www.w3.org/1998/Math/MathML">
  <semantics>
    <mrow>
      <mi mathvariant="normal">d</mi>
      <msup>
        <mi>x</mi>
        <mn>0</mn>
      </msup>
    </mrow>
    <annotation encoding="StarMath 5.0">nospace{{func d} x sup 0}</annotation>
  </semantics>
</math>
</file>

<file path=Object 58/content.xml><?xml version="1.0" encoding="utf-8"?>
<math xmlns="http://www.w3.org/1998/Math/MathML">
  <semantics>
    <mrow>
      <mi mathvariant="normal">d</mi>
      <msup>
        <mi>x</mi>
        <mn>0</mn>
      </msup>
    </mrow>
    <annotation encoding="StarMath 5.0">nospace{{func d} x sup 0}</annotation>
  </semantics>
</math>
</file>

<file path=Object 59/content.xml><?xml version="1.0" encoding="utf-8"?>
<math xmlns="http://www.w3.org/1998/Math/MathML" display="block">
  <semantics>
    <mstyle mathvariant="bold">
      <mi>E</mi>
    </mstyle>
    <annotation encoding="StarMath 5.0">{bold E}</annotation>
  </semantics>
</math>
</file>

<file path=Object 6/content.xml><?xml version="1.0" encoding="utf-8"?>
<math xmlns="http://www.w3.org/1998/Math/MathML" display="block">
  <semantics>
    <mrow>
      <mrow>
        <mrow/>
        <mo stretchy="false">∗</mo>
        <mrow/>
      </mrow>
      <mi mathvariant="normal">d</mi>
      <mrow>
        <msup>
          <mstyle mathvariant="bold">
            <mi>E</mi>
          </mstyle>
          <mi>♭</mi>
        </msup>
        <mo stretchy="false">=</mo>
        <mn>0</mn>
      </mrow>
    </mrow>
    <annotation encoding="StarMath 5.0">{{}*{}} {func d} {bold E} sup♭ = 0</annotation>
  </semantics>
</math>
</file>

<file path=Object 60/content.xml><?xml version="1.0" encoding="utf-8"?>
<math xmlns="http://www.w3.org/1998/Math/MathML" display="block">
  <semantics>
    <mstyle mathvariant="bold">
      <mi>E</mi>
    </mstyle>
    <annotation encoding="StarMath 5.0">{bold E}</annotation>
  </semantics>
</math>
</file>

<file path=Object 61/content.xml><?xml version="1.0" encoding="utf-8"?>
<math xmlns="http://www.w3.org/1998/Math/MathML">
  <semantics>
    <mrow>
      <mi mathvariant="normal">d</mi>
      <msup>
        <mi>x</mi>
        <mn>0</mn>
      </msup>
    </mrow>
    <annotation encoding="StarMath 5.0">nospace{{func d} x sup 0}</annotation>
  </semantics>
</math>
</file>

<file path=Object 62/content.xml><?xml version="1.0" encoding="utf-8"?>
<math xmlns="http://www.w3.org/1998/Math/MathML" display="block">
  <semantics>
    <mrow>
      <mi mathvariant="normal">d</mi>
      <mrow>
        <mi>F</mi>
        <mo stretchy="false">=</mo>
        <msub>
          <mi mathvariant="normal">d</mi>
          <mi>s</mi>
        </msub>
      </mrow>
      <mrow>
        <mi>F</mi>
        <mo stretchy="false">+</mo>
        <msub>
          <mi mathvariant="normal">d</mi>
          <mi>t</mi>
        </msub>
      </mrow>
      <mrow>
        <mi>F</mi>
        <mo stretchy="false">=</mo>
        <msub>
          <mi mathvariant="normal">d</mi>
          <mi>s</mi>
        </msub>
      </mrow>
      <mrow>
        <mrow>
          <mo fence="true" stretchy="true">[</mo>
          <mrow>
            <mrow>
              <mi>E</mi>
              <mo stretchy="false">∧</mo>
              <mrow>
                <mi mathvariant="normal">d</mi>
                <msup>
                  <mi>x</mi>
                  <mn>0</mn>
                </msup>
              </mrow>
            </mrow>
          </mrow>
          <mo fence="true" stretchy="true">]</mo>
        </mrow>
        <mo stretchy="false">+</mo>
        <msub>
          <mi mathvariant="normal">d</mi>
          <mi>t</mi>
        </msub>
      </mrow>
      <mrow>
        <mrow>
          <mo fence="true" stretchy="true">[</mo>
          <mrow>
            <mrow>
              <mi>E</mi>
              <mo stretchy="false">∧</mo>
              <mrow>
                <mi mathvariant="normal">d</mi>
                <msup>
                  <mi>x</mi>
                  <mn>0</mn>
                </msup>
              </mrow>
            </mrow>
          </mrow>
          <mo fence="true" stretchy="true">]</mo>
        </mrow>
        <mo stretchy="false">+</mo>
        <msub>
          <mi mathvariant="normal">d</mi>
          <mi>s</mi>
        </msub>
      </mrow>
      <mrow>
        <mrow>
          <mo fence="true" stretchy="false">[</mo>
          <mrow>
            <mi>B</mi>
          </mrow>
          <mo fence="true" stretchy="false">]</mo>
        </mrow>
        <mo stretchy="false">+</mo>
        <msub>
          <mi mathvariant="normal">d</mi>
          <mi>t</mi>
        </msub>
      </mrow>
      <mrow>
        <mo fence="true" stretchy="false">[</mo>
        <mrow>
          <mi>B</mi>
        </mrow>
        <mo fence="true" stretchy="false">]</mo>
      </mrow>
    </mrow>
    <annotation encoding="StarMath 5.0">{func d} F = {func d}_s F + {func d}_t F = {func d}_s left [ { E and nospace{{func d} x sup 0} } right ] + {func d}_t left [ { E and nospace{{func d} x sup 0} } right ] + {func d}_s [ B ] + {func d}_t [ B ]</annotation>
  </semantics>
</math>
</file>

<file path=Object 63/content.xml><?xml version="1.0" encoding="utf-8"?>
<math xmlns="http://www.w3.org/1998/Math/MathML" display="block">
  <semantics>
    <mstyle mathvariant="bold">
      <mi>E</mi>
    </mstyle>
    <annotation encoding="StarMath 5.0">{bold E}</annotation>
  </semantics>
</math>
</file>

<file path=Object 64/content.xml><?xml version="1.0" encoding="utf-8"?>
<math xmlns="http://www.w3.org/1998/Math/MathML" display="block">
  <semantics>
    <mstyle mathvariant="bold">
      <mi>E</mi>
    </mstyle>
    <annotation encoding="StarMath 5.0">{bold E}</annotation>
  </semantics>
</math>
</file>

<file path=Object 65/content.xml><?xml version="1.0" encoding="utf-8"?>
<math xmlns="http://www.w3.org/1998/Math/MathML">
  <semantics>
    <mrow>
      <mi mathvariant="normal">d</mi>
      <msup>
        <mi>x</mi>
        <mn>0</mn>
      </msup>
    </mrow>
    <annotation encoding="StarMath 5.0">nospace{{func d} x sup 0}</annotation>
  </semantics>
</math>
</file>

<file path=Object 66/content.xml><?xml version="1.0" encoding="utf-8"?>
<math xmlns="http://www.w3.org/1998/Math/MathML">
  <semantics>
    <mrow>
      <mi mathvariant="normal">d</mi>
      <msup>
        <mi>x</mi>
        <mn>0</mn>
      </msup>
    </mrow>
    <annotation encoding="StarMath 5.0">nospace{{func d} x sup 0}</annotation>
  </semantics>
</math>
</file>

<file path=Object 67/content.xml><?xml version="1.0" encoding="utf-8"?>
<math xmlns="http://www.w3.org/1998/Math/MathML">
  <semantics>
    <mrow>
      <msub>
        <mi mathvariant="normal">d</mi>
        <mi>t</mi>
      </msub>
      <mrow>
        <mrow>
          <mo fence="true" stretchy="true">[</mo>
          <mrow>
            <mrow>
              <mi>E</mi>
              <mo stretchy="false">∧</mo>
              <mrow>
                <mi mathvariant="normal">d</mi>
                <msup>
                  <mi>x</mi>
                  <mn>0</mn>
                </msup>
              </mrow>
            </mrow>
          </mrow>
          <mo fence="true" stretchy="true">]</mo>
        </mrow>
        <mo stretchy="false">=</mo>
        <mn>0</mn>
      </mrow>
    </mrow>
    <annotation encoding="StarMath 5.0">{func d}_t left [ { E and nospace{{func d} x sup 0} } right ] = 0</annotation>
  </semantics>
</math>
</file>

<file path=Object 68/content.xml><?xml version="1.0" encoding="utf-8"?>
<math xmlns="http://www.w3.org/1998/Math/MathML" display="block">
  <semantics>
    <mstyle mathvariant="bold">
      <mi>E</mi>
    </mstyle>
    <annotation encoding="StarMath 5.0">{bold E}</annotation>
  </semantics>
</math>
</file>

<file path=Object 69/content.xml><?xml version="1.0" encoding="utf-8"?>
<math xmlns="http://www.w3.org/1998/Math/MathML" display="block">
  <semantics>
    <mstyle mathvariant="bold">
      <mi>E</mi>
    </mstyle>
    <annotation encoding="StarMath 5.0">{bold E}</annotation>
  </semantics>
</math>
</file>

<file path=Object 7/content.xml><?xml version="1.0" encoding="utf-8"?>
<math xmlns="http://www.w3.org/1998/Math/MathML">
  <semantics>
    <mrow>
      <mrow>
        <mrow>
          <mo stretchy="false">∂</mo>
          <mstyle mathvariant="bold">
            <mi>B</mi>
          </mstyle>
        </mrow>
        <mo stretchy="false">/</mo>
        <mrow>
          <mo stretchy="false">∂</mo>
          <mi>t</mi>
        </mrow>
      </mrow>
      <mo stretchy="false">=</mo>
      <mn>0</mn>
    </mrow>
    <annotation encoding="StarMath 5.0">{ {partial {bold B}} / {partial t } } = 0</annotation>
  </semantics>
</math>
</file>

<file path=Object 70/content.xml><?xml version="1.0" encoding="utf-8"?>
<math xmlns="http://www.w3.org/1998/Math/MathML" display="block">
  <semantics>
    <mstyle mathvariant="bold">
      <mi>B</mi>
    </mstyle>
    <annotation encoding="StarMath 5.0">{bold B}</annotation>
  </semantics>
</math>
</file>

<file path=Object 71/content.xml><?xml version="1.0" encoding="utf-8"?>
<math xmlns="http://www.w3.org/1998/Math/MathML" display="block">
  <semantics>
    <mstyle mathvariant="bold">
      <mi>B</mi>
    </mstyle>
    <annotation encoding="StarMath 5.0">{bold B}</annotation>
  </semantics>
</math>
</file>

<file path=Object 72/content.xml><?xml version="1.0" encoding="utf-8"?>
<math xmlns="http://www.w3.org/1998/Math/MathML">
  <semantics>
    <mrow>
      <mi mathvariant="normal">d</mi>
      <msup>
        <mi>x</mi>
        <mn>0</mn>
      </msup>
    </mrow>
    <annotation encoding="StarMath 5.0">nospace{{func d} x sup 0}</annotation>
  </semantics>
</math>
</file>

<file path=Object 73/content.xml><?xml version="1.0" encoding="utf-8"?>
<math xmlns="http://www.w3.org/1998/Math/MathML" display="block">
  <semantics>
    <mtable>
      <mtr>
        <mtd columnalign="left">
          <mrow>
            <mi mathvariant="normal">d</mi>
            <mrow>
              <mi>F</mi>
              <mo stretchy="false">=</mo>
              <msub>
                <mi mathvariant="normal">d</mi>
                <mi>s</mi>
              </msub>
            </mrow>
            <mrow>
              <mo fence="true" stretchy="true">[</mo>
              <mrow>
                <mrow>
                  <msub>
                    <mi>E</mi>
                    <mn>1</mn>
                  </msub>
                  <mspace width="0.5em"/>
                  <mrow>
                    <mrow>
                      <mrow>
                        <mi mathvariant="normal">d</mi>
                        <msup>
                          <mi>x</mi>
                          <mn>1</mn>
                        </msup>
                      </mrow>
                      <mo stretchy="false">∧</mo>
                      <mrow>
                        <mi mathvariant="normal">d</mi>
                        <msup>
                          <mi>x</mi>
                          <mn>0</mn>
                        </msup>
                      </mrow>
                    </mrow>
                    <mo stretchy="false">+</mo>
                    <msub>
                      <mi>E</mi>
                      <mn>2</mn>
                    </msub>
                  </mrow>
                  <mspace width="0.5em"/>
                  <mrow>
                    <mrow>
                      <mrow>
                        <mi mathvariant="normal">d</mi>
                        <msup>
                          <mi>x</mi>
                          <mn>2</mn>
                        </msup>
                      </mrow>
                      <mo stretchy="false">∧</mo>
                      <mrow>
                        <mi mathvariant="normal">d</mi>
                        <msup>
                          <mi>x</mi>
                          <mn>0</mn>
                        </msup>
                      </mrow>
                    </mrow>
                    <mo stretchy="false">+</mo>
                    <msub>
                      <mi>E</mi>
                      <mn>3</mn>
                    </msub>
                  </mrow>
                  <mspace width="0.5em"/>
                  <mrow>
                    <mrow>
                      <mi mathvariant="normal">d</mi>
                      <msup>
                        <mi>x</mi>
                        <mn>3</mn>
                      </msup>
                    </mrow>
                    <mo stretchy="false">∧</mo>
                    <mrow>
                      <mi mathvariant="normal">d</mi>
                      <msup>
                        <mi>x</mi>
                        <mn>0</mn>
                      </msup>
                    </mrow>
                  </mrow>
                </mrow>
              </mrow>
              <mo fence="true" stretchy="true">]</mo>
            </mrow>
          </mrow>
        </mtd>
      </mtr>
      <mtr>
        <mtd columnalign="left">
          <mrow>
            <mrow>
              <mphantom>
                <mrow>
                  <mi mathvariant="normal">d</mi>
                  <mi>F</mi>
                </mrow>
              </mphantom>
              <mo stretchy="false">+</mo>
              <msub>
                <mi mathvariant="normal">d</mi>
                <mi>s</mi>
              </msub>
            </mrow>
            <mrow>
              <mo fence="true" stretchy="true">[</mo>
              <mrow>
                <mrow>
                  <msub>
                    <mi>B</mi>
                    <mrow>
                      <mn>2</mn>
                      <mn>3</mn>
                    </mrow>
                  </msub>
                  <mspace width="0.5em"/>
                  <mrow>
                    <mrow>
                      <mrow>
                        <mi mathvariant="normal">d</mi>
                        <msup>
                          <mi>x</mi>
                          <mn>2</mn>
                        </msup>
                      </mrow>
                      <mo stretchy="false">∧</mo>
                      <mrow>
                        <mi mathvariant="normal">d</mi>
                        <msup>
                          <mi>x</mi>
                          <mn>3</mn>
                        </msup>
                      </mrow>
                    </mrow>
                    <mo stretchy="false">+</mo>
                    <msub>
                      <mi>B</mi>
                      <mrow>
                        <mn>3</mn>
                        <mn>1</mn>
                      </mrow>
                    </msub>
                  </mrow>
                  <mspace width="0.5em"/>
                  <mrow>
                    <mrow>
                      <mrow>
                        <mi mathvariant="normal">d</mi>
                        <msup>
                          <mi>x</mi>
                          <mn>3</mn>
                        </msup>
                      </mrow>
                      <mo stretchy="false">∧</mo>
                      <mrow>
                        <mi mathvariant="normal">d</mi>
                        <msup>
                          <mi>x</mi>
                          <mn>1</mn>
                        </msup>
                      </mrow>
                    </mrow>
                    <mo stretchy="false">+</mo>
                    <msub>
                      <mi>B</mi>
                      <mrow>
                        <mn>1</mn>
                        <mn>2</mn>
                      </mrow>
                    </msub>
                  </mrow>
                  <mspace width="0.5em"/>
                  <mrow>
                    <mrow>
                      <mi mathvariant="normal">d</mi>
                      <msup>
                        <mi>x</mi>
                        <mn>1</mn>
                      </msup>
                    </mrow>
                    <mo stretchy="false">∧</mo>
                    <mrow>
                      <mi mathvariant="normal">d</mi>
                      <msup>
                        <mi>x</mi>
                        <mn>2</mn>
                      </msup>
                    </mrow>
                  </mrow>
                </mrow>
              </mrow>
              <mo fence="true" stretchy="true">]</mo>
            </mrow>
          </mrow>
        </mtd>
      </mtr>
      <mtr>
        <mtd columnalign="left">
          <mrow>
            <mrow>
              <mphantom>
                <mrow>
                  <mi mathvariant="normal">d</mi>
                  <mi>F</mi>
                </mrow>
              </mphantom>
              <mo stretchy="false">+</mo>
              <msub>
                <mi mathvariant="normal">d</mi>
                <mi>t</mi>
              </msub>
            </mrow>
            <mrow>
              <mo fence="true" stretchy="true">[</mo>
              <mrow>
                <mrow>
                  <msub>
                    <mi>B</mi>
                    <mrow>
                      <mn>2</mn>
                      <mn>3</mn>
                    </mrow>
                  </msub>
                  <mspace width="0.5em"/>
                  <mrow>
                    <mrow>
                      <mrow>
                        <mi mathvariant="normal">d</mi>
                        <msup>
                          <mi>x</mi>
                          <mn>2</mn>
                        </msup>
                      </mrow>
                      <mo stretchy="false">∧</mo>
                      <mrow>
                        <mi mathvariant="normal">d</mi>
                        <msup>
                          <mi>x</mi>
                          <mn>3</mn>
                        </msup>
                      </mrow>
                    </mrow>
                    <mo stretchy="false">+</mo>
                    <msub>
                      <mi>B</mi>
                      <mrow>
                        <mn>3</mn>
                        <mn>1</mn>
                      </mrow>
                    </msub>
                  </mrow>
                  <mspace width="0.5em"/>
                  <mrow>
                    <mrow>
                      <mrow>
                        <mi mathvariant="normal">d</mi>
                        <msup>
                          <mi>x</mi>
                          <mn>3</mn>
                        </msup>
                      </mrow>
                      <mo stretchy="false">∧</mo>
                      <mrow>
                        <mi mathvariant="normal">d</mi>
                        <msup>
                          <mi>x</mi>
                          <mn>1</mn>
                        </msup>
                      </mrow>
                    </mrow>
                    <mo stretchy="false">+</mo>
                    <msub>
                      <mi>B</mi>
                      <mrow>
                        <mn>1</mn>
                        <mn>2</mn>
                      </mrow>
                    </msub>
                  </mrow>
                  <mspace width="0.5em"/>
                  <mrow>
                    <mrow>
                      <mi mathvariant="normal">d</mi>
                      <msup>
                        <mi>x</mi>
                        <mn>1</mn>
                      </msup>
                    </mrow>
                    <mo stretchy="false">∧</mo>
                    <mrow>
                      <mi mathvariant="normal">d</mi>
                      <msup>
                        <mi>x</mi>
                        <mn>2</mn>
                      </msup>
                    </mrow>
                  </mrow>
                </mrow>
              </mrow>
              <mo fence="true" stretchy="true">]</mo>
            </mrow>
          </mrow>
        </mtd>
      </mtr>
    </mtable>
    <annotation encoding="StarMath 5.0">alignl {func d} F = {func d}_s left [ { E_1 ` nospace{{func d} x sup 1} and nospace{{func d} x sup 0} + E_2 ` nospace{{func d} x sup 2} and nospace{{func d} x sup 0} + E_3 ` nospace{{func d} x sup 3} and nospace{{func d} x sup 0}} right ] newline
alignl phantom{{func d} F} + {func d}_s left [ { B sub {2 3} ` nospace{{func d} x sup 2} and nospace{{func d} x sup 3} + B sub {3 1} ` nospace{{func d} x sup 3} and nospace{{func d} x sup 1} + B sub {1 2} ` nospace{{func d} x sup 1} and nospace{{func d} x sup 2} } right ] newline
alignl phantom{{func d} F} + {func d}_t left [ { B sub {2 3} ` nospace{{func d} x sup 2} and nospace{{func d} x sup 3} + B sub {3 1} ` nospace{{func d} x sup 3} and nospace{{func d} x sup 1} + B sub {1 2} ` nospace{{func d} x sup 1} and nospace{{func d} x sup 2} } right ]</annotation>
  </semantics>
</math>
</file>

<file path=Object 74/content.xml><?xml version="1.0" encoding="utf-8"?>
<math xmlns="http://www.w3.org/1998/Math/MathML" display="block">
  <semantics>
    <mi>F</mi>
    <annotation encoding="StarMath 5.0">F</annotation>
  </semantics>
</math>
</file>

<file path=Object 75/content.xml><?xml version="1.0" encoding="utf-8"?>
<math xmlns="http://www.w3.org/1998/Math/MathML" display="block">
  <semantics>
    <mtable>
      <mtr>
        <mtd columnalign="left">
          <mrow>
            <mi mathvariant="normal">d</mi>
            <mrow>
              <mi>F</mi>
              <mo stretchy="false">=</mo>
              <msub>
                <mo stretchy="false">∂</mo>
                <mn>1</mn>
              </msub>
            </mrow>
            <msub>
              <mi>E</mi>
              <mn>1</mn>
            </msub>
            <mspace width="0.5em"/>
            <mrow>
              <menclose notation="horizontalstrike">
                <mrow>
                  <mrow>
                    <mi mathvariant="normal">d</mi>
                    <msup>
                      <mi>x</mi>
                      <mn>1</mn>
                    </msup>
                  </mrow>
                  <mo stretchy="false">∧</mo>
                  <mrow>
                    <mi mathvariant="normal">d</mi>
                    <msup>
                      <mi>x</mi>
                      <mn>1</mn>
                    </msup>
                  </mrow>
                  <mo stretchy="false">∧</mo>
                  <mrow>
                    <mi mathvariant="normal">d</mi>
                    <msup>
                      <mi>x</mi>
                      <mn>0</mn>
                    </msup>
                  </mrow>
                </mrow>
              </menclose>
              <mo stretchy="false">+</mo>
              <msub>
                <mo stretchy="false">∂</mo>
                <mn>2</mn>
              </msub>
            </mrow>
            <msub>
              <mi>E</mi>
              <mn>1</mn>
            </msub>
            <mspace width="0.5em"/>
            <mrow>
              <mrow>
                <mrow>
                  <mi mathvariant="normal">d</mi>
                  <msup>
                    <mi>x</mi>
                    <mn>2</mn>
                  </msup>
                </mrow>
                <mo stretchy="false">∧</mo>
                <mrow>
                  <mi mathvariant="normal">d</mi>
                  <msup>
                    <mi>x</mi>
                    <mn>1</mn>
                  </msup>
                </mrow>
                <mo stretchy="false">∧</mo>
                <mrow>
                  <mi mathvariant="normal">d</mi>
                  <msup>
                    <mi>x</mi>
                    <mn>0</mn>
                  </msup>
                </mrow>
              </mrow>
              <mo stretchy="false">+</mo>
              <msub>
                <mo stretchy="false">∂</mo>
                <mn>3</mn>
              </msub>
            </mrow>
            <msub>
              <mi>E</mi>
              <mn>1</mn>
            </msub>
            <mspace width="0.5em"/>
            <mrow>
              <mrow>
                <mi mathvariant="normal">d</mi>
                <msup>
                  <mi>x</mi>
                  <mn>3</mn>
                </msup>
              </mrow>
              <mo stretchy="false">∧</mo>
              <mrow>
                <mi mathvariant="normal">d</mi>
                <msup>
                  <mi>x</mi>
                  <mn>1</mn>
                </msup>
              </mrow>
              <mo stretchy="false">∧</mo>
              <mrow>
                <mi mathvariant="normal">d</mi>
                <msup>
                  <mi>x</mi>
                  <mn>0</mn>
                </msup>
              </mrow>
            </mrow>
          </mrow>
        </mtd>
      </mtr>
      <mtr>
        <mtd columnalign="left">
          <mrow>
            <mrow>
              <mphantom>
                <mrow>
                  <mi mathvariant="normal">d</mi>
                  <mi>F</mi>
                </mrow>
              </mphantom>
              <mo stretchy="false">+</mo>
              <msub>
                <mo stretchy="false">∂</mo>
                <mn>1</mn>
              </msub>
            </mrow>
            <msub>
              <mi>E</mi>
              <mn>2</mn>
            </msub>
            <mspace width="0.5em"/>
            <mrow>
              <mrow>
                <mrow>
                  <mi mathvariant="normal">d</mi>
                  <msup>
                    <mi>x</mi>
                    <mn>1</mn>
                  </msup>
                </mrow>
                <mo stretchy="false">∧</mo>
                <mrow>
                  <mi mathvariant="normal">d</mi>
                  <msup>
                    <mi>x</mi>
                    <mn>2</mn>
                  </msup>
                </mrow>
                <mo stretchy="false">∧</mo>
                <mrow>
                  <mi mathvariant="normal">d</mi>
                  <msup>
                    <mi>x</mi>
                    <mn>0</mn>
                  </msup>
                </mrow>
              </mrow>
              <mo stretchy="false">+</mo>
              <msub>
                <mo stretchy="false">∂</mo>
                <mn>2</mn>
              </msub>
            </mrow>
            <msub>
              <mi>E</mi>
              <mn>2</mn>
            </msub>
            <mspace width="0.5em"/>
            <mrow>
              <menclose notation="horizontalstrike">
                <mrow>
                  <mrow>
                    <mi mathvariant="normal">d</mi>
                    <msup>
                      <mi>x</mi>
                      <mn>2</mn>
                    </msup>
                  </mrow>
                  <mo stretchy="false">∧</mo>
                  <mrow>
                    <mi mathvariant="normal">d</mi>
                    <msup>
                      <mi>x</mi>
                      <mn>2</mn>
                    </msup>
                  </mrow>
                  <mo stretchy="false">∧</mo>
                  <mrow>
                    <mi mathvariant="normal">d</mi>
                    <msup>
                      <mi>x</mi>
                      <mn>0</mn>
                    </msup>
                  </mrow>
                </mrow>
              </menclose>
              <mo stretchy="false">+</mo>
              <msub>
                <mo stretchy="false">∂</mo>
                <mn>3</mn>
              </msub>
            </mrow>
            <msub>
              <mi>E</mi>
              <mn>2</mn>
            </msub>
            <mspace width="0.5em"/>
            <mrow>
              <mrow>
                <mi mathvariant="normal">d</mi>
                <msup>
                  <mi>x</mi>
                  <mn>3</mn>
                </msup>
              </mrow>
              <mo stretchy="false">∧</mo>
              <mrow>
                <mi mathvariant="normal">d</mi>
                <msup>
                  <mi>x</mi>
                  <mn>2</mn>
                </msup>
              </mrow>
              <mo stretchy="false">∧</mo>
              <mrow>
                <mi mathvariant="normal">d</mi>
                <msup>
                  <mi>x</mi>
                  <mn>0</mn>
                </msup>
              </mrow>
            </mrow>
          </mrow>
        </mtd>
      </mtr>
      <mtr>
        <mtd columnalign="left">
          <mrow>
            <mrow>
              <mphantom>
                <mrow>
                  <mi mathvariant="normal">d</mi>
                  <mi>F</mi>
                </mrow>
              </mphantom>
              <mo stretchy="false">+</mo>
              <msub>
                <mo stretchy="false">∂</mo>
                <mn>1</mn>
              </msub>
            </mrow>
            <msub>
              <mi>E</mi>
              <mn>3</mn>
            </msub>
            <mspace width="0.5em"/>
            <mrow>
              <mrow>
                <mrow>
                  <mi mathvariant="normal">d</mi>
                  <msup>
                    <mi>x</mi>
                    <mn>1</mn>
                  </msup>
                </mrow>
                <mo stretchy="false">∧</mo>
                <mrow>
                  <mi mathvariant="normal">d</mi>
                  <msup>
                    <mi>x</mi>
                    <mn>3</mn>
                  </msup>
                </mrow>
                <mo stretchy="false">∧</mo>
                <mrow>
                  <mi mathvariant="normal">d</mi>
                  <msup>
                    <mi>x</mi>
                    <mn>0</mn>
                  </msup>
                </mrow>
              </mrow>
              <mo stretchy="false">+</mo>
              <msub>
                <mo stretchy="false">∂</mo>
                <mn>2</mn>
              </msub>
            </mrow>
            <msub>
              <mi>E</mi>
              <mn>3</mn>
            </msub>
            <mspace width="0.5em"/>
            <mrow>
              <mrow>
                <mrow>
                  <mi mathvariant="normal">d</mi>
                  <msup>
                    <mi>x</mi>
                    <mn>2</mn>
                  </msup>
                </mrow>
                <mo stretchy="false">∧</mo>
                <mrow>
                  <mi mathvariant="normal">d</mi>
                  <msup>
                    <mi>x</mi>
                    <mn>3</mn>
                  </msup>
                </mrow>
                <mo stretchy="false">∧</mo>
                <mrow>
                  <mi mathvariant="normal">d</mi>
                  <msup>
                    <mi>x</mi>
                    <mn>0</mn>
                  </msup>
                </mrow>
              </mrow>
              <mo stretchy="false">+</mo>
              <msub>
                <mo stretchy="false">∂</mo>
                <mn>3</mn>
              </msub>
            </mrow>
            <msub>
              <mi>E</mi>
              <mn>3</mn>
            </msub>
            <mspace width="0.5em"/>
            <menclose notation="horizontalstrike">
              <mrow>
                <mrow>
                  <mi mathvariant="normal">d</mi>
                  <msup>
                    <mi>x</mi>
                    <mn>3</mn>
                  </msup>
                </mrow>
                <mo stretchy="false">∧</mo>
                <mrow>
                  <mi mathvariant="normal">d</mi>
                  <msup>
                    <mi>x</mi>
                    <mn>3</mn>
                  </msup>
                </mrow>
                <mo stretchy="false">∧</mo>
                <mrow>
                  <mi mathvariant="normal">d</mi>
                  <msup>
                    <mi>x</mi>
                    <mn>0</mn>
                  </msup>
                </mrow>
              </mrow>
            </menclose>
          </mrow>
        </mtd>
      </mtr>
      <mtr>
        <mtd columnalign="left">
          <mrow>
            <mrow>
              <mphantom>
                <mrow>
                  <mi mathvariant="normal">d</mi>
                  <mi>F</mi>
                </mrow>
              </mphantom>
              <mo stretchy="false">+</mo>
              <msub>
                <mo stretchy="false">∂</mo>
                <mn>1</mn>
              </msub>
            </mrow>
            <msub>
              <mi>B</mi>
              <mrow>
                <mn>2</mn>
                <mn>3</mn>
              </mrow>
            </msub>
            <mspace width="0.5em"/>
            <mrow>
              <mrow>
                <mrow>
                  <mi mathvariant="normal">d</mi>
                  <msup>
                    <mi>x</mi>
                    <mn>1</mn>
                  </msup>
                </mrow>
                <mo stretchy="false">∧</mo>
                <mrow>
                  <mi mathvariant="normal">d</mi>
                  <msup>
                    <mi>x</mi>
                    <mn>2</mn>
                  </msup>
                </mrow>
                <mo stretchy="false">∧</mo>
                <mrow>
                  <mi mathvariant="normal">d</mi>
                  <msup>
                    <mi>x</mi>
                    <mn>3</mn>
                  </msup>
                </mrow>
              </mrow>
              <mo stretchy="false">+</mo>
              <msub>
                <mo stretchy="false">∂</mo>
                <mn>2</mn>
              </msub>
            </mrow>
            <msub>
              <mi>B</mi>
              <mrow>
                <mn>2</mn>
                <mn>3</mn>
              </mrow>
            </msub>
            <mspace width="0.5em"/>
            <mrow>
              <menclose notation="horizontalstrike">
                <mrow>
                  <mrow>
                    <mi mathvariant="normal">d</mi>
                    <msup>
                      <mi>x</mi>
                      <mn>2</mn>
                    </msup>
                  </mrow>
                  <mo stretchy="false">∧</mo>
                  <mrow>
                    <mi mathvariant="normal">d</mi>
                    <msup>
                      <mi>x</mi>
                      <mn>2</mn>
                    </msup>
                  </mrow>
                  <mo stretchy="false">∧</mo>
                  <mrow>
                    <mi mathvariant="normal">d</mi>
                    <msup>
                      <mi>x</mi>
                      <mn>3</mn>
                    </msup>
                  </mrow>
                </mrow>
              </menclose>
              <mo stretchy="false">+</mo>
              <msub>
                <mo stretchy="false">∂</mo>
                <mn>3</mn>
              </msub>
            </mrow>
            <msub>
              <mi>B</mi>
              <mrow>
                <mn>2</mn>
                <mn>3</mn>
              </mrow>
            </msub>
            <mspace width="0.5em"/>
            <menclose notation="horizontalstrike">
              <mrow>
                <mrow>
                  <mi mathvariant="normal">d</mi>
                  <msup>
                    <mi>x</mi>
                    <mn>3</mn>
                  </msup>
                </mrow>
                <mo stretchy="false">∧</mo>
                <mrow>
                  <mi mathvariant="normal">d</mi>
                  <msup>
                    <mi>x</mi>
                    <mn>2</mn>
                  </msup>
                </mrow>
                <mo stretchy="false">∧</mo>
                <mrow>
                  <mi mathvariant="normal">d</mi>
                  <msup>
                    <mi>x</mi>
                    <mn>3</mn>
                  </msup>
                </mrow>
              </mrow>
            </menclose>
          </mrow>
        </mtd>
      </mtr>
      <mtr>
        <mtd columnalign="left">
          <mrow>
            <mrow>
              <mphantom>
                <mrow>
                  <mi mathvariant="normal">d</mi>
                  <mi>F</mi>
                </mrow>
              </mphantom>
              <mo stretchy="false">+</mo>
              <msub>
                <mo stretchy="false">∂</mo>
                <mn>1</mn>
              </msub>
            </mrow>
            <msub>
              <mi>B</mi>
              <mrow>
                <mn>3</mn>
                <mn>1</mn>
              </mrow>
            </msub>
            <mspace width="0.5em"/>
            <mrow>
              <menclose notation="horizontalstrike">
                <mrow>
                  <mrow>
                    <mi mathvariant="normal">d</mi>
                    <msup>
                      <mi>x</mi>
                      <mn>1</mn>
                    </msup>
                  </mrow>
                  <mo stretchy="false">∧</mo>
                  <mrow>
                    <mi mathvariant="normal">d</mi>
                    <msup>
                      <mi>x</mi>
                      <mn>3</mn>
                    </msup>
                  </mrow>
                  <mo stretchy="false">∧</mo>
                  <mrow>
                    <mi mathvariant="normal">d</mi>
                    <msup>
                      <mi>x</mi>
                      <mn>1</mn>
                    </msup>
                  </mrow>
                </mrow>
              </menclose>
              <mo stretchy="false">+</mo>
              <msub>
                <mo stretchy="false">∂</mo>
                <mn>2</mn>
              </msub>
            </mrow>
            <msub>
              <mi>B</mi>
              <mrow>
                <mn>3</mn>
                <mn>1</mn>
              </mrow>
            </msub>
            <mspace width="0.5em"/>
            <mrow>
              <mrow>
                <mrow>
                  <mi mathvariant="normal">d</mi>
                  <msup>
                    <mi>x</mi>
                    <mn>2</mn>
                  </msup>
                </mrow>
                <mo stretchy="false">∧</mo>
                <mrow>
                  <mi mathvariant="normal">d</mi>
                  <msup>
                    <mi>x</mi>
                    <mn>3</mn>
                  </msup>
                </mrow>
                <mo stretchy="false">∧</mo>
                <mrow>
                  <mi mathvariant="normal">d</mi>
                  <msup>
                    <mi>x</mi>
                    <mn>1</mn>
                  </msup>
                </mrow>
              </mrow>
              <mo stretchy="false">+</mo>
              <msub>
                <mo stretchy="false">∂</mo>
                <mn>3</mn>
              </msub>
            </mrow>
            <msub>
              <mi>B</mi>
              <mrow>
                <mn>3</mn>
                <mn>1</mn>
              </mrow>
            </msub>
            <mspace width="0.5em"/>
            <menclose notation="horizontalstrike">
              <mrow>
                <mrow>
                  <mi mathvariant="normal">d</mi>
                  <msup>
                    <mi>x</mi>
                    <mn>3</mn>
                  </msup>
                </mrow>
                <mo stretchy="false">∧</mo>
                <mrow>
                  <mi mathvariant="normal">d</mi>
                  <msup>
                    <mi>x</mi>
                    <mn>3</mn>
                  </msup>
                </mrow>
                <mo stretchy="false">∧</mo>
                <mrow>
                  <mi mathvariant="normal">d</mi>
                  <msup>
                    <mi>x</mi>
                    <mn>1</mn>
                  </msup>
                </mrow>
              </mrow>
            </menclose>
          </mrow>
        </mtd>
      </mtr>
      <mtr>
        <mtd columnalign="left">
          <mrow>
            <mrow>
              <mphantom>
                <mrow>
                  <mi mathvariant="normal">d</mi>
                  <mi>F</mi>
                </mrow>
              </mphantom>
              <mo stretchy="false">+</mo>
              <msub>
                <mo stretchy="false">∂</mo>
                <mn>1</mn>
              </msub>
            </mrow>
            <msub>
              <mi>B</mi>
              <mrow>
                <mn>1</mn>
                <mn>2</mn>
              </mrow>
            </msub>
            <mspace width="0.5em"/>
            <mrow>
              <menclose notation="horizontalstrike">
                <mrow>
                  <mrow>
                    <mi mathvariant="normal">d</mi>
                    <msup>
                      <mi>x</mi>
                      <mn>1</mn>
                    </msup>
                  </mrow>
                  <mo stretchy="false">∧</mo>
                  <mrow>
                    <mi mathvariant="normal">d</mi>
                    <msup>
                      <mi>x</mi>
                      <mn>1</mn>
                    </msup>
                  </mrow>
                  <mo stretchy="false">∧</mo>
                  <mrow>
                    <mi mathvariant="normal">d</mi>
                    <msup>
                      <mi>x</mi>
                      <mn>2</mn>
                    </msup>
                  </mrow>
                </mrow>
              </menclose>
              <mo stretchy="false">+</mo>
              <msub>
                <mo stretchy="false">∂</mo>
                <mn>2</mn>
              </msub>
            </mrow>
            <msub>
              <mi>B</mi>
              <mrow>
                <mn>1</mn>
                <mn>2</mn>
              </mrow>
            </msub>
            <mspace width="0.5em"/>
            <mrow>
              <menclose notation="horizontalstrike">
                <mrow>
                  <mrow>
                    <mi mathvariant="normal">d</mi>
                    <msup>
                      <mi>x</mi>
                      <mn>2</mn>
                    </msup>
                  </mrow>
                  <mo stretchy="false">∧</mo>
                  <mrow>
                    <mi mathvariant="normal">d</mi>
                    <msup>
                      <mi>x</mi>
                      <mn>1</mn>
                    </msup>
                  </mrow>
                  <mo stretchy="false">∧</mo>
                  <mrow>
                    <mi mathvariant="normal">d</mi>
                    <msup>
                      <mi>x</mi>
                      <mn>2</mn>
                    </msup>
                  </mrow>
                </mrow>
              </menclose>
              <mo stretchy="false">+</mo>
              <msub>
                <mo stretchy="false">∂</mo>
                <mn>3</mn>
              </msub>
            </mrow>
            <msub>
              <mi>B</mi>
              <mrow>
                <mn>1</mn>
                <mn>2</mn>
              </mrow>
            </msub>
            <mspace width="0.5em"/>
            <mrow>
              <mrow>
                <mi mathvariant="normal">d</mi>
                <msup>
                  <mi>x</mi>
                  <mn>3</mn>
                </msup>
              </mrow>
              <mo stretchy="false">∧</mo>
              <mrow>
                <mi mathvariant="normal">d</mi>
                <msup>
                  <mi>x</mi>
                  <mn>1</mn>
                </msup>
              </mrow>
              <mo stretchy="false">∧</mo>
              <mrow>
                <mi mathvariant="normal">d</mi>
                <msup>
                  <mi>x</mi>
                  <mn>2</mn>
                </msup>
              </mrow>
            </mrow>
          </mrow>
        </mtd>
      </mtr>
      <mtr>
        <mtd columnalign="left">
          <mrow>
            <mrow>
              <mphantom>
                <mrow>
                  <mi mathvariant="normal">d</mi>
                  <mi>F</mi>
                </mrow>
              </mphantom>
              <mo stretchy="false">+</mo>
              <msub>
                <mo stretchy="false">∂</mo>
                <mn>0</mn>
              </msub>
            </mrow>
            <msub>
              <mi>B</mi>
              <mrow>
                <mn>2</mn>
                <mn>3</mn>
              </mrow>
            </msub>
            <mspace width="0.5em"/>
            <mrow>
              <mrow>
                <mrow>
                  <mi mathvariant="normal">d</mi>
                  <msup>
                    <mi>x</mi>
                    <mn>0</mn>
                  </msup>
                </mrow>
                <mo stretchy="false">∧</mo>
                <mrow>
                  <mi mathvariant="normal">d</mi>
                  <msup>
                    <mi>x</mi>
                    <mn>2</mn>
                  </msup>
                </mrow>
                <mo stretchy="false">∧</mo>
                <mrow>
                  <mi mathvariant="normal">d</mi>
                  <msup>
                    <mi>x</mi>
                    <mn>3</mn>
                  </msup>
                </mrow>
              </mrow>
              <mo stretchy="false">+</mo>
              <msub>
                <mo stretchy="false">∂</mo>
                <mn>0</mn>
              </msub>
            </mrow>
            <msub>
              <mi>B</mi>
              <mrow>
                <mn>3</mn>
                <mn>1</mn>
              </mrow>
            </msub>
            <mspace width="0.5em"/>
            <mrow>
              <mrow>
                <mrow>
                  <mi mathvariant="normal">d</mi>
                  <msup>
                    <mi>x</mi>
                    <mn>0</mn>
                  </msup>
                </mrow>
                <mo stretchy="false">∧</mo>
                <mrow>
                  <mi mathvariant="normal">d</mi>
                  <msup>
                    <mi>x</mi>
                    <mn>3</mn>
                  </msup>
                </mrow>
                <mo stretchy="false">∧</mo>
                <mrow>
                  <mi mathvariant="normal">d</mi>
                  <msup>
                    <mi>x</mi>
                    <mn>1</mn>
                  </msup>
                </mrow>
              </mrow>
              <mo stretchy="false">+</mo>
              <msub>
                <mo stretchy="false">∂</mo>
                <mn>0</mn>
              </msub>
            </mrow>
            <msub>
              <mi>B</mi>
              <mrow>
                <mn>1</mn>
                <mn>2</mn>
              </mrow>
            </msub>
            <mspace width="0.5em"/>
            <mrow>
              <mrow>
                <mi mathvariant="normal">d</mi>
                <msup>
                  <mi>x</mi>
                  <mn>0</mn>
                </msup>
              </mrow>
              <mo stretchy="false">∧</mo>
              <mrow>
                <mi mathvariant="normal">d</mi>
                <msup>
                  <mi>x</mi>
                  <mn>1</mn>
                </msup>
              </mrow>
              <mo stretchy="false">∧</mo>
              <mrow>
                <mi mathvariant="normal">d</mi>
                <msup>
                  <mi>x</mi>
                  <mn>2</mn>
                </msup>
              </mrow>
            </mrow>
          </mrow>
        </mtd>
      </mtr>
    </mtable>
    <annotation encoding="StarMath 5.0">alignl {func d} F = partial sub 1 E sub 1 ` overstrike { nospace{{func d} x sup 1} and nospace{{func d} x sup 1} and nospace{{func d} x sup 0} } + partial sub 2 E sub 1 ` nospace{{func d} x sup 2} and nospace{{func d} x sup 1} and nospace{{func d} x sup 0} + partial sub 3 E sub 1 ` nospace{{func d} x sup 3} and nospace{{func d} x sup 1} and nospace{{func d} x sup 0} newline
alignl phantom{{func d} F} + partial sub 1 E sub 2 ` nospace{{func d} x sup 1} and nospace{{func d} x sup 2} and nospace{{func d} x sup 0} + partial sub 2 E sub 2 ` overstrike { nospace{{func d} x sup 2} and nospace{{func d} x sup 2} and nospace{{func d} x sup 0} } + partial sub 3 E sub 2 ` nospace{{func d} x sup 3} and nospace{{func d} x sup 2} and nospace{{func d} x sup 0} newline
alignl phantom{{func d} F} + partial sub 1 E sub 3 ` nospace{{func d} x sup 1} and nospace{{func d} x sup 3} and nospace{{func d} x sup 0} + partial sub 2 E sub 3 ` nospace{{func d} x sup 2} and nospace{{func d} x sup 3} and nospace{{func d} x sup 0} + partial sub 3 E sub 3 ` overstrike { nospace{{func d} x sup 3} and nospace{{func d} x sup 3} and nospace{{func d} x sup 0} } newline
alignl phantom{{func d} F} + partial sub 1 B sub {2 3} ` nospace{{func d} x sup 1} and nospace{{func d} x sup 2} and nospace{{func d} x sup 3} + partial sub 2 B sub {2 3} ` overstrike { nospace{{func d} x sup 2} and nospace{{func d} x sup 2} and nospace{{func d} x sup 3} } + partial sub 3 B sub {2 3} ` overstrike { nospace{{func d} x sup 3} and nospace{{func d} x sup 2} and nospace{{func d} x sup 3} } newline
alignl phantom{{func d} F} + partial sub 1 B sub {3 1} ` overstrike { nospace{{func d} x sup 1} and nospace{{func d} x sup 3} and nospace{{func d} x sup 1} } + partial sub 2 B sub {3 1} ` nospace{{func d} x sup 2} and nospace{{func d} x sup 3} and nospace{{func d} x sup 1} + partial sub 3 B sub {3 1} ` overstrike { nospace{{func d} x sup 3} and nospace{{func d} x sup 3} and nospace{{func d} x sup 1} } newline
alignl phantom{{func d} F} + partial sub 1 B sub {1 2} ` overstrike { nospace{{func d} x sup 1} and nospace{{func d} x sup 1} and nospace{{func d} x sup 2} } + partial sub 2 B sub {1 2} ` overstrike { nospace{{func d} x sup 2} and nospace{{func d} x sup 1} and nospace{{func d} x sup 2} } + partial sub 3 B sub {1 2} ` nospace{{func d} x sup 3} and nospace{{func d} x sup 1} and nospace{{func d} x sup 2} newline
alignl phantom{{func d} F} + partial sub 0 B sub {2 3} ` nospace{{func d} x sup 0} and nospace{{func d} x sup 2} and nospace{{func d} x sup 3} + partial sub 0 B sub {3 1} ` nospace{{func d} x sup 0} and nospace{{func d} x sup 3} and nospace{{func d} x sup 1} + partial sub 0 B sub {1 2} ` nospace{{func d} x sup 0} and nospace{{func d} x sup 1} and nospace{{func d} x sup 2}</annotation>
  </semantics>
</math>
</file>

<file path=Object 76/content.xml><?xml version="1.0" encoding="utf-8"?>
<math xmlns="http://www.w3.org/1998/Math/MathML" display="block">
  <semantics>
    <mstyle mathvariant="bold">
      <mi>B</mi>
    </mstyle>
    <annotation encoding="StarMath 5.0">{ bold B }</annotation>
  </semantics>
</math>
</file>

<file path=Object 77/content.xml><?xml version="1.0" encoding="utf-8"?>
<math xmlns="http://www.w3.org/1998/Math/MathML">
  <semantics>
    <msub>
      <mo stretchy="false">∂</mo>
      <mn>0</mn>
    </msub>
    <annotation encoding="StarMath 5.0">partial sub 0</annotation>
  </semantics>
</math>
</file>

<file path=Object 78/content.xml><?xml version="1.0" encoding="utf-8"?>
<math xmlns="http://www.w3.org/1998/Math/MathML">
  <semantics>
    <mrow>
      <mi mathvariant="normal">d</mi>
      <msup>
        <mi>x</mi>
        <mn>0</mn>
      </msup>
    </mrow>
    <annotation encoding="StarMath 5.0">nospace{{func d} x sup 0}</annotation>
  </semantics>
</math>
</file>

<file path=Object 79/content.xml><?xml version="1.0" encoding="utf-8"?>
<math xmlns="http://www.w3.org/1998/Math/MathML">
  <semantics>
    <mrow>
      <mi mathvariant="normal">d</mi>
      <msup>
        <mi>x</mi>
        <mn>0</mn>
      </msup>
    </mrow>
    <annotation encoding="StarMath 5.0">nospace{{func d} x sup 0}</annotation>
  </semantics>
</math>
</file>

<file path=Object 8/content.xml><?xml version="1.0" encoding="utf-8"?>
<math xmlns="http://www.w3.org/1998/Math/MathML" display="block">
  <semantics>
    <mstyle mathvariant="bold">
      <mi>E</mi>
    </mstyle>
    <annotation encoding="StarMath 5.0">{bold E}</annotation>
  </semantics>
</math>
</file>

<file path=Object 80/content.xml><?xml version="1.0" encoding="utf-8"?>
<math xmlns="http://www.w3.org/1998/Math/MathML" display="block">
  <semantics>
    <mstyle mathvariant="bold">
      <mi>B</mi>
    </mstyle>
    <annotation encoding="StarMath 5.0">{ bold B }</annotation>
  </semantics>
</math>
</file>

<file path=Object 81/content.xml><?xml version="1.0" encoding="utf-8"?>
<math xmlns="http://www.w3.org/1998/Math/MathML">
  <semantics>
    <mrow>
      <mi mathvariant="normal">d</mi>
      <msup>
        <mi>x</mi>
        <mn>0</mn>
      </msup>
    </mrow>
    <annotation encoding="StarMath 5.0">nospace{{func d} x sup 0}</annotation>
  </semantics>
</math>
</file>

<file path=Object 82/content.xml><?xml version="1.0" encoding="utf-8"?>
<math xmlns="http://www.w3.org/1998/Math/MathML" display="block">
  <semantics>
    <mtable>
      <mtr>
        <mtd>
          <mrow>
            <msub>
              <mo stretchy="false">∂</mo>
              <mn>0</mn>
            </msub>
            <msub>
              <mi>B</mi>
              <mrow>
                <mn>2</mn>
                <mn>3</mn>
              </mrow>
            </msub>
            <mspace width="0.5em"/>
            <mrow>
              <mrow>
                <mrow>
                  <mi mathvariant="normal">d</mi>
                  <msup>
                    <mi>x</mi>
                    <mn>0</mn>
                  </msup>
                </mrow>
                <mo stretchy="false">∧</mo>
                <mrow>
                  <mi mathvariant="normal">d</mi>
                  <msup>
                    <mi>x</mi>
                    <mn>2</mn>
                  </msup>
                </mrow>
                <mo stretchy="false">∧</mo>
                <mrow>
                  <mi mathvariant="normal">d</mi>
                  <msup>
                    <mi>x</mi>
                    <mn>3</mn>
                  </msup>
                </mrow>
              </mrow>
              <mo stretchy="false">+</mo>
              <msub>
                <mo stretchy="false">∂</mo>
                <mn>0</mn>
              </msub>
            </mrow>
            <msub>
              <mi>B</mi>
              <mrow>
                <mn>3</mn>
                <mn>1</mn>
              </mrow>
            </msub>
            <mspace width="0.5em"/>
            <mrow>
              <mrow>
                <mrow>
                  <mi mathvariant="normal">d</mi>
                  <msup>
                    <mi>x</mi>
                    <mn>0</mn>
                  </msup>
                </mrow>
                <mo stretchy="false">∧</mo>
                <mrow>
                  <mi mathvariant="normal">d</mi>
                  <msup>
                    <mi>x</mi>
                    <mn>3</mn>
                  </msup>
                </mrow>
                <mo stretchy="false">∧</mo>
                <mrow>
                  <mi mathvariant="normal">d</mi>
                  <msup>
                    <mi>x</mi>
                    <mn>1</mn>
                  </msup>
                </mrow>
              </mrow>
              <mo stretchy="false">+</mo>
              <msub>
                <mo stretchy="false">∂</mo>
                <mn>0</mn>
              </msub>
            </mrow>
            <msub>
              <mi>B</mi>
              <mrow>
                <mn>1</mn>
                <mn>2</mn>
              </mrow>
            </msub>
            <mspace width="0.5em"/>
            <mrow>
              <mrow>
                <mi mathvariant="normal">d</mi>
                <msup>
                  <mi>x</mi>
                  <mn>0</mn>
                </msup>
              </mrow>
              <mo stretchy="false">∧</mo>
              <mrow>
                <mi mathvariant="normal">d</mi>
                <msup>
                  <mi>x</mi>
                  <mn>1</mn>
                </msup>
              </mrow>
              <mo stretchy="false">∧</mo>
              <mrow>
                <mi mathvariant="normal">d</mi>
                <msup>
                  <mi>x</mi>
                  <mn>2</mn>
                </msup>
              </mrow>
            </mrow>
          </mrow>
        </mtd>
      </mtr>
      <mtr>
        <mtd columnalign="left">
          <mrow>
            <mrow>
              <mrow/>
              <mo stretchy="false">=</mo>
              <msub>
                <mo stretchy="false">∂</mo>
                <mn>0</mn>
              </msub>
            </mrow>
            <mrow>
              <mo fence="true" stretchy="true">[</mo>
              <mrow>
                <mrow>
                  <msub>
                    <mi>B</mi>
                    <mrow>
                      <mn>2</mn>
                      <mn>3</mn>
                    </mrow>
                  </msub>
                  <mspace width="0.5em"/>
                  <mrow>
                    <mrow>
                      <mrow>
                        <mi mathvariant="normal">d</mi>
                        <msup>
                          <mi>x</mi>
                          <mn>0</mn>
                        </msup>
                      </mrow>
                      <mo stretchy="false">∧</mo>
                      <mrow>
                        <mi mathvariant="normal">d</mi>
                        <msup>
                          <mi>x</mi>
                          <mn>2</mn>
                        </msup>
                      </mrow>
                      <mo stretchy="false">∧</mo>
                      <mrow>
                        <mi mathvariant="normal">d</mi>
                        <msup>
                          <mi>x</mi>
                          <mn>3</mn>
                        </msup>
                      </mrow>
                    </mrow>
                    <mo stretchy="false">+</mo>
                    <msub>
                      <mi>B</mi>
                      <mrow>
                        <mn>3</mn>
                        <mn>1</mn>
                      </mrow>
                    </msub>
                  </mrow>
                  <mspace width="0.5em"/>
                  <mrow>
                    <mrow>
                      <mrow>
                        <mi mathvariant="normal">d</mi>
                        <msup>
                          <mi>x</mi>
                          <mn>0</mn>
                        </msup>
                      </mrow>
                      <mo stretchy="false">∧</mo>
                      <mrow>
                        <mi mathvariant="normal">d</mi>
                        <msup>
                          <mi>x</mi>
                          <mn>3</mn>
                        </msup>
                      </mrow>
                      <mo stretchy="false">∧</mo>
                      <mrow>
                        <mi mathvariant="normal">d</mi>
                        <msup>
                          <mi>x</mi>
                          <mn>1</mn>
                        </msup>
                      </mrow>
                    </mrow>
                    <mo stretchy="false">+</mo>
                    <msub>
                      <mi>B</mi>
                      <mrow>
                        <mn>1</mn>
                        <mn>2</mn>
                      </mrow>
                    </msub>
                  </mrow>
                  <mspace width="0.5em"/>
                  <mrow>
                    <mrow>
                      <mi mathvariant="normal">d</mi>
                      <msup>
                        <mi>x</mi>
                        <mn>0</mn>
                      </msup>
                    </mrow>
                    <mo stretchy="false">∧</mo>
                    <mrow>
                      <mi mathvariant="normal">d</mi>
                      <msup>
                        <mi>x</mi>
                        <mn>1</mn>
                      </msup>
                    </mrow>
                    <mo stretchy="false">∧</mo>
                    <mrow>
                      <mi mathvariant="normal">d</mi>
                      <msup>
                        <mi>x</mi>
                        <mn>2</mn>
                      </msup>
                    </mrow>
                  </mrow>
                </mrow>
              </mrow>
              <mo fence="true" stretchy="true">]</mo>
            </mrow>
          </mrow>
        </mtd>
      </mtr>
      <mtr>
        <mtd columnalign="left">
          <mrow>
            <mrow/>
            <mo stretchy="false">=</mo>
            <mrow>
              <mrow>
                <mo fence="true" stretchy="true">[</mo>
                <mrow>
                  <mrow>
                    <msub>
                      <mo stretchy="false">∂</mo>
                      <mn>0</mn>
                    </msub>
                    <mi>B</mi>
                  </mrow>
                </mrow>
                <mo fence="true" stretchy="true">]</mo>
              </mrow>
              <mo stretchy="false">∧</mo>
              <mrow>
                <mi mathvariant="normal">d</mi>
                <msup>
                  <mi>x</mi>
                  <mn>0</mn>
                </msup>
              </mrow>
            </mrow>
          </mrow>
        </mtd>
      </mtr>
    </mtable>
    <annotation encoding="StarMath 5.0">partial sub 0 B sub {2 3} ` nospace{{func d} x sup 0} and nospace{{func d} x sup 2} and nospace{{func d} x sup 3} + partial sub 0 B sub {3 1} ` nospace{{func d} x sup 0} and nospace{{func d} x sup 3} and nospace{{func d} x sup 1} + partial sub 0 B sub {1 2} ` nospace{{func d} x sup 0} and nospace{{func d} x sup 1} and nospace{{func d} x sup 2} newline alignl {} =
partial sub 0 left [ { B sub {2 3} ` nospace{{func d} x sup 0} and nospace{{func d} x sup 2} and nospace{{func d} x sup 3} + B sub {3 1} ` nospace{{func d} x sup 0} and nospace{{func d} x sup 3} and nospace{{func d} x sup 1} + B sub {1 2} ` nospace{{func d} x sup 0} and nospace{{func d} x sup 1} and nospace{{func d} x sup 2} } right ] newline alignl {} = left [ { partial sub 0 B } right ] and nospace{{func d} x sup 0}</annotation>
  </semantics>
</math>
</file>

<file path=Object 83/content.xml><?xml version="1.0" encoding="utf-8"?>
<math xmlns="http://www.w3.org/1998/Math/MathML" display="block">
  <semantics>
    <mtable>
      <mtr>
        <mtd>
          <mrow>
            <msub>
              <mo stretchy="false">∂</mo>
              <mn>1</mn>
            </msub>
            <msub>
              <mi>B</mi>
              <mrow>
                <mn>2</mn>
                <mn>3</mn>
              </mrow>
            </msub>
            <mspace width="0.5em"/>
            <mrow>
              <mrow>
                <mrow>
                  <mi mathvariant="normal">d</mi>
                  <msup>
                    <mi>x</mi>
                    <mn>1</mn>
                  </msup>
                </mrow>
                <mo stretchy="false">∧</mo>
                <mrow>
                  <mi mathvariant="normal">d</mi>
                  <msup>
                    <mi>x</mi>
                    <mn>2</mn>
                  </msup>
                </mrow>
                <mo stretchy="false">∧</mo>
                <mrow>
                  <mi mathvariant="normal">d</mi>
                  <msup>
                    <mi>x</mi>
                    <mn>3</mn>
                  </msup>
                </mrow>
              </mrow>
              <mo stretchy="false">+</mo>
              <msub>
                <mo stretchy="false">∂</mo>
                <mn>2</mn>
              </msub>
            </mrow>
            <msub>
              <mi>B</mi>
              <mrow>
                <mn>3</mn>
                <mn>1</mn>
              </mrow>
            </msub>
            <mspace width="0.5em"/>
            <mrow>
              <mrow>
                <mrow>
                  <mi mathvariant="normal">d</mi>
                  <msup>
                    <mi>x</mi>
                    <mn>2</mn>
                  </msup>
                </mrow>
                <mo stretchy="false">∧</mo>
                <mrow>
                  <mi mathvariant="normal">d</mi>
                  <msup>
                    <mi>x</mi>
                    <mn>3</mn>
                  </msup>
                </mrow>
                <mo stretchy="false">∧</mo>
                <mrow>
                  <mi mathvariant="normal">d</mi>
                  <msup>
                    <mi>x</mi>
                    <mn>1</mn>
                  </msup>
                </mrow>
              </mrow>
              <mo stretchy="false">+</mo>
              <msub>
                <mo stretchy="false">∂</mo>
                <mn>3</mn>
              </msub>
            </mrow>
            <msub>
              <mi>B</mi>
              <mrow>
                <mn>1</mn>
                <mn>2</mn>
              </mrow>
            </msub>
            <mspace width="0.5em"/>
            <mrow>
              <mrow>
                <mi mathvariant="normal">d</mi>
                <msup>
                  <mi>x</mi>
                  <mn>3</mn>
                </msup>
              </mrow>
              <mo stretchy="false">∧</mo>
              <mrow>
                <mi mathvariant="normal">d</mi>
                <msup>
                  <mi>x</mi>
                  <mn>1</mn>
                </msup>
              </mrow>
              <mo stretchy="false">∧</mo>
              <mrow>
                <mi mathvariant="normal">d</mi>
                <msup>
                  <mi>x</mi>
                  <mn>2</mn>
                </msup>
              </mrow>
            </mrow>
          </mrow>
        </mtd>
      </mtr>
      <mtr>
        <mtd columnalign="left">
          <mrow>
            <mrow>
              <mrow/>
              <mo stretchy="false">=</mo>
              <mrow>
                <mo fence="true" stretchy="true">(</mo>
                <mrow>
                  <mrow>
                    <msub>
                      <mo stretchy="false">∂</mo>
                      <mn>1</mn>
                    </msub>
                    <mrow>
                      <msub>
                        <mi>B</mi>
                        <mrow>
                          <mn>2</mn>
                          <mn>3</mn>
                        </mrow>
                      </msub>
                      <mo stretchy="false">+</mo>
                      <msub>
                        <mo stretchy="false">∂</mo>
                        <mn>2</mn>
                      </msub>
                    </mrow>
                    <mrow>
                      <msub>
                        <mi>B</mi>
                        <mrow>
                          <mn>3</mn>
                          <mn>1</mn>
                        </mrow>
                      </msub>
                      <mo stretchy="false">+</mo>
                      <msub>
                        <mo stretchy="false">∂</mo>
                        <mn>3</mn>
                      </msub>
                    </mrow>
                    <msub>
                      <mi>B</mi>
                      <mrow>
                        <mn>1</mn>
                        <mn>2</mn>
                      </mrow>
                    </msub>
                  </mrow>
                </mrow>
                <mo fence="true" stretchy="true">)</mo>
              </mrow>
            </mrow>
            <mspace width="0.5em"/>
            <mrow>
              <mrow>
                <mi mathvariant="normal">d</mi>
                <msup>
                  <mi>x</mi>
                  <mn>1</mn>
                </msup>
              </mrow>
              <mo stretchy="false">∧</mo>
              <mrow>
                <mi mathvariant="normal">d</mi>
                <msup>
                  <mi>x</mi>
                  <mn>2</mn>
                </msup>
              </mrow>
              <mo stretchy="false">∧</mo>
              <mrow>
                <mi mathvariant="normal">d</mi>
                <msup>
                  <mi>x</mi>
                  <mn>3</mn>
                </msup>
              </mrow>
            </mrow>
          </mrow>
        </mtd>
      </mtr>
    </mtable>
    <annotation encoding="StarMath 5.0">partial sub 1 B sub {2 3} ` nospace{{func d} x sup 1} and nospace{{func d} x sup 2} and nospace{{func d} x sup 3} + partial sub 2 B sub {3 1} ` nospace{{func d} x sup 2} and nospace{{func d} x sup 3} and nospace{{func d} x sup 1} + partial sub 3 B sub {1 2} ` nospace{{func d} x sup 3} and nospace{{func d} x sup 1} and nospace{{func d} x sup 2} newline alignl {} =
left ( { partial sub 1 B sub {2 3} + partial sub 2 B sub {3 1} + partial sub 3 B sub {1 2} } right ) ` nospace{{func d} x sup 1} and nospace{{func d} x sup 2} and nospace{{func d} x sup 3}</annotation>
  </semantics>
</math>
</file>

<file path=Object 84/content.xml><?xml version="1.0" encoding="utf-8"?>
<math xmlns="http://www.w3.org/1998/Math/MathML" display="block">
  <semantics>
    <mstyle mathvariant="bold">
      <mi>E</mi>
    </mstyle>
    <annotation encoding="StarMath 5.0">{bold E}</annotation>
  </semantics>
</math>
</file>

<file path=Object 85/content.xml><?xml version="1.0" encoding="utf-8"?>
<math xmlns="http://www.w3.org/1998/Math/MathML" display="block">
  <semantics>
    <mrow>
      <mrow>
        <mo fence="true" stretchy="true">[</mo>
        <mrow>
          <mrow>
            <mrow>
              <mo fence="true" stretchy="true">(</mo>
              <mrow>
                <mrow>
                  <msub>
                    <mo stretchy="false">∂</mo>
                    <mn>1</mn>
                  </msub>
                  <mrow>
                    <msub>
                      <mi>E</mi>
                      <mn>2</mn>
                    </msub>
                    <mo stretchy="false">−</mo>
                    <msub>
                      <mo stretchy="false">∂</mo>
                      <mn>2</mn>
                    </msub>
                  </mrow>
                  <msub>
                    <mi>E</mi>
                    <mn>1</mn>
                  </msub>
                </mrow>
              </mrow>
              <mo fence="true" stretchy="true">)</mo>
            </mrow>
            <mspace width="0.5em"/>
            <mrow>
              <mrow>
                <mrow>
                  <mi mathvariant="normal">d</mi>
                  <msup>
                    <mi>x</mi>
                    <mn>1</mn>
                  </msup>
                </mrow>
                <mo stretchy="false">∧</mo>
                <mrow>
                  <mi mathvariant="normal">d</mi>
                  <msup>
                    <mi>x</mi>
                    <mn>2</mn>
                  </msup>
                </mrow>
              </mrow>
              <mo stretchy="false">+</mo>
              <mrow>
                <mo fence="true" stretchy="true">(</mo>
                <mrow>
                  <mrow>
                    <msub>
                      <mo stretchy="false">∂</mo>
                      <mn>3</mn>
                    </msub>
                    <mrow>
                      <msub>
                        <mi>E</mi>
                        <mn>1</mn>
                      </msub>
                      <mo stretchy="false">−</mo>
                      <msub>
                        <mo stretchy="false">∂</mo>
                        <mn>1</mn>
                      </msub>
                    </mrow>
                    <msub>
                      <mi>E</mi>
                      <mn>3</mn>
                    </msub>
                  </mrow>
                </mrow>
                <mo fence="true" stretchy="true">)</mo>
              </mrow>
            </mrow>
            <mspace width="0.5em"/>
            <mrow>
              <mrow>
                <mrow>
                  <mi mathvariant="normal">d</mi>
                  <msup>
                    <mi>x</mi>
                    <mn>3</mn>
                  </msup>
                </mrow>
                <mo stretchy="false">∧</mo>
                <mrow>
                  <mi mathvariant="normal">d</mi>
                  <msup>
                    <mi>x</mi>
                    <mn>1</mn>
                  </msup>
                </mrow>
              </mrow>
              <mo stretchy="false">+</mo>
              <mrow>
                <mo fence="true" stretchy="true">(</mo>
                <mrow>
                  <mrow>
                    <msub>
                      <mo stretchy="false">∂</mo>
                      <mn>2</mn>
                    </msub>
                    <mrow>
                      <msub>
                        <mi>E</mi>
                        <mn>3</mn>
                      </msub>
                      <mo stretchy="false">−</mo>
                      <msub>
                        <mo stretchy="false">∂</mo>
                        <mn>3</mn>
                      </msub>
                    </mrow>
                    <msub>
                      <mi>E</mi>
                      <mn>2</mn>
                    </msub>
                  </mrow>
                </mrow>
                <mo fence="true" stretchy="true">)</mo>
              </mrow>
            </mrow>
            <mspace width="0.5em"/>
            <mrow>
              <mrow>
                <mi mathvariant="normal">d</mi>
                <msup>
                  <mi>x</mi>
                  <mn>2</mn>
                </msup>
              </mrow>
              <mo stretchy="false">∧</mo>
              <mrow>
                <mi mathvariant="normal">d</mi>
                <msup>
                  <mi>x</mi>
                  <mn>3</mn>
                </msup>
              </mrow>
            </mrow>
          </mrow>
        </mrow>
        <mo fence="true" stretchy="true">]</mo>
      </mrow>
      <mo stretchy="false">∧</mo>
      <mrow>
        <mi mathvariant="normal">d</mi>
        <msup>
          <mi>x</mi>
          <mn>0</mn>
        </msup>
      </mrow>
    </mrow>
    <annotation encoding="StarMath 5.0">left [ { left ( { partial sub 1 E sub 2 - partial sub 2 E sub 1 } right ) ` nospace{{func d} x sup 1} and nospace{{func d} x sup 2} + left ( { partial sub 3 E sub 1 - partial sub 1 E sub 3 } right ) ` nospace{{func d} x sup 3} and nospace{{func d} x sup 1} + left ( { partial sub 2 E sub 3 - partial sub 3 E sub 2 } right ) ` nospace{{func d} x sup 2} and nospace{{func d} x sup 3} } right ] and nospace{{func d} x sup 0}</annotation>
  </semantics>
</math>
</file>

<file path=Object 86/content.xml><?xml version="1.0" encoding="utf-8"?>
<math xmlns="http://www.w3.org/1998/Math/MathML">
  <semantics>
    <mrow>
      <msub>
        <mo stretchy="false">∂</mo>
        <mn>0</mn>
      </msub>
      <mi>B</mi>
    </mrow>
    <annotation encoding="StarMath 5.0">partial sub 0 B</annotation>
  </semantics>
</math>
</file>

<file path=Object 87/content.xml><?xml version="1.0" encoding="utf-8"?>
<math xmlns="http://www.w3.org/1998/Math/MathML" display="block">
  <semantics>
    <mstyle mathvariant="bold">
      <mi>B</mi>
    </mstyle>
    <annotation encoding="StarMath 5.0">{bold B}</annotation>
  </semantics>
</math>
</file>

<file path=Object 88/content.xml><?xml version="1.0" encoding="utf-8"?>
<math xmlns="http://www.w3.org/1998/Math/MathML">
  <semantics>
    <mrow>
      <mi mathvariant="normal">d</mi>
      <msup>
        <mi>x</mi>
        <mn>0</mn>
      </msup>
    </mrow>
    <annotation encoding="StarMath 5.0">nospace{{func d} x sup 0}</annotation>
  </semantics>
</math>
</file>

<file path=Object 89/content.xml><?xml version="1.0" encoding="utf-8"?>
<math xmlns="http://www.w3.org/1998/Math/MathML">
  <semantics>
    <mrow>
      <mi mathvariant="normal">d</mi>
      <msup>
        <mi>x</mi>
        <mn>0</mn>
      </msup>
    </mrow>
    <annotation encoding="StarMath 5.0">nospace{{func d} x sup 0}</annotation>
  </semantics>
</math>
</file>

<file path=Object 9/content.xml><?xml version="1.0" encoding="utf-8"?>
<math xmlns="http://www.w3.org/1998/Math/MathML" display="block">
  <semantics>
    <mstyle mathvariant="bold">
      <mi>B</mi>
    </mstyle>
    <annotation encoding="StarMath 5.0">{bold B}</annotation>
  </semantics>
</math>
</file>

<file path=Object 90/content.xml><?xml version="1.0" encoding="utf-8"?>
<math xmlns="http://www.w3.org/1998/Math/MathML" display="block">
  <semantics>
    <mstyle mathvariant="bold">
      <mi>B</mi>
    </mstyle>
    <annotation encoding="StarMath 5.0">{bold B}</annotation>
  </semantics>
</math>
</file>

<file path=Object 91/content.xml><?xml version="1.0" encoding="utf-8"?>
<math xmlns="http://www.w3.org/1998/Math/MathML" display="block">
  <semantics>
    <mstyle mathvariant="bold">
      <mi>E</mi>
    </mstyle>
    <annotation encoding="StarMath 5.0">{bold E}</annotation>
  </semantics>
</math>
</file>

<file path=Object 92/content.xml><?xml version="1.0" encoding="utf-8"?>
<math xmlns="http://www.w3.org/1998/Math/MathML">
  <semantics>
    <mrow>
      <mi mathvariant="normal">d</mi>
      <msup>
        <mi>x</mi>
        <mn>0</mn>
      </msup>
    </mrow>
    <annotation encoding="StarMath 5.0">nospace{{func d} x sup 0}</annotation>
  </semantics>
</math>
</file>

<file path=Object 93/content.xml><?xml version="1.0" encoding="utf-8"?>
<math xmlns="http://www.w3.org/1998/Math/MathML">
  <semantics>
    <mrow>
      <mi mathvariant="normal">d</mi>
      <mi>F</mi>
    </mrow>
    <annotation encoding="StarMath 5.0">{func d} F</annotation>
  </semantics>
</math>
</file>

<file path=Object 94/content.xml><?xml version="1.0" encoding="utf-8"?>
<math xmlns="http://www.w3.org/1998/Math/MathML" display="block">
  <semantics>
    <mrow>
      <mi mathvariant="normal">d</mi>
      <mrow>
        <mi>F</mi>
        <mo stretchy="false">=</mo>
        <mrow>
          <mrow>
            <mrow>
              <mo fence="true" stretchy="true">[</mo>
              <mrow>
                <mrow>
                  <mi mathvariant="normal">d</mi>
                  <mrow>
                    <mi>E</mi>
                    <mo stretchy="false">+</mo>
                    <msub>
                      <mo stretchy="false">∂</mo>
                      <mn>0</mn>
                    </msub>
                  </mrow>
                  <mi>B</mi>
                </mrow>
              </mrow>
              <mo fence="true" stretchy="true">]</mo>
            </mrow>
            <mo stretchy="false">∧</mo>
            <mrow>
              <mi mathvariant="normal">d</mi>
              <msup>
                <mi>x</mi>
                <mn>0</mn>
              </msup>
            </mrow>
          </mrow>
          <mo stretchy="false">+</mo>
          <mrow>
            <mo fence="true" stretchy="true">[</mo>
            <mrow>
              <mrow>
                <mrow>
                  <mrow/>
                  <mo stretchy="false">∗</mo>
                  <mrow/>
                </mrow>
                <mi mathvariant="normal">d</mi>
                <mi>B</mi>
              </mrow>
            </mrow>
            <mo fence="true" stretchy="true">]</mo>
          </mrow>
        </mrow>
      </mrow>
      <mspace width="0.5em"/>
      <mrow>
        <mrow>
          <mrow>
            <mi mathvariant="normal">d</mi>
            <msup>
              <mi>x</mi>
              <mn>1</mn>
            </msup>
          </mrow>
          <mo stretchy="false">∧</mo>
          <mrow>
            <mi mathvariant="normal">d</mi>
            <msup>
              <mi>x</mi>
              <mn>2</mn>
            </msup>
          </mrow>
          <mo stretchy="false">∧</mo>
          <mrow>
            <mi mathvariant="normal">d</mi>
            <msup>
              <mi>x</mi>
              <mn>3</mn>
            </msup>
          </mrow>
        </mrow>
        <mo stretchy="false">=</mo>
        <mn>0</mn>
      </mrow>
    </mrow>
    <annotation encoding="StarMath 5.0">{func d} F = left [ { {func d} E + partial sub 0 B } right ] and nospace{{func d} x sup 0} + left [ { {{}*{}} {func d} B } right ] ` nospace{{func d} x sup 1} and nospace{{func d} x sup 2} and nospace{{func d} x sup 3} = 0</annotation>
  </semantics>
</math>
</file>

<file path=Object 95/content.xml><?xml version="1.0" encoding="utf-8"?>
<math xmlns="http://www.w3.org/1998/Math/MathML" display="block">
  <semantics>
    <mrow>
      <mi mathvariant="normal">d</mi>
      <mi>B</mi>
    </mrow>
    <annotation encoding="StarMath 5.0">{func d} B</annotation>
  </semantics>
</math>
</file>

<file path=Object 96/content.xml><?xml version="1.0" encoding="utf-8"?>
<math xmlns="http://www.w3.org/1998/Math/MathML" display="block">
  <semantics>
    <mstyle mathvariant="bold">
      <mi>B</mi>
    </mstyle>
    <annotation encoding="StarMath 5.0">{bold B}</annotation>
  </semantics>
</math>
</file>

<file path=Object 97/content.xml><?xml version="1.0" encoding="utf-8"?>
<math xmlns="http://www.w3.org/1998/Math/MathML" display="block">
  <semantics>
    <mrow>
      <mi mathvariant="normal">d</mi>
      <mrow>
        <mi>B</mi>
        <mo stretchy="false">=</mo>
        <mn>0</mn>
      </mrow>
    </mrow>
    <annotation encoding="StarMath 5.0">{func d} B = 0</annotation>
  </semantics>
</math>
</file>

<file path=Object 98/content.xml><?xml version="1.0" encoding="utf-8"?>
<math xmlns="http://www.w3.org/1998/Math/MathML" display="block">
  <semantics>
    <mrow>
      <mrow>
        <mo stretchy="false">∇</mo>
        <mo stretchy="false">×</mo>
        <mstyle mathvariant="bold">
          <mi>E</mi>
        </mstyle>
      </mrow>
      <mo stretchy="false">→</mo>
      <mrow>
        <mrow/>
        <mo stretchy="false">∗</mo>
        <mrow/>
      </mrow>
      <mi mathvariant="normal">d</mi>
      <mi>E</mi>
    </mrow>
    <annotation encoding="StarMath 5.0">nabla times {bold E} rightarrow {{}*{}} {func d} E</annotation>
  </semantics>
</math>
</file>

<file path=Object 99/content.xml><?xml version="1.0" encoding="utf-8"?>
<math xmlns="http://www.w3.org/1998/Math/MathML">
  <semantics>
    <mrow>
      <mo stretchy="false">∇</mo>
      <mo stretchy="false">×</mo>
      <mstyle mathvariant="bold">
        <mi>E</mi>
      </mstyle>
    </mrow>
    <annotation encoding="StarMath 5.0">nabla times {bold E}</annotation>
  </semantics>
</math>
</file>